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Italic" svg:font-family="'Times New Roman Italic'" style:font-adornments="Kursiv"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42cm"/>
    </style:style>
    <style:style style:name="co2" style:family="table-column">
      <style:table-column-properties fo:break-before="auto" style:column-width="2.267cm"/>
    </style:style>
    <style:style style:name="co3" style:family="table-column">
      <style:table-column-properties fo:break-before="auto" style:column-width="5.616cm"/>
    </style:style>
    <style:style style:name="co4" style:family="table-column">
      <style:table-column-properties fo:break-before="auto" style:column-width="5.768cm"/>
    </style:style>
    <style:style style:name="co5" style:family="table-column">
      <style:table-column-properties fo:break-before="auto" style:column-width="3.581cm"/>
    </style:style>
    <style:style style:name="co6" style:family="table-column">
      <style:table-column-properties fo:break-before="auto" style:column-width="8.446cm"/>
    </style:style>
    <style:style style:name="co7" style:family="table-column">
      <style:table-column-properties fo:break-before="auto" style:column-width="5.826cm"/>
    </style:style>
    <style:style style:name="co8" style:family="table-column">
      <style:table-column-properties fo:break-before="auto" style:column-width="5.44cm"/>
    </style:style>
    <style:style style:name="co9" style:family="table-column">
      <style:table-column-properties fo:break-before="auto" style:column-width="4.729cm"/>
    </style:style>
    <style:style style:name="co10" style:family="table-column">
      <style:table-column-properties fo:break-before="auto" style:column-width="7.408cm"/>
    </style:style>
    <style:style style:name="co11" style:family="table-column">
      <style:table-column-properties fo:break-before="page" style:column-width="6.126cm"/>
    </style:style>
    <style:style style:name="co12" style:family="table-column">
      <style:table-column-properties fo:break-before="auto" style:column-width="2.404cm"/>
    </style:style>
    <style:style style:name="co13" style:family="table-column">
      <style:table-column-properties fo:break-before="auto" style:column-width="3.089cm"/>
    </style:style>
    <style:style style:name="co14" style:family="table-column">
      <style:table-column-properties fo:break-before="auto" style:column-width="3.228cm"/>
    </style:style>
    <style:style style:name="co15" style:family="table-column">
      <style:table-column-properties fo:break-before="auto" style:column-width="2.806cm"/>
    </style:style>
    <style:style style:name="co16" style:family="table-column">
      <style:table-column-properties fo:break-before="auto" style:column-width="9.828cm"/>
    </style:style>
    <style:style style:name="co17" style:family="table-column">
      <style:table-column-properties fo:break-before="page" style:column-width="3.861cm"/>
    </style:style>
    <style:style style:name="co18" style:family="table-column">
      <style:table-column-properties fo:break-before="auto" style:column-width="9.336cm"/>
    </style:style>
    <style:style style:name="co19" style:family="table-column">
      <style:table-column-properties fo:break-before="auto" style:column-width="6.071cm"/>
    </style:style>
    <style:style style:name="co20" style:family="table-column">
      <style:table-column-properties fo:break-before="auto" style:column-width="9.266cm"/>
    </style:style>
    <style:style style:name="co21" style:family="table-column">
      <style:table-column-properties fo:break-before="auto" style:column-width="9.356cm"/>
    </style:style>
    <style:style style:name="co22" style:family="table-column">
      <style:table-column-properties fo:break-before="auto" style:column-width="9.396cm"/>
    </style:style>
    <style:style style:name="co23" style:family="table-column">
      <style:table-column-properties fo:break-before="auto" style:column-width="0.877cm"/>
    </style:style>
    <style:style style:name="co24" style:family="table-column">
      <style:table-column-properties fo:break-before="auto" style:column-width="8.95cm"/>
    </style:style>
    <style:style style:name="co25" style:family="table-column">
      <style:table-column-properties fo:break-before="auto" style:column-width="5.124cm"/>
    </style:style>
    <style:style style:name="co26" style:family="table-column">
      <style:table-column-properties fo:break-before="auto" style:column-width="2.947cm"/>
    </style:style>
    <style:style style:name="co27" style:family="table-column">
      <style:table-column-properties fo:break-before="auto" style:column-width="3.369cm"/>
    </style:style>
    <style:style style:name="co28" style:family="table-column">
      <style:table-column-properties fo:break-before="auto" style:column-width="3.649cm"/>
    </style:style>
    <style:style style:name="co29" style:family="table-column">
      <style:table-column-properties fo:break-before="auto" style:column-width="3.193cm"/>
    </style:style>
    <style:style style:name="co30" style:family="table-column">
      <style:table-column-properties fo:break-before="auto" style:column-width="2.526cm"/>
    </style:style>
    <style:style style:name="co31" style:family="table-column">
      <style:table-column-properties fo:break-before="auto" style:column-width="5.51cm"/>
    </style:style>
    <style:style style:name="co32" style:family="table-column">
      <style:table-column-properties fo:break-before="auto" style:column-width="6.625cm"/>
    </style:style>
    <style:style style:name="co33" style:family="table-column">
      <style:table-column-properties fo:break-before="page" style:column-width="3.72cm"/>
    </style:style>
    <style:style style:name="co34" style:family="table-column">
      <style:table-column-properties fo:break-before="auto" style:column-width="3.124cm"/>
    </style:style>
    <style:style style:name="co35" style:family="table-column">
      <style:table-column-properties fo:break-before="page" style:column-width="5.343cm"/>
    </style:style>
    <style:style style:name="co36" style:family="table-column">
      <style:table-column-properties fo:break-before="auto" style:column-width="5.343cm"/>
    </style:style>
    <style:style style:name="co37" style:family="table-column">
      <style:table-column-properties fo:break-before="auto" style:column-width="2.912cm"/>
    </style:style>
    <style:style style:name="co38" style:family="table-column">
      <style:table-column-properties fo:break-before="auto" style:column-width="7.124cm"/>
    </style:style>
    <style:style style:name="co39" style:family="table-column">
      <style:table-column-properties fo:break-before="auto" style:column-width="8.343cm"/>
    </style:style>
    <style:style style:name="co40" style:family="table-column">
      <style:table-column-properties fo:break-before="auto" style:column-width="8.879cm"/>
    </style:style>
    <style:style style:name="co41" style:family="table-column">
      <style:table-column-properties fo:break-before="auto" style:column-width="7.826cm"/>
    </style:style>
    <style:style style:name="co42" style:family="table-column">
      <style:table-column-properties fo:break-before="auto" style:column-width="4.071cm"/>
    </style:style>
    <style:style style:name="co43" style:family="table-column">
      <style:table-column-properties fo:break-before="auto" style:column-width="3.018cm"/>
    </style:style>
    <style:style style:name="co44" style:family="table-column">
      <style:table-column-properties fo:break-before="auto" style:column-width="3.544cm"/>
    </style:style>
    <style:style style:name="co45" style:family="table-column">
      <style:table-column-properties fo:break-before="auto" style:column-width="4.281cm"/>
    </style:style>
    <style:style style:name="co46" style:family="table-column">
      <style:table-column-properties fo:break-before="auto" style:column-width="3.053cm"/>
    </style:style>
    <style:style style:name="co47" style:family="table-column">
      <style:table-column-properties fo:break-before="auto" style:column-width="4.632cm"/>
    </style:style>
    <style:style style:name="co48" style:family="table-column">
      <style:table-column-properties fo:break-before="auto" style:column-width="8.192cm"/>
    </style:style>
    <style:style style:name="co49" style:family="table-column">
      <style:table-column-properties fo:break-before="auto" style:column-width="9.546cm"/>
    </style:style>
    <style:style style:name="co50" style:family="table-column">
      <style:table-column-properties fo:break-before="page" style:column-width="8.424cm"/>
    </style:style>
    <style:style style:name="co51" style:family="table-column">
      <style:table-column-properties fo:break-before="auto" style:column-width="2.773cm"/>
    </style:style>
    <style:style style:name="co52" style:family="table-column">
      <style:table-column-properties fo:break-before="auto" style:column-width="2.561cm"/>
    </style:style>
    <style:style style:name="co53" style:family="table-column">
      <style:table-column-properties fo:break-before="auto" style:column-width="5.415cm"/>
    </style:style>
    <style:style style:name="co54" style:family="table-column">
      <style:table-column-properties fo:break-before="auto" style:column-width="4.422cm"/>
    </style:style>
    <style:style style:name="co55" style:family="table-column">
      <style:table-column-properties fo:break-before="auto" style:column-width="5.089cm"/>
    </style:style>
    <style:style style:name="co56" style:family="table-column">
      <style:table-column-properties fo:break-before="auto" style:column-width="3.298cm"/>
    </style:style>
    <style:style style:name="co57" style:family="table-column">
      <style:table-column-properties fo:break-before="auto" style:column-width="3.895cm"/>
    </style:style>
    <style:style style:name="co58" style:family="table-column">
      <style:table-column-properties fo:break-before="auto" style:column-width="8.915cm"/>
    </style:style>
    <style:style style:name="co59" style:family="table-column">
      <style:table-column-properties fo:break-before="page" style:column-width="8.811cm"/>
    </style:style>
    <style:style style:name="co60" style:family="table-column">
      <style:table-column-properties fo:break-before="auto" style:column-width="8.985cm"/>
    </style:style>
    <style:style style:name="co61" style:family="table-column">
      <style:table-column-properties fo:break-before="auto" style:column-width="8.493cm"/>
    </style:style>
    <style:style style:name="co62" style:family="table-column">
      <style:table-column-properties fo:break-before="page" style:column-width="8.828cm"/>
    </style:style>
    <style:style style:name="co63" style:family="table-column">
      <style:table-column-properties fo:break-before="auto" style:column-width="9.437cm"/>
    </style:style>
    <style:style style:name="co64" style:family="table-column">
      <style:table-column-properties fo:break-before="auto" style:column-width="26.852cm"/>
    </style:style>
    <style:style style:name="co65" style:family="table-column">
      <style:table-column-properties fo:break-before="auto" style:column-width="26.887cm"/>
    </style:style>
    <style:style style:name="ro1" style:family="table-row">
      <style:table-row-properties style:row-height="0.875cm" fo:break-before="auto" style:use-optimal-row-height="true"/>
    </style:style>
    <style:style style:name="ro2" style:family="table-row">
      <style:table-row-properties style:row-height="1.228cm" fo:break-before="auto" style:use-optimal-row-height="false"/>
    </style:style>
    <style:style style:name="ro3" style:family="table-row">
      <style:table-row-properties style:row-height="1.614cm" fo:break-before="auto" style:use-optimal-row-height="false"/>
    </style:style>
    <style:style style:name="ro4" style:family="table-row">
      <style:table-row-properties style:row-height="0.781cm" fo:break-before="auto" style:use-optimal-row-height="false"/>
    </style:style>
    <style:style style:name="ro5" style:family="table-row">
      <style:table-row-properties style:row-height="10.356cm" fo:break-before="auto" style:use-optimal-row-height="true"/>
    </style:style>
    <style:style style:name="ro6" style:family="table-row">
      <style:table-row-properties style:row-height="1.579cm" fo:break-before="auto" style:use-optimal-row-height="false"/>
    </style:style>
    <style:style style:name="ro7" style:family="table-row">
      <style:table-row-properties style:row-height="0.612cm" fo:break-before="auto" style:use-optimal-row-height="false"/>
    </style:style>
    <style:style style:name="ro8" style:family="table-row">
      <style:table-row-properties style:row-height="1.653cm" fo:break-before="auto" style:use-optimal-row-height="false"/>
    </style:style>
    <style:style style:name="ro9" style:family="table-row">
      <style:table-row-properties style:row-height="3.154cm" fo:break-before="auto" style:use-optimal-row-height="false"/>
    </style:style>
    <style:style style:name="ro10" style:family="table-row">
      <style:table-row-properties style:row-height="0.667cm" fo:break-before="auto" style:use-optimal-row-height="false"/>
    </style:style>
    <style:style style:name="ro11" style:family="table-row">
      <style:table-row-properties style:row-height="2.66cm" fo:break-before="auto" style:use-optimal-row-height="true"/>
    </style:style>
    <style:style style:name="ro12" style:family="table-row">
      <style:table-row-properties style:row-height="0.81cm" fo:break-before="auto" style:use-optimal-row-height="false"/>
    </style:style>
    <style:style style:name="ro13" style:family="table-row">
      <style:table-row-properties style:row-height="2.171cm" fo:break-before="auto" style:use-optimal-row-height="false"/>
    </style:style>
    <style:style style:name="ro14" style:family="table-row">
      <style:table-row-properties style:row-height="2.21cm" fo:break-before="auto" style:use-optimal-row-height="false"/>
    </style:style>
    <style:style style:name="ro15" style:family="table-row">
      <style:table-row-properties style:row-height="0.653cm" fo:break-before="auto" style:use-optimal-row-height="false"/>
    </style:style>
    <style:style style:name="ro16" style:family="table-row">
      <style:table-row-properties style:row-height="0.609cm" fo:break-before="auto" style:use-optimal-row-height="true"/>
    </style:style>
    <style:style style:name="ro17" style:family="table-row">
      <style:table-row-properties style:row-height="0.536cm" fo:break-before="auto" style:use-optimal-row-height="true"/>
    </style:style>
    <style:style style:name="ro18" style:family="table-row">
      <style:table-row-properties style:row-height="0.49cm" fo:break-before="auto" style:use-optimal-row-height="false"/>
    </style:style>
    <style:style style:name="ro19" style:family="table-row">
      <style:table-row-properties style:row-height="0.684cm" fo:break-before="auto" style:use-optimal-row-height="false"/>
    </style:style>
    <style:style style:name="ro20" style:family="table-row">
      <style:table-row-properties style:row-height="2.842cm" fo:break-before="auto" style:use-optimal-row-height="false"/>
    </style:style>
    <style:style style:name="ro21" style:family="table-row">
      <style:table-row-properties style:row-height="2.223cm" fo:break-before="auto" style:use-optimal-row-height="false"/>
    </style:style>
    <style:style style:name="ro22" style:family="table-row">
      <style:table-row-properties style:row-height="1.635cm" fo:break-before="auto" style:use-optimal-row-height="true"/>
    </style:style>
    <style:style style:name="ro23" style:family="table-row">
      <style:table-row-properties style:row-height="2.457cm" fo:break-before="auto" style:use-optimal-row-height="false"/>
    </style:style>
    <style:style style:name="ro24" style:family="table-row">
      <style:table-row-properties style:row-height="1.122cm" fo:break-before="auto" style:use-optimal-row-height="true"/>
    </style:style>
    <style:style style:name="ro25" style:family="table-row">
      <style:table-row-properties style:row-height="1.187cm" fo:break-before="auto" style:use-optimal-row-height="false"/>
    </style:style>
    <style:style style:name="ro26" style:family="table-row">
      <style:table-row-properties style:row-height="1.198cm" fo:break-before="auto" style:use-optimal-row-height="false"/>
    </style:style>
    <style:style style:name="ro27" style:family="table-row">
      <style:table-row-properties style:row-height="3.018cm" fo:break-before="auto" style:use-optimal-row-height="false"/>
    </style:style>
    <style:style style:name="ro28" style:family="table-row">
      <style:table-row-properties style:row-height="1.711cm" fo:break-before="auto" style:use-optimal-row-height="false"/>
    </style:style>
    <style:style style:name="ro29" style:family="table-row">
      <style:table-row-properties style:row-height="6.765cm" fo:break-before="auto" style:use-optimal-row-height="true"/>
    </style:style>
    <style:style style:name="ro30" style:family="table-row">
      <style:table-row-properties style:row-height="2.773cm" fo:break-before="page" style:use-optimal-row-height="false"/>
    </style:style>
    <style:style style:name="ro31" style:family="table-row">
      <style:table-row-properties style:row-height="4.528cm" fo:break-before="auto" style:use-optimal-row-height="false"/>
    </style:style>
    <style:style style:name="ro32" style:family="table-row">
      <style:table-row-properties style:row-height="3.369cm" fo:break-before="auto" style:use-optimal-row-height="false"/>
    </style:style>
    <style:style style:name="ro33" style:family="table-row">
      <style:table-row-properties style:row-height="3.159cm" fo:break-before="auto" style:use-optimal-row-height="false"/>
    </style:style>
    <style:style style:name="ro34" style:family="table-row">
      <style:table-row-properties style:row-height="0.736cm" fo:break-before="auto" style:use-optimal-row-height="false"/>
    </style:style>
    <style:style style:name="ro35" style:family="table-row">
      <style:table-row-properties style:row-height="1.824cm" fo:break-before="auto" style:use-optimal-row-height="false"/>
    </style:style>
    <style:style style:name="ro36" style:family="table-row">
      <style:table-row-properties style:row-height="2.736cm" fo:break-before="auto" style:use-optimal-row-height="false"/>
    </style:style>
    <style:style style:name="ro37" style:family="table-row">
      <style:table-row-properties style:row-height="2.245cm" fo:break-before="auto" style:use-optimal-row-height="false"/>
    </style:style>
    <style:style style:name="ro38" style:family="table-row">
      <style:table-row-properties style:row-height="2.76cm" fo:break-before="auto" style:use-optimal-row-height="false"/>
    </style:style>
    <style:style style:name="ro39" style:family="table-row">
      <style:table-row-properties style:row-height="1.122cm" fo:break-before="auto" style:use-optimal-row-height="false"/>
    </style:style>
    <style:style style:name="ro40" style:family="table-row">
      <style:table-row-properties style:row-height="0.7cm" fo:break-before="auto" style:use-optimal-row-height="false"/>
    </style:style>
    <style:style style:name="ro41" style:family="table-row">
      <style:table-row-properties style:row-height="2.551cm" fo:break-before="auto" style:use-optimal-row-height="false"/>
    </style:style>
    <style:style style:name="ro42" style:family="table-row">
      <style:table-row-properties style:row-height="0.728cm" fo:break-before="page" style:use-optimal-row-height="false"/>
    </style:style>
    <style:style style:name="ro43" style:family="table-row">
      <style:table-row-properties style:row-height="0.728cm" fo:break-before="auto" style:use-optimal-row-height="false"/>
    </style:style>
    <style:style style:name="ro44" style:family="table-row">
      <style:table-row-properties style:row-height="2.223cm" fo:break-before="page" style:use-optimal-row-height="false"/>
    </style:style>
    <style:style style:name="ro45" style:family="table-row">
      <style:table-row-properties style:row-height="1.222cm" fo:break-before="auto" style:use-optimal-row-height="false"/>
    </style:style>
    <style:style style:name="ro46" style:family="table-row">
      <style:table-row-properties style:row-height="0.697cm" fo:break-before="auto" style:use-optimal-row-height="false"/>
    </style:style>
    <style:style style:name="ro47" style:family="table-row">
      <style:table-row-properties style:row-height="1.679cm" fo:break-before="auto" style:use-optimal-row-height="false"/>
    </style:style>
    <style:style style:name="ro48" style:family="table-row">
      <style:table-row-properties style:row-height="1.192cm" fo:break-before="auto" style:use-optimal-row-height="false"/>
    </style:style>
    <style:style style:name="ro49" style:family="table-row">
      <style:table-row-properties style:row-height="1.263cm" fo:break-before="auto" style:use-optimal-row-height="false"/>
    </style:style>
    <style:style style:name="ro50" style:family="table-row">
      <style:table-row-properties style:row-height="1.789cm" fo:break-before="auto" style:use-optimal-row-height="false"/>
    </style:style>
    <style:style style:name="ro51" style:family="table-row">
      <style:table-row-properties style:row-height="1.543cm" fo:break-before="auto" style:use-optimal-row-height="false"/>
    </style:style>
    <style:style style:name="ro52" style:family="table-row">
      <style:table-row-properties style:row-height="1.198cm" fo:break-before="page" style:use-optimal-row-height="false"/>
    </style:style>
    <style:style style:name="ro53" style:family="table-row">
      <style:table-row-properties style:row-height="2.175cm" fo:break-before="auto" style:use-optimal-row-height="false"/>
    </style:style>
    <style:style style:name="ro54" style:family="table-row">
      <style:table-row-properties style:row-height="2.596cm" fo:break-before="auto" style:use-optimal-row-height="false"/>
    </style:style>
    <style:style style:name="ro55" style:family="table-row">
      <style:table-row-properties style:row-height="1.122cm" fo:break-before="page" style:use-optimal-row-height="true"/>
    </style:style>
    <style:style style:name="ro56" style:family="table-row">
      <style:table-row-properties style:row-height="3.249cm" fo:break-before="auto" style:use-optimal-row-height="false"/>
    </style:style>
    <style:style style:name="ro57" style:family="table-row">
      <style:table-row-properties style:row-height="0.841cm" fo:break-before="auto" style:use-optimal-row-height="false"/>
    </style:style>
    <style:style style:name="ro58" style:family="table-row">
      <style:table-row-properties style:row-height="1.859cm" fo:break-before="auto" style:use-optimal-row-height="false"/>
    </style:style>
    <style:style style:name="ro59" style:family="table-row">
      <style:table-row-properties style:row-height="0.806cm" fo:break-before="auto" style:use-optimal-row-height="false"/>
    </style:style>
    <style:style style:name="ro60" style:family="table-row">
      <style:table-row-properties style:row-height="0.702cm" fo:break-before="auto" style:use-optimal-row-height="false"/>
    </style:style>
    <style:style style:name="ro61" style:family="table-row">
      <style:table-row-properties style:row-height="1.404cm" fo:break-before="auto" style:use-optimal-row-height="false"/>
    </style:style>
    <style:style style:name="ro62" style:family="table-row">
      <style:table-row-properties style:row-height="8.109cm" fo:break-before="auto" style:use-optimal-row-height="false"/>
    </style:style>
    <style:style style:name="ro63" style:family="table-row">
      <style:table-row-properties style:row-height="7.967cm" fo:break-before="auto" style:use-optimal-row-height="false"/>
    </style:style>
    <style:style style:name="ro64" style:family="table-row">
      <style:table-row-properties style:row-height="1.053cm" fo:break-before="auto" style:use-optimal-row-height="false"/>
    </style:style>
    <style:style style:name="ro65" style:family="table-row">
      <style:table-row-properties style:row-height="7.867cm" fo:break-before="auto" style:use-optimal-row-height="false"/>
    </style:style>
    <style:style style:name="ro66" style:family="table-row">
      <style:table-row-properties style:row-height="0.706cm" fo:break-before="auto" style:use-optimal-row-height="true"/>
    </style:style>
    <style:style style:name="ro67" style:family="table-row">
      <style:table-row-properties style:row-height="0.975cm" fo:break-before="auto" style:use-optimal-row-height="false"/>
    </style:style>
    <style:style style:name="ro68" style:family="table-row">
      <style:table-row-properties style:row-height="0.452cm" fo:break-before="auto" style:use-optimal-row-height="false"/>
    </style:style>
    <style:style style:name="ro69" style:family="table-row">
      <style:table-row-properties style:row-height="5.861cm" fo:break-before="auto" style:use-optimal-row-height="false"/>
    </style:style>
    <style:style style:name="ro70" style:family="table-row">
      <style:table-row-properties style:row-height="1.369cm" fo:break-before="auto" style:use-optimal-row-height="false"/>
    </style:style>
    <style:style style:name="ro71" style:family="table-row">
      <style:table-row-properties style:row-height="1.965cm" fo:break-before="auto" style:use-optimal-row-height="false"/>
    </style:style>
    <style:style style:name="ro72" style:family="table-row">
      <style:table-row-properties style:row-height="3.475cm" fo:break-before="auto" style:use-optimal-row-height="false"/>
    </style:style>
    <style:style style:name="ro73" style:family="table-row">
      <style:table-row-properties style:row-height="3.649cm" fo:break-before="auto" style:use-optimal-row-height="false"/>
    </style:style>
    <style:style style:name="ro74" style:family="table-row">
      <style:table-row-properties style:row-height="4.814cm" fo:break-before="auto" style:use-optimal-row-height="false"/>
    </style:style>
    <style:style style:name="ro75" style:family="table-row">
      <style:table-row-properties style:row-height="1.736cm" fo:break-before="auto" style:use-optimal-row-height="false"/>
    </style:style>
    <style:style style:name="ta1" style:family="table" style:master-page-name="Default">
      <style:table-properties table:display="true" style:writing-mode="lr-tb"/>
    </style:style>
    <style:style style:name="ce1" style:family="table-cell" style:parent-style-name="Heading1">
      <style:text-properties fo:language="en" fo:country="US" style:language-asian="en" style:country-asian="US" style:language-complex="en" style:country-complex="US"/>
    </style:style>
    <style:style style:name="ce2" style:family="table-cell" style:parent-style-name="Text">
      <style:table-cell-properties style:vertical-align="bottom"/>
    </style:style>
    <style:style style:name="ce3" style:family="table-cell" style:parent-style-name="Heading1">
      <style:table-cell-properties style:text-align-source="fix" style:repeat-content="false"/>
      <style:paragraph-properties fo:text-align="center" fo:margin-left="0cm"/>
    </style:style>
    <style:style style:name="ce4" style:family="table-cell" style:parent-style-name="Heading1">
      <style:table-cell-properties fo:border="none"/>
    </style:style>
    <style:style style:name="ce5" style:family="table-cell" style:parent-style-name="table_20_head">
      <style:text-properties style:use-window-font-color="true" style:text-outline="false" style:text-line-through-style="none" fo:font-style="normal" fo:text-shadow="none" style:text-underline-style="none"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border="none"/>
    </style:style>
    <style:style style:name="ce7" style:family="table-cell" style:parent-style-name="Heading1">
      <style:text-properties style:use-window-font-color="true" style:text-outline="false" style:text-line-through-style="none" fo:text-shadow="none" style:text-underline-style="none"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table_20_cell">
      <style:text-properties style:text-outline="false" style:text-line-through-style="non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9" style:family="table-cell" style:parent-style-name="grey">
      <style:text-properties style:text-outline="false" style:text-line-through-style="non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0" style:family="table-cell" style:parent-style-name="table_20_cell">
      <style:text-properties style:use-window-font-color="true" style:text-outline="false" style:text-line-through-style="non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table_20_cell">
      <style:text-properties style:use-window-font-color="true" style:text-outline="false" style:text-line-through-style="none" fo:font-style="normal" fo:text-shadow="none" style:text-underline-style="none" fo:font-weight="bold"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table_20_cell">
      <style:text-properties style:use-window-font-color="true" style:text-outline="false" style:text-line-through-style="none" style:font-name="Verdana"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3" style:family="table-cell" style:parent-style-name="grey">
      <style:text-properties style:use-window-font-color="true" style:text-outline="false" style:text-line-through-style="none" style:font-name="Verdana"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4" style:family="table-cell" style:parent-style-name="grey">
      <style:table-cell-properties style:text-align-source="fix" style:repeat-content="false"/>
      <style:paragraph-properties fo:text-align="center" fo:margin-left="0cm"/>
      <style:text-properties style:use-window-font-color="true" style:text-outline="false" style:text-line-through-style="none" style:font-name="Verdana"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5" style:family="table-cell" style:parent-style-name="table_20_cell">
      <style:text-properties fo:color="#0000ff" style:text-outline="false" style:text-line-through-style="non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table_20_cell">
      <style:text-properties fo:color="#0000ff"/>
    </style:style>
    <style:style style:name="ce17" style:family="table-cell" style:parent-style-name="table_20_cell">
      <style:text-properties style:use-window-font-color="true"/>
    </style:style>
    <style:style style:name="ce18" style:family="table-cell" style:parent-style-name="table_20_cell" style:data-style-name="N0">
      <style:text-properties style:use-window-font-color="true" style:text-outline="false" style:text-line-through-style="non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Heading1">
      <style:table-cell-properties style:text-align-source="fix" style:repeat-content="false"/>
      <style:paragraph-properties fo:text-align="center" fo:margin-left="0cm"/>
      <style:text-properties style:use-window-font-color="true" style:text-outline="false" style:text-line-through-style="none" fo:text-shadow="none" style:text-underline-style="none"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table_20_cell">
      <style:text-properties style:font-name="Verdana" style:font-name-asian="Arial1" style:font-name-complex="Tahoma"/>
    </style:style>
    <style:style style:name="ce21" style:family="table-cell" style:parent-style-name="table_20_cell">
      <style:table-cell-properties style:text-align-source="fix" style:repeat-content="false" style:vertical-align="middle"/>
      <style:paragraph-properties fo:text-align="center"/>
      <style:text-properties style:use-window-font-color="true" style:text-outline="false" style:text-line-through-style="non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table_20_cell">
      <style:table-cell-properties style:text-align-source="fix" style:repeat-content="false" style:vertical-align="middle"/>
      <style:paragraph-properties fo:text-align="center"/>
    </style:style>
    <style:style style:name="ce23" style:family="table-cell" style:parent-style-name="table_20_cell">
      <style:text-properties style:font-name-asian="Arial1" style:font-name-complex="Tahoma"/>
    </style:style>
    <style:style style:name="ce24" style:family="table-cell" style:parent-style-name="table_20_head">
      <style:text-properties style:font-name="Verdana" style:font-name-asian="Arial1" style:font-name-complex="Tahoma"/>
    </style:style>
    <style:style style:name="ce25" style:family="table-cell" style:parent-style-name="blue">
      <style:text-properties style:use-window-font-color="true" style:font-name="Verdana" style:font-name-asian="Arial1" style:font-name-complex="Tahoma"/>
    </style:style>
    <style:style style:name="ce26" style:family="table-cell" style:parent-style-name="Heading1">
      <style:table-cell-properties style:text-align-source="fix" style:repeat-content="false" style:vertical-align="middle"/>
      <style:paragraph-properties fo:text-align="center" fo:margin-left="0cm"/>
    </style:style>
    <style:style style:name="ce27" style:family="table-cell" style:parent-style-name="grey">
      <style:text-properties style:font-name-asian="Arial1" style:font-name-complex="Tahoma"/>
    </style:style>
    <style:style style:name="ce28" style:family="table-cell" style:parent-style-name="table_20_cell" style:data-style-name="N0"/>
    <style:style style:name="ce29" style:family="table-cell" style:parent-style-name="grey">
      <style:text-properties fo:color="#ff00ff" style:font-name="Verdana" style:font-name-asian="Arial1" style:font-name-complex="Tahoma"/>
    </style:style>
    <style:style style:name="ce30" style:family="table-cell" style:parent-style-name="Workaround">
      <style:text-properties style:font-name="Verdana" style:font-name-asian="Arial1" style:font-name-complex="Tahoma"/>
    </style:style>
    <style:style style:name="ce31" style:family="table-cell" style:parent-style-name="table_20_cell">
      <style:text-properties fo:color="#808080"/>
    </style:style>
    <style:style style:name="ce32" style:family="table-cell" style:parent-style-name="table_20_head">
      <style:text-properties style:use-window-font-color="true" style:text-outline="false" style:text-line-through-style="none" style:font-name="Verdana" fo:font-style="normal" fo:text-shadow="none" style:text-underline-style="none"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Workaround">
      <style:table-cell-properties style:rotation-angle="90"/>
    </style:style>
    <style:style style:name="ce34" style:family="table-cell" style:parent-style-name="Workaround">
      <style:text-properties style:font-name-asian="Arial1" style:font-name-complex="Tahoma"/>
    </style:style>
    <style:style style:name="ce35" style:family="table-cell" style:parent-style-name="table_20_cell">
      <style:text-properties fo:color="#ff00ff" style:font-name="Verdana" style:font-name-asian="Arial1" style:font-name-complex="Tahoma"/>
    </style:style>
    <style:style style:name="ce36" style:family="table-cell" style:parent-style-name="grey">
      <style:table-cell-properties style:text-align-source="fix" style:repeat-content="false" style:vertical-align="middle"/>
      <style:paragraph-properties fo:text-align="center"/>
    </style:style>
    <style:style style:name="ce37" style:family="table-cell" style:parent-style-name="table_20_cell">
      <style:text-properties fo:font-style="normal"/>
    </style:style>
    <style:style style:name="ce38" style:family="table-cell" style:parent-style-name="table_20_cell">
      <style:text-properties style:use-window-font-color="true" style:font-name-asian="Arial1" style:font-name-complex="Tahoma"/>
    </style:style>
    <style:style style:name="ce39" style:family="table-cell" style:parent-style-name="table_20_cell">
      <style:text-properties fo:color="#ff00ff"/>
    </style:style>
    <style:style style:name="ce40" style:family="table-cell" style:parent-style-name="table_20_cell">
      <style:text-properties fo:color="#000000"/>
    </style:style>
    <style:style style:name="ce41" style:family="table-cell" style:parent-style-name="table_20_cell">
      <style:text-properties fo:color="#ff00ff" style:font-name-asian="Arial1" style:font-name-complex="Tahoma"/>
    </style:style>
    <style:style style:name="ce42" style:family="table-cell" style:parent-style-name="grey">
      <style:text-properties fo:color="#808080"/>
    </style:style>
    <style:style style:name="ce43" style:family="table-cell" style:parent-style-name="table_20_cell">
      <style:text-properties fo:color="#000000" style:font-name="Verdana" style:font-name-asian="Arial1" style:font-name-complex="Tahoma"/>
    </style:style>
    <style:style style:name="ce44" style:family="table-cell" style:parent-style-name="grey">
      <style:table-cell-properties style:rotation-angle="90"/>
    </style:style>
    <style:style style:name="ce45" style:family="table-cell" style:parent-style-name="table_20_cell">
      <style:text-properties style:use-window-font-color="true" style:font-name="Verdana" style:font-name-asian="Arial1" style:font-name-complex="Tahoma"/>
    </style:style>
    <style:style style:name="ce46" style:family="table-cell" style:parent-style-name="Heading1">
      <style:table-cell-properties style:text-align-source="fix" style:repeat-content="false" style:vertical-align="middle"/>
      <style:paragraph-properties fo:text-align="center" fo:margin-left="0cm"/>
      <style:text-properties style:use-window-font-color="true" style:text-outline="false" style:text-line-through-style="none" fo:text-shadow="none" style:text-underline-style="none"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7" style:family="table-cell" style:parent-style-name="table_20_head">
      <style:table-cell-properties style:text-align-source="fix" style:repeat-content="false" style:vertical-align="middle"/>
      <style:paragraph-properties fo:text-align="center"/>
      <style:text-properties style:use-window-font-color="true" style:text-outline="false" style:text-line-through-style="none" fo:font-style="normal" fo:text-shadow="none" style:text-underline-style="none"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48" style:family="table-cell" style:parent-style-name="table_20_cell">
      <style:table-cell-properties style:text-align-source="fix" style:repeat-content="false" style:vertical-align="middle"/>
      <style:paragraph-properties fo:text-align="center"/>
      <style:text-properties style:font-name="Verdana" style:font-name-asian="Arial1" style:font-name-complex="Tahoma"/>
    </style:style>
    <style:style style:name="ce49" style:family="table-cell" style:parent-style-name="blue">
      <style:table-cell-properties style:text-align-source="fix" style:repeat-content="false" style:vertical-align="middle"/>
      <style:paragraph-properties fo:text-align="center"/>
    </style:style>
    <style:style style:name="ce50" style:family="table-cell" style:parent-style-name="table_20_cell">
      <style:table-cell-properties style:text-align-source="fix" style:repeat-content="false" style:vertical-align="middle"/>
      <style:paragraph-properties fo:text-align="center"/>
      <style:text-properties fo:color="#0000ff"/>
    </style:style>
    <style:style style:name="ce51" style:family="table-cell" style:parent-style-name="table_20_cell_20_rotated">
      <style:text-properties style:font-name-asian="Arial1" style:font-name-complex="Tahoma"/>
    </style:style>
    <style:style style:name="ce52" style:family="table-cell" style:parent-style-name="table_20_cell">
      <style:table-cell-properties style:text-align-source="fix" style:repeat-content="false" style:vertical-align="middle"/>
      <style:paragraph-properties fo:text-align="center"/>
      <style:text-properties style:font-size-asian="6.80000019073486pt" style:language-asian="en" style:country-asian="US" style:font-size-complex="6.80000019073486pt" style:language-complex="en" style:country-complex="US"/>
    </style:style>
    <style:style style:name="ce53" style:family="table-cell" style:parent-style-name="table_20_cell">
      <style:text-properties style:font-size-asian="6.80000019073486pt" style:language-asian="en" style:country-asian="US" style:font-size-complex="6.80000019073486pt" style:language-complex="en" style:country-complex="US"/>
    </style:style>
    <style:style style:name="ce54" style:family="table-cell" style:parent-style-name="Default">
      <style:table-cell-properties style:text-align-source="fix" style:repeat-content="false" style:vertical-align="middle"/>
      <style:paragraph-properties fo:text-align="center"/>
    </style:style>
    <style:style style:name="ce55" style:family="table-cell" style:parent-style-name="Workaround">
      <style:text-properties style:use-window-font-color="true"/>
    </style:style>
    <style:style style:name="ce56" style:family="table-cell" style:parent-style-name="table_20_cell">
      <style:text-properties fo:color="#ff0000"/>
    </style:style>
    <style:style style:name="ce57" style:family="table-cell" style:parent-style-name="Workaround">
      <style:text-properties fo:color="#808080"/>
    </style:style>
    <style:style style:name="ce58" style:family="table-cell" style:parent-style-name="table_20_cell">
      <style:text-properties style:font-name="Verdana" fo:language="en" fo:country="US" style:font-name-asian="Arial1" style:font-name-complex="Tahoma"/>
    </style:style>
    <style:style style:name="ce59" style:family="table-cell" style:parent-style-name="Überschrift2">
      <style:table-cell-properties style:vertical-align="top"/>
      <style:text-properties fo:language="en" fo:country="US" style:language-asian="en" style:country-asian="US" style:language-complex="en" style:country-complex="US"/>
    </style:style>
    <style:style style:name="ce60" style:family="table-cell" style:parent-style-name="Überschrift2">
      <style:table-cell-properties style:vertical-align="top"/>
    </style:style>
    <style:style style:name="ce61" style:family="table-cell" style:parent-style-name="Default">
      <style:table-cell-properties style:vertical-align="top"/>
      <style:text-properties fo:language="en" fo:country="US" style:language-asian="en" style:country-asian="US" style:language-complex="en" style:country-complex="US"/>
    </style:style>
    <style:style style:name="ce62" style:family="table-cell" style:parent-style-name="Default">
      <style:table-cell-properties style:vertical-align="top"/>
    </style:style>
    <style:style style:name="ce63" style:family="table-cell" style:parent-style-name="Text">
      <style:table-cell-properties style:vertical-align="top"/>
    </style:style>
    <style:style style:name="ce64" style:family="table-cell" style:parent-style-name="Heading1">
      <style:table-cell-properties style:vertical-align="top"/>
      <style:text-properties style:language-asian="en" style:country-asian="US" style:language-complex="en" style:country-complex="US"/>
    </style:style>
    <style:style style:name="ce65" style:family="table-cell" style:parent-style-name="Default">
      <style:table-cell-properties fo:wrap-option="wrap"/>
    </style:style>
    <style:style style:name="ce66"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draw:marker-start="Linienend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Linienende_20_1" draw:marker-start-width="0.2cm" draw:marker-start-center="false" draw:fill="solid" draw:fill-color="#ffffc0" draw:auto-grow-height="false" draw:auto-grow-width="false" fo:min-height="1.31cm" fo:padding-top="0.1cm" fo:padding-bottom="0.1cm" fo:padding-left="0.1cm" fo:padding-right="0.1cm" draw:shadow="hidden" draw:shadow-offset-x="0.1cm" draw:shadow-offset-y="0.1cm" draw:caption-escape-direction="auto"/>
    </style:style>
    <style:style style:name="gr3" style:family="graphic">
      <style:graphic-properties draw:marker-start="Linienende_20_1" draw:marker-start-width="0.2cm" draw:marker-start-center="false" draw:fill="solid" draw:fill-color="#ffffc0" draw:auto-grow-height="true" draw:auto-grow-width="false" fo:min-height="1.54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Verdana" fo:font-size="12pt" fo:language="de" fo:country="D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Verdana" fo:font-size="12pt" fo:language="de" fo:country="D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ff"/>
    </style:style>
    <style:style style:name="T3" style:family="text">
      <style:text-properties fo:color="#808080"/>
    </style:style>
    <style:style style:name="T4" style:family="text">
      <style:text-properties fo:color="#008000"/>
    </style:style>
    <style:style style:name="T5" style:family="text">
      <style:text-properties fo:color="#ff00ff"/>
    </style:style>
    <style:style style:name="T6" style:family="text">
      <style:text-properties style:use-window-font-color="true"/>
    </style:style>
    <style:style style:name="T7" style:family="text">
      <style:text-properties style:font-name="Verdana" style:font-name-asian="Arial1" style:font-name-complex="Tahoma"/>
    </style:style>
    <style:style style:name="T8" style:family="text">
      <style:text-properties fo:font-weight="bold"/>
    </style:style>
    <style:style style:name="T9" style:family="text">
      <style:text-properties fo:font-weight="normal"/>
    </style:style>
    <style:style style:name="T10" style:family="text">
      <style:text-properties fo:color="#000000" style:font-name="Verdana" style:font-name-asian="Arial1" style:font-name-complex="Tahoma"/>
    </style:style>
    <style:style style:name="T11" style:family="text">
      <style:text-properties fo:color="#ff0000"/>
    </style:style>
    <style:style style:name="T12" style:family="text">
      <style:text-properties fo:color="#0000ff" style:font-name="Verdana" style:font-name-asian="Arial1" style:font-name-complex="Tahoma"/>
    </style:style>
    <style:style style:name="T13" style:family="text">
      <style:text-properties fo:color="#000000"/>
    </style:style>
    <style:style style:name="T14" style:family="text">
      <style:text-properties style:use-window-font-color="true" style:font-name="Verdana" style:font-name-asian="Arial1" style:font-name-complex="Tahoma"/>
    </style:style>
    <style:style style:name="T15" style:family="text">
      <style:text-properties fo:font-style="italic"/>
    </style:style>
    <style:style style:name="T16" style:family="text">
      <style:text-properties fo:font-style="normal"/>
    </style:style>
    <style:style style:name="T17" style:family="text">
      <style:text-properties style:font-name="Verdana" fo:font-weight="bold" style:font-name-asian="Arial1" style:font-name-complex="Tahoma"/>
    </style:style>
    <style:style style:name="T18" style:family="text">
      <style:text-properties style:font-name="Verdana" fo:font-weight="normal" style:font-name-asian="Arial1" style:font-name-complex="Tahoma"/>
    </style:style>
    <style:style style:name="T19" style:family="text">
      <style:text-properties style:text-position="33% 58%"/>
    </style:style>
    <style:style style:name="T20" style:family="text">
      <style:text-properties style:text-position="-33% 58%"/>
    </style:style>
    <style:style style:name="T21" style:family="text">
      <style:text-properties style:text-position="0% 100%"/>
    </style:style>
    <style:style style:name="T22" style:family="text">
      <style:text-properties style:font-name="Verdana2" style:font-name-asian="Verdana2" style:font-name-complex="Verdana2"/>
    </style:style>
    <style:style style:name="T23" style:family="text">
      <style:text-properties style:text-position="33% 58%" style:font-name="Verdana" style:font-name-asian="Arial1" style:font-name-complex="Tahoma"/>
    </style:style>
    <style:style style:name="T24" style:family="text">
      <style:text-properties style:font-name="Times New Roman Italic" fo:font-style="italic" style:font-size-asian="10pt" style:font-size-complex="10pt"/>
    </style:style>
    <style:style style:name="T25" style:family="text">
      <style:text-properties style:font-name="Verdana2"/>
    </style:style>
    <style:style style:name="T26" style:family="text">
      <style:text-properties style:font-name="Verdana2" style:font-name-asian="Arial1" style:font-name-complex="Tahoma"/>
    </style:style>
    <style:style style:name="T27" style:family="text">
      <style:text-properties style:text-position="super 58%"/>
    </style:style>
    <style:style style:name="T28" style:family="text">
      <style:text-properties style:text-outline="false" style:text-line-through-style="none" style:font-name="Verdana" fo:font-size="12pt" fo:language="de" fo:country="DE" fo:font-style="normal" fo:text-shadow="none" style:text-underline-style="none" fo:font-weight="normal" style:text-underline-mode="continuous" style:text-overline-mode="continuous" style:text-line-through-mode="continuous" style:font-name-asian="Arial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9" style:family="text">
      <style:text-properties fo:color="#008000" style:font-name="Verdana" style:font-name-asian="Arial1" style:font-name-complex="Tahoma"/>
    </style:style>
    <style:style style:name="T30" style:family="text">
      <style:text-properties style:font-name-asian="Arial1" style:font-name-complex="Tahoma"/>
    </style:style>
    <style:style style:name="T31" style:family="text">
      <style:text-properties fo:color="#808080" style:font-name="Verdana2"/>
    </style:style>
    <style:style style:name="T32" style:family="text">
      <style:text-properties style:text-position="super 58%" style:font-size-asian="10pt" style:font-size-complex="10pt"/>
    </style:style>
    <style:style style:name="T33" style:family="text">
      <style:text-properties style:text-position="0% 100%" style:font-size-asian="10pt" style:font-size-complex="10pt"/>
    </style:style>
    <style:style style:name="T34" style:family="text">
      <style:text-properties fo:color="#ff00ff" style:font-name="Verdana" style:font-name-asian="Arial1" style:font-name-complex="Tahoma"/>
    </style:style>
    <style:style style:name="T35" style:family="text">
      <style:text-properties fo:color="#ff00ff" style:font-name="Verdana2" style:font-name-asian="Arial1" style:font-name-complex="Tahoma"/>
    </style:style>
    <style:style style:name="T36" style:family="text">
      <style:text-properties fo:color="#ff00ff" style:font-name="Verdana2" style:font-name-asian="Verdana2" style:font-name-complex="Verdana2"/>
    </style:style>
    <style:style style:name="T37" style:family="text">
      <style:text-properties style:text-position="super 58%" style:font-name="Verdana" style:font-name-asian="Arial1" style:font-name-complex="Tahoma"/>
    </style:style>
    <style:style style:name="T38" style:family="text">
      <style:text-properties fo:color="#0000ff" style:font-name-asian="Arial1" style:font-name-complex="Tahoma"/>
    </style:style>
    <style:style style:name="T39" style:family="text">
      <style:text-properties fo:color="#008000" style:font-name-asian="Arial1" style:font-name-complex="Tahoma"/>
    </style:style>
    <style:style style:name="T40" style:family="text">
      <style:text-properties fo:color="#000000" style:font-name-asian="Arial1" style:font-name-complex="Tahoma"/>
    </style:style>
    <style:style style:name="T41" style:family="text">
      <style:text-properties style:use-window-font-color="true" style:font-name-asian="Arial1" style:font-name-complex="Tahoma"/>
    </style:style>
    <style:style style:name="T42" style:family="text">
      <style:text-properties style:font-name="Verdana" fo:language="en" fo:country="US" style:font-name-asian="Arial1" style:font-name-complex="Tahoma"/>
    </style:style>
    <style:style style:name="T43" style:family="text">
      <style:text-properties fo:language="en" fo:country="US" style:language-asian="en" style:country-asian="US" style:language-complex="en" style:country-complex="US"/>
    </style:style>
    <style:style style:name="T44" style:family="text">
      <style:text-properties fo:language="de" fo:country="DE" style:language-asian="de" style:country-asian="DE" style:language-complex="de" style:country-complex="DE"/>
    </style:style>
    <style:style style:name="T45" style:family="text">
      <style:text-properties fo:font-style="italic" style:font-style-asian="italic" style:font-style-complex="italic"/>
    </style:style>
  </office:automatic-styles>
  <office:body>
    <office:spreadsheet>
      <table:table table:name="Introduction" table:style-name="ta1" table:print-ranges="Introduction.A1:Introduction.A24">
        <office:forms form:automatic-focus="false" form:apply-design-mode="false"/>
        <table:table-column table:style-name="co1" table:default-cell-style-name="Default"/>
        <table:table-column table:style-name="co2" table:number-columns-repeated="255" table:default-cell-style-name="Default"/>
        <table:table-row table:style-name="ro1">
          <table:table-cell table:style-name="ce1" office:value-type="string">
            <text:p>BASIC Comparison Sheet</text:p>
          </table:table-cell>
          <table:table-cell office:value-type="string">
            <text:p><text:s/></text:p>
          </table:table-cell>
          <table:table-cell table:number-columns-repeated="254"/>
        </table:table-row>
        <table:table-row table:style-name="ro2">
          <table:table-cell table:style-name="ce2" office:value-type="string">
            <text:p>Marcus von Cube &lt;<text:a xlink:href="mailto:marcus@mvcsys.de?subject=BASIC%20Comparison%20Sheet">marcus@mvcsys.de</text:a>&gt;</text:p>
          </table:table-cell>
          <table:table-cell table:style-name="Text" table:number-columns-repeated="255"/>
        </table:table-row>
        <table:table-row table:style-name="ro3">
          <table:table-cell table:style-name="Überschrift2" office:value-type="string">
            <text:p>History</text:p>
          </table:table-cell>
          <table:table-cell table:number-columns-repeated="255"/>
        </table:table-row>
        <table:table-row table:style-name="ro4">
          <table:table-cell table:style-name="Überschrift2"/>
          <table:table-cell table:number-columns-repeated="255"/>
        </table:table-row>
        <table:table-row table:style-name="ro5">
          <table:table-cell table:style-name="Text" office:value-type="string">
            <text:p>06.01.2009 Casio and Sharp Prog/Vars/Mem page</text:p>
            <text:p>08.01.2009 HP-71, TI-74, CC-40 added</text:p>
            <text:p>10.01.2009 Some clarifications, functions page started, HP-75</text:p>
            <text:p>15.01.2009 Functions completed, commands page started </text:p>
            <text:p>26.01.2009 Output commands, including graphics</text:p>
            <text:p>31.01.2009 almost complete</text:p>
            <text:p>02.02.2009 Some more details about files</text:p>
            <text:p>08.02.2009 Epson HX-20 &amp; TRS-80 Model 100</text:p>
            <text:p>04.03.2009 Sharp PC-1403</text:p>
            <text:p>22.03.2009 Canon X-07</text:p>
            <text:p>12.04.2009 Casio FP-200</text:p>
            <text:p>15.04.2009 Casio BASIC ROM OM53-B for PB-2000C/AI-1000, USING fixed for PB-1000 and OM-53B</text:p>
            <text:p>02.08.2009 Minor bugs fixed (Sharp and CURSOR command)</text:p>
            <text:p>09.10.2009 Differences between Sharp PC-E500 and PC-E500S, extra page for Casio MODE commands</text:p>
            <text:p>14.12.2009 Some clarifications on PEEK/POKE for low end Sharps</text:p>
            <text:p>19.01.2011 Sharp PC-1350/PC1421 added.</text:p>
            <text:p>14.09.2012 Minor corrections.</text:p>
            <text:p>18.11.2012 Sharp PC-2500</text:p>
            <text:p>01.04.2012 Corrections to Casio FX-850/880 (AND, OR, XOR, NOT)</text:p>
            <text:p>29.09.2012 Corrections for display resolution of Sharp PC-E500 and PC-G850</text:p>
          </table:table-cell>
          <table:table-cell table:number-columns-repeated="255"/>
        </table:table-row>
        <table:table-row table:style-name="ro6">
          <table:table-cell table:style-name="Überschrift2" office:value-type="string">
            <text:p>Introduction</text:p>
          </table:table-cell>
          <table:table-cell table:number-columns-repeated="255"/>
        </table:table-row>
        <table:table-row table:style-name="ro7">
          <table:table-cell table:number-columns-repeated="256"/>
        </table:table-row>
        <table:table-row table:style-name="ro8">
          <table:table-cell table:style-name="Text" office:value-type="string">
            <text:p>This document tries to compare the different BASIC dialects offered by various pocket computers made by Casio, Sharp, HP, TI and other vendors. It is work in progress. Any comments and additions are welcome.</text:p>
          </table:table-cell>
          <table:table-cell table:number-columns-repeated="255"/>
        </table:table-row>
        <table:table-row table:style-name="ro7">
          <table:table-cell table:number-columns-repeated="256"/>
        </table:table-row>
        <table:table-row table:style-name="ro9">
          <table:table-cell table:style-name="Text" office:value-type="string">
            <text:p>I'm the author of the <text:a xlink:href="http://www.mvcsys.de/doc/casioutil.html">CASsette I/O Utilities</text:a> which enable the access to files created by various Casio and some other BASIC pocket computers and transferred via the sound card or a floppy drive to your desktop system. The package includes programs which understand and decipher the tokenized form of a stored BASIC program or create it from a BASIC source text stored on your PC or Mac. I realized that there are many differences between the implementations, ranging from a few minor annoyances to huge gaps in functionality. Here I want to share my findings in table form.</text:p>
          </table:table-cell>
          <table:table-cell table:number-columns-repeated="255"/>
        </table:table-row>
        <table:table-row table:style-name="ro10">
          <table:table-cell table:style-name="Text"/>
          <table:table-cell table:number-columns-repeated="255"/>
        </table:table-row>
        <table:table-row table:style-name="ro11">
          <table:table-cell table:style-name="Text" office:value-type="string">
            <text:p>The document will always be incomplete in several ways: I only have access to a limited number of different machines, and I do not plan to cover every aspect of each implementation. I concentrate on areas where the systems are reasonably comparable. This excludes language extensions for special purposes or special software packages. The tables do not try to replace the manuals but will probably aid in finding the correct pages in them.</text:p>
          </table:table-cell>
          <table:table-cell table:number-columns-repeated="255"/>
        </table:table-row>
        <table:table-row table:style-name="ro7">
          <table:table-cell table:number-columns-repeated="256"/>
        </table:table-row>
        <table:table-row table:style-name="ro12">
          <table:table-cell table:style-name="Überschrift2" office:value-type="string">
            <text:p>The Tables</text:p>
          </table:table-cell>
          <table:table-cell table:number-columns-repeated="255"/>
        </table:table-row>
        <table:table-row table:style-name="ro7">
          <table:table-cell table:number-columns-repeated="256"/>
        </table:table-row>
        <table:table-row table:style-name="ro13">
          <table:table-cell table:style-name="Text" office:value-type="string">
            <text:p>On the following pages you will find the pocket computers in my possession or from which I do have a manual, compared in different areas. There are many more variants of these machines with different memory configurations or some additional features. If you have information or a manual, just send a copy!</text:p>
          </table:table-cell>
          <table:table-cell table:number-columns-repeated="255"/>
        </table:table-row>
        <table:table-row table:style-name="ro7">
          <table:table-cell table:style-name="Text"/>
          <table:table-cell table:number-columns-repeated="255"/>
        </table:table-row>
        <table:table-row table:style-name="ro14">
          <table:table-cell table:style-name="Text" office:value-type="string">
            <text:p><text:span text:style-name="T2">Blue</text:span> entries are manual (non programmable) commands, or mark an example.</text:p>
            <text:p><text:span text:style-name="T3">Grey</text:span> entries are either not available or obsolete.</text:p>
            <text:p><text:span text:style-name="T4">Green</text:span> arguments are optional and have defaults.</text:p>
            <text:p><text:span text:style-name="T5">Workarounds</text:span> replace functions which are not implemented.</text:p>
          </table:table-cell>
          <table:table-cell table:number-columns-repeated="255"/>
        </table:table-row>
        <table:table-row table:style-name="ro7">
          <table:table-cell table:style-name="Text"/>
          <table:table-cell table:number-columns-repeated="255"/>
        </table:table-row>
        <table:table-row table:style-name="ro15">
          <table:table-cell table:style-name="Text" office:value-type="string">
            <text:p>1. <text:a xlink:href="#ProgsVarsMem">ProgVarsMem</text:a> compares program editing, variables and memory organization.</text:p>
          </table:table-cell>
          <table:table-cell table:number-columns-repeated="255"/>
        </table:table-row>
        <table:table-row table:style-name="ro15">
          <table:table-cell table:style-name="Text" office:value-type="string">
            <text:p>2. <text:a xlink:href="#Functions">Functions</text:a> compares the built in functions and operators (strings, math, etc.).</text:p>
          </table:table-cell>
          <table:table-cell table:number-columns-repeated="255"/>
        </table:table-row>
        <table:table-row table:style-name="ro16">
          <table:table-cell table:style-name="Text" office:value-type="string">
            <text:p>3. <text:a xlink:href="#Commands">Commands</text:a> compares program flow, subroutines, error handling.</text:p>
          </table:table-cell>
          <table:table-cell table:number-columns-repeated="255"/>
        </table:table-row>
        <table:table-row table:style-name="ro16">
          <table:table-cell table:style-name="Text" office:value-type="string">
            <text:p>4. <text:a xlink:href="#Special commands">Special commands</text:a> collects non obvious information from diverse areas.</text:p>
          </table:table-cell>
          <table:table-cell table:number-columns-repeated="255"/>
        </table:table-row>
        <table:table-row table:style-name="ro16">
          <table:table-cell table:style-name="Text" office:value-type="string">
            <text:p>5. <text:a xlink:href="#Casio MODE">Casio MODE</text:a> explains special variants of the MODE command for some Casio models.</text:p>
          </table:table-cell>
          <table:table-cell table:number-columns-repeated="255"/>
        </table:table-row>
        <table:table-row table:style-name="ro17" table:number-rows-repeated="18">
          <table:table-cell table:style-name="Text"/>
          <table:table-cell table:number-columns-repeated="255"/>
        </table:table-row>
        <table:table-row table:style-name="ro17" table:number-rows-repeated="1048533">
          <table:table-cell table:number-columns-repeated="256"/>
        </table:table-row>
        <table:table-row table:style-name="ro17">
          <table:table-cell table:number-columns-repeated="256"/>
        </table:table-row>
      </table:table>
      <table:table table:name="ProgsVarsMem" table:style-name="ta1">
        <office:forms form:automatic-focus="false" form:apply-design-mode="false"/>
        <table:table-header-columns>
          <table:table-column table:style-name="co3" table:default-cell-style-name="Default"/>
        </table:table-header-columns>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3"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5" table:default-cell-style-name="Default"/>
        <table:table-column table:style-name="co13" table:default-cell-style-name="Default"/>
        <table:table-column table:style-name="co14" table:number-columns-repeated="2"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21" table:default-cell-style-name="Default"/>
        <table:table-column table:style-name="co22" table:default-cell-style-name="Default"/>
        <table:table-header-rows>
          <table:table-row table:style-name="ro1">
            <table:table-cell table:style-name="ce3" office:value-type="string" table:number-columns-spanned="13" table:number-rows-spanned="1">
              <text:p>Programs, Variables and Memory</text:p>
            </table:table-cell>
            <table:covered-table-cell table:style-name="ce7"/>
            <table:covered-table-cell table:number-columns-repeated="3"/>
            <table:covered-table-cell table:style-name="Heading1"/>
            <table:covered-table-cell table:style-name="Heading1"/>
            <table:covered-table-cell table:style-name="Heading1"/>
            <table:covered-table-cell table:style-name="Heading1"/>
            <table:covered-table-cell table:style-name="ce7"/>
            <table:covered-table-cell table:style-name="ce7"/>
            <table:covered-table-cell table:style-name="ce7"/>
            <table:covered-table-cell table:style-name="ce7"/>
            <table:table-cell table:style-name="ce19" table:formula="of:=[.A1]" office:value-type="string" office:string-value="Programs, Variables and Memory" table:number-columns-spanned="12" table:number-rows-spanned="1">
              <text:p>Programs, Variables and Memory</text:p>
            </table:table-cell>
            <table:covered-table-cell table:style-name="ce19"/>
            <table:covered-table-cell table:number-columns-repeated="10"/>
            <table:table-cell table:style-name="ce26" table:formula="of:=[.A1]" office:value-type="string" office:string-value="Programs, Variables and Memory" table:number-columns-spanned="7" table:number-rows-spanned="1">
              <text:p>Programs, Variables and Memory</text:p>
            </table:table-cell>
            <table:covered-table-cell table:number-columns-repeated="3"/>
            <table:covered-table-cell table:style-name="ce3"/>
            <table:covered-table-cell table:number-columns-repeated="2"/>
          </table:table-row>
          <table:table-row table:style-name="ro18">
            <table:table-cell table:style-name="ce4" table:number-columns-repeated="15"/>
            <table:table-cell table:style-name="ce6" table:number-columns-repeated="11"/>
            <table:table-cell table:number-columns-repeated="6"/>
          </table:table-row>
          <table:table-row table:style-name="ro19">
            <table:table-cell table:style-name="ce5" office:value-type="string">
              <text:p>Vendor</text:p>
            </table:table-cell>
            <table:table-cell table:style-name="ce5" office:value-type="string" table:number-columns-spanned="12" table:number-rows-spanned="1">
              <text:p>Casio</text:p>
            </table:table-cell>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ce5"/>
            <table:covered-table-cell table:style-name="ce5"/>
            <table:covered-table-cell table:style-name="ce5"/>
            <table:covered-table-cell table:style-name="ce5"/>
            <table:table-cell table:style-name="ce5" office:value-type="string" table:number-columns-spanned="12" table:number-rows-spanned="1">
              <text:p>Sharp</text:p>
            </table:table-cell>
            <table:covered-table-cell table:style-name="ce5"/>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table-cell table:style-name="table_20_head" office:value-type="string" table:number-columns-spanned="2" table:number-rows-spanned="1">
              <text:p>HP</text:p>
            </table:table-cell>
            <table:covered-table-cell table:style-name="table_20_head"/>
            <table:table-cell table:style-name="table_20_head" office:value-type="string" table:number-columns-spanned="2" table:number-rows-spanned="1">
              <text:p>TI</text:p>
            </table:table-cell>
            <table:covered-table-cell table:style-name="table_20_head"/>
            <table:table-cell table:style-name="table_20_head" office:value-type="string">
              <text:p>Tandy Radio Shack</text:p>
            </table:table-cell>
            <table:table-cell table:style-name="table_20_head" office:value-type="string">
              <text:p>Canon</text:p>
            </table:table-cell>
            <table:table-cell table:style-name="table_20_head" office:value-type="string">
              <text:p>Epson</text:p>
            </table:table-cell>
          </table:table-row>
          <table:table-row table:style-name="ro20">
            <table:table-cell table:style-name="ce5" office:value-type="string">
              <text:p>Model</text:p>
            </table:table-cell>
            <table:table-cell table:style-name="ce5" office:value-type="string">
              <text:p>FX-702</text:p>
            </table:table-cell>
            <table:table-cell table:style-name="ce5" office:value-type="string">
              <text:p>PB-100</text:p>
              <text:p>PB-300</text:p>
              <text:p>FX-700P</text:p>
              <text:p>FX-710P</text:p>
            </table:table-cell>
            <table:table-cell table:style-name="ce5" office:value-type="string">
              <text:p>PB-220</text:p>
              <text:p>FX-720P</text:p>
            </table:table-cell>
            <table:table-cell table:style-name="ce5" office:value-type="string">
              <text:p>FX-730P</text:p>
              <text:p>FX-770P</text:p>
              <text:p>FX-785P</text:p>
              <text:p>FX-790P</text:p>
              <text:p>FX-795P</text:p>
            </table:table-cell>
            <table:table-cell table:style-name="ce5" office:value-type="string">
              <text:p>PB-700</text:p>
            </table:table-cell>
            <table:table-cell table:style-name="ce5" office:value-type="string">
              <text:p>PB-770</text:p>
            </table:table-cell>
            <table:table-cell table:style-name="ce5" office:value-type="string">
              <text:p>FX-750P</text:p>
            </table:table-cell>
            <table:table-cell table:style-name="ce5" office:value-type="string">
              <text:p>FX-850P</text:p>
              <text:p>FX-880P</text:p>
            </table:table-cell>
            <table:table-cell table:style-name="ce5" office:value-type="string">
              <text:p>VX-4</text:p>
            </table:table-cell>
            <table:table-cell table:style-name="ce5" office:value-type="string">
              <text:p>Z-1GR</text:p>
            </table:table-cell>
            <table:table-cell table:style-name="ce5" office:value-type="string">
              <text:p>PB-1000</text:p>
              <text:p>PB-2000C/AI-1000 with BASIC ROM OM-53B</text:p>
            </table:table-cell>
            <table:table-cell table:style-name="ce5" office:value-type="string">
              <text:p>FP-200</text:p>
            </table:table-cell>
            <table:table-cell table:style-name="ce5" office:value-type="string">
              <text:p>PC-1500A</text:p>
            </table:table-cell>
            <table:table-cell table:style-name="ce5" office:value-type="string">
              <text:p>PC-1210</text:p>
              <text:p>PC-1211</text:p>
              <text:p>PC-1212</text:p>
            </table:table-cell>
            <table:table-cell table:style-name="ce24" office:value-type="string">
              <text:p><text:span text:style-name="T7">PC-1245</text:span></text:p>
              <text:p><text:span text:style-name="T7">PC-1246</text:span></text:p>
              <text:p><text:span text:style-name="T7">PC-1247</text:span></text:p>
              <text:p><text:span text:style-name="T7">PC-1248</text:span></text:p>
              <text:p><text:span text:style-name="T7">PC-1251</text:span></text:p>
            </table:table-cell>
            <table:table-cell table:style-name="table_20_head" office:value-type="string">
              <text:p>PC-1401</text:p>
              <text:p>PC-1421</text:p>
            </table:table-cell>
            <table:table-cell table:style-name="table_20_head" office:value-type="string">
              <text:p>PC-1403</text:p>
            </table:table-cell>
            <table:table-cell table:style-name="ce24" office:value-type="string">
              <text:p><text:span text:style-name="T7">PC-1260</text:span></text:p>
              <text:p><text:span text:style-name="T7">PC-1261</text:span></text:p>
              <text:p><text:span text:style-name="T7">PC-1262</text:span></text:p>
            </table:table-cell>
            <table:table-cell table:style-name="table_20_head" office:value-type="string">
              <text:p>PC-1350</text:p>
              <text:p>PC-1360</text:p>
              <text:p>PC-2500</text:p>
            </table:table-cell>
            <table:table-cell table:style-name="table_20_head" office:value-type="string">
              <text:p>PC-1280</text:p>
            </table:table-cell>
            <table:table-cell table:style-name="table_20_head" office:value-type="string">
              <text:p>PC-1475</text:p>
            </table:table-cell>
            <table:table-cell table:style-name="table_20_head" office:value-type="string">
              <text:p>PC-E220</text:p>
              <text:p>PC-G820</text:p>
            </table:table-cell>
            <table:table-cell table:style-name="table_20_head" office:value-type="string">
              <text:p>PC-G850</text:p>
            </table:table-cell>
            <table:table-cell table:style-name="table_20_head" office:value-type="string">
              <text:p>PC-E500</text:p>
              <text:p>PC-E500S</text:p>
            </table:table-cell>
            <table:table-cell table:style-name="table_20_head" office:value-type="string">
              <text:p>HP-75</text:p>
            </table:table-cell>
            <table:table-cell table:style-name="table_20_head" office:value-type="string">
              <text:p>HP-71</text:p>
            </table:table-cell>
            <table:table-cell table:style-name="table_20_head" office:value-type="string">
              <text:p>TI-74</text:p>
            </table:table-cell>
            <table:table-cell table:style-name="table_20_head" office:value-type="string">
              <text:p>CC-40</text:p>
            </table:table-cell>
            <table:table-cell table:style-name="table_20_head" office:value-type="string">
              <text:p>TRS-80 Mod. 100</text:p>
            </table:table-cell>
            <table:table-cell table:style-name="table_20_head" office:value-type="string">
              <text:p>X-07</text:p>
            </table:table-cell>
            <table:table-cell table:style-name="table_20_head" office:value-type="string">
              <text:p>HX-20</text:p>
            </table:table-cell>
          </table:table-row>
        </table:table-header-rows>
        <table:table-row table:style-name="ro21">
          <table:table-cell table:style-name="table_20_head" office:value-type="string">
            <text:p>Syntax specifics</text:p>
          </table:table-cell>
          <table:table-cell table:style-name="ce8" office:value-type="string" table:number-columns-spanned="7" table:number-rows-spanned="1">
            <text:p>Spaces are insignificant. All keywords and variables must be entered in uppercase letter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13" office:value-type="string" table:number-columns-spanned="5" table:number-rows-spanned="1">
            <text:p>Spaces are insignificant except before TO, THEN or ELSE following a variable name.</text:p>
            <text:p>Mixed case entry is allowed and sometimes significant.</text:p>
          </table:table-cell>
          <table:covered-table-cell table:style-name="ce10"/>
          <table:covered-table-cell table:style-name="table_20_cell"/>
          <table:covered-table-cell table:style-name="ce16"/>
          <table:covered-table-cell table:style-name="ce16"/>
          <table:table-cell table:style-name="table_20_cell" office:value-type="string" table:number-columns-spanned="7" table:number-rows-spanned="1">
            <text:p>Spaces are insignificant.</text:p>
            <text:p><text:span text:style-name="T7">All keywords and variables must be entered in uppercase letters.</text:span></text:p>
          </table:table-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blue"/>
          <table:table-cell table:style-name="table_20_cell" office:value-type="string" table:number-columns-spanned="5" table:number-rows-spanned="1">
            <text:p>Spaces are insignificant. Mixed case entry is allowed but insignificant.</text:p>
          </table:table-cell>
          <table:covered-table-cell table:style-name="table_20_cell"/>
          <table:covered-table-cell table:style-name="blue"/>
          <table:covered-table-cell table:style-name="table_20_cell"/>
          <table:covered-table-cell table:style-name="blue"/>
          <table:table-cell table:style-name="ce25" office:value-type="string" table:number-columns-spanned="2" table:number-rows-spanned="1">
            <text:p><text:span text:style-name="T7">Spaces are insignificant.</text:span></text:p>
            <text:p><text:span text:style-name="T7">Mixed case entry is allowed but insignificant.</text:span></text:p>
            <text:p><text:span text:style-name="T7">Statement delimiter is @ instead of :</text:span></text:p>
          </table:table-cell>
          <table:covered-table-cell table:style-name="blue"/>
          <table:table-cell table:style-name="ce17" office:value-type="string" table:number-columns-spanned="2" table:number-rows-spanned="1">
            <text:p>Spaces or other delimiters needed around keywords. Mixed case entry is allowed but insignificant.</text:p>
          </table:table-cell>
          <table:covered-table-cell table:style-name="table_20_cell"/>
          <table:table-cell table:style-name="table_20_cell" office:value-type="string" table:number-columns-spanned="2" table:number-rows-spanned="1">
            <text:p>Spaces are irrelevant but kept by the tokenizer.</text:p>
            <text:p>Mixed case is allowed but insignificant.</text:p>
          </table:table-cell>
          <table:covered-table-cell table:style-name="table_20_cell"/>
          <table:table-cell table:style-name="table_20_cell" office:value-type="string">
            <text:p>Spaces are relevant before some keywords like TO. Spaces are kept in the code by the tokenizer. Mixed case is allowed but insinificant.</text:p>
          </table:table-cell>
        </table:table-row>
        <table:table-row table:style-name="ro19">
          <table:table-cell table:style-name="table_20_head" office:value-type="string">
            <text:p>Abbreviations</text:p>
          </table:table-cell>
          <table:table-cell table:style-name="ce9" office:value-type="string" table:number-columns-spanned="11"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13"/>
          <table:covered-table-cell table:style-name="ce10"/>
          <table:covered-table-cell table:style-name="table_20_cell"/>
          <table:covered-table-cell table:style-name="ce16"/>
          <table:table-cell table:style-name="table_20_cell" office:value-type="string">
            <text:p>Some commands like P. for PRINT</text:p>
          </table:table-cell>
          <table:table-cell table:style-name="table_20_cell" office:value-type="string" table:number-columns-spanned="12" table:number-rows-spanned="1">
            <text:p>Keywords can be abbreviated with "."</text:p>
          </table:table-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blue"/>
          <table:covered-table-cell table:style-name="table_20_cell"/>
          <table:covered-table-cell table:style-name="table_20_cell"/>
          <table:covered-table-cell table:style-name="blue"/>
          <table:covered-table-cell table:style-name="table_20_cell"/>
          <table:covered-table-cell table:style-name="blue"/>
          <table:table-cell table:style-name="ce25" office:value-type="string">
            <text:p>With "."</text:p>
          </table:table-cell>
          <table:table-cell table:style-name="grey" office:value-type="string">
            <text:p>N/A</text:p>
          </table:table-cell>
          <table:table-cell table:style-name="ce17" office:value-type="string" table:number-columns-spanned="2" table:number-rows-spanned="1">
            <text:p>Some keywords have short forms.</text:p>
          </table:table-cell>
          <table:covered-table-cell table:style-name="table_20_cell"/>
          <table:table-cell table:style-name="table_20_cell" office:value-type="string" table:number-columns-spanned="3" table:number-rows-spanned="1">
            <text:p>? is an abbreviation for PRINT.</text:p>
          </table:table-cell>
          <table:covered-table-cell table:style-name="table_20_cell"/>
          <table:covered-table-cell table:style-name="table_20_cell"/>
        </table:table-row>
        <table:table-row table:style-name="ro19">
          <table:table-cell table:style-name="table_20_head" office:value-type="string">
            <text:p>Line numbers</text:p>
          </table:table-cell>
          <table:table-cell table:style-name="table_20_cell" office:value-type="string" table:number-columns-spanned="7" table:number-rows-spanned="1">
            <text:p>1-9999</text:p>
          </table:table-cell>
          <table:covered-table-cell table:style-name="ce8"/>
          <table:covered-table-cell table:style-name="table_20_cell"/>
          <table:covered-table-cell table:style-name="ce10"/>
          <table:covered-table-cell table:style-name="table_20_cell"/>
          <table:covered-table-cell table:style-name="table_20_cell"/>
          <table:covered-table-cell table:style-name="table_20_cell"/>
          <table:table-cell table:style-name="ce10" office:value-type="string" table:number-columns-spanned="4" table:number-rows-spanned="1">
            <text:p>1-65535</text:p>
          </table:table-cell>
          <table:covered-table-cell table:style-name="ce10"/>
          <table:covered-table-cell table:style-name="ce10"/>
          <table:covered-table-cell table:style-name="ce10"/>
          <table:table-cell table:style-name="ce10" office:value-type="string">
            <text:p>1-64999</text:p>
          </table:table-cell>
          <table:table-cell table:style-name="ce10" office:value-type="string">
            <text:p>1-65279</text:p>
          </table:table-cell>
          <table:table-cell table:style-name="table_20_cell" office:value-type="string" table:number-columns-spanned="2" table:number-rows-spanned="1">
            <text:p>1-999</text:p>
          </table:table-cell>
          <table:covered-table-cell table:style-name="table_20_cell"/>
          <table:table-cell table:style-name="table_20_cell" office:value-type="string" table:number-columns-spanned="9" table:number-rows-spanned="1">
            <text:p>1-65279</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1-9999</text:p>
          </table:table-cell>
          <table:covered-table-cell table:style-name="table_20_cell"/>
          <table:table-cell table:style-name="table_20_cell" office:value-type="string" table:number-columns-spanned="2" table:number-rows-spanned="1">
            <text:p>1-32766</text:p>
          </table:table-cell>
          <table:covered-table-cell table:style-name="table_20_cell"/>
          <table:table-cell table:style-name="table_20_cell" office:value-type="string" table:number-columns-spanned="2" table:number-rows-spanned="1">
            <text:p>1-65529</text:p>
          </table:table-cell>
          <table:covered-table-cell table:style-name="table_20_cell"/>
          <table:table-cell table:style-name="table_20_cell" office:value-type="string">
            <text:p>1-63999</text:p>
          </table:table-cell>
        </table:table-row>
        <table:table-row table:style-name="ro19">
          <table:table-cell table:style-name="table_20_head" office:value-type="string">
            <text:p>Line length</text:p>
          </table:table-cell>
          <table:table-cell table:style-name="table_20_cell" office:value-type="string" table:number-columns-spanned="4" table:number-rows-spanned="1">
            <text:p>63</text:p>
          </table:table-cell>
          <table:covered-table-cell table:style-name="ce8"/>
          <table:covered-table-cell table:style-name="table_20_cell"/>
          <table:covered-table-cell table:style-name="ce10"/>
          <table:table-cell table:style-name="table_20_cell" office:value-type="string" table:number-columns-spanned="3" table:number-rows-spanned="1">
            <text:p>79</text:p>
          </table:table-cell>
          <table:covered-table-cell table:style-name="table_20_cell"/>
          <table:covered-table-cell table:style-name="table_20_cell"/>
          <table:table-cell table:style-name="ce10" office:value-type="string" table:number-columns-spanned="4" table:number-rows-spanned="1">
            <text:p>255</text:p>
          </table:table-cell>
          <table:covered-table-cell table:style-name="ce10"/>
          <table:covered-table-cell table:style-name="ce10"/>
          <table:covered-table-cell table:style-name="ce10"/>
          <table:table-cell table:style-name="ce10" office:value-type="string">
            <text:p>255</text:p>
          </table:table-cell>
          <table:table-cell table:style-name="ce10" office:value-type="string">
            <text:p>79 (keywords single char)</text:p>
          </table:table-cell>
          <table:table-cell table:style-name="table_20_cell" office:value-type="string" table:number-columns-spanned="8" table:number-rows-spanned="1">
            <text:p>79 + line number (keywords count as single cha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255</text:p>
          </table:table-cell>
          <table:covered-table-cell table:style-name="table_20_cell"/>
          <table:covered-table-cell table:style-name="table_20_cell"/>
          <table:table-cell table:style-name="table_20_cell" office:value-type="string" table:number-columns-spanned="2" table:number-rows-spanned="1">
            <text:p>95</text:p>
          </table:table-cell>
          <table:covered-table-cell table:style-name="table_20_cell"/>
          <table:table-cell table:style-name="table_20_cell" office:value-type="string" table:number-columns-spanned="2" table:number-rows-spanned="1">
            <text:p>80</text:p>
          </table:table-cell>
          <table:covered-table-cell table:style-name="table_20_cell"/>
          <table:table-cell table:style-name="table_20_cell" office:value-type="string">
            <text:p>254</text:p>
          </table:table-cell>
          <table:table-cell table:style-name="table_20_cell" office:value-type="string">
            <text:p>80 (editor restriction)</text:p>
          </table:table-cell>
          <table:table-cell table:style-name="table_20_cell" office:value-type="string">
            <text:p>255</text:p>
          </table:table-cell>
        </table:table-row>
        <table:table-row table:style-name="ro19">
          <table:table-cell table:style-name="table_20_head" office:value-type="string">
            <text:p>Comments</text:p>
          </table:table-cell>
          <table:table-cell table:style-name="ce9" office:value-type="string" table:number-columns-spanned="2" table:number-rows-spanned="1">
            <text:p>Comments are N/A</text:p>
          </table:table-cell>
          <table:covered-table-cell table:style-name="table_20_cell"/>
          <table:table-cell table:style-name="table_20_cell" office:value-type="string" table:number-columns-spanned="5" table:number-rows-spanned="1">
            <text:p>REM, rest of line is ignored.</text:p>
          </table:table-cell>
          <table:covered-table-cell table:style-name="table_20_cell"/>
          <table:covered-table-cell table:style-name="table_20_cell"/>
          <table:covered-table-cell table:style-name="table_20_cell"/>
          <table:covered-table-cell table:style-name="table_20_cell"/>
          <table:table-cell table:style-name="ce14" office:value-type="string" table:number-columns-spanned="5" table:number-rows-spanned="1">
            <text:p>REM or single quote "<text:span text:style-name="T8">'</text:span><text:span text:style-name="T9">"</text:span> which implies end of statement (no colon needed), rest ignored.</text:p>
          </table:table-cell>
          <table:covered-table-cell table:style-name="ce10"/>
          <table:covered-table-cell table:style-name="table_20_cell"/>
          <table:covered-table-cell table:style-name="ce16"/>
          <table:covered-table-cell table:style-name="ce16"/>
          <table:table-cell table:style-name="table_20_cell" office:value-type="string" table:number-columns-spanned="9" table:number-rows-spanned="1">
            <text:p>REM, rest of line is ignored.</text:p>
          </table:table-cell>
          <table:covered-table-cell table:style-name="grey"/>
          <table:covered-table-cell table:style-name="grey"/>
          <table:covered-table-cell table:style-name="table_20_cell"/>
          <table:covered-table-cell table:style-name="table_20_cell"/>
          <table:covered-table-cell table:style-name="table_20_cell"/>
          <table:covered-table-cell table:style-name="blue"/>
          <table:covered-table-cell table:style-name="table_20_cell"/>
          <table:covered-table-cell table:style-name="table_20_cell"/>
          <table:table-cell table:style-name="ce25" office:value-type="string" table:number-columns-spanned="3" table:number-rows-spanned="1">
            <text:p>REM or single quote "<text:span text:style-name="T8">'</text:span><text:span text:style-name="T9">"</text:span> which implies end of statement, rest ignored.</text:p>
          </table:table-cell>
          <table:covered-table-cell table:style-name="table_20_cell"/>
          <table:covered-table-cell table:style-name="blue"/>
          <table:table-cell table:style-name="ce25" office:value-type="string" table:number-columns-spanned="4" table:number-rows-spanned="1">
            <text:p>REM or "<text:span text:style-name="T8">!</text:span>" which implies end of statement (no colon needed), rest of line ignored.</text:p>
          </table:table-cell>
          <table:covered-table-cell table:style-name="blue"/>
          <table:covered-table-cell table:style-name="ce17"/>
          <table:covered-table-cell table:style-name="table_20_cell"/>
          <table:table-cell table:style-name="ce20" office:value-type="string" table:number-columns-spanned="3" table:number-rows-spanned="1">
            <text:p><text:span text:style-name="T7">REM or single quote "</text:span><text:span text:style-name="T17">'</text:span><text:span text:style-name="T18">"</text:span><text:span text:style-name="T7"> which implies end of statement, rest ignored.</text:span></text:p>
          </table:table-cell>
          <table:covered-table-cell table:style-name="ce20"/>
          <table:covered-table-cell table:style-name="table_20_cell"/>
        </table:table-row>
        <table:table-row table:style-name="ro22">
          <table:table-cell table:style-name="ce5" office:value-type="string">
            <text:p>Program areas</text:p>
          </table:table-cell>
          <table:table-cell table:style-name="ce8" office:value-type="string" table:number-columns-spanned="4" table:number-rows-spanned="1">
            <text:p>0-9, switched with keyboard function <text:span text:style-name="T2">P0-P9.</text:span> In <text:span text:style-name="T2">MODE 0</text:span>, program is automatically started.</text:p>
          </table:table-cell>
          <table:covered-table-cell table:style-name="table_20_cell"/>
          <table:covered-table-cell table:style-name="table_20_cell"/>
          <table:covered-table-cell table:style-name="table_20_cell"/>
          <table:table-cell table:style-name="ce8" office:value-type="string" table:number-columns-spanned="3" table:number-rows-spanned="1">
            <text:p>0-9, <text:span text:style-name="T2">PROG n</text:span> selects area.</text:p>
            <text:p>Keyboard functions <text:span text:style-name="T2">P0-P9</text:span> start program.</text:p>
          </table:table-cell>
          <table:covered-table-cell table:style-name="table_20_cell"/>
          <table:covered-table-cell table:style-name="table_20_cell"/>
          <table:table-cell table:style-name="ce8" office:value-type="string" table:number-columns-spanned="3" table:number-rows-spanned="1">
            <text:p>0-9, switched with keyboard function <text:span text:style-name="T2">P0-P9.</text:span></text:p>
            <text:p>In <text:span text:style-name="T2">MODE 0</text:span>, program is automatically started.</text:p>
            <text:p>Z-1GR uses <text:span text:style-name="T2">CAL key</text:span> instead of <text:span text:style-name="T2">MODE 0.</text:span></text:p>
          </table:table-cell>
          <table:covered-table-cell table:style-name="table_20_cell"/>
          <table:covered-table-cell table:style-name="table_20_cell"/>
          <table:table-cell table:style-name="ce10" office:value-type="string" table:number-columns-spanned="1" table:number-rows-spanned="3">
            <text:p>RAM file system with menu selection,</text:p>
            <text:p>BAS files can be run directly.</text:p>
          </table:table-cell>
          <table:table-cell table:style-name="ce12" office:value-type="string">
            <text:p><text:span text:style-name="T7">0-9, </text:span><text:span text:style-name="T12">PROG n</text:span><text:span text:style-name="T7"> selects area.</text:span></text:p>
          </table:table-cell>
          <table:table-cell table:style-name="ce10" office:value-type="string" table:number-columns-spanned="9" table:number-rows-spanned="1">
            <text:p>Single program, labels allow direct access with DEF ke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RAM file system. <text:span text:style-name="T2">FILES</text:span> shows filenames.</text:p>
            <text:p><text:span text:style-name="T2">Shift+LOAD</text:span> loads file (<text:span text:style-name="T2">L</text:span> on PC-E500)</text:p>
          </table:table-cell>
          <table:covered-table-cell table:style-name="table_20_cell"/>
          <table:covered-table-cell table:style-name="table_20_cell"/>
          <table:table-cell table:style-name="table_20_cell" office:value-type="string" table:number-columns-spanned="2" table:number-rows-spanned="1">
            <text:p>RAM file system + one workfile. EDIT &lt;file&gt; selects current file. RUN &lt;file&gt; sets current file and starts it.</text:p>
          </table:table-cell>
          <table:covered-table-cell table:style-name="table_20_cell"/>
          <table:table-cell table:style-name="table_20_cell" office:value-type="string" table:number-columns-spanned="2" table:number-rows-spanned="1">
            <text:p>Only a single program.</text:p>
          </table:table-cell>
          <table:covered-table-cell table:style-name="table_20_cell"/>
          <table:table-cell table:style-name="table_20_cell" office:value-type="string" table:number-columns-spanned="1" table:number-rows-spanned="3">
            <text:p>RAM file system (6+2) with menu.</text:p>
            <text:p>LOAD or SAVE set a pointer to the current file instead of making a copy. Editing the current program changes the file in the RAM filesystem. Tokenized BASIC programs can be run from the menu. A single unnamed BASIC program can exist besides the named files.</text:p>
          </table:table-cell>
          <table:table-cell table:style-name="table_20_cell" office:value-type="string" table:number-columns-spanned="1" table:number-rows-spanned="3">
            <text:p>RAM file system (6+1). RAM cards occupy the top of RAM and can be used as removable file storage.</text:p>
            <text:p/>
            <text:p>RUN "file" starts program without loading it into working storage.</text:p>
          </table:table-cell>
          <table:table-cell table:style-name="table_20_cell" office:value-type="string" table:number-columns-spanned="1" table:number-rows-spanned="3">
            <text:p>5 login areas, switched with <text:span text:style-name="T2">LOGIN</text:span> n, n=1..5.</text:p>
            <text:p>Programs can be given a <text:span text:style-name="T2">TITLE</text:span> and appear in the start menu.</text:p>
          </table:table-cell>
        </table:table-row>
        <table:table-row table:style-name="ro16">
          <table:table-cell table:style-name="ce5" office:value-type="string" table:number-columns-spanned="1" table:number-rows-spanned="2">
            <text:p>Internal file system</text:p>
            <text:p>(more infos on</text:p>
            <text:p><text:a xlink:href="#Commands">Commands</text:a> page)</text:p>
          </table:table-cell>
          <table:table-cell table:style-name="ce9" office:value-type="string" table:number-columns-spanned="2" table:number-rows-spanned="2">
            <text:p>N/A</text:p>
          </table:table-cell>
          <table:covered-table-cell table:style-name="table_20_cell"/>
          <table:table-cell table:style-name="table_20_cell" office:value-type="string" table:number-columns-spanned="2" table:number-rows-spanned="2">
            <text:p>MEMO database.</text:p>
          </table:table-cell>
          <table:covered-table-cell table:style-name="table_20_cell"/>
          <table:table-cell table:style-name="ce9" office:value-type="string" table:number-columns-spanned="3" table:number-rows-spanned="2">
            <text:p>N/A</text:p>
          </table:table-cell>
          <table:covered-table-cell table:style-name="table_20_cell"/>
          <table:covered-table-cell table:style-name="table_20_cell"/>
          <table:table-cell table:style-name="table_20_cell" office:value-type="string" table:number-columns-spanned="1" table:number-rows-spanned="2">
            <text:p>MEMO database.</text:p>
          </table:table-cell>
          <table:table-cell table:style-name="ce10" office:value-type="string" table:number-columns-spanned="2" table:number-rows-spanned="1">
            <text:p>ASCII file areas F0-F9.</text:p>
          </table:table-cell>
          <table:covered-table-cell table:style-name="table_20_cell"/>
          <table:covered-table-cell table:style-name="table_20_cell"/>
          <table:table-cell table:style-name="table_20_cell" office:value-type="string" table:number-columns-spanned="1" table:number-rows-spanned="2">
            <text:p>10 CETL tables.</text:p>
          </table:table-cell>
          <table:table-cell table:style-name="grey" office:value-type="string" table:number-columns-spanned="6" table:number-rows-spanned="2">
            <text:p>No file system</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RAM cards</text:p>
          </table:table-cell>
          <table:covered-table-cell table:style-name="table_20_cell"/>
          <table:covered-table-cell table:style-name="table_20_cell"/>
          <table:table-cell table:style-name="grey" office:value-type="string" table:number-columns-spanned="2" table:number-rows-spanned="2">
            <text:p>No drive name</text:p>
          </table:table-cell>
          <table:covered-table-cell table:style-name="table_20_cell"/>
          <table:table-cell table:style-name="table_20_cell" office:value-type="string" table:number-columns-spanned="1" table:number-rows-spanned="2">
            <text:p>"E:" internal RAM, "F:" RAM card.</text:p>
          </table:table-cell>
          <table:table-cell table:style-name="table_20_cell" office:value-type="string" table:number-columns-spanned="2" table:number-rows-spanned="1">
            <text:p>Internal RAM file system.</text:p>
          </table:table-cell>
          <table:covered-table-cell table:style-name="ce28"/>
          <table:table-cell table:style-name="table_20_cell" office:value-type="string" table:number-columns-spanned="1" table:number-rows-spanned="2">
            <text:p>RAM module.</text:p>
            <text:p>Memory can be swapped or copied with CALL GET(...) and CALL PUT(...).</text:p>
          </table:table-cell>
          <table:table-cell table:style-name="grey" office:value-type="string" table:number-columns-spanned="1" table:number-rows-spanned="2">
            <text:p>Memory swapping with PUT and GET is N/A.</text:p>
          </table:table-cell>
          <table:covered-table-cell table:style-name="table_20_cell"/>
          <table:covered-table-cell table:style-name="table_20_cell"/>
          <table:covered-table-cell table:style-name="grey"/>
        </table:table-row>
        <table:table-row table:style-name="ro23">
          <table:covered-table-cell table:style-name="table_20_hea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8" office:value-type="string">
            <text:p>F0 is the default MEMO area, also accessible with MEMO key.</text:p>
          </table:table-cell>
          <table:table-cell table:style-name="ce10" office:value-type="string">
            <text:p>RAM FS with Load/Save to are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o file system</text:p>
          </table:table-cell>
          <table:table-cell table:style-name="table_20_cell" office:value-type="string" table:number-columns-spanned="2" table:number-rows-spanned="1">
            <text:p>Card file system "F:"</text:p>
          </table:table-cell>
          <table:covered-table-cell table:style-name="table_20_cell"/>
          <table:covered-table-cell table:style-name="grey"/>
          <table:covered-table-cell table:style-name="table_20_cell"/>
          <table:covered-table-cell table:style-name="table_20_cell"/>
          <table:table-cell table:style-name="grey" office:value-type="string">
            <text:p>Ports N/A.</text:p>
            <text:p>No info about modules available.</text:p>
          </table:table-cell>
          <table:table-cell table:style-name="table_20_cell" office:value-type="string">
            <text:p>Module ports 0 to 5. Large modules are divided in sub ports: 5.03. Syntax is "FILE:PORT(n)" or "FILE:MAIN".</text:p>
            <text:p><text:span text:style-name="T7">Quotes around filenames are optional.</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2">
          <table:table-cell table:style-name="ce5" office:value-type="string" table:number-columns-spanned="1" table:number-rows-spanned="2">
            <text:p>Edit programs</text:p>
          </table:table-cell>
          <table:table-cell table:style-name="ce10" office:value-type="string" table:number-columns-spanned="4" table:number-rows-spanned="2">
            <text:p><text:span text:style-name="T2">MODE 1</text:span> sets WRT mode.</text:p>
            <text:p>Select area with keyboard function P0-P9.</text:p>
            <text:p><text:span text:style-name="T2">LIST</text:span> displays lines for editing.</text:p>
          </table:table-cell>
          <table:covered-table-cell table:style-name="table_20_cell"/>
          <table:covered-table-cell table:style-name="table_20_cell"/>
          <table:covered-table-cell table:style-name="table_20_cell"/>
          <table:table-cell table:style-name="ce10" office:value-type="string" table:number-columns-spanned="3" table:number-rows-spanned="2">
            <text:p><text:span text:style-name="T2">PROG n</text:span> selects area for editing.</text:p>
            <text:p><text:span text:style-name="T2">EDIT</text:span> displays line for editing.</text:p>
          </table:table-cell>
          <table:covered-table-cell table:style-name="table_20_cell"/>
          <table:covered-table-cell table:style-name="table_20_cell"/>
          <table:table-cell table:style-name="ce10" office:value-type="string" table:number-columns-spanned="2" table:number-rows-spanned="1">
            <text:p><text:span text:style-name="T2">MODE 1</text:span> sets BASIC mode.</text:p>
            <text:p>Select area with keyboard function <text:span text:style-name="T2">P0-P9.</text:span></text:p>
            <text:p><text:span text:style-name="T2">EDIT</text:span> displays lines for editing.</text:p>
          </table:table-cell>
          <table:covered-table-cell table:style-name="table_20_cell"/>
          <table:table-cell table:style-name="ce10" office:value-type="string" table:number-columns-spanned="2" table:number-rows-spanned="1">
            <text:p>Menu selects BASIC mode.</text:p>
            <text:p><text:span text:style-name="T2">EDIT</text:span> displays lines for editing.</text:p>
          </table:table-cell>
          <table:covered-table-cell table:style-name="table_20_cell"/>
          <table:table-cell table:style-name="ce16" office:value-type="string">
            <text:p>EDIT<text:span text:style-name="T6"> displays line for editing.</text:span></text:p>
          </table:table-cell>
          <table:table-cell table:style-name="table_20_cell" office:value-type="string" table:number-columns-spanned="12" table:number-rows-spanned="1">
            <text:p>PRO(GRAM) mode must be selected by switch or <text:span text:style-name="T2">BASIC</text:span> or <text:span text:style-name="T2">MODE key</text:span>, <text:span text:style-name="T2">LIST</text:span> displays lines for editing.</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blue" office:value-type="string" table:number-columns-spanned="1" table:number-rows-spanned="2">
            <text:p>EDIT <text:span text:style-name="T4">'file',</text:span> BASIC|TEXT</text:p>
            <text:p/>
            <text:p>FETCH</text:p>
          </table:table-cell>
          <table:table-cell table:style-name="table_20_cell" office:value-type="string" table:number-columns-spanned="1" table:number-rows-spanned="2">
            <text:p><text:span text:style-name="T2">EDIT &lt;file&gt;</text:span> creates or selects file. Up and down arrow select lines for editing. <text:span text:style-name="T2">FETCH &lt;line&gt;/&lt;label&gt;</text:span> selects specific line.</text:p>
          </table:table-cell>
          <table:table-cell table:style-name="table_20_cell" office:value-type="string" table:number-columns-spanned="2" table:number-rows-spanned="2">
            <text:p><text:span text:style-name="T2">LIST &lt;line&gt;</text:span><text:span text:style-name="T6"> or </text:span><text:span text:style-name="T2">up</text:span> and <text:span text:style-name="T2">down arrow</text:span> display lines for editing. Lines must be deleted using <text:span text:style-name="T2">DEL</text:span>, simple entry of a number is treated as a computation.</text:p>
          </table:table-cell>
          <table:covered-table-cell table:style-name="table_20_cell"/>
          <table:table-cell table:style-name="table_20_cell" office:value-type="string" table:number-columns-spanned="1" table:number-rows-spanned="2">
            <text:p><text:span text:style-name="T2">EDIT</text:span> <text:span text:style-name="T4">first-last</text:span> starts full screen editor.</text:p>
            <text:p>"." is the last line edited. The command creates a temporary ASCII file that is merged upon editor exit.</text:p>
          </table:table-cell>
          <table:table-cell table:style-name="table_20_cell" office:value-type="string" table:number-columns-spanned="1" table:number-rows-spanned="2">
            <text:p><text:span text:style-name="T2">LIST</text:span> <text:span text:style-name="T4">first-last</text:span> lists line on screen for full screen editor. Screen size is just 80 characters. Use <text:span text:style-name="T2">LIST@</text:span> <text:span text:style-name="T4">line</text:span> + <text:span text:style-name="T2">ON/BREAK</text:span> key to edit lines longer than 60 characters.</text:p>
          </table:table-cell>
          <table:table-cell table:style-name="table_20_cell" office:value-type="string" table:number-columns-spanned="1" table:number-rows-spanned="2">
            <text:p><text:span text:style-name="T2">LIST</text:span> <text:span text:style-name="T4">first-last</text:span> displays lines which can be edited on the full virtual screen.</text:p>
            <text:p>"." is the last line edited.</text:p>
          </table:table-cell>
        </table:table-row>
        <table:table-row table:style-name="ro24">
          <table:covered-table-cell table:style-name="table_20_head"/>
          <table:covered-table-cell table:style-name="ce11"/>
          <table:covered-table-cell table:style-name="table_20_cell"/>
          <table:covered-table-cell table:style-name="table_20_cell"/>
          <table:covered-table-cell table:style-name="table_20_cell"/>
          <table:covered-table-cell table:style-name="ce11"/>
          <table:covered-table-cell table:style-name="table_20_cell"/>
          <table:covered-table-cell table:style-name="table_20_cell"/>
          <table:table-cell table:style-name="ce9" office:value-type="string">
            <text:p>No file system</text:p>
          </table:table-cell>
          <table:table-cell table:style-name="ce10" office:value-type="string" table:number-columns-spanned="3" table:number-rows-spanned="1">
            <text:p>ASCII file editor</text:p>
          </table:table-cell>
          <table:covered-table-cell table:style-name="table_20_cell"/>
          <table:covered-table-cell table:style-name="table_20_cell"/>
          <table:table-cell table:style-name="grey" office:value-type="string">
            <text:p>No file system</text:p>
          </table:table-cell>
          <table:table-cell table:style-name="grey" office:value-type="string" table:number-columns-spanned="6" table:number-rows-spanned="1">
            <text:p>No file system</text:p>
          </table:table-cell>
          <table:covered-table-cell table:style-name="grey"/>
          <table:covered-table-cell table:style-name="grey"/>
          <table:covered-table-cell table:style-name="table_20_cell"/>
          <table:covered-table-cell table:style-name="table_20_cell"/>
          <table:covered-table-cell table:style-name="table_20_cell"/>
          <table:table-cell table:style-name="table_20_cell" office:value-type="string" table:number-columns-spanned="3" table:number-rows-spanned="1">
            <text:p><text:span text:style-name="T2">TEXT</text:span> switches to text mode,</text:p>
            <text:p><text:span text:style-name="T2">BASIC</text:span> switches back.</text:p>
          </table:table-cell>
          <table:covered-table-cell table:style-name="grey" office:value-type="string">
            <text:p>N/A</text:p>
          </table:covered-table-cell>
          <table:covered-table-cell table:style-name="table_20_cell"/>
          <table:table-cell table:style-name="table_20_cell" office:value-type="string" table:number-columns-spanned="2" table:number-rows-spanned="1">
            <text:p>ASCII file editor</text:p>
          </table:table-cell>
          <table:covered-table-cell table:style-name="table_20_cell"/>
          <table:table-cell table:style-name="table_20_cell" office:value-type="string">
            <text:p><text:span text:style-name="T2">TEXT</text:span> switches to text mode,</text:p>
            <text:p><text:span text:style-name="T2">BASIC</text:span> swiches back.</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2">
          <table:table-cell table:style-name="table_20_head" office:value-type="string">
            <text:p>AUTO, DELETE, RENUM</text:p>
          </table:table-cell>
          <table:table-cell table:style-name="ce9" office:value-type="string" table:number-columns-spanned="4" table:number-rows-spanned="1">
            <text:p>N/A</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text:span text:style-name="T2">AUTO</text:span> and <text:span text:style-name="T2">DELETE</text:span></text:p>
          </table:table-cell>
          <table:covered-table-cell table:style-name="table_20_cell"/>
          <table:covered-table-cell table:style-name="table_20_cell"/>
          <table:table-cell table:style-name="ce9" office:value-type="string">
            <text:p>N/A</text:p>
          </table:table-cell>
          <table:table-cell table:style-name="ce10" office:value-type="string" table:number-columns-spanned="2" table:number-rows-spanned="1">
            <text:p><text:span text:style-name="T2">DELETE</text:span> and <text:span text:style-name="T2">RENUMBER</text:span></text:p>
          </table:table-cell>
          <table:covered-table-cell table:style-name="table_20_cell"/>
          <table:table-cell table:style-name="ce16" office:value-type="string">
            <text:p>DELETE</text:p>
            <text:p>RENUM <text:span text:style-name="T6">(OM-53B)</text:span></text:p>
          </table:table-cell>
          <table:table-cell table:style-name="ce16" office:value-type="string">
            <text:p>RENUMBER</text:p>
          </table:table-cell>
          <table:table-cell table:style-name="grey" office:value-type="string" table:number-columns-spanned="4" table:number-rows-spanned="1">
            <text:p>N/A</text:p>
          </table:table-cell>
          <table:covered-table-cell table:style-name="grey"/>
          <table:covered-table-cell table:style-name="grey"/>
          <table:covered-table-cell table:style-name="table_20_cell"/>
          <table:table-cell table:style-name="blue" office:value-type="string">
            <text:p>DELETE, RENUM</text:p>
          </table:table-cell>
          <table:table-cell table:style-name="grey" office:value-type="string">
            <text:p>N/A</text:p>
          </table:table-cell>
          <table:table-cell table:style-name="blue" office:value-type="string">
            <text:p><text:span text:style-name="T6">PC-1360:</text:span></text:p>
            <text:p>DELETE, RENUM</text:p>
          </table:table-cell>
          <table:table-cell table:style-name="blue" office:value-type="string" table:number-columns-spanned="2" table:number-rows-spanned="1">
            <text:p>AUTO, DELETE, RENUM</text:p>
          </table:table-cell>
          <table:covered-table-cell table:style-name="table_20_cell"/>
          <table:table-cell table:style-name="blue" office:value-type="string" table:number-columns-spanned="2" table:number-rows-spanned="1">
            <text:p>DELETE, RENUM</text:p>
          </table:table-cell>
          <table:covered-table-cell table:style-name="table_20_cell"/>
          <table:table-cell table:style-name="blue" office:value-type="string">
            <text:p>AUTO, DELETE, RENUM</text:p>
          </table:table-cell>
          <table:table-cell table:style-name="blue" office:value-type="string" table:number-columns-spanned="2" table:number-rows-spanned="1">
            <text:p>AUTO, DELETE, RENUMBER</text:p>
          </table:table-cell>
          <table:covered-table-cell table:style-name="blue"/>
          <table:table-cell table:style-name="ce16" office:value-type="string" table:number-columns-spanned="2" table:number-rows-spanned="1">
            <text:p>NUM/NUMBER, DEL/DELETE, REN/RENUMBER</text:p>
          </table:table-cell>
          <table:covered-table-cell table:style-name="table_20_cell"/>
          <table:table-cell table:style-name="ce16" office:value-type="string">
            <text:p>DELETE</text:p>
          </table:table-cell>
          <table:table-cell table:style-name="grey" office:value-type="string">
            <text:p>N/A</text:p>
          </table:table-cell>
          <table:table-cell table:style-name="ce16" office:value-type="string">
            <text:p>AUTO/DELETE/RENUM</text:p>
          </table:table-cell>
        </table:table-row>
        <table:table-row table:style-name="ro25">
          <table:table-cell table:style-name="ce5" office:value-type="string" table:number-columns-spanned="1" table:number-rows-spanned="2">
            <text:p>Kill program(s)</text:p>
          </table:table-cell>
          <table:table-cell table:style-name="ce8" office:value-type="string" table:number-columns-spanned="1" table:number-rows-spanned="2">
            <text:p>CLR,</text:p>
            <text:p>CLR ALL</text:p>
          </table:table-cell>
          <table:table-cell table:style-name="ce8" office:value-type="string" table:number-columns-spanned="1" table:number-rows-spanned="2">
            <text:p>CLEAR,</text:p>
            <text:p>CLEAR A</text:p>
          </table:table-cell>
          <table:table-cell table:style-name="ce8" office:value-type="string" table:number-columns-spanned="9" table:number-rows-spanned="1">
            <text:p><text:span text:style-name="T2">NEW </text:span>kills program in current area, <text:span text:style-name="T2">NEW ALL</text:span> kills all memory. </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text:span text:style-name="T2">NEW</text:span><text:span text:style-name="T6">,</text:span><text:span text:style-name="T2"> NEW ALL</text:span> clear single area or all areas.</text:p>
          </table:table-cell>
          <table:table-cell table:style-name="table_20_cell" office:value-type="string" table:number-columns-spanned="3" table:number-rows-spanned="2">
            <text:p><text:span text:style-name="T2">NEW</text:span> kills unprotected program or RSV area. <text:span text:style-name="T2">NEW0</text:span> clears everything, even a protected program.</text:p>
          </table:table-cell>
          <table:covered-table-cell table:style-name="table_20_cell"/>
          <table:covered-table-cell table:style-name="table_20_cell"/>
          <table:table-cell table:style-name="table_20_cell" office:value-type="string" table:number-columns-spanned="9" table:number-rows-spanned="1">
            <text:p><text:span text:style-name="T2">NEW</text:span> deletes currently loaded program.</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text:span text:style-name="T2">DELETE ALL</text:span> deletes all lines in current file.</text:p>
          </table:table-cell>
          <table:covered-table-cell table:style-name="table_20_cell"/>
          <table:table-cell table:style-name="table_20_cell" office:value-type="string" table:number-columns-spanned="2" table:number-rows-spanned="2">
            <text:p><text:span text:style-name="T2">NEW</text:span> deletes program and variables.</text:p>
            <text:p><text:span text:style-name="T2">NEW ALL</text:span> clears all memory (total reset).</text:p>
            <text:p><text:span text:style-name="T2">CALL ADDMEM</text:span> (see below) forces <text:span text:style-name="T2">NEW ALL</text:span>.</text:p>
          </table:table-cell>
          <table:covered-table-cell table:style-name="table_20_cell"/>
          <table:table-cell table:style-name="table_20_cell" office:value-type="string" table:number-columns-spanned="3" table:number-rows-spanned="1">
            <text:p><text:span text:style-name="T2">NEW</text:span> deletes current program and variables.</text:p>
          </table:table-cell>
          <table:covered-table-cell table:style-name="table_20_cell"/>
          <table:covered-table-cell table:style-name="table_20_cell"/>
        </table:table-row>
        <table:table-row table:style-name="ro24">
          <table:covered-table-cell table:style-name="ce5"/>
          <table:covered-table-cell table:style-name="ce8"/>
          <table:covered-table-cell table:style-name="ce8"/>
          <table:table-cell table:style-name="ce9" office:value-type="string" table:number-columns-spanned="7" table:number-rows-spanned="1">
            <text:p>No file system</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Files can be killed from menu.</text:p>
          </table:table-cell>
          <table:covered-table-cell table:style-name="table_20_cell"/>
          <table:table-cell table:style-name="table_20_cell" office:value-type="string">
            <text:p><text:span text:style-name="T2">RESET</text:span> clears all memory.</text:p>
          </table:table-cell>
          <table:covered-table-cell table:style-name="ce20"/>
          <table:covered-table-cell table:style-name="grey"/>
          <table:covered-table-cell table:style-name="grey"/>
          <table:table-cell table:style-name="grey" office:value-type="string" table:number-columns-spanned="2" table:number-rows-spanned="1">
            <text:p>N/A</text:p>
          </table:table-cell>
          <table:covered-table-cell table:style-name="grey"/>
          <table:table-cell table:style-name="table_20_cell" office:value-type="string">
            <text:p><text:span text:style-name="T2">NEW#</text:span> kills ESP.</text:p>
          </table:table-cell>
          <table:table-cell table:style-name="grey" office:value-type="string">
            <text:p>N/A</text:p>
          </table:table-cell>
          <table:table-cell table:style-name="table_20_cell" office:value-type="string" table:number-columns-spanned="2" table:number-rows-spanned="1">
            <text:p>KILL"F:file.BAS"</text:p>
          </table:table-cell>
          <table:covered-table-cell table:style-name="table_20_cell"/>
          <table:table-cell table:style-name="table_20_cell" office:value-type="string" table:number-columns-spanned="2" table:number-rows-spanned="1">
            <text:p>KILL"file.BAS",</text:p>
            <text:p><text:span text:style-name="T7">Kill from editor menu.</text:span></text:p>
          </table:table-cell>
          <table:covered-table-cell table:style-name="table_20_cell"/>
          <table:table-cell table:style-name="table_20_cell" office:value-type="string">
            <text:p>KILL"E:..."</text:p>
            <text:p>KILL"F:..."</text:p>
          </table:table-cell>
          <table:table-cell table:style-name="table_20_cell" office:value-type="string" table:number-columns-spanned="2" table:number-rows-spanned="1">
            <text:p>PURGE &lt;file&gt; deletes file from internal RAM, port or device.</text:p>
          </table:table-cell>
          <table:covered-table-cell table:style-name="table_20_cell"/>
          <table:covered-table-cell table:style-name="table_20_cell"/>
          <table:covered-table-cell table:style-name="table_20_cell"/>
          <table:table-cell table:style-name="table_20_cell" office:value-type="string">
            <text:p>KILL"file" kills file from RAM disk.</text:p>
          </table:table-cell>
          <table:table-cell table:style-name="table_20_cell" office:value-type="string">
            <text:p>DELETE "file","type" kills file from RAM disk.</text:p>
          </table:table-cell>
          <table:table-cell table:style-name="ce20" office:value-type="string">
            <text:p><text:span text:style-name="T2">Shift+Ctrl+3</text:span> in startup menu forces memory clear (after ENTER).</text:p>
          </table:table-cell>
        </table:table-row>
        <table:table-row table:style-name="ro26">
          <table:table-cell table:style-name="ce5" office:value-type="string" table:number-columns-spanned="1" table:number-rows-spanned="2">
            <text:p>Show memory</text:p>
          </table:table-cell>
          <table:table-cell table:style-name="ce10" office:value-type="string" table:number-columns-spanned="4" table:number-rows-spanned="2">
            <text:p>MODE 1 displays free program memory in special display area, display may fail if free memory greater than 19999 on FX-730P</text:p>
          </table:table-cell>
          <table:covered-table-cell table:style-name="table_20_cell"/>
          <table:covered-table-cell table:style-name="table_20_cell"/>
          <table:covered-table-cell table:style-name="table_20_cell"/>
          <table:table-cell table:style-name="ce10" office:value-type="string" table:number-columns-spanned="3" table:number-rows-spanned="2">
            <text:p><text:span text:style-name="T2">SYSTEM</text:span> displays program areas, angle mode and free memory</text:p>
          </table:table-cell>
          <table:covered-table-cell table:style-name="table_20_cell"/>
          <table:covered-table-cell table:style-name="table_20_cell"/>
          <table:table-cell table:style-name="ce10" office:value-type="string" table:number-columns-spanned="1" table:number-rows-spanned="2">
            <text:p>FRE &lt;n&gt;, n=0..2</text:p>
            <text:p>0: free variable space,</text:p>
            <text:p>1: free program space,</text:p>
            <text:p>2: total variable space.</text:p>
          </table:table-cell>
          <table:table-cell table:style-name="ce10" office:value-type="string" table:number-columns-spanned="3" table:number-rows-spanned="1">
            <text:p><text:span text:style-name="T2">SYSTEM</text:span> displays print mode (angle mode on PB-1000),</text:p>
            <text:p>CLEAR parameters and free space.</text:p>
          </table:table-cell>
          <table:covered-table-cell table:style-name="ce10"/>
          <table:covered-table-cell table:style-name="ce10"/>
          <table:table-cell table:style-name="ce10" office:value-type="string" table:number-columns-spanned="1" table:number-rows-spanned="2">
            <text:p>Switching modes between CETL and BASIC shows free memory.</text:p>
            <text:p>SYSTEM shows program sizes for all areas.</text:p>
            <text:p><text:span text:style-name="T7">FRE(dummy number) returns free space for programs. FRE("dummy string") returns free string space.</text:span></text:p>
          </table:table-cell>
          <table:table-cell table:style-name="ce10" office:value-type="string">
            <text:p>MEM returns free memory.</text:p>
          </table:table-cell>
          <table:table-cell table:style-name="table_20_cell" office:value-type="string">
            <text:p><text:span text:style-name="T2">MEM</text:span> is command.</text:p>
          </table:table-cell>
          <table:table-cell table:style-name="ce10" office:value-type="string" table:number-columns-spanned="7" table:number-rows-spanned="1">
            <text:p>MEM returns free memor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2">
            <text:p>FRE returns free memory, including free RAM disk space</text:p>
          </table:table-cell>
          <table:covered-table-cell table:style-name="table_20_cell"/>
          <table:table-cell table:style-name="table_20_cell" office:value-type="string">
            <text:p>FRE&lt;n&gt; n=0,1 returns free space.</text:p>
            <text:p>n=1 reorganizes string space.</text:p>
          </table:table-cell>
          <table:table-cell table:style-name="table_20_cell" office:value-type="string" table:number-columns-spanned="2" table:number-rows-spanned="1">
            <text:p>MEM returns free memory.</text:p>
          </table:table-cell>
          <table:covered-table-cell table:style-name="table_20_cell"/>
          <table:table-cell table:style-name="table_20_cell" office:value-type="string" table:number-columns-spanned="1" table:number-rows-spanned="2">
            <text:p>FRE(n), n=0,1</text:p>
            <text:p>0: total user memory,</text:p>
            <text:p>1: space used by program and variables.</text:p>
          </table:table-cell>
          <table:table-cell table:style-name="table_20_cell" office:value-type="string" table:number-columns-spanned="1" table:number-rows-spanned="2">
            <text:p>FRE(n), n=0..5</text:p>
            <text:p>0, 1: see left</text:p>
            <text:p>2: free + temporary mem</text:p>
            <text:p>3: largest block size</text:p>
            <text:p>4: free memory</text:p>
            <text:p>5: # of free blocks</text:p>
          </table:table-cell>
          <table:table-cell table:style-name="table_20_cell" office:value-type="string" table:number-columns-spanned="3" table:number-rows-spanned="1">
            <text:p>FRE(dummy number) returns free space for programs. FRE("dummy string") returns free string space.</text:p>
          </table:table-cell>
          <table:covered-table-cell table:style-name="table_20_cell"/>
          <table:covered-table-cell table:style-name="table_20_cell"/>
        </table:table-row>
        <table:table-row table:style-name="ro27">
          <table:covered-table-cell table:style-name="ce5"/>
          <table:covered-table-cell table:style-name="ce10"/>
          <table:covered-table-cell table:style-name="table_20_cell"/>
          <table:covered-table-cell table:style-name="table_20_cell"/>
          <table:covered-table-cell table:style-name="table_20_cell"/>
          <table:covered-table-cell table:style-name="ce8"/>
          <table:covered-table-cell table:style-name="table_20_cell"/>
          <table:covered-table-cell table:style-name="table_20_cell"/>
          <table:covered-table-cell table:style-name="ce10"/>
          <table:table-cell table:style-name="ce10" office:value-type="string">
            <text:p>FRE &lt;n&gt;, n=1..5</text:p>
            <text:p>1, 2: see left,</text:p>
            <text:p>3: total string space,</text:p>
            <text:p>4: free variable space,</text:p>
            <text:p>5: free string space.</text:p>
          </table:table-cell>
          <table:table-cell table:style-name="ce10" office:value-type="string">
            <text:p>FRE &lt;n&gt;, n=1..6</text:p>
            <text:p>1-5: see left</text:p>
            <text:p>6: ml space</text:p>
            <text:p><text:span text:style-name="T11">(uncertain)</text:span><text:span text:style-name="T6">.</text:span></text:p>
          </table:table-cell>
          <table:table-cell table:style-name="ce8" office:value-type="string">
            <text:p>OM-53B: [memory] menu sets size for file system.</text:p>
          </table:table-cell>
          <table:covered-table-cell table:style-name="ce8"/>
          <table:table-cell table:style-name="ce8" office:value-type="string">
            <text:p>STATUS &lt;n&gt;, n=1..4</text:p>
            <text:p>1: free memory</text:p>
            <text:p>2: used memory</text:p>
            <text:p>3: end of of program</text:p>
            <text:p>4: last line executed</text:p>
          </table:table-cell>
          <table:table-cell table:style-name="grey" office:value-type="string" table:number-columns-spanned="4" table:number-rows-spanned="1">
            <text:p>N/A</text:p>
          </table:table-cell>
          <table:covered-table-cell table:style-name="grey"/>
          <table:covered-table-cell table:style-name="table_20_cell"/>
          <table:covered-table-cell table:style-name="table_20_cell"/>
          <table:table-cell table:style-name="table_20_cell" office:value-type="string">
            <text:p>MEM# returns free ESP memory.</text:p>
          </table:table-cell>
          <table:table-cell table:style-name="grey" office:value-type="string">
            <text:p>N/A</text:p>
          </table:table-cell>
          <table:table-cell table:style-name="table_20_cell" office:value-type="string" table:number-columns-spanned="2" table:number-rows-spanned="1">
            <text:p>DSKF3 returns free space on RAM card file system</text:p>
          </table:table-cell>
          <table:covered-table-cell table:style-name="table_20_cell"/>
          <table:covered-table-cell table:style-name="table_20_cell" office:value-type="string">
            <text:p>N/A</text:p>
          </table:covered-table-cell>
          <table:covered-table-cell table:style-name="table_20_cell"/>
          <table:table-cell table:style-name="table_20_cell" office:value-type="string">
            <text:p>DSKF&lt;d&gt; returns free disk space,</text:p>
            <text:p>d=3, 4 or "E:", "F:"</text:p>
          </table:table-cell>
          <table:table-cell table:style-name="grey" office:value-type="string" table:number-columns-spanned="1" table:number-rows-spanned="5">
            <text:p>Ports N/A.</text:p>
          </table:table-cell>
          <table:table-cell table:style-name="table_20_cell" office:value-type="string">
            <text:p>MEM(port) returns free space in specified port.</text:p>
            <text:p>SHOWPORT lists available ports.</text:p>
          </table:table-cell>
          <table:covered-table-cell table:style-name="table_20_cell"/>
          <table:covered-table-cell table:style-name="table_20_cell"/>
          <table:table-cell table:style-name="table_20_cell" office:value-type="string">
            <text:p>MAXRAM returns the highest available memory address.</text:p>
            <text:p>HIMEM returns the currently set upper memory address for BASIC or files.</text:p>
          </table:table-cell>
          <table:table-cell table:style-name="Workaround" office:value-type="string">
            <text:p>The manual documents all system pointers. Use PEEK to get the corresponding values.</text:p>
          </table:table-cell>
          <table:table-cell table:style-name="table_20_cell" office:value-type="string">
            <text:p><text:span text:style-name="T6">STAT</text:span> <text:span text:style-name="T4">area</text:span> prints size of current or selected program.</text:p>
            <text:p><text:span text:style-name="T6">STAT ALL</text:span> prints a complete overview.</text:p>
          </table:table-cell>
        </table:table-row>
        <table:table-row table:style-name="ro28">
          <table:table-cell table:style-name="ce5" office:value-type="string" table:number-columns-spanned="1" table:number-rows-spanned="2">
            <text:p>Memory allocation</text:p>
          </table:table-cell>
          <table:table-cell table:style-name="ce8" office:value-type="string" table:number-columns-spanned="1" table:number-rows-spanned="2">
            <text:p><text:span text:style-name="T2">DEFM &lt;blocks&gt;</text:span></text:p>
            <text:p><text:span text:style-name="T6">allocates additional variables in blocks of 10.</text:span></text:p>
            <text:p><text:span text:style-name="T6">Block 1 is A0-A9,</text:span></text:p>
            <text:p><text:span text:style-name="T6">Block 20 is T0-T9.</text:span></text:p>
            <text:p><text:span text:style-name="T6">80 bytes are taken from program memory per block.</text:span></text:p>
          </table:table-cell>
          <table:table-cell table:style-name="ce8" office:value-type="string" table:number-columns-spanned="1" table:number-rows-spanned="2">
            <text:p><text:span text:style-name="T2">DEFM &lt;n&gt;</text:span>,</text:p>
            <text:p>manual mode only. 8 bytes per variable.</text:p>
          </table:table-cell>
          <table:table-cell table:style-name="ce10" office:value-type="string" table:number-columns-spanned="2" table:number-rows-spanned="2">
            <text:p>DEFM &lt;n&gt; allocates n additional variables. 8 bytes per variable are taken from program memory.</text:p>
          </table:table-cell>
          <table:covered-table-cell table:style-name="table_20_cell"/>
          <table:table-cell table:style-name="ce10" office:value-type="string" table:number-columns-spanned="3" table:number-rows-spanned="2">
            <text:p>Automatic allocation of two letter "registered" variables</text:p>
          </table:table-cell>
          <table:covered-table-cell table:style-name="table_20_cell"/>
          <table:covered-table-cell table:style-name="table_20_cell"/>
          <table:table-cell table:style-name="ce10" office:value-type="string" table:number-columns-spanned="1" table:number-rows-spanned="2">
            <text:p><text:span text:style-name="T2">CLEAR </text:span><text:span text:style-name="T4">&lt;size&gt;</text:span> allocates space for all variables and strings</text:p>
          </table:table-cell>
          <table:table-cell table:style-name="ce15" office:value-type="string" table:number-columns-spanned="1" table:number-rows-spanned="2">
            <text:p>CLEAR <text:span text:style-name="T4">&lt;str&gt;,&lt;var&gt;</text:span></text:p>
            <text:p><text:span text:style-name="T10">allocates &lt;str&gt; bytes for strings,</text:span></text:p>
            <text:p><text:span text:style-name="T10">&lt;var&gt; bytes for variables</text:span></text:p>
          </table:table-cell>
          <table:table-cell table:style-name="ce15" office:value-type="string" table:number-columns-spanned="2" table:number-rows-spanned="2">
            <text:p><text:span text:style-name="T2">CLEAR </text:span><text:span text:style-name="T4">&lt;str&gt;,&lt;ml&gt;,&lt;sys&gt;</text:span></text:p>
            <text:p><text:span text:style-name="T6">allocates &lt;str&gt; bytes for strings,</text:span></text:p>
            <text:p><text:span text:style-name="T6">&lt;ml&gt; bytes for machine language,</text:span></text:p>
            <text:p><text:span text:style-name="T6">&lt;sys&gt; bytes for system</text:span></text:p>
            <text:p><text:span text:style-name="T11">(uncertain for Z-1)</text:span></text:p>
            <text:p><text:span text:style-name="T6">PB-1000: &lt;sys&gt; is file system size</text:span></text:p>
            <text:p><text:span text:style-name="T6">OM-53B: &lt;sys&gt; is not allowed.</text:span></text:p>
          </table:table-cell>
          <table:covered-table-cell table:style-name="ce10"/>
          <table:table-cell table:style-name="ce18" office:value-type="string" table:number-columns-spanned="1" table:number-rows-spanned="2">
            <text:p><text:span text:style-name="T2">AREA</text:span> &lt;size&gt;</text:p>
            <text:p>sets the size for CETL tables and I/O buffers.</text:p>
            <text:p/>
            <text:p>CLEAR <text:span text:style-name="T4">&lt;str&gt;,&lt;himem&gt;</text:span></text:p>
            <text:p>clears all variables, sets size of string area and the high memory limit for BAISC. Above machine language programs can be installed.</text:p>
          </table:table-cell>
          <table:table-cell table:style-name="ce10" office:value-type="string" table:number-columns-spanned="1" table:number-rows-spanned="2">
            <text:p>Automatic allocation of two letter variables.</text:p>
          </table:table-cell>
          <table:table-cell table:style-name="table_20_cell" office:value-type="string" table:number-columns-spanned="8" table:number-rows-spanned="1">
            <text:p>Assigning a value to A(n) or A$(n) with n&gt;26 reserves space.</text:p>
            <text:p>8 bytes per variable are taken from program memor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2">
            <text:p><text:span text:style-name="T2">MON</text:span> starts machine language monitor, which can set aside memory with </text:p>
            <text:p><text:span text:style-name="T2">USER</text:span> command.</text:p>
            <text:p><text:span text:style-name="T6">*</text:span><text:span text:style-name="T2">USER &lt;end&gt;</text:span> sets end address to value &lt;end&gt; above 00FF. A value of 00FF cancels reservation</text:p>
          </table:table-cell>
          <table:covered-table-cell table:style-name="table_20_cell"/>
          <table:table-cell table:style-name="table_20_cell" office:value-type="string" table:number-columns-spanned="1" table:number-rows-spanned="2">
            <text:p><text:span text:style-name="T2">MEM$="X"</text:span>,</text:p>
            <text:p>"S1": internal RAM, <text:s/>RAM card is disk "F"</text:p>
            <text:p>"S2": RAM card only, no disk "F:"</text:p>
            <text:p>"B": all RAM is merged, no disk "F:"</text:p>
          </table:table-cell>
          <table:covered-table-cell table:style-name="grey" office:value-type="string">
            <text:p>Ports N/A.</text:p>
          </table:covered-table-cell>
          <table:table-cell table:style-name="table_20_cell" office:value-type="string" table:number-columns-spanned="1" table:number-rows-spanned="2">
            <text:p>CLAIM PORT(port) and FREE PORT(port) add or remove port memory to main memory.</text:p>
          </table:table-cell>
          <table:table-cell table:style-name="table_20_cell" office:value-type="string" table:number-columns-spanned="2" table:number-rows-spanned="1">
            <text:p><text:span text:style-name="T2">CALL ADDMEM</text:span> adds RAM module to user memory.</text:p>
            <text:p><text:span text:style-name="T2">NEW ALL</text:span> releases the RAM module.</text:p>
            <text:p>Both commands clear all memory.</text:p>
          </table:table-cell>
          <table:covered-table-cell table:style-name="table_20_cell"/>
          <table:table-cell table:style-name="table_20_cell" office:value-type="string" table:number-columns-spanned="1" table:number-rows-spanned="2">
            <text:p>CLEAR <text:span text:style-name="T4">&lt;str&gt;,&lt;himem&gt;</text:span></text:p>
            <text:p>clears all variables, sets size of string area and the HIMEM value. Use MAXRAM as the <text:s/>second argument to recover all available RAM.</text:p>
            <text:p/>
            <text:p>The RAM file system works "in place", so editing any file, BASIC or TEXT, moves memory around and affects the free space. Machine language programs are copied to their saved memory location and can only be loaded if enough high memory is reserved.</text:p>
          </table:table-cell>
          <table:table-cell table:style-name="table_20_cell" office:value-type="string" table:number-columns-spanned="1" table:number-rows-spanned="2">
            <text:p>CLEAR <text:span text:style-name="T4">&lt;str&gt;,&lt;himem&gt;</text:span> clears all variables an sets size of the string area and the BASIC upper memory limit which is below the file area.</text:p>
            <text:p/>
            <text:p><text:span text:style-name="T2">FSET</text:span> &lt;size&gt; reserves memory for the file area at top of memory. If the size is less or equal to the size of an inserted RAM card, this card can be used as a removal filesystem. </text:p>
            <text:p>If the power up routine detects a configuration change (e. g. RAM card swap) you are prompted to allow adjustment of the system pointers. So cards of different size can be used alternately.</text:p>
          </table:table-cell>
          <table:table-cell table:style-name="table_20_cell" office:value-type="string" table:number-columns-spanned="1" table:number-rows-spanned="2">
            <text:p>CLEAR <text:span text:style-name="T4">&lt;str&gt;,&lt;RAM file&gt; </text:span>clears all variables, sets size of string area and size of the RAM file.</text:p>
            <text:p/>
            <text:p>MEMSET <text:span text:style-name="T4">&lt;address&gt;</text:span><text:span text:style-name="T6"> sets aside low memory for machine language programs. Default address is &amp;H0A40.</text:span></text:p>
            <text:p><text:span text:style-name="T6"/></text:p>
            <text:p><text:span text:style-name="T6">WIDTH &lt;cols&gt;,&lt;rows&gt;</text:span><text:span text:style-name="T4">,&lt;margin&gt;</text:span><text:span text:style-name="T6"> allocates the virtual screen area and affects the free space.</text:span></text:p>
          </table:table-cell>
        </table:table-row>
        <table:table-row table:style-name="ro29">
          <table:covered-table-cell table:style-name="ce5"/>
          <table:covered-table-cell table:style-name="ce8"/>
          <table:covered-table-cell table:style-name="ce8"/>
          <table:covered-table-cell table:style-name="ce10"/>
          <table:covered-table-cell table:style-name="table_20_cell"/>
          <table:covered-table-cell table:style-name="ce10"/>
          <table:covered-table-cell table:style-name="table_20_cell"/>
          <table:covered-table-cell table:style-name="table_20_cell"/>
          <table:covered-table-cell table:style-name="ce10"/>
          <table:covered-table-cell table:style-name="ce15"/>
          <table:covered-table-cell table:style-name="ce15"/>
          <table:covered-table-cell table:style-name="ce10"/>
          <table:covered-table-cell table:style-name="ce12"/>
          <table:covered-table-cell table:style-name="ce10"/>
          <table:table-cell table:style-name="grey" office:value-type="string" table:number-columns-spanned="4" table:number-rows-spanned="1">
            <text:p>N/A</text:p>
          </table:table-cell>
          <table:covered-table-cell table:style-name="grey"/>
          <table:covered-table-cell table:style-name="table_20_cell"/>
          <table:covered-table-cell table:style-name="table_20_cell"/>
          <table:table-cell table:style-name="table_20_cell" office:value-type="string">
            <text:p><text:span text:style-name="T2">EQU#</text:span><text:span text:style-name="T6"> n reserves n additional 128 byte blocks for ESP usage. BASIC area must be empty.</text:span></text:p>
          </table:table-cell>
          <table:table-cell table:style-name="ce16" office:value-type="string" table:number-columns-spanned="3" table:number-rows-spanned="1">
            <text:p><text:span text:style-name="T2">SET MEM "X"</text:span><text:span text:style-name="T13"> (</text:span><text:span text:style-name="T2">MEM "X"</text:span><text:span text:style-name="T6"> on </text:span><text:span text:style-name="T13">PC-1350)</text:span></text:p>
            <text:p><text:span text:style-name="T10">"B": all memory is merged, no RAM disk.</text:span></text:p>
            <text:p><text:span text:style-name="T10">PC-1350 only:</text:span></text:p>
            <text:p><text:span text:style-name="T10">"C": use card for program and variables</text:span></text:p>
            <text:p><text:span text:style-name="T6">PC-1360 only:</text:span></text:p>
            <text:p><text:span text:style-name="T10">"C": only one card inserted.</text:span></text:p>
            <text:p><text:span text:style-name="T10">"D": program in card 1, data in card 2.</text:span></text:p>
            <text:p><text:span text:style-name="T14">PC-1280 / PC-1475 only:</text:span></text:p>
            <text:p><text:span text:style-name="T6">"1": PC-1475 with one card or PC-1280 with internal memory only, </text:span></text:p>
            <text:p><text:span text:style-name="T6">RAM disk "F:" on spare card</text:span></text:p>
            <text:p><text:span text:style-name="T6">"2": internal ram or card 1 unused</text:span></text:p>
            <text:p><text:span text:style-name="T2">CONVERT</text:span><text:span text:style-name="T6"> n (PC-1475) migrates cards.</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o machine language support.</text:p>
          </table:table-cell>
          <table:table-cell table:style-name="table_20_cell" office:value-type="string">
            <text:p>CALL GETMEM(size,ptr) returns a free memory block for machine language use. Variable ptr is initialized with the base address.</text:p>
            <text:p>CALL RELMEM(adr) releases the block.</text:p>
          </table:table-cell>
          <table:covered-table-cell table:style-name="table_20_cell"/>
          <table:covered-table-cell table:style-name="table_20_cell"/>
          <table:covered-table-cell table:style-name="table_20_cell"/>
        </table:table-row>
        <table:table-row table:style-name="ro16">
          <table:table-cell table:style-name="ce5" office:value-type="string" table:number-columns-spanned="1" table:number-rows-spanned="2">
            <text:p>Show variable allocation</text:p>
          </table:table-cell>
          <table:table-cell table:style-name="ce9" office:value-type="string" table:number-columns-spanned="1" table:number-rows-spanned="2">
            <text:p>N/A</text:p>
          </table:table-cell>
          <table:table-cell table:style-name="ce8" office:value-type="string" table:number-columns-spanned="3" table:number-rows-spanned="1">
            <text:p><text:span text:style-name="T2">DEFM</text:span> displays variable allocation and switches to DEFM mode</text:p>
          </table:table-cell>
          <table:covered-table-cell table:style-name="table_20_cell"/>
          <table:covered-table-cell table:style-name="table_20_cell"/>
          <table:table-cell table:style-name="ce10" office:value-type="string" table:number-columns-spanned="3" table:number-rows-spanned="2">
            <text:p><text:span text:style-name="T2">LISTV</text:span> lists names of arrays and registered variables</text:p>
          </table:table-cell>
          <table:covered-table-cell table:style-name="table_20_cell"/>
          <table:covered-table-cell table:style-name="table_20_cell"/>
          <table:table-cell table:style-name="ce10" office:value-type="string" table:number-columns-spanned="4" table:number-rows-spanned="2">
            <text:p><text:span text:style-name="T2">VARLIST</text:span> lists names of arrays and variables</text:p>
          </table:table-cell>
          <table:covered-table-cell table:style-name="ce10"/>
          <table:covered-table-cell table:style-name="ce10"/>
          <table:covered-table-cell table:style-name="ce10"/>
          <table:table-cell table:style-name="ce9" office:value-type="string" table:number-columns-spanned="1" table:number-rows-spanned="2">
            <text:p>N/A</text:p>
          </table:table-cell>
          <table:table-cell table:style-name="ce9" office:value-type="string" table:number-columns-spanned="5" table:number-rows-spanned="2">
            <text:p>N/A</text:p>
          </table:table-cell>
          <table:covered-table-cell table:style-name="grey"/>
          <table:covered-table-cell table:style-name="grey"/>
          <table:covered-table-cell table:style-name="table_20_cell"/>
          <table:covered-table-cell table:style-name="table_20_cell"/>
          <table:table-cell table:style-name="table_20_cell" office:value-type="string" table:number-columns-spanned="1" table:number-rows-spanned="2">
            <text:p>EQU# returns n.</text:p>
          </table:table-cell>
          <table:table-cell table:style-name="table_20_cell" office:value-type="string" table:number-columns-spanned="3" table:number-rows-spanned="2">
            <text:p>MEM$ returns configuration</text:p>
          </table:table-cell>
          <table:covered-table-cell table:style-name="table_20_cell"/>
          <table:covered-table-cell table:style-name="table_20_cell"/>
          <table:table-cell table:style-name="table_20_cell" office:value-type="string" table:number-columns-spanned="2" table:number-rows-spanned="2">
            <text:p><text:span text:style-name="T6">*</text:span><text:span text:style-name="T2">USER</text:span> in ML monitor</text:p>
          </table:table-cell>
          <table:covered-table-cell table:style-name="table_20_cell"/>
          <table:table-cell table:style-name="table_20_cell" office:value-type="string" table:number-columns-spanned="1" table:number-rows-spanned="2">
            <text:p>MEM$ returns configuration</text:p>
          </table:table-cell>
          <table:covered-table-cell table:style-name="table_20_cell"/>
          <table:table-cell table:style-name="table_20_cell" office:value-type="string" table:number-columns-spanned="1" table:number-rows-spanned="2">
            <text:p>SHOW PORT list available ports.</text:p>
          </table:table-cell>
          <table:table-cell table:style-name="table_20_cell" office:value-type="string" table:number-columns-spanned="2" table:number-rows-spanned="2">
            <text:p>See FRE(...)</text:p>
          </table:table-cell>
          <table:covered-table-cell table:style-name="table_20_cell"/>
          <table:table-cell table:style-name="table_20_cell" office:value-type="string" table:number-columns-spanned="3" table:number-rows-spanned="2">
            <text:p>See FRE(...)</text:p>
          </table:table-cell>
          <table:covered-table-cell table:style-name="table_20_cell"/>
          <table:covered-table-cell table:style-name="table_20_cell"/>
        </table:table-row>
        <table:table-row table:style-name="ro16">
          <table:covered-table-cell table:style-name="table_20_head"/>
          <table:covered-table-cell table:style-name="table_20_cell"/>
          <table:table-cell table:style-name="ce8" office:value-type="string" table:number-columns-spanned="2" table:number-rows-spanned="1">
            <text:p>No DIM mode</text:p>
          </table:table-cell>
          <table:covered-table-cell table:style-name="table_20_cell"/>
          <table:table-cell table:style-name="ce10" office:value-type="string">
            <text:p><text:span text:style-name="T2">LISTV</text:span> lists array names in DIM mode</text:p>
          </table:table-cell>
          <table:covered-table-cell table:style-name="table_20_cell"/>
          <table:covered-table-cell table:style-name="table_20_cell"/>
          <table:covered-table-cell table:style-name="table_20_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30">
          <table:table-cell table:style-name="ce5" office:value-type="string" table:number-columns-spanned="1" table:number-rows-spanned="3">
            <text:p>Variables</text:p>
          </table:table-cell>
          <table:table-cell table:style-name="ce10" office:value-type="string" table:number-columns-spanned="1" table:number-rows-spanned="3">
            <text:p>A-Z, A0-A9..T0-T9.</text:p>
          </table:table-cell>
          <table:table-cell table:style-name="ce10" office:value-type="string" table:number-columns-spanned="3" table:number-rows-spanned="3">
            <text:p>Fixed variables A-Z.</text:p>
          </table:table-cell>
          <table:covered-table-cell table:style-name="table_20_cell"/>
          <table:covered-table-cell table:style-name="table_20_cell"/>
          <table:table-cell table:style-name="ce10" office:value-type="string" table:number-columns-spanned="3" table:number-rows-spanned="3">
            <text:p>Fixed variables A-Z, maximum of 40 "registered" two letter variables or arrays. Use of undefined two letter variables results in an UV error.</text:p>
          </table:table-cell>
          <table:covered-table-cell table:style-name="table_20_cell"/>
          <table:covered-table-cell table:style-name="table_20_cell"/>
          <table:table-cell table:style-name="ce10" office:value-type="string" table:number-columns-spanned="4" table:number-rows-spanned="3">
            <text:p>Long variable names, case sensitive, must not start with a keyword.</text:p>
            <text:p>FX-850P/880P restricts length to 15 characters. </text:p>
            <text:p>The limit for VX-4, Z-1, PB-1000, OM-53B is unknown but higher than 64.</text:p>
            <text:p>Longer names are truncated. </text:p>
            <text:p>All variables are independent. Undefined variables return 0.</text:p>
          </table:table-cell>
          <table:covered-table-cell table:style-name="ce10"/>
          <table:covered-table-cell table:style-name="ce10"/>
          <table:covered-table-cell table:style-name="ce10"/>
          <table:table-cell table:style-name="ce12" office:value-type="string" table:number-columns-spanned="1" table:number-rows-spanned="3">
            <text:p><text:span text:style-name="T7">Long variable names, case sensitive, must not start with a keyword.</text:span></text:p>
            <text:p><text:span text:style-name="T7">Maximum length is 255. </text:span></text:p>
            <text:p><text:span text:style-name="T7">All variables are independent. Undefined variables return 0.</text:span></text:p>
            <text:p><text:span text:style-name="T7"/></text:p>
            <text:p><text:span text:style-name="T7">DEFDBL, DEFSGL &lt;letter range&gt; and suffixes #and ! allow double or single precision. Variables of </text:span><text:span text:style-name="T7">different types are independent from each other.</text:span></text:p>
          </table:table-cell>
          <table:table-cell table:style-name="ce10" office:value-type="string" table:number-columns-spanned="1" table:number-rows-spanned="3">
            <text:p>Fixed variables A-Z, automatic two letter variables. Longer names are truncated. Undefined variables return 0.</text:p>
          </table:table-cell>
          <table:table-cell table:style-name="table_20_cell" office:value-type="string" table:number-columns-spanned="2" table:number-rows-spanned="3">
            <text:p>Fixed variables A-Z.</text:p>
          </table:table-cell>
          <table:covered-table-cell table:style-name="table_20_cell"/>
          <table:table-cell table:style-name="table_20_cell" office:value-type="string" table:number-columns-spanned="8" table:number-rows-spanned="1">
            <text:p>Fixed variables A-Z, automatic independent two letter variables. Longer names are truncated. Undefined variables return 0.</text:p>
            <text:p>PC-1421 has special variables for financial calculations:</text:p>
            <text:p>n, i, PV, FV, PMT, CST, SEL, MAR, MU, NPV, IRR, PRN, INTE, BAL, SPRN, SINT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Long variable names, case insensitive, up to 32 chars. Must not start with keyword. Longer names are truncated. All variables are automatic and independent. Undefined variables return 0.</text:p>
          </table:table-cell>
          <table:table-cell table:style-name="table_20_cell" office:value-type="string" table:number-columns-spanned="2" table:number-rows-spanned="1">
            <text:p>A-Z, A0-A9..Z0-Z9. Variables are independent but arrays and simple variables cannot share the same name. Undefined variables return 0.</text:p>
            <text:p>Variables are local to the running program or procedure.</text:p>
          </table:table-cell>
          <table:covered-table-cell table:style-name="table_20_cell"/>
          <table:table-cell table:style-name="table_20_cell" office:value-type="string" table:number-columns-spanned="2" table:number-rows-spanned="3">
            <text:p>Long variable names, case insensitive, up to 15 chars, @ and _ allowed. Variables may even start with a keyword. Longer names result in error. All variables are automatic and independent. Variables are created by a manual assignment or automatically by <text:span text:style-name="T2">RUN</text:span> if used in a program. Variables are created before the program is executed, so all used variables are defined. Use of undefined variables in command mode results in an error.</text:p>
            <text:p>Variables in procedures are local to the procedure but can be made persistent between calls by <text:span text:style-name="T2">ATTACH &lt;procedure&gt;</text:span>.</text:p>
          </table:table-cell>
          <table:covered-table-cell table:style-name="table_20_cell"/>
          <table:table-cell table:style-name="table_20_cell" office:value-type="string" table:number-columns-spanned="2" table:number-rows-spanned="1">
            <text:p>Two character variable names, case insensitive. Must not contain keyword. Longer names are truncated. All variables are automatic and independent. Undefined variables return 0.</text:p>
          </table:table-cell>
          <table:covered-table-cell table:style-name="table_20_cell"/>
          <table:table-cell table:style-name="table_20_cell" office:value-type="string">
            <text:p>Long variable names, case insensitive, up to 32 chars. Must not start with keyword. Longer names are truncated. All variables are automatic and independent. Undefined variables return 0.</text:p>
          </table:table-cell>
        </table:table-row>
        <table:table-row table:style-name="ro31">
          <table:covered-table-cell table:style-name="ce5"/>
          <table:covered-table-cell table:style-name="ce10"/>
          <table:covered-table-cell table:style-name="ce10"/>
          <table:covered-table-cell table:style-name="table_20_cell"/>
          <table:covered-table-cell table:style-name="table_20_cell"/>
          <table:covered-table-cell table:style-name="ce10"/>
          <table:covered-table-cell table:style-name="table_20_cell"/>
          <table:covered-table-cell table:style-name="table_20_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table_20_cell"/>
          <table:covered-table-cell table:style-name="table_20_cell"/>
          <table:table-cell table:style-name="grey" office:value-type="string" table:number-columns-spanned="4" table:number-rows-spanned="2">
            <text:p>Single precision only</text:p>
          </table:table-cell>
          <table:covered-table-cell table:style-name="grey"/>
          <table:covered-table-cell table:style-name="table_20_cell"/>
          <table:covered-table-cell table:style-name="table_20_cell"/>
          <table:table-cell table:style-name="table_20_cell" office:value-type="string" table:number-columns-spanned="2" table:number-rows-spanned="1">
            <text:p>DEFDBL, DEFSGL and suffixes # and ! allow double and single precision.</text:p>
            <text:p>DP variables are always independent. A!-Z! are identical to fixed variables A-Z.</text:p>
          </table:table-cell>
          <table:covered-table-cell table:style-name="table_20_cell"/>
          <table:table-cell table:style-name="grey" office:value-type="string" table:number-columns-spanned="2" table:number-rows-spanned="2">
            <text:p>Single precision only</text:p>
          </table:table-cell>
          <table:covered-table-cell table:style-name="table_20_cell"/>
          <table:table-cell table:style-name="table_20_cell" office:value-type="string">
            <text:p>DEFDBL, DEFSGL and suffixes # and ! allow double and single precision. Single and double precision variables are independent from each other.</text:p>
          </table:table-cell>
          <table:table-cell table:style-name="table_20_cell" office:value-type="string" table:number-columns-spanned="2" table:number-rows-spanned="1">
            <text:p>REAL, SHORT and INTEGER declare variables with standard, half or integer precision.</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DEFDBL, DEFSGL, DEFINT &lt;letter range&gt; and suffixes #, ! and % allow double or single precision and 16 bit signed integers. Variables of different types are independent from each other.</text:p>
          </table:table-cell>
          <table:covered-table-cell table:style-name="table_20_cell"/>
          <table:covered-table-cell table:style-name="table_20_cell"/>
        </table:table-row>
        <table:table-row table:style-name="ro26">
          <table:covered-table-cell table:style-name="ce5"/>
          <table:covered-table-cell table:style-name="ce10"/>
          <table:covered-table-cell table:style-name="ce10"/>
          <table:covered-table-cell table:style-name="table_20_cell"/>
          <table:covered-table-cell table:style-name="table_20_cell"/>
          <table:covered-table-cell table:style-name="ce10"/>
          <table:covered-table-cell table:style-name="table_20_cell"/>
          <table:covered-table-cell table:style-name="table_20_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table_20_cell"/>
          <table:covered-table-cell table:style-name="table_20_cell"/>
          <table:covered-table-cell table:style-name="grey"/>
          <table:covered-table-cell table:style-name="grey"/>
          <table:covered-table-cell table:style-name="table_20_cell"/>
          <table:covered-table-cell table:style-name="table_20_cell"/>
          <table:table-cell table:style-name="table_20_cell" office:value-type="string" table:number-columns-spanned="2" table:number-rows-spanned="1">
            <text:p>DEFDBL/DEFSGL set default.</text:p>
          </table:table-cell>
          <table:covered-table-cell table:style-name="table_20_cell"/>
          <table:covered-table-cell table:style-name="grey"/>
          <table:covered-table-cell table:style-name="table_20_cell"/>
          <table:table-cell table:style-name="table_20_cell" office:value-type="string">
            <text:p>Default is set with DEFDBL/DEFSGL.</text:p>
          </table:table-cell>
          <table:table-cell table:style-name="table_20_cell" office:value-type="string" table:number-columns-spanned="2" table:number-rows-spanned="1">
            <text:p>Default is REAL.</text:p>
          </table:table-cell>
          <table:covered-table-cell table:style-name="table_20_cell"/>
          <table:covered-table-cell table:style-name="table_20_cell"/>
          <table:covered-table-cell table:style-name="table_20_cell"/>
          <table:table-cell table:style-name="table_20_cell" office:value-type="string">
            <text:p>Default is double precision.</text:p>
          </table:table-cell>
          <table:table-cell table:style-name="table_20_cell" office:value-type="string">
            <text:p>Default is double precision. </text:p>
            <text:p>All float constants are double precision.</text:p>
          </table:table-cell>
          <table:table-cell table:style-name="ce20" office:value-type="string">
            <text:p>Default is single precision.</text:p>
          </table:table-cell>
        </table:table-row>
        <table:table-row table:style-name="ro32">
          <table:table-cell table:style-name="ce5" office:value-type="string">
            <text:p>Numeric range</text:p>
          </table:table-cell>
          <table:table-cell table:style-name="ce10" office:value-type="string" table:number-columns-spanned="4" table:number-rows-spanned="1">
            <text:p>BCD, 10 digits, 2 digits exponent. Special symbol for the exponent.</text:p>
          </table:table-cell>
          <table:covered-table-cell table:style-name="ce10"/>
          <table:covered-table-cell table:style-name="table_20_cell"/>
          <table:covered-table-cell table:style-name="table_20_cell"/>
          <table:table-cell table:style-name="ce10" office:value-type="string" table:number-columns-spanned="3" table:number-rows-spanned="1">
            <text:p>BCD, 10 or 5 digits, 2 digits exponent</text:p>
          </table:table-cell>
          <table:covered-table-cell table:style-name="table_20_cell"/>
          <table:covered-table-cell table:style-name="table_20_cell"/>
          <table:table-cell table:style-name="ce12" office:value-type="string" table:number-columns-spanned="4" table:number-rows-spanned="1">
            <text:p>BCD, 10 digits, 2 digits exponent.</text:p>
          </table:table-cell>
          <table:covered-table-cell table:style-name="ce10"/>
          <table:covered-table-cell table:style-name="ce10"/>
          <table:covered-table-cell table:style-name="ce10"/>
          <table:table-cell table:style-name="ce10" office:value-type="string">
            <text:p>BCD with 2 digts exponent.</text:p>
            <text:p>Single precision: 6+3 digits.</text:p>
            <text:p>Doube precision: 16+3 digits.</text:p>
            <text:p>The three guard digits are not displayed. </text:p>
          </table:table-cell>
          <table:table-cell table:style-name="ce12" office:value-type="string" table:number-columns-spanned="7" table:number-rows-spanned="1">
            <text:p>BCD, 10 digits, 2 digits exponent. Internal accuracy up to 12 digits.</text:p>
            <text:p>The PC-1211/1248 have a special symbol for the exponent (leading 1 can be omitted)</text:p>
          </table:table-cell>
          <table:covered-table-cell table:style-name="table_20_cell"/>
          <table:covered-table-cell table:style-name="table_20_cell"/>
          <table:covered-table-cell table:style-name="grey"/>
          <table:covered-table-cell table:style-name="grey"/>
          <table:covered-table-cell table:style-name="table_20_cell"/>
          <table:covered-table-cell table:style-name="table_20_cell"/>
          <table:table-cell table:style-name="table_20_cell" office:value-type="string" table:number-columns-spanned="2" table:number-rows-spanned="1">
            <text:p>BCD,</text:p>
            <text:p>10 digits or 20 digits,</text:p>
            <text:p>2 digits exponent.</text:p>
          </table:table-cell>
          <table:covered-table-cell table:style-name="table_20_cell"/>
          <table:table-cell table:style-name="table_20_cell" office:value-type="string" table:number-columns-spanned="2" table:number-rows-spanned="1">
            <text:p>BCD, 10 digits,</text:p>
            <text:p>2 digits exponent.</text:p>
          </table:table-cell>
          <table:covered-table-cell table:style-name="table_20_cell"/>
          <table:table-cell table:style-name="ce20" office:value-type="string">
            <text:p>BCD, 10 digits or 20 digits, 2 digits exponent.</text:p>
          </table:table-cell>
          <table:table-cell table:style-name="ce20" office:value-type="string">
            <text:p>Like HP-71 but not IEEE. SHORT exponent range +/-99. </text:p>
          </table:table-cell>
          <table:table-cell table:style-name="ce28" office:value-type="string">
            <text:p>BCD, 12 digits or 5 digits, exponent range +/-499. Special values for <text:span text:style-name="T15">NaN</text:span> and <text:span text:style-name="T15">Inf</text:span><text:span text:style-name="T16"> (IEEE standard)</text:span>. Integers are BCD with 5 digits and no exponent. Some internal computations use 15 digits.</text:p>
          </table:table-cell>
          <table:table-cell table:style-name="table_20_cell" office:value-type="string" table:number-columns-spanned="2" table:number-rows-spanned="1">
            <text:p>BCD, 13 digits, exponent range -128..+127.</text:p>
          </table:table-cell>
          <table:covered-table-cell table:style-name="table_20_cell"/>
          <table:table-cell table:style-name="table_20_cell" office:value-type="string" table:number-columns-spanned="3" table:number-rows-spanned="1">
            <text:p>Integer: 16 bit signed, -32768..32767.</text:p>
            <text:p>Single precision: 32 bit binary float (ca.7 digits), exponent range -64..+62.</text:p>
            <text:p><text:span text:style-name="T7">Double precision: 64 bit binary float (ca.14 digits), exponent range -64..+62.</text:span></text:p>
            <text:p><text:span text:style-name="T7">Double precision numbers have a D exponent or a trailing #.</text:span></text:p>
          </table:table-cell>
          <table:covered-table-cell table:style-name="table_20_cell"/>
          <table:covered-table-cell table:style-name="table_20_cell"/>
        </table:table-row>
        <table:table-row table:style-name="ro19">
          <table:table-cell table:style-name="ce5" office:value-type="string" table:number-columns-spanned="1" table:number-rows-spanned="2">
            <text:p>String variables</text:p>
          </table:table-cell>
          <table:table-cell table:style-name="ce10" office:value-type="string" table:number-columns-spanned="7" table:number-rows-spanned="1">
            <text:p>Fixed string variables A$-Z$, 7 characters, share memory with A-Z.</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10" office:value-type="string" table:number-columns-spanned="4" table:number-rows-spanned="2">
            <text:p>String variable names follow the rules of numeric variables+$.</text:p>
            <text:p>String length is dynamic up to 255 characters.</text:p>
            <text:p>The total amount of string space must be set by <text:span text:style-name="T2">CLEAR</text:span>.</text:p>
            <text:p>Undefined string variables return an empty string.</text:p>
          </table:table-cell>
          <table:covered-table-cell table:style-name="ce10"/>
          <table:covered-table-cell table:style-name="ce10"/>
          <table:covered-table-cell table:style-name="ce10"/>
          <table:table-cell table:style-name="ce10" office:value-type="string" table:number-columns-spanned="1" table:number-rows-spanned="2">
            <text:p>See left.</text:p>
            <text:p/>
            <text:p>DEFSTR &lt;letter range&gt; allows names without $.</text:p>
          </table:table-cell>
          <table:table-cell table:style-name="ce10" office:value-type="string" table:number-columns-spanned="1" table:number-rows-spanned="2">
            <text:p>Fixed string variables A$-Z$, independent of A-Z. Automatic two letter (+$) string variables, 16 characters for all types. Undefined string variables return an empty string.</text:p>
          </table:table-cell>
          <table:table-cell table:style-name="table_20_cell" office:value-type="string" table:number-columns-spanned="10" table:number-rows-spanned="1">
            <text:p>Fixed string variables A$-Z$, 7 characters, share memory with A-Z.</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3" office:value-type="string" table:number-columns-spanned="1" table:number-rows-spanned="2">
            <text:p><text:span text:style-name="T7">String variable names follow the rules of numeric variables+$.</text:span></text:p>
            <text:p><text:span text:style-name="T7">String length is dynamic up to 254 characters. Undefined string variables return an empty string.</text:span></text:p>
          </table:table-cell>
          <table:table-cell table:style-name="ce23" office:value-type="string" table:number-columns-spanned="2" table:number-rows-spanned="2">
            <text:p>A$-Z$, A0$-A9$..Z0$-Z9$. DIM A$[L] sets string length to L. Default is 32, maximum is memory dependent. String allocation is static. String variables are independent but arrays and simple variables cannot share the same name. Undefined string variables return an empty string.</text:p>
          </table:table-cell>
          <table:covered-table-cell table:style-name="table_20_cell"/>
          <table:table-cell table:style-name="ce20" office:value-type="string" table:number-columns-spanned="2" table:number-rows-spanned="2">
            <text:p><text:span text:style-name="T7">String variable names follow the rules of numeric variables+$. String length is dynamic up to 255 </text:span><text:span text:style-name="T7">characters. String variables are created by a manual assignment or automatically by </text:span><text:span text:style-name="T12">RUN</text:span><text:span text:style-name="T7"> if used in a </text:span><text:span text:style-name="T7">program. Use of undefined string variables results in an error.</text:span></text:p>
          </table:table-cell>
          <table:covered-table-cell table:style-name="table_20_cell"/>
          <table:table-cell table:style-name="ce20" office:value-type="string" table:number-columns-spanned="3" table:number-rows-spanned="2">
            <text:p><text:span text:style-name="T7">String variable names follow the rules of numeric variables+$.</text:span></text:p>
            <text:p><text:span text:style-name="T7">String length is dynamic up to 255 characters. Undefined string variables return an empty string. </text:span></text:p>
            <text:p><text:span text:style-name="T7">DEFSTR &lt;letter range&gt; allows names without $. </text:span></text:p>
          </table:table-cell>
          <table:covered-table-cell table:style-name="ce20"/>
          <table:covered-table-cell table:style-name="table_20_cell"/>
        </table:table-row>
        <table:table-row table:style-name="ro33">
          <table:covered-table-cell table:style-name="table_20_head"/>
          <table:table-cell table:style-name="ce10" office:value-type="string" table:number-columns-spanned="3" table:number-rows-spanned="1">
            <text:p>$, 30 characters.</text:p>
          </table:table-cell>
          <table:covered-table-cell/>
          <table:covered-table-cell table:style-name="table_20_cell"/>
          <table:table-cell table:style-name="ce10" office:value-type="string">
            <text:p>$, 62 characters.</text:p>
          </table:table-cell>
          <table:table-cell table:style-name="ce10" office:value-type="string" table:number-columns-spanned="3" table:number-rows-spanned="1">
            <text:p>Registered two letter (+$) string variables,</text:p>
            <text:p>16 characters. Use of undefined two letter string variables results in an error. </text:p>
          </table:table-cell>
          <table:covered-table-cell table:style-name="table_20_cell"/>
          <table:covered-table-cell table:style-name="table_20_cell"/>
          <table:covered-table-cell table:style-name="ce10"/>
          <table:covered-table-cell table:style-name="ce10"/>
          <table:covered-table-cell table:style-name="ce10"/>
          <table:covered-table-cell table:style-name="ce10"/>
          <table:covered-table-cell table:style-name="ce10"/>
          <table:covered-table-cell table:style-name="ce10"/>
          <table:table-cell table:style-name="grey" office:value-type="string" table:number-columns-spanned="2" table:number-rows-spanned="1">
            <text:p>N/A</text:p>
          </table:table-cell>
          <table:covered-table-cell table:style-name="grey"/>
          <table:table-cell table:style-name="table_20_cell" office:value-type="string" table:number-columns-spanned="8" table:number-rows-spanned="1">
            <text:p>Automatic two letter (+$) string variables, 16 characters. Undefined string variables return an empty string.</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19">
          <table:table-cell table:style-name="table_20_head" office:value-type="string">
            <text:p>String too long</text:p>
          </table:table-cell>
          <table:table-cell table:style-name="ce10" office:value-type="string" table:number-columns-spanned="3" table:number-rows-spanned="1">
            <text:p>ERR 6</text:p>
          </table:table-cell>
          <table:covered-table-cell/>
          <table:covered-table-cell table:style-name="table_20_cell"/>
          <table:table-cell table:style-name="ce10" office:value-type="string">
            <text:p>Silent truncation</text:p>
          </table:table-cell>
          <table:table-cell table:style-name="ce10" office:value-type="string" table:number-columns-spanned="8" table:number-rows-spanned="1">
            <text:p>ST error</text:p>
          </table:table-cell>
          <table:covered-table-cell table:style-name="table_20_cell"/>
          <table:covered-table-cell table:style-name="table_20_cell"/>
          <table:covered-table-cell table:style-name="ce10"/>
          <table:covered-table-cell table:style-name="ce10"/>
          <table:covered-table-cell table:style-name="ce10"/>
          <table:covered-table-cell table:style-name="ce10"/>
          <table:covered-table-cell table:style-name="ce10"/>
          <table:table-cell table:style-name="ce12" office:value-type="string" table:number-columns-spanned="12" table:number-rows-spanned="1">
            <text:p>Silent truncation</text:p>
          </table:table-cell>
          <table:covered-table-cell table:style-name="grey"/>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ERR:Excess Chars</text:p>
          </table:table-cell>
          <table:covered-table-cell table:style-name="table_20_cell"/>
          <table:table-cell table:style-name="table_20_cell" office:value-type="string" table:number-columns-spanned="2" table:number-rows-spanned="1">
            <text:p>E3 Mismatch</text:p>
          </table:table-cell>
          <table:covered-table-cell table:style-name="table_20_cell"/>
          <table:table-cell table:style-name="table_20_cell" office:value-type="string" table:number-columns-spanned="3" table:number-rows-spanned="1">
            <text:p>LS Error</text:p>
          </table:table-cell>
          <table:covered-table-cell table:style-name="table_20_cell"/>
          <table:covered-table-cell table:style-name="table_20_cell"/>
        </table:table-row>
        <table:table-row table:style-name="ro34">
          <table:table-cell table:style-name="table_20_head" office:value-type="string">
            <text:p>String literals</text:p>
          </table:table-cell>
          <table:table-cell table:style-name="ce10" office:value-type="string">
            <text:p>"STRING"</text:p>
          </table:table-cell>
          <table:table-cell table:style-name="table_20_cell" office:value-type="string" table:number-columns-spanned="5" table:number-rows-spanned="1">
            <text:p>"String"</text:p>
          </table:table-cell>
          <table:covered-table-cell table:style-name="table_20_cell"/>
          <table:covered-table-cell table:style-name="ce10"/>
          <table:covered-table-cell table:style-name="ce10"/>
          <table:covered-table-cell table:style-name="table_20_cell"/>
          <table:table-cell table:style-name="table_20_cell" office:value-type="string">
            <text:p>"STRING"</text:p>
          </table:table-cell>
          <table:table-cell table:style-name="ce10" office:value-type="string" table:number-columns-spanned="5" table:number-rows-spanned="1">
            <text:p>"String", "String – Trailing quote can be omitted on line end.</text:p>
          </table:table-cell>
          <table:covered-table-cell table:style-name="ce10"/>
          <table:covered-table-cell table:style-name="ce10"/>
          <table:covered-table-cell table:style-name="ce10"/>
          <table:covered-table-cell table:style-name="ce10"/>
          <table:table-cell table:style-name="ce10" office:value-type="string">
            <text:p>"String", "String</text:p>
          </table:table-cell>
          <table:table-cell table:style-name="table_20_cell" office:value-type="string" table:number-columns-spanned="3" table:number-rows-spanned="1">
            <text:p>"STRING", "STRING</text:p>
          </table:table-cell>
          <table:covered-table-cell table:style-name="table_20_cell"/>
          <table:covered-table-cell table:style-name="table_20_cell"/>
          <table:table-cell table:style-name="table_20_cell" office:value-type="string" table:number-columns-spanned="8" table:number-rows-spanned="1">
            <text:p>"String", "String – Trailing quote can be omitted on line end on all Sharp BASIC implementation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String with 'quotes' ", 'String with "quotes" '</text:p>
          </table:table-cell>
          <table:covered-table-cell table:style-name="table_20_cell"/>
          <table:table-cell table:style-name="table_20_cell" office:value-type="string" table:number-columns-spanned="2" table:number-rows-spanned="1">
            <text:p>"String with ""quotes"" "</text:p>
          </table:table-cell>
          <table:covered-table-cell table:style-name="table_20_cell"/>
          <table:table-cell table:style-name="table_20_cell" office:value-type="string" table:number-columns-spanned="3" table:number-rows-spanned="1">
            <text:p>"String", quotes inside string literals are not supported.</text:p>
          </table:table-cell>
          <table:covered-table-cell table:style-name="table_20_cell"/>
          <table:covered-table-cell table:style-name="table_20_cell"/>
        </table:table-row>
        <table:table-row table:style-name="ro19">
          <table:table-cell table:style-name="table_20_head" office:value-type="string">
            <text:p>Character set</text:p>
          </table:table-cell>
          <table:table-cell table:style-name="ce8" office:value-type="string">
            <text:p>FX-702P</text:p>
          </table:table-cell>
          <table:table-cell table:style-name="table_20_cell" office:value-type="string">
            <text:p>PB-100 </text:p>
          </table:table-cell>
          <table:table-cell table:style-name="table_20_cell" office:value-type="string" table:number-columns-spanned="2" table:number-rows-spanned="1">
            <text:p>PB-100 extended</text:p>
          </table:table-cell>
          <table:covered-table-cell table:style-name="table_20_cell"/>
          <table:table-cell table:style-name="table_20_cell" office:value-type="string" table:number-columns-spanned="2" table:number-rows-spanned="1">
            <text:p>ASCII + japanese + graphics</text:p>
          </table:table-cell>
          <table:covered-table-cell table:style-name="table_20_cell"/>
          <table:table-cell table:style-name="table_20_cell" office:value-type="string">
            <text:p>ASCII</text:p>
          </table:table-cell>
          <table:table-cell table:style-name="ce13" office:value-type="string" table:number-columns-spanned="3" table:number-rows-spanned="1">
            <text:p>ASCII + japanese + symbols</text:p>
          </table:table-cell>
          <table:covered-table-cell table:style-name="ce10"/>
          <table:covered-table-cell table:style-name="table_20_cell"/>
          <table:table-cell table:style-name="ce17" office:value-type="string">
            <text:p>Same as PB-700</text:p>
          </table:table-cell>
          <table:table-cell table:style-name="ce17" office:value-type="string">
            <text:p>ASCII + symbols</text:p>
          </table:table-cell>
          <table:table-cell table:style-name="table_20_cell" office:value-type="string" table:number-columns-spanned="4" table:number-rows-spanned="1">
            <text:p>ASCII + symbols</text:p>
          </table:table-cell>
          <table:covered-table-cell table:style-name="table_20_cell"/>
          <table:covered-table-cell table:style-name="table_20_cell"/>
          <table:covered-table-cell table:style-name="table_20_cell"/>
          <table:table-cell table:style-name="table_20_cell" office:value-type="string" table:number-columns-spanned="7" table:number-rows-spanned="1">
            <text:p>ASCII + japanese + symbols </text:p>
          </table:table-cell>
          <table:covered-table-cell table:style-name="table_20_cell"/>
          <table:covered-table-cell table:style-name="blue"/>
          <table:covered-table-cell table:style-name="blue"/>
          <table:covered-table-cell table:style-name="table_20_cell"/>
          <table:covered-table-cell table:style-name="blue"/>
          <table:covered-table-cell table:style-name="table_20_cell"/>
          <table:table-cell table:style-name="ce17" office:value-type="string">
            <text:p>IBM-PC code page 437</text:p>
          </table:table-cell>
          <table:table-cell table:style-name="table_20_cell" office:value-type="string" table:number-columns-spanned="4" table:number-rows-spanned="1">
            <text:p>ASCII + symbols</text:p>
          </table:table-cell>
          <table:covered-table-cell table:style-name="blue"/>
          <table:covered-table-cell table:style-name="ce16"/>
          <table:covered-table-cell table:style-name="table_20_cell"/>
          <table:table-cell table:style-name="table_20_cell" office:value-type="string" table:number-columns-spanned="2" table:number-rows-spanned="1">
            <text:p>ASCII + symbols.</text:p>
          </table:table-cell>
          <table:covered-table-cell table:style-name="table_20_cell"/>
          <table:table-cell table:style-name="table_20_cell" office:value-type="string">
            <text:p>National ASCII + symbols.</text:p>
          </table:table-cell>
        </table:table-row>
        <table:table-row table:style-name="ro19">
          <table:table-cell table:style-name="table_20_head" office:value-type="string">
            <text:p>Lower case</text:p>
          </table:table-cell>
          <table:table-cell table:style-name="ce8" office:value-type="string">
            <text:p>NO</text:p>
          </table:table-cell>
          <table:table-cell table:style-name="table_20_cell" office:value-type="string" table:number-columns-spanned="5" table:number-rows-spanned="1">
            <text:p>Yes</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ext:p>NO</text:p>
          </table:table-cell>
          <table:table-cell table:style-name="ce13" office:value-type="string" table:number-columns-spanned="4" table:number-rows-spanned="1">
            <text:p>Yes</text:p>
          </table:table-cell>
          <table:covered-table-cell table:style-name="ce10"/>
          <table:covered-table-cell table:style-name="table_20_cell"/>
          <table:covered-table-cell table:style-name="ce17"/>
          <table:table-cell table:style-name="ce17" office:value-type="string">
            <text:p>Yes</text:p>
          </table:table-cell>
          <table:table-cell table:style-name="table_20_cell" office:value-type="string">
            <text:p>Yes</text:p>
          </table:table-cell>
          <table:table-cell table:style-name="ce22" office:value-type="string" table:number-columns-spanned="3" table:number-rows-spanned="1">
            <text:p>NO</text:p>
          </table:table-cell>
          <table:covered-table-cell table:style-name="table_20_cell"/>
          <table:covered-table-cell table:style-name="table_20_cell" office:value-type="string">
            <text:p>1403 only</text:p>
          </table:covered-table-cell>
          <table:table-cell table:style-name="table_20_cell" office:value-type="string" table:number-columns-spanned="8" table:number-rows-spanned="1">
            <text:p>Yes</text:p>
          </table:table-cell>
          <table:covered-table-cell table:style-name="table_20_cell"/>
          <table:covered-table-cell table:style-name="blue"/>
          <table:covered-table-cell table:style-name="blue"/>
          <table:covered-table-cell table:style-name="table_20_cell"/>
          <table:covered-table-cell table:style-name="blue"/>
          <table:covered-table-cell table:style-name="table_20_cell"/>
          <table:covered-table-cell table:style-name="blue"/>
          <table:table-cell table:style-name="table_20_cell" office:value-type="string" table:number-columns-spanned="4" table:number-rows-spanned="1">
            <text:p>Yes</text:p>
          </table:table-cell>
          <table:covered-table-cell table:style-name="blue"/>
          <table:covered-table-cell table:style-name="ce16"/>
          <table:covered-table-cell table:style-name="table_20_cell"/>
          <table:table-cell table:style-name="table_20_cell" office:value-type="string" table:number-columns-spanned="3" table:number-rows-spanned="1">
            <text:p>Yes</text:p>
          </table:table-cell>
          <table:covered-table-cell table:style-name="table_20_cell"/>
          <table:covered-table-cell table:style-name="table_20_cell"/>
        </table:table-row>
        <table:table-row table:style-name="ro35">
          <table:table-cell table:style-name="ce5" office:value-type="string" table:number-columns-spanned="1" table:number-rows-spanned="2">
            <text:p>Arrays</text:p>
          </table:table-cell>
          <table:table-cell table:style-name="ce10" office:value-type="string" table:number-columns-spanned="1" table:number-rows-spanned="2">
            <text:p>A(...) overlaps variables A0, A1, etc., created by</text:p>
            <text:p>DEFM &lt;blocks&gt;.</text:p>
          </table:table-cell>
          <table:table-cell table:style-name="ce12" office:value-type="string" table:number-columns-spanned="2" table:number-rows-spanned="2">
            <text:p>A(...)-Z(...) overlap A-Z:</text:p>
            <text:p>A(0)-A(25) are A-Z,</text:p>
            <text:p>B(0)-B(24) are B-Z,</text:p>
            <text:p>...</text:p>
            <text:p>Z(0) is Z.</text:p>
          </table:table-cell>
          <table:covered-table-cell table:style-name="table_20_cell"/>
          <table:table-cell table:style-name="table_20_cell" office:value-type="string" table:number-columns-spanned="1" table:number-rows-spanned="2">
            <text:p>DIM A(...) creates independent array. Maximum of 8 arrays.</text:p>
          </table:table-cell>
          <table:table-cell table:style-name="ce10" office:value-type="string" table:number-columns-spanned="3" table:number-rows-spanned="2">
            <text:p>DIM A(...) defines normal array,</text:p>
            <text:p>two letter names allowed.</text:p>
            <text:p>DIM A!(...) defines "half-precision" array,</text:p>
            <text:p>only A!-Z! allowed.</text:p>
          </table:table-cell>
          <table:covered-table-cell table:style-name="table_20_cell"/>
          <table:covered-table-cell table:style-name="table_20_cell"/>
          <table:table-cell table:style-name="ce10" office:value-type="string" table:number-columns-spanned="5" table:number-rows-spanned="2">
            <text:p>DIM Name(...) defines array.</text:p>
            <text:p>Array names follow the rules of numeric variables.</text:p>
          </table:table-cell>
          <table:covered-table-cell table:style-name="ce10"/>
          <table:covered-table-cell table:style-name="ce10"/>
          <table:covered-table-cell table:style-name="ce10"/>
          <table:covered-table-cell table:style-name="ce10"/>
          <table:table-cell table:style-name="ce12" office:value-type="string" table:number-columns-spanned="1" table:number-rows-spanned="2">
            <text:p>DIM Name(...) defines array. Name is one or two characters.</text:p>
          </table:table-cell>
          <table:table-cell table:style-name="table_20_cell" office:value-type="string" table:number-columns-spanned="1" table:number-rows-spanned="2">
            <text:p>Only A() allowed to access A-Z.</text:p>
          </table:table-cell>
          <table:table-cell table:style-name="table_20_cell" office:value-type="string" table:number-columns-spanned="1" table:number-rows-spanned="2">
            <text:p>DIM B(...)-Z() define arrays.</text:p>
            <text:p>A() is reserved.</text:p>
          </table:table-cell>
          <table:table-cell table:style-name="table_20_cell" office:value-type="string" table:number-columns-spanned="8" table:number-rows-spanned="1">
            <text:p>DIM Name(...) defines array. Name is one or two characters.</text:p>
            <text:p>PC-1421 has special arrays CFI and NFI with index 0..19.</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3" office:value-type="string">
            <text:p>DIM Name(...) defines array.</text:p>
            <text:p>Array names follow the rules of numeric variables.</text:p>
          </table:table-cell>
          <table:table-cell table:style-name="ce23" office:value-type="string" table:number-columns-spanned="2" table:number-rows-spanned="1">
            <text:p>DIM A(...) defines array. REAL, SHORT or INTEGER A(...) define arrays of certain type. See above for naming restrictions.</text:p>
          </table:table-cell>
          <table:covered-table-cell table:style-name="table_20_cell"/>
          <table:table-cell table:style-name="ce20" office:value-type="string" table:number-columns-spanned="2" table:number-rows-spanned="2">
            <text:p>DIM Name(...) defines array. Array names follow the rules of numeric variables. DIM statements are static declarations and must appear above any reference to the array in the program. DIM cannot appear after THEN or ELSE. After a DIM statement only comments are allowed on the same line. </text:p>
          </table:table-cell>
          <table:covered-table-cell table:style-name="table_20_cell"/>
          <table:table-cell table:style-name="ce23" office:value-type="string" table:number-columns-spanned="3" table:number-rows-spanned="1">
            <text:p>DIM Name(...) defines array.</text:p>
            <text:p>Array names follow the rules of numeric variables.</text:p>
          </table:table-cell>
          <table:covered-table-cell table:style-name="ce23"/>
          <table:covered-table-cell table:style-name="table_20_cell"/>
        </table:table-row>
        <table:table-row table:style-name="ro35">
          <table:covered-table-cell table:style-name="table_20_head"/>
          <table:covered-table-cell table:style-name="ce10"/>
          <table:covered-table-cell table:style-name="ce9"/>
          <table:covered-table-cell table:style-name="table_20_cell"/>
          <table:covered-table-cell table:style-name="ce10"/>
          <table:covered-table-cell table:style-name="ce10"/>
          <table:covered-table-cell table:style-name="table_20_cell"/>
          <table:covered-table-cell table:style-name="table_20_cell"/>
          <table:covered-table-cell table:style-name="ce10"/>
          <table:covered-table-cell table:style-name="ce10"/>
          <table:covered-table-cell table:style-name="ce10"/>
          <table:covered-table-cell table:style-name="ce10"/>
          <table:covered-table-cell table:style-name="ce10"/>
          <table:covered-table-cell table:number-columns-repeated="3"/>
          <table:table-cell table:style-name="grey" office:value-type="string" table:number-columns-spanned="4" table:number-rows-spanned="1">
            <text:p>Single precision only.</text:p>
          </table:table-cell>
          <table:covered-table-cell table:style-name="grey"/>
          <table:covered-table-cell table:style-name="grey"/>
          <table:covered-table-cell table:style-name="grey"/>
          <table:table-cell table:style-name="table_20_cell" office:value-type="string" table:number-columns-spanned="2" table:number-rows-spanned="1">
            <text:p>Single or double precision arrays are independent</text:p>
          </table:table-cell>
          <table:covered-table-cell table:style-name="grey"/>
          <table:table-cell table:style-name="grey" office:value-type="string" table:number-columns-spanned="2" table:number-rows-spanned="1">
            <text:p>Single precision only.</text:p>
          </table:table-cell>
          <table:covered-table-cell table:style-name="grey"/>
          <table:table-cell table:style-name="ce20" office:value-type="string">
            <text:p>Single and double precision arrays are independent from each other.</text:p>
          </table:table-cell>
          <table:table-cell table:style-name="table_20_cell" office:value-type="string">
            <text:p>Static declaration like TI-74.</text:p>
          </table:table-cell>
          <table:table-cell table:style-name="table_20_cell" office:value-type="string">
            <text:p>Dimension and size can be expressions. Existing arrays can be redimensioned without data loss.</text:p>
          </table:table-cell>
          <table:covered-table-cell table:style-name="table_20_cell"/>
          <table:covered-table-cell table:style-name="table_20_cell"/>
          <table:table-cell table:style-name="ce20" office:value-type="string" table:number-columns-spanned="3" table:number-rows-spanned="1">
            <text:p>Arrays of different types are independent from each other.</text:p>
          </table:table-cell>
          <table:covered-table-cell table:style-name="ce20"/>
          <table:covered-table-cell table:style-name="table_20_cell"/>
        </table:table-row>
        <table:table-row table:style-name="ro36">
          <table:table-cell table:style-name="ce5" office:value-type="string">
            <text:p>String arrays</text:p>
          </table:table-cell>
          <table:table-cell table:style-name="ce9" office:value-type="string">
            <text:p>N/A</text:p>
          </table:table-cell>
          <table:table-cell table:style-name="ce8" office:value-type="string" table:number-columns-spanned="2" table:number-rows-spanned="1">
            <text:p>A$(...)-Z$(...) overlap the fixed string variables A$-Z$ (see above.)</text:p>
          </table:table-cell>
          <table:covered-table-cell table:style-name="table_20_cell"/>
          <table:table-cell table:style-name="ce10" office:value-type="string">
            <text:p>DIM A$(...) creates independent string array, 7 characters.</text:p>
          </table:table-cell>
          <table:table-cell table:style-name="ce10" office:value-type="string" table:number-columns-spanned="3" table:number-rows-spanned="1">
            <text:p>DIM A$(...)*L defines string array with defined length L, which defaults to 16 characters. Only A$-Z$ allowed. Length can be an expression. Maximum string length is 80.</text:p>
          </table:table-cell>
          <table:covered-table-cell table:style-name="table_20_cell"/>
          <table:covered-table-cell table:style-name="table_20_cell"/>
          <table:table-cell table:style-name="ce10" office:value-type="string" table:number-columns-spanned="5" table:number-rows-spanned="1">
            <text:p>DIM Name$(...) defines string array.</text:p>
            <text:p>String array names follow the rules of string variables.</text:p>
            <text:p>String length is dynamic up to 255 characters.</text:p>
            <text:p>The total amount of string space must be set by CLEAR.</text:p>
          </table:table-cell>
          <table:covered-table-cell table:style-name="ce10"/>
          <table:covered-table-cell table:style-name="ce10"/>
          <table:covered-table-cell table:style-name="ce10"/>
          <table:covered-table-cell table:style-name="ce10"/>
          <table:table-cell table:style-name="ce10" office:value-type="string">
            <text:p>DIM Name$(...)*L creates string array. See right for details.</text:p>
          </table:table-cell>
          <table:table-cell table:style-name="ce23" office:value-type="string">
            <text:p>Only A$() allowed to access A$-Z$.</text:p>
          </table:table-cell>
          <table:table-cell table:style-name="ce10" office:value-type="string" table:number-columns-spanned="9" table:number-rows-spanned="1">
            <text:p>DIM Name$(...)*L creates string array with maximum string length L which defaults to 16.</text:p>
            <text:p>Names follow the rules of numeric arrays+$. </text:p>
            <text:p>Length can be an expression. Maximum string length is 80.</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3" office:value-type="string">
            <text:p>DIM Name$(...) defines string array.</text:p>
            <text:p>String array names follow the rules of string variables.</text:p>
            <text:p>String length is dynamic up to 254 characters.</text:p>
          </table:table-cell>
          <table:table-cell table:style-name="ce27" office:value-type="string">
            <text:p>N/A</text:p>
          </table:table-cell>
          <table:table-cell table:style-name="ce23" office:value-type="string">
            <text:p>DIM A$(n)[L] defines string array and sets string length to L. See above for naming restrictions. Only one dimension allowed. Default length is 32, maximum is memory dependent.</text:p>
          </table:table-cell>
          <table:table-cell table:style-name="ce20" office:value-type="string" table:number-columns-spanned="2" table:number-rows-spanned="1">
            <text:p>DIM Name$(...) defines string array.</text:p>
            <text:p>Array names follow the rules of numeric variables.</text:p>
            <text:p>String length is dynamic up to 255 characters.</text:p>
            <text:p>See above for DIM statement restrictions.</text:p>
          </table:table-cell>
          <table:covered-table-cell table:style-name="table_20_cell"/>
          <table:table-cell table:style-name="ce23" office:value-type="string" table:number-columns-spanned="3" table:number-rows-spanned="1">
            <text:p>DIM Name$(...) defines string array.</text:p>
            <text:p>String array names follow the rules of string variables.</text:p>
            <text:p>String length is dynamic up to 255 characters.</text:p>
          </table:table-cell>
          <table:covered-table-cell table:style-name="ce23"/>
          <table:covered-table-cell table:style-name="table_20_cell"/>
        </table:table-row>
        <table:table-row table:style-name="ro37">
          <table:table-cell table:style-name="table_20_head" office:value-type="string">
            <text:p>Array dimensions</text:p>
          </table:table-cell>
          <table:table-cell table:style-name="ce10" office:value-type="string">
            <text:p>1: (0..10*&lt;blocks&gt;-1)</text:p>
            <text:p>2: (0..9,0..&lt;blocks&gt;-1)</text:p>
          </table:table-cell>
          <table:table-cell table:style-name="ce8" office:value-type="string" table:number-columns-spanned="2" table:number-rows-spanned="1">
            <text:p>Maximum index of Z(...) defined by DEFM.</text:p>
          </table:table-cell>
          <table:covered-table-cell table:style-name="table_20_cell"/>
          <table:table-cell table:style-name="ce10" office:value-type="string">
            <text:p>Three dimensions, up to 255. Dimensions can be expressions.</text:p>
          </table:table-cell>
          <table:table-cell table:style-name="ce10" office:value-type="string" table:number-columns-spanned="3" table:number-rows-spanned="1">
            <text:p>Two dimensions, up to 255.</text:p>
            <text:p>Dimensions can be expressions.</text:p>
          </table:table-cell>
          <table:covered-table-cell table:style-name="table_20_cell"/>
          <table:covered-table-cell table:style-name="table_20_cell"/>
          <table:table-cell table:style-name="ce12" office:value-type="string" table:number-columns-spanned="4" table:number-rows-spanned="1">
            <text:p>Number and size of dimensions is only limited by memory. Dimensions can be expressions.</text:p>
          </table:table-cell>
          <table:covered-table-cell table:style-name="ce10"/>
          <table:covered-table-cell table:style-name="ce10"/>
          <table:covered-table-cell table:style-name="ce10"/>
          <table:table-cell table:style-name="ce10" office:value-type="string">
            <text:p>Up to three dimensions. Size is limited by memory.</text:p>
            <text:p>OPTION BASE 0 or 1 set the lowest index for next DIM.</text:p>
          </table:table-cell>
          <table:table-cell table:style-name="ce10" office:value-type="string">
            <text:p>Two dimensions up to 255. Dimensions can be expressions.</text:p>
          </table:table-cell>
          <table:table-cell table:style-name="grey" office:value-type="string">
            <text:p>N/A</text:p>
          </table:table-cell>
          <table:table-cell table:style-name="ce10" office:value-type="string" table:number-columns-spanned="9" table:number-rows-spanned="1">
            <text:p>Two dimensions up to 255. Dimensions can be expression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ext:p>Number and size of dimensions is only limited by memory. Dimensions can be expressions. </text:p>
          </table:table-cell>
          <table:table-cell table:style-name="table_20_cell" office:value-type="string" table:number-columns-spanned="2" table:number-rows-spanned="1">
            <text:p>Two dimensions. Size is only limited by memory. OPTION BASE 0 or 1 set the lowest index for next DIM statement.</text:p>
          </table:table-cell>
          <table:covered-table-cell table:style-name="table_20_cell" office:value-type="string">
            <text:p>Dimension and size can be expressions. Existing arrays can be redimensioned without data loss.</text:p>
          </table:covered-table-cell>
          <table:table-cell table:style-name="ce20" office:value-type="string" table:number-columns-spanned="2" table:number-rows-spanned="1">
            <text:p><text:s/>Three dimensions. Size is only limited by memory. <text:span text:style-name="T7">Dimensions must be constant.</text:span></text:p>
          </table:table-cell>
          <table:covered-table-cell table:style-name="table_20_cell"/>
          <table:table-cell table:style-name="ce20" office:value-type="string" table:number-columns-spanned="2" table:number-rows-spanned="1">
            <text:p>Number and size of dimensions is only limited by memory. Dimensions can be expressions. </text:p>
          </table:table-cell>
          <table:covered-table-cell table:style-name="ce20"/>
          <table:table-cell table:style-name="table_20_cell" office:value-type="string">
            <text:p>Limits see left.</text:p>
            <text:p>OPTION BASE 0 or 1 set the lowest index for all arrays.</text:p>
          </table:table-cell>
        </table:table-row>
        <table:table-row table:style-name="ro28">
          <table:table-cell table:style-name="table_20_head" office:value-type="string">
            <text:p>Automatic DIM</text:p>
          </table:table-cell>
          <table:table-cell table:style-name="grey" office:value-type="string" table:number-columns-spanned="3" table:number-rows-spanned="1">
            <text:p>No DIM mode.</text:p>
          </table:table-cell>
          <table:covered-table-cell table:style-name="ce10"/>
          <table:covered-table-cell/>
          <table:table-cell table:style-name="table_20_cell" office:value-type="string">
            <text:p>DEFM works like PB-100.</text:p>
            <text:p>DIM disables DEFM mode.</text:p>
          </table:table-cell>
          <table:table-cell table:style-name="ce12" office:value-type="string" table:number-columns-spanned="3" table:number-rows-spanned="1">
            <text:p>All arrays must be defined.</text:p>
          </table:table-cell>
          <table:covered-table-cell table:style-name="table_20_cell"/>
          <table:covered-table-cell table:style-name="table_20_cell"/>
          <table:table-cell table:style-name="table_20_cell" office:value-type="string">
            <text:p>DEFM works like PB-100.</text:p>
            <text:p>DIM disables DEFM mode.</text:p>
          </table:table-cell>
          <table:table-cell table:style-name="ce12" office:value-type="string" table:number-columns-spanned="3" table:number-rows-spanned="1">
            <text:p>All arrays must be defined.</text:p>
          </table:table-cell>
          <table:covered-table-cell table:style-name="ce10"/>
          <table:covered-table-cell table:style-name="ce10"/>
          <table:table-cell table:style-name="ce12" office:value-type="string">
            <text:p>Arrays of dimension (10), (10,10) or (10,10,10) can be created implicitly by an assignment.</text:p>
          </table:table-cell>
          <table:table-cell table:style-name="ce10" office:value-type="string">
            <text:p>@(1) to @(26) address variables A-Z.</text:p>
          </table:table-cell>
          <table:table-cell table:style-name="table_20_cell" office:value-type="string" table:number-columns-spanned="10" table:number-rows-spanned="1">
            <text:p>A(1) to A(26) or A$(1) to A$(26) can be used to address variables A-Z if they contain the proper data type. Assigning a value to higher index values reserves additional space.</text:p>
            <text:p>DIM A(...) or A$(...) disables this overlap except on PC-121x and PC-1248 which reserve 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ll arrays must be defined.</text:p>
          </table:table-cell>
          <table:table-cell table:style-name="ce20" office:value-type="string" table:number-columns-spanned="2" table:number-rows-spanned="1">
            <text:p>Arrays of dimension (10) or (10,10) can be created <text:s/>implicitly by an assignment.</text:p>
          </table:table-cell>
          <table:covered-table-cell table:style-name="table_20_cell"/>
          <table:table-cell table:style-name="table_20_cell" office:value-type="string" table:number-columns-spanned="2" table:number-rows-spanned="1">
            <text:p>Arrays of dimension (10), (10,10) or (10,10,10) can be created implicitly by an assignment.</text:p>
          </table:table-cell>
          <table:covered-table-cell table:style-name="table_20_cell"/>
          <table:table-cell table:style-name="ce20" office:value-type="string" table:number-columns-spanned="3" table:number-rows-spanned="1">
            <text:p>Arrays of dimension (10), (10,10) or (10,10,10) or more can be created implicitly by an assignment.</text:p>
          </table:table-cell>
          <table:covered-table-cell table:style-name="ce20"/>
          <table:covered-table-cell table:style-name="table_20_cell"/>
        </table:table-row>
        <table:table-row table:style-name="ro25">
          <table:table-cell table:style-name="ce5" office:value-type="string" table:number-columns-spanned="1" table:number-rows-spanned="3">
            <text:p>Clear variables</text:p>
          </table:table-cell>
          <table:table-cell table:style-name="ce10" office:value-type="string" table:number-columns-spanned="2" table:number-rows-spanned="3">
            <text:p>VAC resets all variables.</text:p>
          </table:table-cell>
          <table:covered-table-cell table:style-name="table_20_cell"/>
          <table:table-cell table:style-name="ce10" office:value-type="string" table:number-columns-spanned="2" table:number-rows-spanned="1">
            <text:p>CLEAR <text:span text:style-name="T3">or VAC</text:span> resets all fixed variables.</text:p>
          </table:table-cell>
          <table:covered-table-cell table:style-name="table_20_cell"/>
          <table:table-cell table:style-name="ce10" office:value-type="string" table:number-columns-spanned="3" table:number-rows-spanned="1">
            <text:p>CLEAR resets all fixed variables and deletes all</text:p>
            <text:p>registered variables and arrays.</text:p>
          </table:table-cell>
          <table:covered-table-cell table:style-name="table_20_cell"/>
          <table:covered-table-cell table:style-name="table_20_cell"/>
          <table:table-cell table:style-name="ce10" office:value-type="string">
            <text:p>CLEAR <text:span text:style-name="T3">or VAC</text:span> deletes all variables and arrays.</text:p>
          </table:table-cell>
          <table:table-cell table:style-name="ce10" office:value-type="string" table:number-columns-spanned="4" table:number-rows-spanned="1">
            <text:p>CLEAR deletes all variables and arrays.</text:p>
          </table:table-cell>
          <table:covered-table-cell table:style-name="ce10"/>
          <table:covered-table-cell table:style-name="ce10"/>
          <table:covered-table-cell table:style-name="ce10"/>
          <table:table-cell table:style-name="ce21" office:value-type="string" table:number-columns-spanned="11" table:number-rows-spanned="1">
            <text:p>CLEAR resets all fixed variables and deletes all automatic variables and arrays.</text:p>
          </table:table-cell>
          <table:covered-table-cell table:style-name="ce10"/>
          <table:covered-table-cell table:style-name="ce10"/>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3" office:value-type="string">
            <text:p>CLEAR deletes all variables and arrays.</text:p>
          </table:table-cell>
          <table:table-cell table:style-name="table_20_cell" office:value-type="string">
            <text:p>CLEAR VARS</text:p>
          </table:table-cell>
          <table:table-cell table:style-name="ce23" office:value-type="string">
            <text:p>DESTROY ALL deletes all variables and arrays.</text:p>
          </table:table-cell>
          <table:table-cell table:style-name="table_20_cell" office:value-type="string" table:number-columns-spanned="2" table:number-rows-spanned="1">
            <text:p>Program editing, power cycling, <text:span text:style-name="T2">NEW</text:span> or <text:span text:style-name="T2">RUN</text:span> delete all variables.</text:p>
          </table:table-cell>
          <table:covered-table-cell table:style-name="table_20_cell"/>
          <table:table-cell table:style-name="table_20_cell" office:value-type="string" table:number-columns-spanned="3" table:number-rows-spanned="1">
            <text:p><text:span text:style-name="T6">Power cycling, </text:span><text:span text:style-name="T2">NEW</text:span><text:span text:style-name="T6">,</text:span><text:span text:style-name="T2"> </text:span>RUN or CLEAR delete all variables.</text:p>
          </table:table-cell>
          <table:covered-table-cell table:style-name="table_20_cell"/>
          <table:covered-table-cell table:style-name="table_20_cell"/>
        </table:table-row>
        <table:table-row table:style-name="ro26">
          <table:covered-table-cell table:style-name="table_20_head"/>
          <table:covered-table-cell table:style-name="table_20_cell"/>
          <table:covered-table-cell table:style-name="table_20_cell"/>
          <table:table-cell table:style-name="ce9" office:value-type="string" table:number-columns-spanned="1" table:number-rows-spanned="2">
            <text:p>No DIM mode.</text:p>
          </table:table-cell>
          <table:table-cell table:style-name="ce10" office:value-type="string" table:number-columns-spanned="1" table:number-rows-spanned="2">
            <text:p>DIM mode: CLEAR deletes all arrays,</text:p>
            <text:p><text:span text:style-name="T7">ERASE deletes selected arrays.</text:span></text:p>
          </table:table-cell>
          <table:table-cell table:style-name="table_20_cell" office:value-type="string" table:number-columns-spanned="3" table:number-rows-spanned="2">
            <text:p>ERASE deletes selected registered variables or arrays.</text:p>
          </table:table-cell>
          <table:covered-table-cell table:style-name="table_20_cell"/>
          <table:covered-table-cell table:style-name="table_20_cell"/>
          <table:table-cell table:style-name="ce10" office:value-type="string" table:number-columns-spanned="4" table:number-rows-spanned="2">
            <text:p>ERASE deletes selected arrays.</text:p>
          </table:table-cell>
          <table:covered-table-cell table:style-name="ce10"/>
          <table:covered-table-cell table:style-name="ce10"/>
          <table:covered-table-cell table:style-name="ce10"/>
          <table:table-cell table:style-name="ce9" office:value-type="string" table:number-columns-spanned="1" table:number-rows-spanned="2">
            <text:p>N/A</text:p>
          </table:table-cell>
          <table:table-cell table:style-name="ce21" office:value-type="string" table:number-columns-spanned="6" table:number-rows-spanned="2">
            <text:p>PC-1421: ERASE FIN clears financial variables, ERASE deletes selected arrays.</text:p>
            <text:p><text:span text:style-name="T7">All others: You cannot erase a single array or variable.</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6" table:number-rows-spanned="2">
            <text:p>ERASE deletes selected arrays (except PC-1350.)</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2">
            <text:p>N/A</text:p>
          </table:table-cell>
          <table:table-cell table:style-name="table_20_cell" office:value-type="string" table:number-columns-spanned="1" table:number-rows-spanned="2">
            <text:p>DESTROY deletes selected variables or arrays.</text:p>
          </table:table-cell>
          <table:table-cell table:style-name="grey" office:value-type="string" table:number-columns-spanned="1" table:number-rows-spanned="2">
            <text:p>N/A</text:p>
          </table:table-cell>
          <table:table-cell table:style-name="table_20_cell" office:value-type="string" table:number-columns-spanned="1" table:number-rows-spanned="2">
            <text:p><text:span text:style-name="T2">CALL CLEANUP</text:span> clears variables not used by the program.</text:p>
          </table:table-cell>
          <table:table-cell table:style-name="grey" office:value-type="string" table:number-columns-spanned="1" table:number-rows-spanned="2">
            <text:p>N/A</text:p>
          </table:table-cell>
          <table:table-cell table:style-name="table_20_cell" office:value-type="string">
            <text:p>SLEEP turns power of without deleting the variables.</text:p>
          </table:table-cell>
          <table:table-cell table:style-name="table_20_cell" office:value-type="string" table:number-columns-spanned="1" table:number-rows-spanned="2">
            <text:p>ERASE deletes selected arrays.</text:p>
          </table:table-cell>
        </table:table-row>
        <table:table-row table:style-name="ro19">
          <table:covered-table-cell table:style-name="table_20_head"/>
          <table:covered-table-cell table:style-name="table_20_cell"/>
          <table:covered-table-cell table:style-name="table_20_cell"/>
          <table:covered-table-cell table:style-name="ce9"/>
          <table:covered-table-cell table:style-name="ce10"/>
          <table:covered-table-cell table:style-name="table_20_cell"/>
          <table:covered-table-cell table:style-name="table_20_cell"/>
          <table:covered-table-cell table:style-name="table_20_cell"/>
          <table:covered-table-cell table:style-name="ce10"/>
          <table:covered-table-cell table:style-name="ce10"/>
          <table:covered-table-cell table:style-name="ce10"/>
          <table:covered-table-cell table:style-name="ce10"/>
          <table:covered-table-cell table:style-name="ce10"/>
          <table:covered-table-cell table:style-name="ce21"/>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grey"/>
          <table:covered-table-cell table:style-name="table_20_cell"/>
          <table:covered-table-cell table:style-name="grey"/>
          <table:table-cell table:style-name="table_20_cell" office:value-type="string">
            <text:p>ERASE deletes selected arrays.</text:p>
          </table:table-cell>
          <table:covered-table-cell table:style-name="table_20_cell"/>
        </table:table-row>
        <table:table-row table:style-name="ro17">
          <table:table-cell table:style-name="ce6" table:number-columns-repeated="26"/>
          <table:table-cell table:number-columns-repeated="6"/>
        </table:table-row>
        <table:table-row table:style-name="ro17" table:number-rows-repeated="1048533">
          <table:table-cell table:number-columns-repeated="32"/>
        </table:table-row>
        <table:table-row table:style-name="ro17">
          <table:table-cell table:number-columns-repeated="32"/>
        </table:table-row>
      </table:table>
      <table:table table:name="Functions" table:style-name="ta1">
        <office:forms form:automatic-focus="false" form:apply-design-mode="false"/>
        <table:table-header-columns>
          <table:table-column table:style-name="co23" table:default-cell-style-name="Default"/>
          <table:table-column table:style-name="co24" table:default-cell-style-name="Default"/>
        </table:table-header-columns>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number-columns-repeated="4"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2" table:number-columns-repeated="2" table:default-cell-style-name="Default"/>
        <table:table-column table:style-name="co30" table:number-columns-repeated="6" table:default-cell-style-name="Default"/>
        <table:table-column table:style-name="co25"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number-columns-repeated="3" table:default-cell-style-name="Default"/>
        <table:table-header-rows>
          <table:table-row table:style-name="ro1">
            <table:table-cell/>
            <table:table-cell table:style-name="ce3" office:value-type="string" table:number-columns-spanned="13" table:number-rows-spanned="1">
              <text:p>Functions</text:p>
            </table:table-cell>
            <table:covered-table-cell table:style-name="ce7"/>
            <table:covered-table-cell table:number-columns-repeated="3"/>
            <table:covered-table-cell table:style-name="Heading1"/>
            <table:covered-table-cell table:style-name="Heading1"/>
            <table:covered-table-cell table:style-name="Heading1"/>
            <table:covered-table-cell table:style-name="Heading1"/>
            <table:covered-table-cell table:style-name="ce7"/>
            <table:covered-table-cell table:style-name="ce7"/>
            <table:covered-table-cell table:style-name="ce7"/>
            <table:covered-table-cell table:style-name="Heading1"/>
            <table:table-cell table:style-name="ce19" table:formula="of:=[.B1]" office:value-type="string" office:string-value="Functions" table:number-columns-spanned="12" table:number-rows-spanned="1">
              <text:p>Functions</text:p>
            </table:table-cell>
            <table:covered-table-cell table:style-name="ce19"/>
            <table:covered-table-cell table:number-columns-repeated="10"/>
            <table:table-cell table:style-name="ce26" table:formula="of:=[.B1]" office:value-type="string" office:string-value="Functions" table:number-columns-spanned="7" table:number-rows-spanned="1">
              <text:p>Functions</text:p>
            </table:table-cell>
            <table:covered-table-cell table:number-columns-repeated="3"/>
            <table:covered-table-cell table:style-name="ce3"/>
            <table:covered-table-cell table:number-columns-repeated="2"/>
          </table:table-row>
          <table:table-row table:style-name="ro18">
            <table:table-cell/>
            <table:table-cell table:style-name="ce4" table:number-columns-repeated="12"/>
            <table:table-cell table:style-name="Heading1"/>
            <table:table-cell table:style-name="ce4" table:number-columns-repeated="2"/>
            <table:table-cell table:style-name="ce6" table:number-columns-repeated="11"/>
            <table:table-cell table:number-columns-repeated="6"/>
          </table:table-row>
          <table:table-row table:style-name="ro19">
            <table:table-cell table:style-name="ce5" office:value-type="string" table:number-columns-spanned="2" table:number-rows-spanned="1">
              <text:p>Vendor</text:p>
            </table:table-cell>
            <table:covered-table-cell table:style-name="table_20_head"/>
            <table:table-cell table:style-name="ce5" office:value-type="string" table:number-columns-spanned="12" table:number-rows-spanned="1">
              <text:p>Casio</text:p>
            </table:table-cell>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ce5"/>
            <table:covered-table-cell table:style-name="ce5"/>
            <table:covered-table-cell table:style-name="ce5"/>
            <table:covered-table-cell table:style-name="table_20_head"/>
            <table:table-cell table:style-name="ce5" office:value-type="string" table:number-columns-spanned="12" table:number-rows-spanned="1">
              <text:p>Sharp</text:p>
            </table:table-cell>
            <table:covered-table-cell table:style-name="ce5"/>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table-cell table:style-name="table_20_head" office:value-type="string" table:number-columns-spanned="2" table:number-rows-spanned="1">
              <text:p>HP</text:p>
            </table:table-cell>
            <table:covered-table-cell table:style-name="table_20_head"/>
            <table:table-cell table:style-name="table_20_head" office:value-type="string" table:number-columns-spanned="2" table:number-rows-spanned="1">
              <text:p>TI</text:p>
            </table:table-cell>
            <table:covered-table-cell table:style-name="table_20_head"/>
            <table:table-cell table:style-name="table_20_head" office:value-type="string">
              <text:p>Tandy Radio Shack</text:p>
            </table:table-cell>
            <table:table-cell table:style-name="table_20_head" office:value-type="string">
              <text:p>Canon</text:p>
            </table:table-cell>
            <table:table-cell table:style-name="table_20_head" office:value-type="string">
              <text:p>Epson</text:p>
            </table:table-cell>
          </table:table-row>
          <table:table-row table:style-name="ro38">
            <table:table-cell table:style-name="table_20_head" office:value-type="string" table:number-columns-spanned="2" table:number-rows-spanned="1">
              <text:p>Model</text:p>
            </table:table-cell>
            <table:covered-table-cell table:style-name="table_20_head"/>
            <table:table-cell table:style-name="ce5" office:value-type="string">
              <text:p>FX-702</text:p>
            </table:table-cell>
            <table:table-cell table:style-name="ce5" office:value-type="string">
              <text:p>PB-100</text:p>
              <text:p>PB-300</text:p>
              <text:p>FX-700P</text:p>
              <text:p>FX-710P</text:p>
            </table:table-cell>
            <table:table-cell table:style-name="ce5" office:value-type="string">
              <text:p>PB-220</text:p>
              <text:p>FX-720P</text:p>
            </table:table-cell>
            <table:table-cell table:style-name="ce32" office:value-type="string">
              <text:p><text:span text:style-name="T7">FX-730P</text:span></text:p>
              <text:p><text:span text:style-name="T7">FX-770P</text:span></text:p>
              <text:p><text:span text:style-name="T7">FX-785P</text:span></text:p>
              <text:p><text:span text:style-name="T7">FX-790P</text:span></text:p>
              <text:p><text:span text:style-name="T7">FX-795P</text:span></text:p>
            </table:table-cell>
            <table:table-cell table:style-name="ce5" office:value-type="string">
              <text:p>PB-700</text:p>
            </table:table-cell>
            <table:table-cell table:style-name="ce5" office:value-type="string">
              <text:p>PB-770</text:p>
            </table:table-cell>
            <table:table-cell table:style-name="ce5" office:value-type="string">
              <text:p>FX-750P</text:p>
            </table:table-cell>
            <table:table-cell table:style-name="ce5" office:value-type="string">
              <text:p>FX-850P</text:p>
              <text:p>FX-880P</text:p>
            </table:table-cell>
            <table:table-cell table:style-name="ce5" office:value-type="string">
              <text:p>VX-4</text:p>
            </table:table-cell>
            <table:table-cell table:style-name="ce5" office:value-type="string">
              <text:p>Z-1GR</text:p>
            </table:table-cell>
            <table:table-cell table:style-name="ce5" office:value-type="string">
              <text:p>PB-1000</text:p>
              <text:p><text:span text:style-name="T7">PB-2000C/AI-1000 with BASIC ROM</text:span></text:p>
              <text:p><text:span text:style-name="T7">OM-53B</text:span></text:p>
            </table:table-cell>
            <table:table-cell table:style-name="table_20_head" office:value-type="string">
              <text:p>FP-200</text:p>
            </table:table-cell>
            <table:table-cell table:style-name="table_20_head" office:value-type="string">
              <text:p>PC-1500A</text:p>
            </table:table-cell>
            <table:table-cell table:style-name="table_20_head" office:value-type="string">
              <text:p>PC-1210</text:p>
              <text:p>PC-1211</text:p>
              <text:p>PC-1212</text:p>
            </table:table-cell>
            <table:table-cell table:style-name="table_20_head" office:value-type="string">
              <text:p>PC-1245</text:p>
              <text:p>PC-1246</text:p>
              <text:p>PC-1247</text:p>
              <text:p>PC-1248</text:p>
              <text:p>PC-1251</text:p>
            </table:table-cell>
            <table:table-cell table:style-name="table_20_head" office:value-type="string">
              <text:p>PC-1401</text:p>
              <text:p>PC-1421</text:p>
            </table:table-cell>
            <table:table-cell table:style-name="table_20_head" office:value-type="string">
              <text:p>PC-1403</text:p>
            </table:table-cell>
            <table:table-cell table:style-name="table_20_head" office:value-type="string">
              <text:p>PC-1260</text:p>
              <text:p>PC-1261</text:p>
              <text:p>PC-1262</text:p>
            </table:table-cell>
            <table:table-cell table:style-name="table_20_head" office:value-type="string">
              <text:p>PC-1350</text:p>
              <text:p>PC-1360</text:p>
              <text:p>PC-2500</text:p>
            </table:table-cell>
            <table:table-cell table:style-name="table_20_head" office:value-type="string">
              <text:p>PC-1280</text:p>
            </table:table-cell>
            <table:table-cell table:style-name="table_20_head" office:value-type="string">
              <text:p>PC-1475</text:p>
            </table:table-cell>
            <table:table-cell table:style-name="table_20_head" office:value-type="string">
              <text:p>PC-E220</text:p>
              <text:p>PC-G820</text:p>
            </table:table-cell>
            <table:table-cell table:style-name="table_20_head" office:value-type="string">
              <text:p>PC-G850</text:p>
            </table:table-cell>
            <table:table-cell table:style-name="ce24" office:value-type="string">
              <text:p><text:span text:style-name="T30">PC-E500</text:span></text:p>
              <text:p><text:span text:style-name="T30">PC-E500S</text:span></text:p>
            </table:table-cell>
            <table:table-cell table:style-name="table_20_head" office:value-type="string">
              <text:p>HP-75</text:p>
            </table:table-cell>
            <table:table-cell table:style-name="table_20_head" office:value-type="string">
              <text:p>HP-71</text:p>
            </table:table-cell>
            <table:table-cell table:style-name="table_20_head" office:value-type="string">
              <text:p>TI-74</text:p>
            </table:table-cell>
            <table:table-cell table:style-name="table_20_head" office:value-type="string">
              <text:p>CC-40</text:p>
            </table:table-cell>
            <table:table-cell table:style-name="table_20_head" office:value-type="string">
              <text:p>TRS-80 Model 100</text:p>
            </table:table-cell>
            <table:table-cell table:style-name="table_20_head" office:value-type="string">
              <text:p>X-07</text:p>
            </table:table-cell>
            <table:table-cell table:style-name="table_20_head" office:value-type="string">
              <text:p>HX-20</text:p>
            </table:table-cell>
          </table:table-row>
        </table:table-header-rows>
        <table:table-row table:style-name="ro39">
          <table:table-cell table:style-name="table_20_head_20_rotated" table:number-columns-spanned="1" table:number-rows-spanned="2"/>
          <table:table-cell table:style-name="table_20_head" office:value-type="string">
            <text:p>Syntax remarks</text:p>
          </table:table-cell>
          <table:table-cell table:style-name="ce8" office:value-type="string" table:number-columns-spanned="11" table:number-rows-spanned="1">
            <text:p>Parentheses around arguments of many functions are optional.</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13"/>
          <table:covered-table-cell table:style-name="ce10"/>
          <table:covered-table-cell table:style-name="table_20_cell"/>
          <table:covered-table-cell table:style-name="ce16"/>
          <table:table-cell table:style-name="table_20_cell" office:value-type="string">
            <text:p>All function arguments need parentheses.</text:p>
          </table:table-cell>
          <table:table-cell table:style-name="ce20" office:value-type="string" table:number-columns-spanned="12" table:number-rows-spanned="1">
            <text:p>Parentheses around arguments of many functions are optional. PC-121x allows missing ')'</text:p>
          </table:table-cell>
          <table:covered-table-cell table:style-name="ce20"/>
          <table:covered-table-cell table:style-name="grey"/>
          <table:covered-table-cell table:style-name="table_20_cell"/>
          <table:covered-table-cell table:style-name="table_20_cell"/>
          <table:covered-table-cell table:style-name="table_20_cell"/>
          <table:covered-table-cell table:style-name="blue"/>
          <table:covered-table-cell table:style-name="table_20_cell"/>
          <table:covered-table-cell table:style-name="table_20_cell"/>
          <table:covered-table-cell table:style-name="blue"/>
          <table:covered-table-cell table:style-name="table_20_cell"/>
          <table:covered-table-cell table:style-name="blue"/>
          <table:table-cell table:style-name="ce25" office:value-type="string" table:number-columns-spanned="4" table:number-rows-spanned="1">
            <text:p>All function arguments need parentheses.</text:p>
          </table:table-cell>
          <table:covered-table-cell table:style-name="blue"/>
          <table:covered-table-cell table:style-name="ce17"/>
          <table:covered-table-cell table:style-name="table_20_cell"/>
          <table:table-cell table:style-name="ce23" office:value-type="string" table:number-columns-spanned="3" table:number-rows-spanned="1">
            <text:p>All function arguments need parentheses.</text:p>
          </table:table-cell>
          <table:covered-table-cell table:style-name="ce23"/>
          <table:covered-table-cell table:style-name="table_20_cell"/>
        </table:table-row>
        <table:table-row table:style-name="ro19">
          <table:covered-table-cell table:style-name="table_20_head_20_rotated"/>
          <table:table-cell table:style-name="table_20_head" office:value-type="string">
            <text:p>Precision of mathematical functions</text:p>
          </table:table-cell>
          <table:table-cell table:style-name="ce8" office:value-type="string" table:number-columns-spanned="11" table:number-rows-spanned="1">
            <text:p>Default precisio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13"/>
          <table:covered-table-cell table:style-name="ce10"/>
          <table:covered-table-cell table:style-name="table_20_cell"/>
          <table:covered-table-cell table:style-name="ce16"/>
          <table:table-cell table:style-name="table_20_cell" office:value-type="string">
            <text:p>Same as argument.</text:p>
          </table:table-cell>
          <table:table-cell table:style-name="ce20" office:value-type="string" table:number-columns-spanned="7" table:number-rows-spanned="1">
            <text:p>Default precision</text:p>
          </table:table-cell>
          <table:covered-table-cell table:style-name="ce20"/>
          <table:covered-table-cell table:style-name="grey"/>
          <table:covered-table-cell table:style-name="table_20_cell"/>
          <table:covered-table-cell table:style-name="table_20_cell"/>
          <table:covered-table-cell table:style-name="table_20_cell"/>
          <table:covered-table-cell table:style-name="blue"/>
          <table:table-cell table:style-name="table_20_cell" office:value-type="string" table:number-columns-spanned="2" table:number-rows-spanned="1">
            <text:p>Selectable</text:p>
          </table:table-cell>
          <table:covered-table-cell table:style-name="table_20_cell"/>
          <table:table-cell table:style-name="table_20_cell" office:value-type="string" table:number-columns-spanned="2" table:number-rows-spanned="1">
            <text:p>Single precision</text:p>
          </table:table-cell>
          <table:covered-table-cell table:style-name="table_20_cell"/>
          <table:table-cell table:style-name="table_20_cell" office:value-type="string">
            <text:p>Selectable</text:p>
          </table:table-cell>
          <table:table-cell table:style-name="ce25" office:value-type="string" table:number-columns-spanned="2" table:number-rows-spanned="1">
            <text:p>REAL</text:p>
          </table:table-cell>
          <table:covered-table-cell table:style-name="blue"/>
          <table:table-cell table:style-name="ce17" office:value-type="string" table:number-columns-spanned="2" table:number-rows-spanned="1">
            <text:p>Default precision</text:p>
          </table:table-cell>
          <table:covered-table-cell table:style-name="table_20_cell"/>
          <table:table-cell table:style-name="ce23" office:value-type="string" table:number-columns-spanned="2" table:number-rows-spanned="1">
            <text:p>Double precision</text:p>
          </table:table-cell>
          <table:covered-table-cell table:style-name="ce23"/>
          <table:table-cell table:style-name="ce23" office:value-type="string">
            <text:p>Single precision (most)</text:p>
          </table:table-cell>
        </table:table-row>
        <table:table-row table:style-name="ro19">
          <table:table-cell table:style-name="table_20_head_20_rotated" office:value-type="string" table:number-columns-spanned="1" table:number-rows-spanned="13">
            <text:p>Strings</text:p>
          </table:table-cell>
          <table:table-cell table:style-name="table_20_head" office:value-type="string">
            <text:p>Concatenation</text:p>
          </table:table-cell>
          <table:table-cell table:style-name="ce8" office:value-type="string" table:number-columns-spanned="12" table:number-rows-spanned="1">
            <text:p>string1 + string2</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10"/>
          <table:covered-table-cell table:style-name="ce10"/>
          <table:covered-table-cell table:style-name="table_20_cell"/>
          <table:covered-table-cell table:style-name="ce16"/>
          <table:covered-table-cell table:style-name="table_20_cell"/>
          <table:table-cell table:style-name="table_20_cell" office:value-type="string">
            <text:p>string1 + string2</text:p>
          </table:table-cell>
          <table:table-cell table:style-name="grey" office:value-type="string" table:number-columns-spanned="1" table:number-rows-spanned="13">
            <text:p>N/A</text:p>
          </table:table-cell>
          <table:table-cell table:style-name="table_20_cell" office:value-type="string" table:number-columns-spanned="10" table:number-rows-spanned="1">
            <text:p>string1 + string2</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38" office:value-type="string" table:number-columns-spanned="4" table:number-rows-spanned="1">
            <text:p>string1 &amp; string2</text:p>
          </table:table-cell>
          <table:covered-table-cell table:style-name="table_20_cell"/>
          <table:covered-table-cell table:style-name="ce17" office:value-type="string">
            <text:p>&amp;</text:p>
          </table:covered-table-cell>
          <table:covered-table-cell table:style-name="table_20_cell"/>
          <table:table-cell table:style-name="table_20_cell" office:value-type="string" table:number-columns-spanned="3" table:number-rows-spanned="1">
            <text:p>string1 + string2</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able:number-columns-spanned="1" table:number-rows-spanned="3">
            <text:p>Substrings</text:p>
          </table:table-cell>
          <table:table-cell table:style-name="ce8" office:value-type="string" table:number-columns-spanned="2" table:number-rows-spanned="1">
            <text:p>MID(start,length)</text:p>
          </table:table-cell>
          <table:covered-table-cell table:style-name="table_20_cell"/>
          <table:table-cell table:style-name="ce27" office:value-type="string" table:number-columns-spanned="2" table:number-rows-spanned="1">
            <text:p>MID is obsolete</text:p>
          </table:table-cell>
          <table:covered-table-cell table:style-name="table_20_cell"/>
          <table:table-cell table:style-name="table_20_cell" office:value-type="string" table:number-columns-spanned="8" table:number-rows-spanned="3">
            <text:p>LEFT$(string,length)</text:p>
            <text:p>RIGHT$(string$,length)</text:p>
            <text:p>MID$(string,start<text:span text:style-name="T4">,length</text:span>), <text:span text:style-name="T4">length</text:span> defaults to rest of string.</text:p>
          </table:table-cell>
          <table:covered-table-cell table:style-name="table_20_cell"/>
          <table:covered-table-cell table:style-name="table_20_cell"/>
          <table:covered-table-cell table:style-name="ce10"/>
          <table:covered-table-cell table:style-name="ce10"/>
          <table:covered-table-cell table:style-name="table_20_cell"/>
          <table:covered-table-cell table:style-name="ce17"/>
          <table:covered-table-cell table:style-name="table_20_cell"/>
          <table:table-cell table:style-name="table_20_cell" office:value-type="string" table:number-columns-spanned="1" table:number-rows-spanned="3">
            <text:p>LEFT$(s,l) </text:p>
            <text:p>RIGHT$(s,l)</text:p>
            <text:p>MID$(s,st,l)</text:p>
          </table:table-cell>
          <table:covered-table-cell table:style-name="grey"/>
          <table:table-cell table:style-name="table_20_cell" office:value-type="string" table:number-columns-spanned="10" table:number-rows-spanned="3">
            <text:p>LEFT$(string,length)</text:p>
            <text:p>RIGHT$(string$,length)</text:p>
            <text:p>MID$(string,start,length)</text:p>
          </table:table-cell>
          <table:covered-table-cell table:style-name="table_20_cell"/>
          <table:covered-table-cell table:style-name="table_20_cell"/>
          <table:covered-table-cell table:style-name="ce10"/>
          <table:covered-table-cell table:style-name="ce10"/>
          <table:covered-table-cell table:style-name="table_20_cell"/>
          <table:covered-table-cell table:style-name="ce17"/>
          <table:covered-table-cell table:style-name="table_20_cell"/>
          <table:covered-table-cell table:style-name="table_20_cell"/>
          <table:covered-table-cell table:style-name="table_20_cell"/>
          <table:table-cell table:style-name="table_20_cell" office:value-type="string" table:number-columns-spanned="2" table:number-rows-spanned="3">
            <text:p>String[from,to]</text:p>
            <text:p>&lt;to&gt; defaults to end of string.</text:p>
            <text:p>Can also be on left side of assignment: Substring is cut and replacement inserted.</text:p>
          </table:table-cell>
          <table:covered-table-cell table:style-name="table_20_cell"/>
          <table:table-cell table:style-name="ce20" office:value-type="string" table:number-columns-spanned="2" table:number-rows-spanned="3">
            <text:p>SEG$(string,start,length)</text:p>
          </table:table-cell>
          <table:covered-table-cell table:style-name="table_20_cell"/>
          <table:table-cell table:style-name="ce20" office:value-type="string" table:number-columns-spanned="3" table:number-rows-spanned="3">
            <text:p><text:span text:style-name="T7">LEFT$(string,length)</text:span></text:p>
            <text:p><text:span text:style-name="T7">RIGHT$(string$,length)</text:span></text:p>
            <text:p><text:span text:style-name="T7">MID$(string,start,length)</text:span></text:p>
          </table:table-cell>
          <table:covered-table-cell table:style-name="ce20"/>
          <table:covered-table-cell table:style-name="table_20_cell"/>
        </table:table-row>
        <table:table-row table:style-name="ro19">
          <table:covered-table-cell table:style-name="table_20_head_20_rotated"/>
          <table:covered-table-cell table:style-name="ce6"/>
          <table:table-cell table:style-name="grey" office:value-type="string" table:number-columns-spanned="2" table:number-rows-spanned="1">
            <text:p>N/A</text:p>
          </table:table-cell>
          <table:covered-table-cell table:style-name="table_20_cell"/>
          <table:table-cell table:style-name="table_20_cell" office:value-type="string" table:number-columns-spanned="2" table:number-rows-spanned="1">
            <text:p>MID$(start<text:span text:style-name="T4">,length</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6">
          <table:covered-table-cell table:style-name="table_20_head_20_rotated"/>
          <table:covered-table-cell/>
          <table:table-cell table:style-name="table_20_cell" office:value-type="string" table:number-columns-spanned="4" table:number-rows-spanned="1">
            <text:p>Works only with the special string variable $.</text:p>
            <text:p><text:span text:style-name="T4">Length</text:span> defaults to rest of string.</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Length</text:p>
          </table:table-cell>
          <table:table-cell table:style-name="table_20_cell" office:value-type="string" table:number-columns-spanned="4" table:number-rows-spanned="1">
            <text:p>LEN(string variable)</text:p>
          </table:table-cell>
          <table:covered-table-cell table:style-name="table_20_cell"/>
          <table:covered-table-cell table:style-name="table_20_cell"/>
          <table:covered-table-cell table:style-name="table_20_cell"/>
          <table:table-cell table:style-name="ce20" office:value-type="string" table:number-columns-spanned="8" table:number-rows-spanned="1">
            <text:p>LEN(string)</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LEN string</text:p>
          </table:table-cell>
          <table:covered-table-cell table:style-name="table_20_cell"/>
          <table:table-cell table:style-name="table_20_cell" office:value-type="string" table:number-columns-spanned="10" table:number-rows-spanned="1">
            <text:p>LEN string</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LEN(string)</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LEN(string)</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ASCII to string</text:p>
          </table:table-cell>
          <table:table-cell table:style-name="grey" office:value-type="string" table:number-columns-spanned="4" table:number-rows-spanned="2">
            <text:p>N/A, no ASCII code</text:p>
          </table:table-cell>
          <table:covered-table-cell table:style-name="table_20_cell"/>
          <table:covered-table-cell table:style-name="table_20_cell"/>
          <table:covered-table-cell table:style-name="table_20_cell"/>
          <table:table-cell table:style-name="table_20_cell" office:value-type="string" table:number-columns-spanned="8" table:number-rows-spanned="1">
            <text:p>CHR$(cod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CHR$ code</text:p>
          </table:table-cell>
          <table:covered-table-cell table:style-name="table_20_cell"/>
          <table:table-cell table:style-name="table_20_cell" office:value-type="string" table:number-columns-spanned="10" table:number-rows-spanned="1">
            <text:p>CHR$ cod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CHR$(code)</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CHR$(code)</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String to ASCII</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8" table:number-rows-spanned="1">
            <text:p>ASC(cha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SC char</text:p>
          </table:table-cell>
          <table:covered-table-cell table:style-name="table_20_cell"/>
          <table:table-cell table:style-name="table_20_cell" office:value-type="string" table:number-columns-spanned="10" table:number-rows-spanned="1">
            <text:p>ASC cha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NUM(char)</text:p>
          </table:table-cell>
          <table:covered-table-cell table:style-name="table_20_cell"/>
          <table:table-cell table:style-name="table_20_cell" office:value-type="string" table:number-columns-spanned="2" table:number-rows-spanned="1">
            <text:p>ASC(char)</text:p>
          </table:table-cell>
          <table:covered-table-cell table:style-name="table_20_cell"/>
          <table:table-cell table:style-name="table_20_cell" office:value-type="string" table:number-columns-spanned="3" table:number-rows-spanned="1">
            <text:p>ASC(char)</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Number to string</text:p>
          </table:table-cell>
          <table:table-cell table:style-name="grey" office:value-type="string" table:number-columns-spanned="2" table:number-rows-spanned="1">
            <text:p>N/A</text:p>
          </table:table-cell>
          <table:covered-table-cell table:style-name="table_20_cell"/>
          <table:table-cell table:style-name="table_20_cell" office:value-type="string" table:number-columns-spanned="10" table:number-rows-spanned="1">
            <text:p>STR$(expressio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STR$ expr</text:p>
          </table:table-cell>
          <table:covered-table-cell table:style-name="table_20_cell"/>
          <table:table-cell table:style-name="table_20_cell" office:value-type="string" table:number-columns-spanned="10" table:number-rows-spanned="1">
            <text:p>STR$ expressio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STR$(expression)</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STR$(expression)</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String to number</text:p>
          </table:table-cell>
          <table:table-cell table:style-name="grey" office:value-type="string">
            <text:p>N/A</text:p>
          </table:table-cell>
          <table:table-cell table:style-name="table_20_cell" office:value-type="string" table:number-columns-spanned="3" table:number-rows-spanned="1">
            <text:p>VAL(string variable)</text:p>
          </table:table-cell>
          <table:covered-table-cell table:style-name="table_20_cell"/>
          <table:covered-table-cell table:style-name="table_20_cell"/>
          <table:table-cell table:style-name="table_20_cell" office:value-type="string" table:number-columns-spanned="8" table:number-rows-spanned="1">
            <text:p>VAL(string), evaluation stops at first illegal characte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 table:number-rows-spanned="2">
            <text:p>VAL string, stops at first illegal character.</text:p>
          </table:table-cell>
          <table:covered-table-cell table:style-name="table_20_cell"/>
          <table:table-cell table:style-name="table_20_cell" office:value-type="string" table:number-columns-spanned="10" table:number-rows-spanned="1">
            <text:p>VAL string, evaluation stops at first illegal characte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2">
            <text:p>VAL(string), string must be valid expression.</text:p>
            <text:p>Numeric expressions are evaluated.</text:p>
          </table:table-cell>
          <table:covered-table-cell table:style-name="table_20_cell"/>
          <table:table-cell table:style-name="table_20_cell" office:value-type="string" table:number-columns-spanned="2" table:number-rows-spanned="2">
            <text:p>VAL(string), string must be valid number.</text:p>
            <text:p>NUMERIC(string) tests if string is a number.</text:p>
            <text:p><text:span text:style-name="T3">Numeric expressions not supported.</text:span></text:p>
          </table:table-cell>
          <table:covered-table-cell table:style-name="table_20_cell"/>
          <table:table-cell table:style-name="table_20_cell" office:value-type="string" table:number-columns-spanned="3" table:number-rows-spanned="1">
            <text:p>VAL(string), string must be valid number.</text:p>
          </table:table-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Expression evaluation</text:p>
          </table:table-cell>
          <table:table-cell table:style-name="grey" office:value-type="string" table:number-columns-spanned="3" table:number-rows-spanned="1">
            <text:p>N/A</text:p>
          </table:table-cell>
          <table:covered-table-cell table:style-name="grey"/>
          <table:covered-table-cell table:style-name="table_20_cell"/>
          <table:table-cell table:style-name="table_20_cell" office:value-type="string">
            <text:p>795P: $="expr"</text:p>
            <text:p>MODE 20,V</text:p>
          </table:table-cell>
          <table:table-cell table:style-name="grey" office:value-type="string" table:number-columns-spanned="3" table:number-rows-spanned="1">
            <text:p>N/A</text:p>
          </table:table-cell>
          <table:covered-table-cell table:number-columns-repeated="2"/>
          <table:table-cell table:style-name="table_20_cell" office:value-type="string" table:number-columns-spanned="3" table:number-rows-spanned="1">
            <text:p>VALF(string)</text:p>
          </table:table-cell>
          <table:covered-table-cell table:style-name="table_20_cell"/>
          <table:covered-table-cell table:style-name="table_20_cell"/>
          <table:table-cell table:style-name="grey" office:value-type="string" table:number-columns-spanned="2" table:number-rows-spanned="1">
            <text:p>N/A</text:p>
          </table:table-cell>
          <table:covered-table-cell table:style-name="grey"/>
          <table:covered-table-cell table:style-name="grey" office:value-type="string">
            <text:p>N/A</text:p>
          </table:covered-table-cell>
          <table:covered-table-cell table:style-name="grey"/>
          <table:table-cell table:style-name="grey" office:value-type="string" table:number-columns-spanned="9"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8" office:value-type="string">
            <text:p>EVAL string</text:p>
            <text:p>AER n(args)</text:p>
          </table:table-cell>
          <table:covered-table-cell table:style-name="table_20_cell"/>
          <table:covered-table-cell table:style-name="table_20_cell"/>
          <table:covered-table-cell table:style-name="grey" office:value-type="string">
            <text:p>N/A</text:p>
          </table:covered-table-cell>
          <table:covered-table-cell table:style-name="table_20_cell"/>
          <table:table-cell table:style-name="grey" office:value-type="string" table:number-columns-spanned="3" table:number-rows-spanned="1">
            <text:p>Numeric expressions not supported.</text:p>
          </table:table-cell>
          <table:covered-table-cell table:style-name="grey"/>
          <table:covered-table-cell table:style-name="table_20_cell"/>
        </table:table-row>
        <table:table-row table:style-name="ro19">
          <table:covered-table-cell table:style-name="table_20_head_20_rotated"/>
          <table:table-cell table:style-name="table_20_head" office:value-type="string">
            <text:p>Search substring</text:p>
          </table:table-cell>
          <table:table-cell table:style-name="grey" office:value-type="string" table:number-columns-spanned="12" table:number-rows-spanned="3">
            <text:p>N/A</text:p>
          </table:table-cell>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table-cell table:style-name="grey" office:value-type="string" table:number-columns-spanned="1" table:number-rows-spanned="3">
            <text:p>N/A</text:p>
          </table:table-cell>
          <table:covered-table-cell table:style-name="grey"/>
          <table:table-cell table:style-name="grey" office:value-type="string" table:number-columns-spanned="10" table:number-rows-spanned="3">
            <text:p>N/A</text:p>
          </table:table-cell>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table-cell table:style-name="table_20_cell" office:value-type="string" table:number-columns-spanned="4" table:number-rows-spanned="1">
            <text:p>POS(string,substring)</text:p>
          </table:table-cell>
          <table:covered-table-cell table:style-name="table_20_cell"/>
          <table:covered-table-cell table:style-name="table_20_cell"/>
          <table:covered-table-cell table:style-name="table_20_cell"/>
          <table:table-cell table:style-name="ce31" office:value-type="string" table:number-columns-spanned="3" table:number-rows-spanned="1">
            <text:p><text:span text:style-name="T6">INSTR(</text:span><text:span text:style-name="T4">start,</text:span><text:span text:style-name="T6">string,substring)</text:span></text:p>
          </table:table-cell>
          <table:covered-table-cell table:style-name="ce31"/>
          <table:covered-table-cell table:style-name="table_20_cell"/>
        </table:table-row>
        <table:table-row table:style-name="ro19">
          <table:covered-table-cell table:style-name="table_20_head_20_rotated"/>
          <table:table-cell table:style-name="table_20_head" office:value-type="string">
            <text:p>Case conversion</text:p>
          </table:table-cell>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table-cell table:style-name="table_20_cell" office:value-type="string" table:number-columns-spanned="2" table:number-rows-spanned="1">
            <text:p>UPRC$(string)</text:p>
          </table:table-cell>
          <table:covered-table-cell table:style-name="table_20_cell"/>
          <table:table-cell table:style-name="grey" office:value-type="string" table:number-columns-spanned="2" table:number-rows-spanned="1">
            <text:p>N/A</text:p>
          </table:table-cell>
          <table:covered-table-cell table:style-name="table_20_cell"/>
          <table:table-cell table:style-name="grey" office:value-type="string" table:number-columns-spanned="3" table:number-rows-spanned="1">
            <text:p>N/A</text:p>
          </table:table-cell>
          <table:covered-table-cell table:style-name="grey"/>
          <table:covered-table-cell table:style-name="table_20_cell"/>
        </table:table-row>
        <table:table-row table:style-name="ro19">
          <table:covered-table-cell table:style-name="table_20_head_20_rotated"/>
          <table:table-cell table:style-name="table_20_head" office:value-type="string">
            <text:p>Repeat string</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1">
            <text:p>N/A</text:p>
          </table:table-cell>
          <table:covered-table-cell table:style-name="table_20_cell"/>
          <table:table-cell table:style-name="table_20_cell" office:value-type="string" table:number-columns-spanned="2" table:number-rows-spanned="1">
            <text:p>RPT$(string,count)</text:p>
          </table:table-cell>
          <table:covered-table-cell table:style-name="table_20_cell"/>
          <table:table-cell table:style-name="table_20_cell" office:value-type="string" table:number-columns-spanned="3" table:number-rows-spanned="1">
            <text:p>SPACE$(length), STRING$(length,code or char) only single character is supported.</text:p>
          </table:table-cell>
          <table:covered-table-cell table:style-name="table_20_cell"/>
          <table:covered-table-cell table:style-name="table_20_cell"/>
        </table:table-row>
        <table:table-row table:style-name="ro19">
          <table:table-cell table:style-name="table_20_head_20_rotated" office:value-type="string" table:number-columns-spanned="1" table:number-rows-spanned="14">
            <text:p>Numbers</text:p>
          </table:table-cell>
          <table:table-cell table:style-name="table_20_head" office:value-type="string">
            <text:p>Absolute Value</text:p>
          </table:table-cell>
          <table:table-cell table:style-name="table_20_cell" office:value-type="string" table:number-columns-spanned="11" table:number-rows-spanned="1">
            <text:p>ABS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BS(x)</text:p>
          </table:table-cell>
          <table:table-cell table:style-name="table_20_cell" office:value-type="string" table:number-columns-spanned="12" table:number-rows-spanned="1">
            <text:p>ABS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ABS(x)</text:p>
          </table:table-cell>
          <table:covered-table-cell table:style-name="table_20_cell"/>
          <table:covered-table-cell table:style-name="table_20_cell" office:value-type="string">
            <text:p>ABS(x)</text:p>
          </table:covered-table-cell>
          <table:covered-table-cell table:style-name="table_20_cell"/>
          <table:table-cell table:style-name="table_20_cell" office:value-type="string" table:number-columns-spanned="3" table:number-rows-spanned="1">
            <text:p>ABS(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Sign</text:p>
          </table:table-cell>
          <table:table-cell table:style-name="table_20_cell" office:value-type="string" table:number-columns-spanned="11" table:number-rows-spanned="1">
            <text:p>SGN x</text:p>
          </table:table-cell>
          <table:covered-table-cell table:number-columns-repeated="10"/>
          <table:table-cell table:style-name="table_20_cell" office:value-type="string">
            <text:p>SGN(x)</text:p>
          </table:table-cell>
          <table:table-cell table:style-name="table_20_cell" office:value-type="string" table:number-columns-spanned="12" table:number-rows-spanned="1">
            <text:p>SG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SGN(x)</text:p>
          </table:table-cell>
          <table:covered-table-cell table:style-name="table_20_cell"/>
          <table:covered-table-cell table:style-name="table_20_cell" office:value-type="string">
            <text:p>SGN(x)</text:p>
          </table:covered-table-cell>
          <table:covered-table-cell table:style-name="table_20_cell"/>
          <table:table-cell table:style-name="table_20_cell" office:value-type="string" table:number-columns-spanned="3" table:number-rows-spanned="1">
            <text:p>SGN(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Integer part</text:p>
          </table:table-cell>
          <table:table-cell table:style-name="Workaround" office:value-type="string" table:number-columns-spanned="11" table:number-rows-spanned="1">
            <text:p>SGN x * INT ABS x</text:p>
          </table:table-cell>
          <table:covered-table-cell table:number-columns-repeated="10"/>
          <table:table-cell table:style-name="table_20_cell" office:value-type="string">
            <text:p>FIX(x)</text:p>
          </table:table-cell>
          <table:table-cell table:style-name="table_20_cell" office:value-type="string" table:number-columns-spanned="12" table:number-rows-spanned="1">
            <text:p>SGN x * INT ABS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IP(x)</text:p>
          </table:table-cell>
          <table:covered-table-cell table:style-name="table_20_cell"/>
          <table:table-cell table:style-name="Workaround" office:value-type="string" table:number-columns-spanned="2" table:number-rows-spanned="1">
            <text:p>SGN(x) * INT(ABS(x))</text:p>
          </table:table-cell>
          <table:covered-table-cell table:style-name="Workaround"/>
          <table:table-cell table:style-name="table_20_cell" office:value-type="string" table:number-columns-spanned="3" table:number-rows-spanned="1">
            <text:p>FIX(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Fractional part</text:p>
          </table:table-cell>
          <table:table-cell table:style-name="table_20_cell" office:value-type="string" table:number-columns-spanned="11" table:number-rows-spanned="1">
            <text:p>FRAC x</text:p>
          </table:table-cell>
          <table:covered-table-cell table:number-columns-repeated="10"/>
          <table:table-cell table:style-name="table_20_cell" office:value-type="string">
            <text:p>FRAC(x)</text:p>
          </table:table-cell>
          <table:table-cell table:style-name="table_20_cell" office:value-type="string" table:number-columns-spanned="12" table:number-rows-spanned="1">
            <text:p>SGN x * (ABS x - INT ABS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FP(x)</text:p>
          </table:table-cell>
          <table:covered-table-cell table:style-name="table_20_cell"/>
          <table:table-cell table:style-name="Workaround" office:value-type="string" table:number-columns-spanned="2" table:number-rows-spanned="1">
            <text:p>SGN(x) * (ABS(x) – INT(ABS(x)))</text:p>
          </table:table-cell>
          <table:covered-table-cell table:style-name="Workaround"/>
          <table:table-cell table:style-name="ce35" office:value-type="string" table:number-columns-spanned="3" table:number-rows-spanned="1">
            <text:p>x – FIX(x)</text:p>
          </table:table-cell>
          <table:covered-table-cell table:style-name="ce35"/>
          <table:covered-table-cell table:style-name="table_20_cell"/>
        </table:table-row>
        <table:table-row table:style-name="ro19">
          <table:covered-table-cell table:style-name="table_20_head_20_rotated"/>
          <table:table-cell table:style-name="table_20_head" office:value-type="string">
            <text:p>Largest integer below or equal</text:p>
          </table:table-cell>
          <table:table-cell table:style-name="table_20_cell" office:value-type="string" table:number-columns-spanned="11" table:number-rows-spanned="1">
            <text:p>INT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INT(x)</text:p>
          </table:table-cell>
          <table:table-cell table:style-name="table_20_cell" office:value-type="string" table:number-columns-spanned="12" table:number-rows-spanned="1">
            <text:p>INT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INT(x), FLOOR(x)</text:p>
          </table:table-cell>
          <table:covered-table-cell table:style-name="table_20_cell"/>
          <table:table-cell table:style-name="table_20_cell" office:value-type="string" table:number-columns-spanned="2" table:number-rows-spanned="1">
            <text:p>INT(x)</text:p>
          </table:table-cell>
          <table:covered-table-cell table:style-name="table_20_cell"/>
          <table:table-cell table:style-name="table_20_cell" office:value-type="string" table:number-columns-spanned="3" table:number-rows-spanned="1">
            <text:p>INT(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Smallest integer above or equal</text:p>
          </table:table-cell>
          <table:table-cell table:style-name="Workaround" office:value-type="string" table:number-columns-spanned="11" table:number-rows-spanned="1">
            <text:p>-INT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ext:p>-INT(-x)</text:p>
          </table:table-cell>
          <table:table-cell table:style-name="Workaround" office:value-type="string" table:number-columns-spanned="12" table:number-rows-spanned="1">
            <text:p>-INT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CEIL(x)</text:p>
          </table:table-cell>
          <table:covered-table-cell table:style-name="table_20_cell"/>
          <table:table-cell table:style-name="Workaround" office:value-type="string" table:number-columns-spanned="2" table:number-rows-spanned="1">
            <text:p>-INT(-x)</text:p>
          </table:table-cell>
          <table:covered-table-cell table:style-name="table_20_cell"/>
          <table:table-cell table:style-name="Workaround" office:value-type="string" table:number-columns-spanned="3" table:number-rows-spanned="1">
            <text:p>-INT(-x)</text:p>
          </table:table-cell>
          <table:covered-table-cell table:style-name="Workaround"/>
          <table:covered-table-cell/>
        </table:table-row>
        <table:table-row table:style-name="ro26">
          <table:covered-table-cell table:style-name="table_20_head_20_rotated"/>
          <table:table-cell table:style-name="table_20_head" office:value-type="string" table:number-columns-spanned="1" table:number-rows-spanned="3">
            <text:p>Round to d decimal places.</text:p>
            <text:p><text:span text:style-name="T2">Examples round to cents.</text:span></text:p>
            <text:p><text:span text:style-name="T5">Workarounds</text:span> for positive x only!</text:p>
          </table:table-cell>
          <table:table-cell table:style-name="ce20" office:value-type="string" table:number-columns-spanned="4" table:number-rows-spanned="2">
            <text:p>RND(x,-d – 1), <text:span text:style-name="T2">RND(X,-3)</text:span></text:p>
          </table:table-cell>
          <table:covered-table-cell table:style-name="table_20_cell"/>
          <table:covered-table-cell table:style-name="table_20_cell"/>
          <table:covered-table-cell table:style-name="table_20_cell"/>
          <table:table-cell table:style-name="table_20_cell" office:value-type="string" table:number-columns-spanned="8" table:number-rows-spanned="1">
            <text:p>ROUND(x,-d – 1), <text:span text:style-name="T2">ROUND(X,-3)</text:span></text:p>
          </table:table-cell>
          <table:covered-table-cell table:number-columns-repeated="2"/>
          <table:covered-table-cell table:style-name="table_20_cell"/>
          <table:covered-table-cell table:number-columns-repeated="2"/>
          <table:covered-table-cell table:style-name="table_20_cell"/>
          <table:covered-table-cell table:style-name="table_20_cell"/>
          <table:table-cell table:style-name="Workaround" office:value-type="string" table:number-columns-spanned="4" table:number-rows-spanned="2">
            <text:p>INT(x * 10^d + 0.5) / 10^d,</text:p>
            <text:p><text:span text:style-name="T2">INT(X*100+0.5)/100</text:span></text:p>
            <text:p><text:span text:style-name="T6">PC-1421: see PC-1403.</text:span></text:p>
          </table:table-cell>
          <table:covered-table-cell table:style-name="Workaround"/>
          <table:covered-table-cell table:style-name="table_20_cell"/>
          <table:covered-table-cell table:style-name="table_20_cell"/>
          <table:table-cell table:style-name="table_20_cell" office:value-type="string" table:number-columns-spanned="1" table:number-rows-spanned="2">
            <text:p>USING ”<text:span text:style-name="T2">##.##</text:span>”</text:p>
            <text:p>MDF X</text:p>
          </table:table-cell>
          <table:table-cell table:style-name="Workaround" office:value-type="string" table:number-columns-spanned="2" table:number-rows-spanned="2">
            <text:p>Use INT (see left)</text:p>
          </table:table-cell>
          <table:covered-table-cell table:style-name="table_20_cell"/>
          <table:table-cell table:style-name="table_20_cell" office:value-type="string" table:number-columns-spanned="5" table:number-rows-spanned="2">
            <text:p>USING "<text:span text:style-name="T2">###.##</text:span><text:span text:style-name="T6">"</text:span> sets precision for</text:p>
            <text:p>MDF(X<text:span text:style-name="T4">,threshold</text:span>), <text:span text:style-name="T4">threshold</text:span> defaults to 4.</text:p>
          </table:table-cell>
          <table:covered-table-cell table:style-name="table_20_cell"/>
          <table:covered-table-cell table:style-name="table_20_cell"/>
          <table:covered-table-cell table:style-name="table_20_cell"/>
          <table:covered-table-cell table:style-name="table_20_cell"/>
          <table:table-cell table:style-name="ce30" office:value-type="string" table:number-columns-spanned="2" table:number-rows-spanned="1">
            <text:p><text:span text:style-name="T7">IP(x * 10^d + 0.5) / 10^d,</text:span></text:p>
            <text:p><text:span text:style-name="T12">IP(X*100+0.5)/100</text:span></text:p>
          </table:table-cell>
          <table:covered-table-cell table:style-name="table_20_cell"/>
          <table:table-cell table:style-name="ce30" office:value-type="string" table:number-columns-spanned="2" table:number-rows-spanned="1">
            <text:p><text:span text:style-name="T34">INT(x * 10^d + 0.5) / 10^d,</text:span><text:span text:style-name="T12"> INT(X*100+0.5)/100</text:span></text:p>
          </table:table-cell>
          <table:covered-table-cell table:style-name="table_20_cell"/>
          <table:table-cell table:style-name="ce30" office:value-type="string" table:number-columns-spanned="3" table:number-rows-spanned="1">
            <text:p><text:span text:style-name="T34">INT(x * 10^d + 0.5) / 10^d,</text:span><text:span text:style-name="T12"> </text:span></text:p>
            <text:p><text:span text:style-name="T12">INT(X*100+0.5)/100</text:span></text:p>
          </table:table-cell>
          <table:covered-table-cell table:style-name="ce30"/>
          <table:covered-table-cell table:style-name="table_20_cell"/>
        </table:table-row>
        <table:table-row table:style-name="ro19">
          <table:covered-table-cell table:style-name="table_20_head_20_rotated"/>
          <table:covered-table-cell table:style-name="table_20_head"/>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3" table:number-rows-spanned="1">
            <text:p>N/A</text:p>
          </table:table-cell>
          <table:covered-table-cell table:style-name="grey"/>
          <table:covered-table-cell table:style-name="grey"/>
          <table:table-cell table:style-name="grey" office:value-type="string" table:number-columns-spanned="3" table:number-rows-spanned="1">
            <text:p>RND is an obsolete alias.</text:p>
          </table:table-cell>
          <table:covered-table-cell table:style-name="grey"/>
          <table:covered-table-cell table:style-name="grey"/>
          <table:table-cell table:style-name="grey" office:value-type="string" table:number-columns-spanned="2" table:number-rows-spanned="1">
            <text:p>N/A</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Display only: PRINT USING"<text:span text:style-name="T2">DDD.DD"</text:span><text:span text:style-name="T6">;X</text:span></text:p>
          </table:table-cell>
          <table:covered-table-cell table:style-name="table_20_cell"/>
          <table:table-cell table:style-name="table_20_cell" office:value-type="string" table:number-columns-spanned="2" table:number-rows-spanned="2">
            <text:p>Display only: PRINT USING "<text:span text:style-name="T2">###.##</text:span><text:span text:style-name="T6">";X</text:span></text:p>
            <text:p><text:span text:style-name="T6">USING works for current line only.</text:span></text:p>
          </table:table-cell>
          <table:covered-table-cell table:style-name="table_20_cell"/>
          <table:table-cell table:style-name="table_20_cell" office:value-type="string" table:number-columns-spanned="3" table:number-rows-spanned="2">
            <text:p>Display only: PRINT USING "<text:span text:style-name="T2">###.##</text:span><text:span text:style-name="T6">";X</text:span></text:p>
            <text:p><text:span text:style-name="T6">USING works for current line only.</text:span></text:p>
          </table:table-cell>
          <table:covered-table-cell table:style-name="table_20_cell"/>
          <table:covered-table-cell table:style-name="table_20_cell"/>
        </table:table-row>
        <table:table-row table:style-name="ro26">
          <table:covered-table-cell table:style-name="table_20_head_20_rotated"/>
          <table:covered-table-cell table:style-name="table_20_head"/>
          <table:table-cell table:style-name="table_20_cell" office:value-type="string" table:number-columns-spanned="4" table:number-rows-spanned="1">
            <text:p>Display only: SET Fd, SET Ed set display precision.</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Display only: PRINT USING "<text:span text:style-name="T2">###.##</text:span><text:span text:style-name="T6">";X</text:span></text:p>
            <text:p><text:span text:style-name="T6">Works for current line only.</text:span></text:p>
          </table:table-cell>
          <table:covered-table-cell table:style-name="table_20_cell"/>
          <table:covered-table-cell table:style-name="table_20_cell"/>
          <table:table-cell table:style-name="table_20_cell" office:value-type="string" table:number-columns-spanned="3" table:number-rows-spanned="1">
            <text:p>Display only: SET Fd, SET Ed set display precision</text:p>
          </table:table-cell>
          <table:covered-table-cell table:style-name="table_20_cell"/>
          <table:covered-table-cell table:style-name="table_20_cell"/>
          <table:table-cell table:style-name="ce20" office:value-type="string" table:number-columns-spanned="2" table:number-rows-spanned="1">
            <text:p><text:span text:style-name="T7">Display only: PRINT USING "</text:span><text:span text:style-name="T12">###.##</text:span><text:span text:style-name="T10">";X</text:span></text:p>
            <text:p><text:span text:style-name="T10">Works for current line only.</text:span></text:p>
          </table:table-cell>
          <table:covered-table-cell table:style-name="table_20_cell"/>
          <table:table-cell table:style-name="table_20_cell" office:value-type="string" table:number-columns-spanned="11" table:number-rows-spanned="1">
            <text:p>Display only: USING "<text:span text:style-name="T2">###.##</text:span>" sets display format, PRINT USING "<text:span text:style-name="T2">###.##</text:span>";X sets format and outputs X.</text:p>
            <text:p>USING is persistent, even if used together with PRIN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PRINT USING works for current line only.</text:p>
          </table:table-cell>
          <table:table-cell table:style-name="grey" office:value-type="string">
            <text:p>N/A</text:p>
          </table:table-cell>
          <table:table-cell table:style-name="table_20_cell" office:value-type="string">
            <text:p>FIX d, SCI d, ENG d set display precision</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40">
          <table:covered-table-cell table:style-name="table_20_head_20_rotated"/>
          <table:table-cell table:style-name="table_20_head" office:value-type="string" table:number-columns-spanned="1" table:number-rows-spanned="2">
            <text:p>PI</text:p>
          </table:table-cell>
          <table:table-cell table:style-name="table_20_cell" office:value-type="string" table:number-columns-spanned="4" table:number-rows-spanned="2">
            <text:p>Symbol <text:span text:style-name="T24">π</text:span></text:p>
          </table:table-cell>
          <table:covered-table-cell table:style-name="table_20_cell"/>
          <table:covered-table-cell table:style-name="table_20_cell"/>
          <table:covered-table-cell table:style-name="table_20_cell"/>
          <table:table-cell table:style-name="table_20_cell" office:value-type="string" table:number-columns-spanned="7" table:number-rows-spanned="2">
            <text:p>PI</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ext:p>4*ATN(1) in ANGLE 1</text:p>
          </table:table-cell>
          <table:table-cell table:style-name="table_20_cell" office:value-type="string" table:number-columns-spanned="11" table:number-rows-spanned="1">
            <text:p>Symbol <text:span text:style-name="T24">π</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23"/>
          <table:covered-table-cell table:style-name="table_20_cell"/>
          <table:covered-table-cell table:style-name="table_20_cell"/>
          <table:covered-table-cell table:style-name="table_20_cell"/>
          <table:table-cell table:style-name="table_20_cell" office:value-type="string" table:number-columns-spanned="1" table:number-rows-spanned="2">
            <text:p>PI, PI#</text:p>
          </table:table-cell>
          <table:table-cell table:style-name="table_20_cell" office:value-type="string" table:number-columns-spanned="4" table:number-rows-spanned="2">
            <text:p>PI</text:p>
          </table:table-cell>
          <table:covered-table-cell table:style-name="table_20_cell"/>
          <table:covered-table-cell table:style-name="table_20_cell" office:value-type="string">
            <text:p>PI</text:p>
          </table:covered-table-cell>
          <table:covered-table-cell table:style-name="table_20_cell"/>
          <table:table-cell table:style-name="ce39" office:value-type="string" table:number-columns-spanned="3" table:number-rows-spanned="1">
            <text:p>4*ATN(1)</text:p>
          </table:table-cell>
          <table:covered-table-cell table:style-name="ce39"/>
          <table:covered-table-cell table:style-name="ce39"/>
        </table:table-row>
        <table:table-row table:style-name="ro40">
          <table:covered-table-cell table:style-name="table_20_head_20_rotated"/>
          <table:covered-table-cell table:style-name="table_20_hea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ext:p>4*ATN(1#) in ANGLE 1</text:p>
          </table:table-cell>
          <table:table-cell table:style-name="table_20_cell" office:value-type="string">
            <text:p>PI</text:p>
          </table:table-cell>
          <table:table-cell table:style-name="grey" office:value-type="string">
            <text:p>N/A</text:p>
          </table:table-cell>
          <table:table-cell table:style-name="table_20_cell" office:value-type="string" table:number-columns-spanned="5" table:number-rows-spanned="1">
            <text:p>PI</text:p>
          </table:table-cell>
          <table:covered-table-cell table:style-name="table_20_cell"/>
          <table:covered-table-cell table:style-name="table_20_cell"/>
          <table:covered-table-cell table:style-name="table_20_cell"/>
          <table:covered-table-cell table:style-name="table_20_cell"/>
          <table:table-cell table:style-name="ce37" office:value-type="string" table:number-columns-spanned="2" table:number-rows-spanned="1">
            <text:p>PI, PI#, <text:span text:style-name="T24">π#</text:span></text:p>
          </table:table-cell>
          <table:covered-table-cell table:style-name="table_20_cell"/>
          <table:table-cell table:style-name="table_20_cell" office:value-type="string" table:number-columns-spanned="2" table:number-rows-spanned="1">
            <text:p>PI</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40" office:value-type="string" table:number-columns-spanned="2" table:number-rows-spanned="1">
            <text:p>Result is double precision</text:p>
          </table:table-cell>
          <table:covered-table-cell table:style-name="ce40"/>
          <table:table-cell table:style-name="ce40" office:value-type="string">
            <text:p>Result is single precision</text:p>
          </table:table-cell>
        </table:table-row>
        <table:table-row table:style-name="ro26">
          <table:covered-table-cell table:style-name="table_20_head_20_rotated"/>
          <table:table-cell table:style-name="table_20_head" office:value-type="string">
            <text:p>Other constants</text:p>
          </table:table-cell>
          <table:table-cell table:style-name="grey" office:value-type="string" table:number-columns-spanned="12"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36" office:value-type="string" table:number-columns-spanned="12" table:number-rows-spanned="1">
            <text:p>N/A</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VER$, INF</text:p>
          </table:table-cell>
          <table:table-cell table:style-name="table_20_cell" office:value-type="string">
            <text:p>VER$, INF, NAN, EPS, MINREAL, MAXREAL</text:p>
          </table:table-cell>
          <table:table-cell table:style-name="grey" office:value-type="string">
            <text:p>N/A</text:p>
          </table:table-cell>
          <table:table-cell table:style-name="table_20_cell" office:value-type="string">
            <text:p>CALL VERSION(V) returns BASIC version.</text:p>
          </table:table-cell>
          <table:table-cell table:style-name="table_20_cell" office:value-type="string">
            <text:p>MAXRAM returns highest available RAM address.</text:p>
          </table:table-cell>
          <table:table-cell table:style-name="grey" office:value-type="string" table:number-columns-spanned="2" table:number-rows-spanned="1">
            <text:p>N/A</text:p>
          </table:table-cell>
          <table:covered-table-cell table:style-name="grey"/>
        </table:table-row>
        <table:table-row table:style-name="ro19">
          <table:covered-table-cell table:style-name="table_20_head_20_rotated"/>
          <table:table-cell table:style-name="table_20_head" office:value-type="string">
            <text:p>Maximum</text:p>
          </table:table-cell>
          <table:table-cell table:style-name="grey" office:value-type="string" table:number-columns-spanned="12" table:number-rows-spanned="2">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9" table:number-rows-spanned="1">
            <text:p>(a &gt; b) * a + (a &lt;= b) * b</text:p>
          </table:table-cell>
          <table:covered-table-cell table:style-name="Workaroun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3" table:number-rows-spanned="1">
            <text:p>-(a &gt; b) * a - (a &lt;= b) * b</text:p>
          </table:table-cell>
          <table:covered-table-cell table:style-name="table_20_cell"/>
          <table:covered-table-cell table:style-name="table_20_cell"/>
          <table:table-cell table:style-name="table_20_cell" office:value-type="string" table:number-columns-spanned="2" table:number-rows-spanned="1">
            <text:p>MAX(a,b)</text:p>
          </table:table-cell>
          <table:covered-table-cell table:style-name="table_20_cell"/>
          <table:table-cell table:style-name="Workaround" office:value-type="string" table:number-columns-spanned="2" table:number-rows-spanned="1">
            <text:p>-(a &gt; b) * a - (a &lt;= b) * b</text:p>
          </table:table-cell>
          <table:covered-table-cell table:style-name="table_20_cell"/>
          <table:table-cell table:style-name="Workaround" office:value-type="string" table:number-columns-spanned="3" table:number-rows-spanned="1">
            <text:p>-(a &gt; b) * a - (a &lt;= b) * b</text:p>
          </table:table-cell>
          <table:covered-table-cell table:style-name="Workaround"/>
          <table:covered-table-cell table:style-name="table_20_cell"/>
        </table:table-row>
        <table:table-row table:style-name="ro19">
          <table:covered-table-cell table:style-name="table_20_head_20_rotated"/>
          <table:table-cell table:style-name="table_20_head" office:value-type="string">
            <text:p>Minimum</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9" table:number-rows-spanned="1">
            <text:p>(a &gt; b) * b + (a &lt;= b) * a</text:p>
          </table:table-cell>
          <table:covered-table-cell table:style-name="Workaround"/>
          <table:covered-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3" table:number-rows-spanned="1">
            <text:p>-(a &gt; b) * b - (a &lt;= b) * a</text:p>
          </table:table-cell>
          <table:covered-table-cell/>
          <table:covered-table-cell table:style-name="table_20_cell"/>
          <table:table-cell table:style-name="ce20" office:value-type="string" table:number-columns-spanned="2" table:number-rows-spanned="1">
            <text:p>MIN(a,b)</text:p>
          </table:table-cell>
          <table:covered-table-cell table:style-name="table_20_cell"/>
          <table:table-cell table:style-name="Workaround" office:value-type="string" table:number-columns-spanned="2" table:number-rows-spanned="1">
            <text:p>-(a &gt; b) * b - (a &lt;= b) * a</text:p>
          </table:table-cell>
          <table:covered-table-cell/>
          <table:table-cell table:style-name="Workaround" office:value-type="string" table:number-columns-spanned="3" table:number-rows-spanned="1">
            <text:p>-(a &gt; b) * b - (a &lt;= b) * a</text:p>
          </table:table-cell>
          <table:covered-table-cell table:style-name="Workaround"/>
          <table:covered-table-cell/>
        </table:table-row>
        <table:table-row table:style-name="ro19">
          <table:table-cell table:style-name="table_20_head_20_rotated" office:value-type="string" table:number-columns-spanned="1" table:number-rows-spanned="7">
            <text:p>Arithmetic</text:p>
          </table:table-cell>
          <table:table-cell table:style-name="table_20_head" office:value-type="string">
            <text:p>Implied multiplication AB=A*B</text:p>
          </table:table-cell>
          <table:table-cell table:style-name="table_20_cell" office:value-type="string" table:number-columns-spanned="12" table:number-rows-spanned="1">
            <text:p>No</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No</text:p>
          </table:table-cell>
          <table:table-cell table:style-name="table_20_cell" office:value-type="string" table:number-columns-spanned="2" table:number-rows-spanned="1">
            <text:p>Yes, high priority</text:p>
          </table:table-cell>
          <table:covered-table-cell table:style-name="table_20_cell"/>
          <table:table-cell table:style-name="table_20_cell" office:value-type="string" table:number-columns-spanned="9" table:number-rows-spanned="1">
            <text:p>No</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No</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No</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Power x<text:span text:style-name="T19">y</text:span></text:p>
          </table:table-cell>
          <table:table-cell table:style-name="table_20_cell" office:value-type="string" table:number-columns-spanned="4" table:number-rows-spanned="1">
            <text:p>x <text:span text:style-name="T22">↑ y (special symbol)</text:span></text:p>
          </table:table-cell>
          <table:covered-table-cell table:style-name="table_20_cell"/>
          <table:covered-table-cell table:style-name="table_20_cell"/>
          <table:covered-table-cell table:style-name="table_20_cell"/>
          <table:table-cell table:style-name="table_20_cell" office:value-type="string" table:number-columns-spanned="8" table:number-rows-spanned="1">
            <text:p>x ^ 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2" table:number-rows-spanned="1">
            <text:p>x ^ 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x ^ y</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x ^ y</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Integer division</text:p>
          </table:table-cell>
          <table:table-cell table:style-name="Workaround" office:value-type="string" table:number-columns-spanned="12" table:number-rows-spanned="1">
            <text:p>INT(a / b)</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12" table:number-rows-spanned="1">
            <text:p>INT(a / b)</text:p>
          </table:table-cell>
          <table:covered-table-cell table:style-name="Workaroun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a DIV b, a \ b</text:p>
          </table:table-cell>
          <table:covered-table-cell table:style-name="table_20_cell"/>
          <table:table-cell table:style-name="Workaround" office:value-type="string" table:number-columns-spanned="2" table:number-rows-spanned="1">
            <text:p>INT(a / b)</text:p>
          </table:table-cell>
          <table:covered-table-cell table:style-name="table_20_cell"/>
          <table:table-cell table:style-name="table_20_cell" office:value-type="string" table:number-columns-spanned="3" table:number-rows-spanned="1">
            <text:p>a \ b (Yen symbol on X-07)</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Modulo</text:p>
          </table:table-cell>
          <table:table-cell table:style-name="Workaround" office:value-type="string" table:number-columns-spanned="12" table:number-rows-spanned="1">
            <text:p>a – b * INT(a / b)</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12" table:number-rows-spanned="1">
            <text:p>a – b * INT(a / b)</text:p>
          </table:table-cell>
          <table:covered-table-cell table:style-name="Workaroun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MOD(a,b)</text:p>
          </table:table-cell>
          <table:covered-table-cell table:style-name="table_20_cell"/>
          <table:table-cell table:style-name="ce34" office:value-type="string" table:number-columns-spanned="2" table:number-rows-spanned="1">
            <text:p>a – b * INT(a / b)</text:p>
          </table:table-cell>
          <table:covered-table-cell table:style-name="table_20_cell"/>
          <table:table-cell table:style-name="ce35" office:value-type="string" table:number-columns-spanned="3" table:number-rows-spanned="1">
            <text:p>a – b * INT(a / b)</text:p>
          </table:table-cell>
          <table:covered-table-cell table:style-name="ce35"/>
          <table:covered-table-cell table:style-name="table_20_cell"/>
        </table:table-row>
        <table:table-row table:style-name="ro19">
          <table:covered-table-cell table:style-name="table_20_head_20_rotated"/>
          <table:table-cell table:style-name="table_20_head" office:value-type="string">
            <text:p>Remainder</text:p>
          </table:table-cell>
          <table:table-cell table:style-name="Workaround" office:value-type="string" table:number-columns-spanned="4" table:number-rows-spanned="1">
            <text:p>SGN a * (ABS a – ABS b * INT ABS(a / b))</text:p>
          </table:table-cell>
          <table:covered-table-cell table:style-name="table_20_cell"/>
          <table:covered-table-cell table:style-name="table_20_cell"/>
          <table:covered-table-cell table:style-name="table_20_cell"/>
          <table:table-cell table:style-name="table_20_cell" office:value-type="string" table:number-columns-spanned="8" table:number-rows-spanned="1">
            <text:p>a MOD b</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12" table:number-rows-spanned="1">
            <text:p>SGN a * (ABS a – ABS b * INT ABS(a / b))</text:p>
          </table:table-cell>
          <table:covered-table-cell table:style-name="Workaroun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RMD(a,b)</text:p>
          </table:table-cell>
          <table:covered-table-cell table:style-name="table_20_cell" office:value-type="string">
            <text:p>RED(a,b)</text:p>
          </table:covered-table-cell>
          <table:table-cell table:style-name="ce34" office:value-type="string" table:number-columns-spanned="2" table:number-rows-spanned="1">
            <text:p>SGN(a) * (ABS(a) – ABS(b) * INT(ABS(a/b)))</text:p>
          </table:table-cell>
          <table:covered-table-cell table:style-name="table_20_cell"/>
          <table:table-cell table:style-name="table_20_cell" office:value-type="string" table:number-columns-spanned="3" table:number-rows-spanned="1">
            <text:p>a MOD b</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Reduction</text:p>
          </table:table-cell>
          <table:table-cell table:style-name="grey" office:value-type="string" table:number-columns-spanned="12"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2" table:number-rows-spanned="1">
            <text:p>N/A</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A</text:p>
          </table:table-cell>
          <table:table-cell table:style-name="table_20_cell" office:value-type="string">
            <text:p>RED(a,b)</text:p>
          </table:table-cell>
          <table:table-cell table:style-name="ce27" office:value-type="string" table:number-columns-spanned="2" table:number-rows-spanned="1">
            <text:p>N/A</text:p>
          </table:table-cell>
          <table:covered-table-cell table:style-name="table_20_cell"/>
          <table:table-cell table:style-name="grey" office:value-type="string" table:number-columns-spanned="3" table:number-rows-spanned="1">
            <text:p>N/A</text:p>
          </table:table-cell>
          <table:covered-table-cell table:style-name="grey"/>
          <table:covered-table-cell table:style-name="table_20_cell"/>
        </table:table-row>
        <table:table-row table:style-name="ro19">
          <table:covered-table-cell table:style-name="table_20_head_20_rotated"/>
          <table:table-cell table:style-name="table_20_head" office:value-type="string">
            <text:p>Percentage</text:p>
          </table:table-cell>
          <table:table-cell table:style-name="Workaround" office:value-type="string" table:number-columns-spanned="12" table:number-rows-spanned="1">
            <text:p>a * p / 100</text:p>
          </table:table-cell>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table-cell table:style-name="Workaround" office:value-type="string" table:number-columns-spanned="12" table:number-rows-spanned="1">
            <text:p>a * p / 100, short form for PC-1211/1248: AP/E2</text:p>
          </table:table-cell>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table-cell table:style-name="Workaround" office:value-type="string">
            <text:p>a * p / 100</text:p>
          </table:table-cell>
          <table:table-cell table:style-name="table_20_cell" office:value-type="string">
            <text:p>p % a</text:p>
          </table:table-cell>
          <table:table-cell table:style-name="Workaround" office:value-type="string" table:number-columns-spanned="2" table:number-rows-spanned="1">
            <text:p>a * p / 100</text:p>
          </table:table-cell>
          <table:covered-table-cell table:style-name="table_20_cell"/>
          <table:table-cell table:style-name="Workaround" office:value-type="string" table:number-columns-spanned="3" table:number-rows-spanned="1">
            <text:p>a * p / 100</text:p>
          </table:table-cell>
          <table:covered-table-cell table:style-name="Workaround"/>
          <table:covered-table-cell table:style-name="table_20_cell"/>
        </table:table-row>
        <table:table-row table:style-name="ro26">
          <table:table-cell table:style-name="table_20_head_20_rotated" office:value-type="string" table:number-columns-spanned="1" table:number-rows-spanned="5">
            <text:p>Logic</text:p>
          </table:table-cell>
          <table:table-cell table:style-name="table_20_head" office:value-type="string">
            <text:p>Comparisons</text:p>
          </table:table-cell>
          <table:table-cell table:style-name="table_20_cell" office:value-type="string" table:number-columns-spanned="4" table:number-rows-spanned="1">
            <text:p>&lt;, <text:span text:style-name="T22">≤, </text:span>&gt;, <text:span text:style-name="T22">≥, </text:span>=, <text:span text:style-name="T22">≠ (special symbols)</text:span></text:p>
          </table:table-cell>
          <table:covered-table-cell table:style-name="table_20_cell"/>
          <table:covered-table-cell table:style-name="table_20_cell"/>
          <table:covered-table-cell table:style-name="table_20_cell"/>
          <table:table-cell table:style-name="ce20" office:value-type="string" table:number-columns-spanned="8" table:number-rows-spanned="1">
            <text:p>&lt;, &lt;=, =&lt;, &gt;, &gt;=, =&gt;, =, &lt;&gt;, &gt;&l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2" table:number-rows-spanned="1">
            <text:p>&lt;, &lt;=, &gt;, &gt;=, =, &lt;&gt;</text:p>
            <text:p>PC-121x can compare strings with = only.</text:p>
          </table:table-cell>
          <table:covered-table-cell table:style-name="table_20_cell"/>
          <table:covered-table-cell table:number-columns-repeated="7"/>
          <table:covered-table-cell table:style-name="table_20_cell"/>
          <table:covered-table-cell table:style-name="table_20_cell"/>
          <table:covered-table-cell table:style-name="table_20_cell"/>
          <table:table-cell table:style-name="ce20" office:value-type="string" table:number-columns-spanned="2" table:number-rows-spanned="1">
            <text:p>&lt;, &lt;=, =&lt;, &gt;, &gt;=, =&gt;, =, &lt;&gt;, &gt;&lt;, #</text:p>
            <text:p>HP-71 only: ? (unordered, IEEE math)</text:p>
          </table:table-cell>
          <table:covered-table-cell table:style-name="table_20_cell"/>
          <table:table-cell table:style-name="ce20" office:value-type="string" table:number-columns-spanned="2" table:number-rows-spanned="1">
            <text:p>&lt;, &lt;=, =&lt;, &gt;, &gt;=, =&gt;, =, &lt;&gt;, &gt;&lt;</text:p>
          </table:table-cell>
          <table:covered-table-cell/>
          <table:table-cell table:style-name="ce20" office:value-type="string" table:number-columns-spanned="3" table:number-rows-spanned="1">
            <text:p>&lt;, &lt;=, =&lt;, &gt;, &gt;=, =&gt;, =, &lt;&gt;, &gt;&lt;</text:p>
          </table:table-cell>
          <table:covered-table-cell table:style-name="ce20"/>
          <table:covered-table-cell table:style-name="table_20_cell"/>
        </table:table-row>
        <table:table-row table:style-name="ro19">
          <table:covered-table-cell table:style-name="table_20_head_20_rotated"/>
          <table:table-cell table:style-name="table_20_head" office:value-type="string">
            <text:p>Result of 1=1</text:p>
          </table:table-cell>
          <table:table-cell table:style-name="table_20_cell" office:value-type="string" table:number-columns-spanned="7" table:number-rows-spanned="1">
            <text:p>Comparisons cannot appear outside IF statemen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1, can only be used inside a program, not in direct mode.</text:p>
          </table:table-cell>
          <table:covered-table-cell table:style-name="table_20_cell"/>
          <table:covered-table-cell table:style-name="table_20_cell"/>
          <table:covered-table-cell table:style-name="table_20_cell"/>
          <table:table-cell table:style-name="table_20_cell" office:value-type="string">
            <text:p>-1</text:p>
          </table:table-cell>
          <table:table-cell table:style-name="table_20_cell" office:value-type="string" table:number-columns-spanned="9" table:number-rows-spanned="1">
            <text:p>1</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1</text:p>
          </table:table-cell>
          <table:covered-table-cell table:style-name="table_20_cell"/>
          <table:covered-table-cell table:style-name="table_20_cell"/>
          <table:table-cell table:style-name="table_20_cell" office:value-type="string" table:number-columns-spanned="2" table:number-rows-spanned="1">
            <text:p>1</text:p>
          </table:table-cell>
          <table:covered-table-cell table:style-name="table_20_cell"/>
          <table:table-cell table:style-name="table_20_cell" office:value-type="string" table:number-columns-spanned="2" table:number-rows-spanned="1">
            <text:p>-1</text:p>
          </table:table-cell>
          <table:covered-table-cell table:style-name="table_20_cell"/>
          <table:table-cell table:style-name="table_20_cell" office:value-type="string" table:number-columns-spanned="3" table:number-rows-spanned="1">
            <text:p>-1</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Logical operators</text:p>
          </table:table-cell>
          <table:table-cell table:style-name="grey" office:value-type="string" table:number-columns-spanned="7" table:number-rows-spanned="3">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NOT, AND, OR, XOR</text:p>
          </table:table-cell>
          <table:covered-table-cell table:style-name="table_20_cell"/>
          <table:covered-table-cell table:style-name="table_20_cell"/>
          <table:covered-table-cell table:style-name="table_20_cell"/>
          <table:table-cell table:style-name="table_20_cell" office:value-type="string">
            <text:p>NOT, AND, OR, XOR, EQV, IMP</text:p>
          </table:table-cell>
          <table:table-cell table:style-name="table_20_cell" office:value-type="string">
            <text:p>NOT, AND, OR</text:p>
          </table:table-cell>
          <table:table-cell table:style-name="Workaround" office:value-type="string">
            <text:p>1-, *, +</text:p>
          </table:table-cell>
          <table:table-cell table:style-name="table_20_cell" office:value-type="string" table:number-columns-spanned="5" table:number-rows-spanned="1">
            <text:p>NOT, AND, OR</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5" table:number-rows-spanned="1">
            <text:p>NOT, AND, OR, XOR (PC-E220 lacks XOR)</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ext:p>NOT, AND, OR, EXOR</text:p>
          </table:table-cell>
          <table:table-cell table:style-name="table_20_cell" office:value-type="string" table:number-columns-spanned="1" table:number-rows-spanned="3">
            <text:p>See HP-75.</text:p>
            <text:p>The HP-IL module adds BINCMP(n), BINAND(n,m), BINIOR(n,m), <text:s/>BINEOR(n,m) and BIT(n,b) for 20 bit integers.</text:p>
          </table:table-cell>
          <table:table-cell table:style-name="table_20_cell" office:value-type="string" table:number-columns-spanned="2" table:number-rows-spanned="1">
            <text:p>NOT, AND, OR, XOR</text:p>
          </table:table-cell>
          <table:covered-table-cell table:style-name="table_20_cell"/>
          <table:table-cell table:style-name="table_20_cell" office:value-type="string" table:number-columns-spanned="3" table:number-rows-spanned="1">
            <text:p>NOT, AND, OR, XOR, EQV, IMP</text:p>
          </table:table-cell>
          <table:covered-table-cell table:style-name="table_20_cell"/>
          <table:covered-table-cell table:style-name="table_20_cell"/>
        </table:table-row>
        <table:table-row table:style-name="ro41">
          <table:covered-table-cell table:style-name="table_20_head_20_rotated"/>
          <table:table-cell table:style-name="table_20_head" office:value-type="string">
            <text:p>Number of bit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5" table:number-rows-spanned="1">
            <text:p>16, signed</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ext:p>16, signed</text:p>
          </table:table-cell>
          <table:table-cell table:style-name="table_20_cell" office:value-type="string">
            <text:p>logical only</text:p>
          </table:table-cell>
          <table:table-cell table:style-name="table_20_cell" office:value-type="string" table:number-columns-spanned="10" table:number-rows-spanned="1">
            <text:p>16, signed</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Logical only: nonzero values mapped to 1</text:p>
          </table:table-cell>
          <table:covered-table-cell table:style-name="table_20_cell"/>
          <table:table-cell table:style-name="table_20_cell" office:value-type="string" table:number-columns-spanned="2" table:number-rows-spanned="1">
            <text:p>16, signed</text:p>
          </table:table-cell>
          <table:covered-table-cell table:style-name="table_20_cell"/>
          <table:table-cell table:style-name="table_20_cell" office:value-type="string" table:number-columns-spanned="3" table:number-rows-spanned="1">
            <text:p>16, signed</text:p>
          </table:table-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Priority of NO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Low</text:p>
          </table:table-cell>
          <table:covered-table-cell table:style-name="table_20_cell"/>
          <table:covered-table-cell table:style-name="table_20_cell"/>
          <table:covered-table-cell table:style-name="table_20_cell"/>
          <table:table-cell table:style-name="table_20_cell" office:value-type="string">
            <text:p>Low. Manual recommends parentheses.</text:p>
          </table:table-cell>
          <table:table-cell table:style-name="table_20_cell" office:value-type="string">
            <text:p>High, need ()</text:p>
          </table:table-cell>
          <table:table-cell table:style-name="grey" office:value-type="string">
            <text:p>N/A</text:p>
          </table:table-cell>
          <table:table-cell table:style-name="table_20_cell" office:value-type="string" table:number-columns-spanned="10" table:number-rows-spanned="1">
            <text:p>High, expressions need parenthese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ext:p>High, expressions need parentheses.</text:p>
          </table:table-cell>
          <table:covered-table-cell table:style-name="table_20_cell"/>
          <table:table-cell table:style-name="table_20_cell" office:value-type="string" table:number-columns-spanned="2" table:number-rows-spanned="1">
            <text:p>Low</text:p>
          </table:table-cell>
          <table:covered-table-cell table:style-name="table_20_cell"/>
          <table:table-cell table:style-name="table_20_cell" office:value-type="string" table:number-columns-spanned="3" table:number-rows-spanned="1">
            <text:p>Low</text:p>
          </table:table-cell>
          <table:covered-table-cell table:style-name="table_20_cell"/>
          <table:covered-table-cell table:style-name="table_20_cell"/>
        </table:table-row>
        <table:table-row table:style-name="ro19">
          <table:table-cell table:style-name="table_20_head_20_rotated" office:value-type="string" table:number-columns-spanned="1" table:number-rows-spanned="10">
            <text:p>Conversions</text:p>
          </table:table-cell>
          <table:table-cell table:style-name="table_20_head" office:value-type="string" table:number-columns-spanned="1" table:number-rows-spanned="2">
            <text:p>HEX format for integers</text:p>
          </table:table-cell>
          <table:table-cell table:style-name="grey" office:value-type="string" table:number-columns-spanned="3" table:number-rows-spanned="3">
            <text:p>N/A</text:p>
          </table:table-cell>
          <table:covered-table-cell table:style-name="table_20_cell"/>
          <table:covered-table-cell table:style-name="table_20_cell"/>
          <table:table-cell table:style-name="table_20_cell" office:value-type="string" table:number-columns-spanned="8" table:number-rows-spanned="2">
            <text:p>&amp;H0-&amp;HFFFF</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5">
            <text:p>N/A</text:p>
          </table:table-cell>
          <table:table-cell table:style-name="table_20_cell" office:value-type="string" table:number-columns-spanned="1" table:number-rows-spanned="2">
            <text:p>&amp;0-&amp;FFFF</text:p>
          </table:table-cell>
          <table:table-cell table:style-name="grey" office:value-type="string" table:number-columns-spanned="1" table:number-rows-spanned="2">
            <text:p>N/A</text:p>
          </table:table-cell>
          <table:table-cell table:style-name="table_20_cell" office:value-type="string" table:number-columns-spanned="1" table:number-rows-spanned="2">
            <text:p>&amp;0-&amp;FFFF</text:p>
          </table:table-cell>
          <table:table-cell table:style-name="table_20_cell" office:value-type="string" table:number-columns-spanned="6" table:number-rows-spanned="1">
            <text:p>&amp;0-&amp;FFFFFFFF</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2">
            <text:p>&amp;H0-&amp;HFFFFFFFF</text:p>
          </table:table-cell>
          <table:covered-table-cell table:style-name="table_20_cell"/>
          <table:table-cell table:style-name="table_20_cell" office:value-type="string">
            <text:p>&amp;H0-&amp;HFFFFFFFF</text:p>
          </table:table-cell>
          <table:table-cell table:style-name="grey" office:value-type="string" table:number-columns-spanned="1" table:number-rows-spanned="3">
            <text:p>N/A</text:p>
          </table:table-cell>
          <table:table-cell table:style-name="table_20_cell" office:value-type="string" table:number-columns-spanned="1" table:number-rows-spanned="2">
            <text:p>HTD("0")-HTD("FFFFF")</text:p>
          </table:table-cell>
          <table:table-cell table:style-name="grey" office:value-type="string" table:number-columns-spanned="2" table:number-rows-spanned="3">
            <text:p>N/A</text:p>
          </table:table-cell>
          <table:covered-table-cell table:style-name="table_20_cell"/>
          <table:table-cell table:style-name="grey" office:value-type="string" table:number-columns-spanned="1" table:number-rows-spanned="3">
            <text:p>N/A</text:p>
          </table:table-cell>
          <table:table-cell table:style-name="table_20_cell" office:value-type="string" table:number-columns-spanned="2" table:number-rows-spanned="1">
            <text:p>&amp;H0-&amp;HFFFF</text:p>
          </table:table-cell>
          <table:covered-table-cell table:style-name="table_20_cell"/>
        </table:table-row>
        <table:table-row table:style-name="ro19">
          <table:covered-table-cell table:style-name="table_20_head_20_rotated"/>
          <table:covered-table-cell table:style-name="table_20_hea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DECI FFFFFFFF</text:p>
          </table:table-cell>
          <table:covered-table-cell table:style-name="table_20_cell"/>
          <table:table-cell table:style-name="grey" office:value-type="string" table:number-columns-spanned="2" table:number-rows-spanned="1">
            <text:p>N/A</text:p>
          </table:table-cell>
          <table:covered-table-cell table:style-name="table_20_cell"/>
          <table:table-cell table:style-name="table_20_cell" office:value-type="string" table:number-columns-spanned="2" table:number-rows-spanned="1">
            <text:p>DECI FFFFFFFF</text:p>
          </table:table-cell>
          <table:covered-table-cell table:style-name="table_20_cell"/>
          <table:covered-table-cell table:style-name="table_20_cell"/>
          <table:covered-table-cell table:style-name="table_20_cell"/>
          <table:table-cell table:style-name="ce17" office:value-type="string">
            <text:p>&amp;FF..., DECI FFFFFFFF</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amp;nnnnn, &amp;Onnnnn denote octal</text:p>
          </table:table-cell>
          <table:covered-table-cell table:style-name="table_20_cell"/>
        </table:table-row>
        <table:table-row table:style-name="ro26">
          <table:covered-table-cell table:style-name="table_20_head_20_rotated"/>
          <table:table-cell table:style-name="table_20_head" office:value-type="string">
            <text:p>HEX display</text:p>
          </table:table-cell>
          <table:covered-table-cell table:style-name="table_20_cell"/>
          <table:covered-table-cell table:style-name="table_20_cell"/>
          <table:covered-table-cell table:style-name="table_20_cell"/>
          <table:table-cell table:style-name="table_20_cell" office:value-type="string" table:number-columns-spanned="8" table:number-rows-spanned="1">
            <text:p>HEX$(n), n&lt;2<text:span text:style-name="T27">16</text:span><text:span text:style-name="T21">, r</text:span>esult is padded with "0" to four hex digit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3" table:number-rows-spanned="1">
            <text:p>N/A</text:p>
          </table:table-cell>
          <table:covered-table-cell table:style-name="grey"/>
          <table:covered-table-cell table:style-name="grey"/>
          <table:table-cell table:style-name="table_20_cell" office:value-type="string" table:number-columns-spanned="2" table:number-rows-spanned="1">
            <text:p>HEX n, n&lt;2<text:span text:style-name="T27">32</text:span> (display only)</text:p>
          </table:table-cell>
          <table:covered-table-cell table:style-name="table_20_cell"/>
          <table:table-cell table:style-name="grey" office:value-type="string" table:number-columns-spanned="2" table:number-rows-spanned="1">
            <text:p>N/A</text:p>
          </table:table-cell>
          <table:covered-table-cell table:style-name="table_20_cell"/>
          <table:table-cell table:style-name="table_20_cell" office:value-type="string" table:number-columns-spanned="2" table:number-rows-spanned="1">
            <text:p>HEX$(n), n&lt;2<text:span text:style-name="T27">32</text:span>, var. l.</text:p>
            <text:p>HEX n (display only)</text:p>
          </table:table-cell>
          <table:covered-table-cell table:style-name="table_20_cell"/>
          <table:table-cell table:style-name="grey" office:value-type="string">
            <text:p>N/A</text:p>
          </table:table-cell>
          <table:table-cell table:style-name="table_20_cell" office:value-type="string" table:number-columns-spanned="2" table:number-rows-spanned="1">
            <text:p>HEX$(n), n&lt;2<text:span text:style-name="T27">32</text:span>, variable length</text:p>
            <text:p>HEX n (display only, not PC-G850)</text:p>
          </table:table-cell>
          <table:covered-table-cell table:style-name="table_20_cell"/>
          <table:covered-table-cell table:style-name="table_20_cell"/>
          <table:table-cell table:style-name="ce28" office:value-type="string">
            <text:p>DTH$(n), n&lt;2<text:span text:style-name="T32">20</text:span><text:span text:style-name="T33">,</text:span></text:p>
            <text:p>0-padded to 5 digits.</text:p>
          </table:table-cell>
          <table:covered-table-cell table:style-name="table_20_cell"/>
          <table:covered-table-cell table:style-name="table_20_cell"/>
          <table:covered-table-cell table:style-name="table_20_cell"/>
          <table:table-cell table:style-name="table_20_cell" office:value-type="string">
            <text:p>HEX$(n), n&lt;2<text:span text:style-name="T27">16</text:span></text:p>
          </table:table-cell>
          <table:table-cell table:style-name="table_20_cell" office:value-type="string">
            <text:p>HEX$(n), n&lt;2<text:span text:style-name="T27">16</text:span></text:p>
            <text:p>OCT$(n) returns octal string</text:p>
          </table:table-cell>
        </table:table-row>
        <table:table-row table:style-name="ro19">
          <table:covered-table-cell table:style-name="table_20_head_20_rotated"/>
          <table:table-cell table:style-name="table_20_head" office:value-type="string">
            <text:p>Deg/min/sec to decimal</text:p>
          </table:table-cell>
          <table:table-cell table:style-name="table_20_cell" office:value-type="string">
            <text:p>DEG(d<text:span text:style-name="T4">,m,s</text:span>)</text:p>
          </table:table-cell>
          <table:table-cell table:style-name="grey" office:value-type="string" table:number-columns-spanned="1" table:number-rows-spanned="2">
            <text:p>N/A</text:p>
          </table:table-cell>
          <table:table-cell table:style-name="table_20_cell" office:value-type="string" table:number-columns-spanned="9" table:number-rows-spanned="1">
            <text:p>DEG(d<text:span text:style-name="T4">,m,s</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2" table:number-rows-spanned="1">
            <text:p>DEG(d.mmss), DMS values are formatted as a single numbe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2">
            <text:p>N/A</text:p>
          </table:table-cell>
          <table:covered-table-cell table:style-name="table_20_cell"/>
          <table:table-cell table:style-name="grey" office:value-type="string" table:number-columns-spanned="1" table:number-rows-spanned="2">
            <text:p>Only in CALC mode</text:p>
          </table:table-cell>
          <table:table-cell table:style-name="grey" office:value-type="string" table:number-columns-spanned="1" table:number-rows-spanned="2">
            <text:p>N/A</text:p>
          </table:table-cell>
          <table:table-cell table:style-name="grey" office:value-type="string" table:number-columns-spanned="3" table:number-rows-spanned="2">
            <text:p>N/A</text:p>
          </table:table-cell>
          <table:covered-table-cell table:style-name="grey"/>
          <table:covered-table-cell table:style-name="table_20_cell"/>
        </table:table-row>
        <table:table-row table:style-name="ro19">
          <table:covered-table-cell table:style-name="table_20_head_20_rotated"/>
          <table:table-cell table:style-name="table_20_head" office:value-type="string">
            <text:p>Number to deg/min/sec</text:p>
          </table:table-cell>
          <table:table-cell table:style-name="table_20_cell" office:value-type="string">
            <text:p>DMS (display)</text:p>
          </table:table-cell>
          <table:covered-table-cell table:style-name="table_20_cell"/>
          <table:table-cell table:style-name="table_20_cell" office:value-type="string" table:number-columns-spanned="9" table:number-rows-spanned="1">
            <text:p>DMS$(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2" table:number-rows-spanned="1">
            <text:p>DMS(d) returns a number formatted as d.mms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40">
          <table:covered-table-cell table:style-name="table_20_head_20_rotated"/>
          <table:table-cell table:style-name="table_20_head" office:value-type="string">
            <text:p>Degrees to radians</text:p>
          </table:table-cell>
          <table:table-cell table:style-name="Workaround" office:value-type="string" table:number-columns-spanned="4" table:number-rows-spanned="1">
            <text:p>d / 180 * <text:span text:style-name="T24">π</text:span></text:p>
          </table:table-cell>
          <table:covered-table-cell table:style-name="Workaround"/>
          <table:covered-table-cell table:style-name="Workaround"/>
          <table:covered-table-cell table:style-name="Workaround"/>
          <table:table-cell table:style-name="Workaround" office:value-type="string" table:number-columns-spanned="7" table:number-rows-spanned="1">
            <text:p>d / 180 * PI</text:p>
          </table:table-cell>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table-cell table:style-name="Workaround" office:value-type="string">
            <text:p>d / 180 * PI (define PI)</text:p>
          </table:table-cell>
          <table:table-cell table:style-name="Workaround" office:value-type="string" table:number-columns-spanned="12" table:number-rows-spanned="1">
            <text:p>d / 180 * PI</text:p>
          </table:table-cell>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table-cell table:style-name="table_20_cell" office:value-type="string" table:number-columns-spanned="2" table:number-rows-spanned="1">
            <text:p>RAD(d)</text:p>
          </table:table-cell>
          <table:covered-table-cell table:style-name="Workaround"/>
          <table:table-cell table:style-name="Workaround" office:value-type="string" table:number-columns-spanned="2" table:number-rows-spanned="1">
            <text:p>d / 180 * PI</text:p>
          </table:table-cell>
          <table:covered-table-cell table:style-name="Workaround"/>
          <table:table-cell table:style-name="Workaround" office:value-type="string" table:number-columns-spanned="3" table:number-rows-spanned="1">
            <text:p>d / 180 * PI (PI must be defined)</text:p>
          </table:table-cell>
          <table:covered-table-cell table:style-name="Workaround"/>
          <table:covered-table-cell table:style-name="Workaround"/>
        </table:table-row>
        <table:table-row table:style-name="ro40">
          <table:covered-table-cell table:style-name="table_20_head_20_rotated"/>
          <table:table-cell table:style-name="table_20_head" office:value-type="string">
            <text:p>Radians to degrees</text:p>
          </table:table-cell>
          <table:table-cell table:style-name="Workaround" office:value-type="string" table:number-columns-spanned="4" table:number-rows-spanned="1">
            <text:p>r / <text:span text:style-name="T24">π</text:span> * 180</text:p>
          </table:table-cell>
          <table:covered-table-cell table:style-name="Workaround"/>
          <table:covered-table-cell table:style-name="Workaround"/>
          <table:covered-table-cell table:style-name="Workaround"/>
          <table:table-cell table:style-name="Workaround" office:value-type="string" table:number-columns-spanned="7" table:number-rows-spanned="1">
            <text:p>r / PI * 180</text:p>
          </table:table-cell>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table-cell table:style-name="ce30" office:value-type="string">
            <text:p>r / PI * 180 (define PI)</text:p>
          </table:table-cell>
          <table:table-cell table:style-name="Workaround" office:value-type="string" table:number-columns-spanned="12" table:number-rows-spanned="1">
            <text:p>r / PI * 180 </text:p>
          </table:table-cell>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table-cell table:style-name="table_20_cell" office:value-type="string" table:number-columns-spanned="2" table:number-rows-spanned="1">
            <text:p>DEG(r)</text:p>
          </table:table-cell>
          <table:covered-table-cell table:style-name="Workaround"/>
          <table:table-cell table:style-name="Workaround" office:value-type="string" table:number-columns-spanned="2" table:number-rows-spanned="1">
            <text:p>r / PI * 180 </text:p>
          </table:table-cell>
          <table:covered-table-cell table:style-name="Workaround"/>
          <table:table-cell table:style-name="Workaround" office:value-type="string" table:number-columns-spanned="3" table:number-rows-spanned="1">
            <text:p>r / PI * 180 <text:s/>(PI must be defined)</text:p>
          </table:table-cell>
          <table:covered-table-cell table:style-name="Workaround"/>
          <table:covered-table-cell table:style-name="Workaround"/>
        </table:table-row>
        <table:table-row table:style-name="ro19">
          <table:covered-table-cell table:style-name="table_20_head_20_rotated"/>
          <table:table-cell table:style-name="table_20_head" office:value-type="string">
            <text:p>Polar to rectangular</text:p>
          </table:table-cell>
          <table:table-cell table:style-name="table_20_cell" office:value-type="string">
            <text:p>PRC r,<text:span text:style-name="T25">θ -&gt; x=X,y=Y</text:span></text:p>
          </table:table-cell>
          <table:table-cell table:style-name="Workaround" office:value-type="string" table:number-columns-spanned="2" table:number-rows-spanned="1">
            <text:p>x=r * COS <text:span text:style-name="T25">θ, y=r * SIN θ</text:span></text:p>
          </table:table-cell>
          <table:covered-table-cell table:style-name="Workaround"/>
          <table:table-cell table:style-name="table_20_cell" office:value-type="string">
            <text:p>REC(r,<text:span text:style-name="T25">θ) -&gt; X,Y</text:span></text:p>
          </table:table-cell>
          <table:table-cell table:style-name="Workaround" office:value-type="string" table:number-columns-spanned="3" table:number-rows-spanned="2">
            <text:p>Workaround see left</text:p>
          </table:table-cell>
          <table:covered-table-cell table:style-name="table_20_cell"/>
          <table:covered-table-cell table:style-name="table_20_cell"/>
          <table:table-cell table:style-name="ce23" office:value-type="string" table:number-columns-spanned="3" table:number-rows-spanned="1">
            <text:p><text:span text:style-name="T7">REC(r,</text:span><text:span text:style-name="T26">θ) -&gt; x=X, y=Y</text:span></text:p>
          </table:table-cell>
          <table:covered-table-cell table:style-name="table_20_cell"/>
          <table:covered-table-cell table:style-name="table_20_cell"/>
          <table:table-cell table:style-name="Workaround" office:value-type="string" table:number-columns-spanned="2" table:number-rows-spanned="2">
            <text:p>Workaround see left</text:p>
          </table:table-cell>
          <table:covered-table-cell table:style-name="Workaround"/>
          <table:table-cell table:style-name="Workaround" office:value-type="string" table:number-columns-spanned="3" table:number-rows-spanned="1">
            <text:p>x=r * COS <text:span text:style-name="T25">θ, y=r * SIN θ</text:span></text:p>
          </table:table-cell>
          <table:covered-table-cell table:style-name="Workaround"/>
          <table:covered-table-cell table:style-name="table_20_cell"/>
          <table:table-cell table:style-name="table_20_cell" office:value-type="string" table:number-columns-spanned="2" table:number-rows-spanned="1">
            <text:p>REC(r,<text:span text:style-name="T25">θ) -&gt;Y,Z</text:span></text:p>
          </table:table-cell>
          <table:covered-table-cell table:style-name="table_20_cell"/>
          <table:table-cell table:style-name="Workaround" office:value-type="string" table:number-columns-spanned="2" table:number-rows-spanned="2">
            <text:p>Workaround see left</text:p>
          </table:table-cell>
          <table:covered-table-cell table:style-name="grey"/>
          <table:table-cell table:style-name="ce23" office:value-type="string" table:number-columns-spanned="5" table:number-rows-spanned="1">
            <text:p><text:span text:style-name="T7">REC(r,</text:span><text:span text:style-name="T26">θ) -&gt; x=Y, y=Z</text:span></text:p>
          </table:table-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4" table:number-rows-spanned="1">
            <text:p>x=r * COS <text:span text:style-name="T25">θ, y=r * SIN θ</text:span></text:p>
          </table:table-cell>
          <table:covered-table-cell table:style-name="Workaround"/>
          <table:covered-table-cell table:style-name="Workaround"/>
          <table:covered-table-cell table:style-name="Workaround"/>
          <table:table-cell table:style-name="ce41" office:value-type="string" table:number-columns-spanned="3" table:number-rows-spanned="1">
            <text:p><text:span text:style-name="T34">x=r * COS </text:span><text:span text:style-name="T35">θ, y=r * SIN θ</text:span></text:p>
          </table:table-cell>
          <table:covered-table-cell table:style-name="ce41"/>
          <table:covered-table-cell table:style-name="table_20_cell"/>
        </table:table-row>
        <table:table-row table:style-name="ro26">
          <table:covered-table-cell table:style-name="table_20_head_20_rotated"/>
          <table:table-cell table:style-name="table_20_head" office:value-type="string">
            <text:p>Rectangular to polar</text:p>
          </table:table-cell>
          <table:table-cell table:style-name="table_20_cell" office:value-type="string">
            <text:p>RPC x,y -&gt; r=X,<text:span text:style-name="T26">θ=</text:span>Y</text:p>
            <text:p>Commands</text:p>
          </table:table-cell>
          <table:table-cell table:style-name="Workaround" office:value-type="string" table:number-columns-spanned="2" table:number-rows-spanned="1">
            <text:p>r=SQR(x*x + y*y)</text:p>
            <text:p><text:span text:style-name="T25">θ=ACS(x / r)</text:span></text:p>
          </table:table-cell>
          <table:covered-table-cell table:style-name="Workaround"/>
          <table:table-cell table:style-name="table_20_cell" office:value-type="string">
            <text:p>POL(x,y) -&gt; X,Y</text:p>
            <text:p>See FX-850P.</text:p>
          </table:table-cell>
          <table:covered-table-cell table:style-name="table_20_cell"/>
          <table:covered-table-cell table:style-name="table_20_cell"/>
          <table:covered-table-cell table:style-name="table_20_cell"/>
          <table:table-cell table:style-name="ce20" office:value-type="string" table:number-columns-spanned="3" table:number-rows-spanned="1">
            <text:p>POL(x,y) -&gt; r=X, <text:span text:style-name="T26">θ=</text:span>Y</text:p>
            <text:p>Both functions return variable X.</text:p>
          </table:table-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3" table:number-rows-spanned="1">
            <text:p>r=<text:span text:style-name="T22">√</text:span>(x*x + y*y)</text:p>
            <text:p><text:span text:style-name="T25">θ=ACS(x / r)</text:span></text:p>
          </table:table-cell>
          <table:covered-table-cell table:style-name="Workaround"/>
          <table:covered-table-cell table:style-name="table_20_cell"/>
          <table:table-cell table:style-name="table_20_cell" office:value-type="string" table:number-columns-spanned="2" table:number-rows-spanned="1">
            <text:p>POL(x,y) -&gt; Y,Z</text:p>
            <text:p>See PC-1280.</text:p>
          </table:table-cell>
          <table:covered-table-cell table:style-name="table_20_cell"/>
          <table:covered-table-cell table:style-name="grey"/>
          <table:covered-table-cell table:style-name="grey"/>
          <table:table-cell table:style-name="ce20" office:value-type="string" table:number-columns-spanned="5" table:number-rows-spanned="1">
            <text:p>POL(x,y) -&gt; r=Y, <text:span text:style-name="T26">θ=Z</text:span></text:p>
            <text:p>Both functions return variable Y.</text:p>
          </table:table-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4" table:number-rows-spanned="1">
            <text:p>r=SQR(x*x + y*y), <text:span text:style-name="T25">θ=ACOS(x / r)</text:span></text:p>
            <text:p><text:span text:style-name="T31">Keyboard function in TI-74 CALC mode.</text:span></text:p>
          </table:table-cell>
          <table:covered-table-cell table:style-name="table_20_cell"/>
          <table:covered-table-cell table:style-name="table_20_cell"/>
          <table:covered-table-cell table:style-name="table_20_cell"/>
          <table:table-cell table:style-name="Workaround" office:value-type="string" table:number-columns-spanned="3" table:number-rows-spanned="1">
            <text:p>r=SQR(x*x + y*y), <text:span text:style-name="T25">θ=ACOS(x / r)</text:span></text:p>
          </table:table-cell>
          <table:covered-table-cell table:style-name="Workaround"/>
          <table:covered-table-cell table:style-name="table_20_cell"/>
        </table:table-row>
        <table:table-row table:style-name="ro25">
          <table:covered-table-cell table:style-name="table_20_head_20_rotated"/>
          <table:table-cell table:style-name="table_20_head" office:value-type="string">
            <text:p>More conversions</text:p>
          </table:table-cell>
          <table:table-cell table:style-name="grey" office:value-type="string" table:number-columns-spanned="11" table:number-rows-spanned="1">
            <text:p>N/A</text:p>
          </table:table-cell>
          <table:covered-table-cell table:style-name="Workaround"/>
          <table:covered-table-cell table:style-name="Workaround"/>
          <table:covered-table-cell table:style-name="table_20_cell"/>
          <table:covered-table-cell table:style-name="table_20_cell"/>
          <table:covered-table-cell table:style-name="table_20_cell"/>
          <table:covered-table-cell table:style-name="table_20_cell"/>
          <table:covered-table-cell table:style-name="ce20"/>
          <table:covered-table-cell table:style-name="table_20_cell"/>
          <table:covered-table-cell table:style-name="table_20_cell"/>
          <table:covered-table-cell table:style-name="table_20_cell"/>
          <table:table-cell table:style-name="table_20_cell" office:value-type="string">
            <text:p>CDBL, CSNG convert between double and single precision.</text:p>
          </table:table-cell>
          <table:table-cell table:style-name="grey" office:value-type="string" table:number-columns-spanned="12" table:number-rows-spanned="1">
            <text:p>N/A</text:p>
          </table:table-cell>
          <table:covered-table-cell table:style-name="Workaround"/>
          <table:covered-table-cell table:style-name="table_20_cell"/>
          <table:covered-table-cell table:style-name="table_20_cell"/>
          <table:covered-table-cell table:style-name="table_20_cell"/>
          <table:covered-table-cell table:style-name="grey"/>
          <table:covered-table-cell table:style-name="grey"/>
          <table:covered-table-cell table:style-name="ce20"/>
          <table:covered-table-cell table:style-name="table_20_cell"/>
          <table:covered-table-cell table:style-name="table_20_cell"/>
          <table:covered-table-cell table:style-name="table_20_cell"/>
          <table:covered-table-cell table:style-name="table_20_cell"/>
          <table:table-cell table:style-name="grey" office:value-type="string">
            <text:p>N/A</text:p>
          </table:table-cell>
          <table:table-cell table:style-name="table_20_cell" office:value-type="string">
            <text:p>In MATH Module</text:p>
          </table:table-cell>
          <table:table-cell table:style-name="grey" office:value-type="string" table:number-columns-spanned="2" table:number-rows-spanned="1">
            <text:p>N/A</text:p>
          </table:table-cell>
          <table:covered-table-cell table:style-name="table_20_cell"/>
          <table:table-cell table:style-name="table_20_cell" office:value-type="string" table:number-columns-spanned="3" table:number-rows-spanned="1">
            <text:p>CINT, CDBL, CSNG convert between integer, double or single precision.</text:p>
          </table:table-cell>
          <table:covered-table-cell table:style-name="table_20_cell"/>
          <table:covered-table-cell table:style-name="table_20_cell"/>
        </table:table-row>
        <table:table-row table:style-name="ro42">
          <table:table-cell table:style-name="table_20_head_20_rotated" office:value-type="string" table:number-columns-spanned="1" table:number-rows-spanned="12">
            <text:p>Logs, powers, roots</text:p>
          </table:table-cell>
          <table:table-cell table:style-name="table_20_head" office:value-type="string">
            <text:p>Common logarithm log<text:span text:style-name="T20">10</text:span><text:span text:style-name="T21">x</text:span></text:p>
          </table:table-cell>
          <table:table-cell table:style-name="table_20_cell" office:value-type="string" table:number-columns-spanned="4" table:number-rows-spanned="1">
            <text:p>LOG x</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LGT x</text:p>
          </table:table-cell>
          <table:covered-table-cell table:style-name="table_20_cell"/>
          <table:covered-table-cell table:style-name="table_20_cell"/>
          <table:table-cell table:style-name="table_20_cell" office:value-type="string" table:number-columns-spanned="3" table:number-rows-spanned="1">
            <text:p>LOG x</text:p>
          </table:table-cell>
          <table:covered-table-cell table:style-name="table_20_cell"/>
          <table:covered-table-cell table:style-name="table_20_cell"/>
          <table:table-cell table:style-name="table_20_cell" office:value-type="string">
            <text:p>LGT x</text:p>
          </table:table-cell>
          <table:table-cell table:style-name="table_20_cell" office:value-type="string">
            <text:p>LGT(x)</text:p>
          </table:table-cell>
          <table:table-cell table:style-name="table_20_cell" office:value-type="string" table:number-columns-spanned="12" table:number-rows-spanned="1">
            <text:p>LOG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LOG10(x)</text:p>
          </table:table-cell>
          <table:table-cell table:style-name="table_20_cell" office:value-type="string">
            <text:p>LGT(x), LOG10(x)</text:p>
          </table:table-cell>
          <table:table-cell table:style-name="table_20_cell" office:value-type="string" table:number-columns-spanned="2" table:number-rows-spanned="1">
            <text:p>LOG(x)</text:p>
          </table:table-cell>
          <table:covered-table-cell table:style-name="table_20_cell"/>
          <table:table-cell table:style-name="Workaround" office:value-type="string" table:number-columns-spanned="3" table:number-rows-spanned="1">
            <text:p>LOG(x) / LOG(10)</text:p>
          </table:table-cell>
          <table:covered-table-cell table:style-name="Workaround"/>
          <table:covered-table-cell table:style-name="table_20_cell"/>
        </table:table-row>
        <table:table-row table:style-name="ro43">
          <table:covered-table-cell table:style-name="table_20_head_20_rotated"/>
          <table:table-cell table:style-name="table_20_head" office:value-type="string">
            <text:p>Natural logarithm ln x, log<text:span text:style-name="T20">e</text:span><text:span text:style-name="T21">x</text:span></text:p>
          </table:table-cell>
          <table:table-cell table:style-name="table_20_cell" office:value-type="string" table:number-columns-spanned="4" table:number-rows-spanned="1">
            <text:p>LN x</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LOG x</text:p>
          </table:table-cell>
          <table:covered-table-cell table:style-name="table_20_cell"/>
          <table:covered-table-cell table:style-name="table_20_cell"/>
          <table:table-cell table:style-name="table_20_cell" office:value-type="string" table:number-columns-spanned="3" table:number-rows-spanned="1">
            <text:p>LN x</text:p>
          </table:table-cell>
          <table:covered-table-cell table:style-name="table_20_cell"/>
          <table:covered-table-cell table:style-name="table_20_cell"/>
          <table:table-cell table:style-name="table_20_cell" office:value-type="string">
            <text:p>LOG x</text:p>
          </table:table-cell>
          <table:table-cell table:style-name="table_20_cell" office:value-type="string">
            <text:p>LOG(x)</text:p>
          </table:table-cell>
          <table:table-cell table:style-name="table_20_cell" office:value-type="string" table:number-columns-spanned="12" table:number-rows-spanned="1">
            <text:p>L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LOG(x)</text:p>
          </table:table-cell>
          <table:table-cell table:style-name="table_20_cell" office:value-type="string">
            <text:p>LN(x), LOG(x)</text:p>
          </table:table-cell>
          <table:table-cell table:style-name="table_20_cell" office:value-type="string" table:number-columns-spanned="2" table:number-rows-spanned="1">
            <text:p>LN(x)</text:p>
          </table:table-cell>
          <table:covered-table-cell table:style-name="table_20_cell"/>
          <table:table-cell table:style-name="table_20_cell" office:value-type="string" table:number-columns-spanned="3" table:number-rows-spanned="1">
            <text:p>LOG(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More accurate ln(x+1)</text:p>
          </table:table-cell>
          <table:table-cell table:style-name="Workaround" office:value-type="string" table:number-columns-spanned="4" table:number-rows-spanned="1">
            <text:p>LN(x + 1)</text:p>
          </table:table-cell>
          <table:covered-table-cell table:style-name="Workaround"/>
          <table:covered-table-cell table:style-name="Workaround"/>
          <table:covered-table-cell table:style-name="Workaround"/>
          <table:table-cell table:style-name="Workaround" office:value-type="string" table:number-columns-spanned="3" table:number-rows-spanned="1">
            <text:p>LOG(x + 1)</text:p>
          </table:table-cell>
          <table:covered-table-cell table:style-name="Workaround"/>
          <table:covered-table-cell table:style-name="Workaround"/>
          <table:table-cell table:style-name="Workaround" office:value-type="string" table:number-columns-spanned="3" table:number-rows-spanned="1">
            <text:p>LN(x + 1)</text:p>
          </table:table-cell>
          <table:covered-table-cell table:number-columns-repeated="2"/>
          <table:table-cell table:style-name="Workaround" office:value-type="string" table:number-columns-spanned="2" table:number-rows-spanned="1">
            <text:p>LOG(x+1)</text:p>
          </table:table-cell>
          <table:covered-table-cell table:style-name="Workaround"/>
          <table:table-cell table:style-name="Workaround" office:value-type="string" table:number-columns-spanned="12" table:number-rows-spanned="1">
            <text:p>LN(x + 1)</text:p>
          </table:table-cell>
          <table:covered-table-cell table:style-name="Workaround"/>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table-cell table:style-name="Workaround" office:value-type="string">
            <text:p>LOG(x + 1)</text:p>
          </table:table-cell>
          <table:table-cell table:style-name="table_20_cell" office:value-type="string">
            <text:p>LOGP1(x)</text:p>
          </table:table-cell>
          <table:table-cell table:style-name="Workaround" office:value-type="string" table:number-columns-spanned="2" table:number-rows-spanned="1">
            <text:p>LN(x + 1)</text:p>
          </table:table-cell>
          <table:covered-table-cell table:style-name="grey"/>
          <table:table-cell table:style-name="ce35" office:value-type="string" table:number-columns-spanned="3" table:number-rows-spanned="1">
            <text:p>LN(x + 1)</text:p>
          </table:table-cell>
          <table:covered-table-cell table:style-name="ce35"/>
          <table:covered-table-cell table:style-name="table_20_cell"/>
        </table:table-row>
        <table:table-row table:style-name="ro19">
          <table:covered-table-cell table:style-name="table_20_head_20_rotated"/>
          <table:table-cell table:style-name="table_20_head" office:value-type="string">
            <text:p>Common antilogarithm 10<text:span text:style-name="T19">x</text:span></text:p>
          </table:table-cell>
          <table:table-cell table:style-name="Workaround" office:value-type="string" table:number-columns-spanned="4" table:number-rows-spanned="1">
            <text:p>10 <text:span text:style-name="T22">↑ x</text:span></text:p>
          </table:table-cell>
          <table:covered-table-cell table:style-name="table_20_cell"/>
          <table:covered-table-cell table:style-name="table_20_cell"/>
          <table:covered-table-cell table:style-name="table_20_cell"/>
          <table:table-cell table:style-name="Workaround" office:value-type="string" table:number-columns-spanned="8" table:number-rows-spanned="1">
            <text:p>10 ^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3" table:number-rows-spanned="1">
            <text:p>10 ^ x</text:p>
          </table:table-cell>
          <table:covered-table-cell table:style-name="Workaround"/>
          <table:covered-table-cell table:style-name="table_20_cell"/>
          <table:table-cell table:style-name="table_20_cell" office:value-type="string" table:number-columns-spanned="2" table:number-rows-spanned="1">
            <text:p>TEN x</text:p>
          </table:table-cell>
          <table:covered-table-cell table:style-name="table_20_cell"/>
          <table:table-cell table:style-name="Workaround" office:value-type="string" table:number-columns-spanned="2" table:number-rows-spanned="1">
            <text:p>10 ^ x</text:p>
          </table:table-cell>
          <table:covered-table-cell table:style-name="table_20_cell"/>
          <table:table-cell table:style-name="table_20_cell" office:value-type="string" table:number-columns-spanned="5" table:number-rows-spanned="1">
            <text:p>TEN x</text:p>
          </table:table-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4" table:number-rows-spanned="1">
            <text:p>10 ^ x</text:p>
          </table:table-cell>
          <table:covered-table-cell table:style-name="table_20_cell"/>
          <table:covered-table-cell table:style-name="table_20_cell"/>
          <table:covered-table-cell table:style-name="table_20_cell"/>
          <table:table-cell table:style-name="Workaround" office:value-type="string" table:number-columns-spanned="3" table:number-rows-spanned="1">
            <text:p>10 ^ x</text:p>
          </table:table-cell>
          <table:covered-table-cell table:style-name="Workaround"/>
          <table:covered-table-cell table:style-name="table_20_cell"/>
        </table:table-row>
        <table:table-row table:style-name="ro19">
          <table:covered-table-cell table:style-name="table_20_head_20_rotated"/>
          <table:table-cell table:style-name="table_20_head" office:value-type="string">
            <text:p>Natural antilogarithm e<text:span text:style-name="T19">x</text:span></text:p>
          </table:table-cell>
          <table:table-cell table:style-name="table_20_cell" office:value-type="string" table:number-columns-spanned="11" table:number-rows-spanned="1">
            <text:p>EXP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EXP(x)</text:p>
          </table:table-cell>
          <table:table-cell table:style-name="table_20_cell" office:value-type="string" table:number-columns-spanned="12" table:number-rows-spanned="1">
            <text:p>EXP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EXP(x)</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EXP(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More accurate e<text:span text:style-name="T19">x-1</text:span></text:p>
          </table:table-cell>
          <table:table-cell table:style-name="ce29" office:value-type="string" table:number-columns-spanned="11" table:number-rows-spanned="1">
            <text:p>EXP x – 1</text:p>
          </table:table-cell>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table-cell table:style-name="Workaround" office:value-type="string">
            <text:p>EXP(x) – 1</text:p>
          </table:table-cell>
          <table:table-cell table:style-name="ce29" office:value-type="string" table:number-columns-spanned="12" table:number-rows-spanned="1">
            <text:p>EXP x – 1</text:p>
          </table:table-cell>
          <table:covered-table-cell table:style-name="ce29"/>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table-cell table:style-name="Workaround" office:value-type="string">
            <text:p>EXP(x) – 1</text:p>
          </table:table-cell>
          <table:table-cell table:style-name="table_20_cell" office:value-type="string">
            <text:p>EXPM1(x)</text:p>
          </table:table-cell>
          <table:table-cell table:style-name="Workaround" office:value-type="string" table:number-columns-spanned="2" table:number-rows-spanned="1">
            <text:p>EXP(x) – 1</text:p>
          </table:table-cell>
          <table:covered-table-cell table:style-name="table_20_cell"/>
          <table:table-cell table:style-name="Workaround" office:value-type="string" table:number-columns-spanned="3" table:number-rows-spanned="1">
            <text:p>EXP(x) – 1</text:p>
          </table:table-cell>
          <table:covered-table-cell table:style-name="Workaround"/>
          <table:covered-table-cell table:style-name="table_20_cell"/>
        </table:table-row>
        <table:table-row table:style-name="ro19">
          <table:covered-table-cell table:style-name="table_20_head_20_rotated"/>
          <table:table-cell table:style-name="table_20_head" office:value-type="string">
            <text:p>Exponent part of number</text:p>
          </table:table-cell>
          <table:table-cell table:style-name="Workaround" office:value-type="string" table:number-columns-spanned="4" table:number-rows-spanned="1">
            <text:p>INT LOG ABS x <text:s/>for x &lt;&gt; 0</text:p>
          </table:table-cell>
          <table:covered-table-cell table:style-name="Workaround"/>
          <table:covered-table-cell table:style-name="Workaround"/>
          <table:covered-table-cell table:style-name="Workaround"/>
          <table:table-cell table:style-name="Workaround" office:value-type="string" table:number-columns-spanned="3" table:number-rows-spanned="1">
            <text:p>INT LGT ABS x <text:s/>for x &lt;&gt; 0</text:p>
          </table:table-cell>
          <table:covered-table-cell table:style-name="Workaround"/>
          <table:covered-table-cell table:style-name="Workaround"/>
          <table:table-cell table:style-name="Workaround" office:value-type="string" table:number-columns-spanned="3" table:number-rows-spanned="1">
            <text:p>INT LOG ABS x <text:s/>for x &lt;&gt; 0</text:p>
          </table:table-cell>
          <table:covered-table-cell table:style-name="Workaround"/>
          <table:covered-table-cell table:style-name="Workaround"/>
          <table:table-cell table:style-name="Workaround" office:value-type="string">
            <text:p>see PB-700</text:p>
          </table:table-cell>
          <table:table-cell table:style-name="Workaround" office:value-type="string">
            <text:p>INT(LGT(ABS(x)))</text:p>
          </table:table-cell>
          <table:table-cell table:style-name="ce34" office:value-type="string" table:number-columns-spanned="12" table:number-rows-spanned="1">
            <text:p>INT LOG ABS x <text:s/>for x &lt;&gt; 0</text:p>
          </table:table-cell>
          <table:covered-table-cell table:style-name="ce34"/>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covered-table-cell table:style-name="Workaround"/>
          <table:table-cell table:style-name="Workaround" office:value-type="string">
            <text:p>INT(LGT(ABS(x)))</text:p>
          </table:table-cell>
          <table:table-cell table:style-name="table_20_cell" office:value-type="string">
            <text:p>EXPONENT(x)</text:p>
          </table:table-cell>
          <table:table-cell table:style-name="Workaround" office:value-type="string" table:number-columns-spanned="2" table:number-rows-spanned="1">
            <text:p>INT(LOG(ABS(x))) <text:s/>for x &lt;&gt; 0</text:p>
          </table:table-cell>
          <table:covered-table-cell table:style-name="table_20_cell"/>
          <table:table-cell table:style-name="Workaround" office:value-type="string" table:number-columns-spanned="3" table:number-rows-spanned="1">
            <text:p>INT(LOG(ABS(x))) <text:s/>for x &lt;&gt; 0</text:p>
          </table:table-cell>
          <table:covered-table-cell table:style-name="Workaround"/>
          <table:covered-table-cell table:style-name="table_20_cell"/>
        </table:table-row>
        <table:table-row table:style-name="ro19">
          <table:covered-table-cell table:style-name="table_20_head_20_rotated"/>
          <table:table-cell table:style-name="table_20_head" office:value-type="string">
            <text:p>Square root <text:span text:style-name="T22">√x</text:span></text:p>
          </table:table-cell>
          <table:table-cell table:style-name="table_20_cell" office:value-type="string" table:number-columns-spanned="11" table:number-rows-spanned="1">
            <text:p>SQR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SQR(x)</text:p>
          </table:table-cell>
          <table:table-cell table:style-name="table_20_cell" office:value-type="string">
            <text:p>SQR x, <text:span text:style-name="T22">√x </text:span></text:p>
          </table:table-cell>
          <table:table-cell table:style-name="table_20_cell" office:value-type="string">
            <text:p>Symbol <text:span text:style-name="T22">√x</text:span></text:p>
          </table:table-cell>
          <table:table-cell table:style-name="table_20_cell" office:value-type="string" table:number-columns-spanned="7" table:number-rows-spanned="1">
            <text:p>SQR x, symbol <text:span text:style-name="T22">√x</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SQR x</text:p>
          </table:table-cell>
          <table:covered-table-cell table:style-name="table_20_cell"/>
          <table:covered-table-cell table:style-name="table_20_cell"/>
          <table:table-cell table:style-name="table_20_cell" office:value-type="string">
            <text:p>SQR(x)</text:p>
          </table:table-cell>
          <table:table-cell table:style-name="table_20_cell" office:value-type="string">
            <text:p>SQR(x), SQRT(x)</text:p>
          </table:table-cell>
          <table:table-cell table:style-name="table_20_cell" office:value-type="string" table:number-columns-spanned="2" table:number-rows-spanned="1">
            <text:p>SQR(x)</text:p>
          </table:table-cell>
          <table:covered-table-cell table:style-name="table_20_cell"/>
          <table:table-cell table:style-name="table_20_cell" office:value-type="string" table:number-columns-spanned="3" table:number-rows-spanned="1">
            <text:p>SQR(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Cube root <text:span text:style-name="T9">∛</text:span>x</text:p>
          </table:table-cell>
          <table:table-cell table:style-name="Workaround" office:value-type="string" table:number-columns-spanned="3" table:number-rows-spanned="1">
            <text:p>x <text:span text:style-name="T22">↑</text:span> (1/3), x <text:span text:style-name="T22">≥</text:span> 0</text:p>
          </table:table-cell>
          <table:covered-table-cell table:style-name="table_20_cell"/>
          <table:covered-table-cell table:style-name="table_20_cell"/>
          <table:table-cell table:style-name="table_20_cell" office:value-type="string">
            <text:p>CUR x</text:p>
          </table:table-cell>
          <table:table-cell table:style-name="Workaround" office:value-type="string" table:number-columns-spanned="3" table:number-rows-spanned="1">
            <text:p>x ^ (1/3), x <text:span text:style-name="T22">≥</text:span> 0</text:p>
          </table:table-cell>
          <table:covered-table-cell table:style-name="table_20_cell"/>
          <table:covered-table-cell table:style-name="table_20_cell"/>
          <table:table-cell table:style-name="table_20_cell" office:value-type="string" table:number-columns-spanned="3" table:number-rows-spanned="1">
            <text:p>CUR x</text:p>
          </table:table-cell>
          <table:covered-table-cell table:style-name="table_20_cell"/>
          <table:covered-table-cell table:style-name="table_20_cell"/>
          <table:table-cell table:style-name="ce34" office:value-type="string" table:number-columns-spanned="2" table:number-rows-spanned="1">
            <text:p>x ^ (1/3)</text:p>
          </table:table-cell>
          <table:covered-table-cell table:style-name="Workaround"/>
          <table:table-cell table:style-name="ce34" office:value-type="string" table:number-columns-spanned="3" table:number-rows-spanned="1">
            <text:p>x ^ (1/3), x <text:span text:style-name="T22">≥</text:span> 0</text:p>
          </table:table-cell>
          <table:covered-table-cell table:style-name="ce34"/>
          <table:covered-table-cell table:style-name="table_20_cell"/>
          <table:table-cell table:style-name="table_20_cell" office:value-type="string" table:number-columns-spanned="2" table:number-rows-spanned="1">
            <text:p>CUR x</text:p>
          </table:table-cell>
          <table:covered-table-cell table:style-name="table_20_cell"/>
          <table:table-cell table:style-name="Workaround" office:value-type="string" table:number-columns-spanned="2" table:number-rows-spanned="1">
            <text:p>x ^ (1/3), x <text:span text:style-name="T22">≥</text:span> 0</text:p>
          </table:table-cell>
          <table:covered-table-cell table:style-name="Workaround"/>
          <table:table-cell table:style-name="table_20_cell" office:value-type="string" table:number-columns-spanned="5" table:number-rows-spanned="1">
            <text:p>CUR x</text:p>
          </table:table-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4" table:number-rows-spanned="1">
            <text:p>x ^ (1/3), x <text:span text:style-name="T22">≥</text:span> 0</text:p>
          </table:table-cell>
          <table:covered-table-cell table:style-name="table_20_cell"/>
          <table:covered-table-cell table:style-name="table_20_cell"/>
          <table:covered-table-cell table:style-name="table_20_cell"/>
          <table:table-cell table:style-name="ce39" office:value-type="string" table:number-columns-spanned="3" table:number-rows-spanned="1">
            <text:p><text:span text:style-name="T34">x ^ (1/3), x </text:span><text:span text:style-name="T36">≥</text:span><text:span text:style-name="T34"> 0</text:span></text:p>
          </table:table-cell>
          <table:covered-table-cell table:style-name="ce39"/>
          <table:covered-table-cell table:style-name="table_20_cell"/>
        </table:table-row>
        <table:table-row table:style-name="ro19">
          <table:covered-table-cell table:style-name="table_20_head_20_rotated"/>
          <table:table-cell table:style-name="table_20_head" office:value-type="string">
            <text:p>General root <text:span text:style-name="T19">y</text:span><text:span text:style-name="T22">√x</text:span></text:p>
          </table:table-cell>
          <table:table-cell table:style-name="Workaround" office:value-type="string" table:number-columns-spanned="12" table:number-rows-spanned="1">
            <text:p>x ^ (1 / y)</text:p>
          </table:table-cell>
          <table:covered-table-cell table:style-name="table_20_cell"/>
          <table:covered-table-cell table:style-name="table_20_cell"/>
          <table:covered-table-cell table:style-name="table_20_cell"/>
          <table:covered-table-cell table:style-name="Workaroun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34"/>
          <table:covered-table-cell table:style-name="Workaround"/>
          <table:table-cell table:style-name="Workaround" office:value-type="string" table:number-columns-spanned="3" table:number-rows-spanned="1">
            <text:p>x ^ (1 / y)</text:p>
          </table:table-cell>
          <table:covered-table-cell table:style-name="ce34"/>
          <table:covered-table-cell table:style-name="table_20_cell"/>
          <table:table-cell table:style-name="table_20_cell" office:value-type="string" table:number-columns-spanned="2" table:number-rows-spanned="1">
            <text:p>x ROT y</text:p>
          </table:table-cell>
          <table:covered-table-cell table:style-name="table_20_cell"/>
          <table:table-cell table:style-name="ce30" office:value-type="string" table:number-columns-spanned="2" table:number-rows-spanned="1">
            <text:p>x ^ (1 / y)</text:p>
          </table:table-cell>
          <table:covered-table-cell table:style-name="Workaround"/>
          <table:table-cell table:style-name="table_20_cell" office:value-type="string" table:number-columns-spanned="5" table:number-rows-spanned="1">
            <text:p>x ROT y</text:p>
          </table:table-cell>
          <table:covered-table-cell table:style-name="table_20_cell"/>
          <table:covered-table-cell table:style-name="table_20_cell"/>
          <table:covered-table-cell table:style-name="table_20_cell"/>
          <table:covered-table-cell table:style-name="table_20_cell"/>
          <table:table-cell table:style-name="ce30" office:value-type="string" table:number-columns-spanned="4" table:number-rows-spanned="1">
            <text:p>x ^ (1 / y)</text:p>
          </table:table-cell>
          <table:covered-table-cell table:style-name="table_20_cell"/>
          <table:covered-table-cell table:style-name="table_20_cell"/>
          <table:covered-table-cell table:style-name="table_20_cell"/>
          <table:table-cell table:style-name="ce30" office:value-type="string" table:number-columns-spanned="3" table:number-rows-spanned="1">
            <text:p>x ^ (1 / y)</text:p>
          </table:table-cell>
          <table:covered-table-cell/>
          <table:covered-table-cell table:style-name="table_20_cell"/>
        </table:table-row>
        <table:table-row table:style-name="ro19">
          <table:covered-table-cell table:style-name="table_20_head_20_rotated"/>
          <table:table-cell table:style-name="table_20_head" office:value-type="string">
            <text:p>Square x<text:span text:style-name="T19">2</text:span></text:p>
          </table:table-cell>
          <table:table-cell table:style-name="Workaround" office:value-type="string" table:number-columns-spanned="12" table:number-rows-spanned="1">
            <text:p>x *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ext:p>x * x</text:p>
          </table:table-cell>
          <table:table-cell table:style-name="Workaround" office:value-type="string" table:number-columns-spanned="2" table:number-rows-spanned="1">
            <text:p>XX</text:p>
          </table:table-cell>
          <table:covered-table-cell table:style-name="table_20_cell"/>
          <table:table-cell table:style-name="table_20_cell" office:value-type="string" table:number-columns-spanned="2" table:number-rows-spanned="1">
            <text:p>SQU x</text:p>
          </table:table-cell>
          <table:covered-table-cell table:style-name="table_20_cell"/>
          <table:table-cell table:style-name="Workaround" office:value-type="string" table:number-columns-spanned="2" table:number-rows-spanned="1">
            <text:p>x * x</text:p>
          </table:table-cell>
          <table:covered-table-cell table:style-name="Workaround"/>
          <table:table-cell table:style-name="table_20_cell" office:value-type="string" table:number-columns-spanned="5" table:number-rows-spanned="1">
            <text:p>SQU x</text:p>
          </table:table-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4" table:number-rows-spanned="1">
            <text:p>x * x</text:p>
          </table:table-cell>
          <table:covered-table-cell table:style-name="table_20_cell"/>
          <table:covered-table-cell table:style-name="table_20_cell"/>
          <table:covered-table-cell table:style-name="table_20_cell"/>
          <table:table-cell table:style-name="Workaround" office:value-type="string" table:number-columns-spanned="3" table:number-rows-spanned="1">
            <text:p>x * x</text:p>
          </table:table-cell>
          <table:covered-table-cell table:style-name="Workaround"/>
          <table:covered-table-cell table:style-name="table_20_cell"/>
        </table:table-row>
        <table:table-row table:style-name="ro19">
          <table:covered-table-cell table:style-name="table_20_head_20_rotated"/>
          <table:table-cell table:style-name="table_20_head" office:value-type="string">
            <text:p>Cube x<text:span text:style-name="T19">3</text:span></text:p>
          </table:table-cell>
          <table:table-cell table:style-name="Workaround" office:value-type="string" table:number-columns-spanned="3" table:number-rows-spanned="1">
            <text:p>x <text:span text:style-name="T22">↑ 3</text:span></text:p>
          </table:table-cell>
          <table:covered-table-cell table:style-name="table_20_cell"/>
          <table:covered-table-cell table:style-name="table_20_cell"/>
          <table:table-cell table:style-name="table_20_cell" office:value-type="string">
            <text:p>CUB x</text:p>
          </table:table-cell>
          <table:table-cell table:style-name="Workaround" office:value-type="string" table:number-columns-spanned="3" table:number-rows-spanned="1">
            <text:p>x ^ 3</text:p>
          </table:table-cell>
          <table:covered-table-cell table:style-name="table_20_cell"/>
          <table:covered-table-cell table:style-name="table_20_cell"/>
          <table:table-cell table:style-name="table_20_cell" office:value-type="string" table:number-columns-spanned="3" table:number-rows-spanned="1">
            <text:p>CUB x</text:p>
          </table:table-cell>
          <table:covered-table-cell table:style-name="table_20_cell"/>
          <table:covered-table-cell table:style-name="table_20_cell" office:value-type="string">
            <text:p>CUB x</text:p>
          </table:covered-table-cell>
          <table:table-cell table:style-name="Workaround" office:value-type="string" table:number-columns-spanned="2" table:number-rows-spanned="1">
            <text:p>x ^ 3</text:p>
          </table:table-cell>
          <table:covered-table-cell table:style-name="Workaround"/>
          <table:table-cell table:style-name="Workaround" office:value-type="string">
            <text:p>x ^ 3</text:p>
          </table:table-cell>
          <table:table-cell table:style-name="Workaround" office:value-type="string" table:number-columns-spanned="2" table:number-rows-spanned="1">
            <text:p>XXX</text:p>
          </table:table-cell>
          <table:covered-table-cell table:style-name="table_20_cell"/>
          <table:table-cell table:style-name="table_20_cell" office:value-type="string" table:number-columns-spanned="2" table:number-rows-spanned="1">
            <text:p>CUB x</text:p>
          </table:table-cell>
          <table:covered-table-cell table:style-name="table_20_cell"/>
          <table:table-cell table:style-name="Workaround" office:value-type="string" table:number-columns-spanned="2" table:number-rows-spanned="1">
            <text:p>x ^ 3</text:p>
          </table:table-cell>
          <table:covered-table-cell table:style-name="Workaround"/>
          <table:table-cell table:style-name="table_20_cell" office:value-type="string" table:number-columns-spanned="5" table:number-rows-spanned="1">
            <text:p>CUB x</text:p>
          </table:table-cell>
          <table:covered-table-cell table:style-name="table_20_cell"/>
          <table:covered-table-cell table:style-name="table_20_cell"/>
          <table:covered-table-cell table:style-name="table_20_cell"/>
          <table:covered-table-cell table:style-name="table_20_cell"/>
          <table:table-cell table:style-name="ce34" office:value-type="string" table:number-columns-spanned="4" table:number-rows-spanned="1">
            <text:p>x ^ 3</text:p>
          </table:table-cell>
          <table:covered-table-cell table:style-name="table_20_cell"/>
          <table:covered-table-cell table:style-name="table_20_cell"/>
          <table:covered-table-cell table:style-name="table_20_cell"/>
          <table:table-cell table:style-name="Workaround" office:value-type="string" table:number-columns-spanned="3" table:number-rows-spanned="1">
            <text:p>x ^ 3</text:p>
          </table:table-cell>
          <table:covered-table-cell table:style-name="Workaround"/>
          <table:covered-table-cell table:style-name="table_20_cell"/>
        </table:table-row>
        <table:table-row table:style-name="ro19">
          <table:table-cell table:style-name="table_20_head_20_rotated" office:value-type="string" table:number-columns-spanned="1" table:number-rows-spanned="15">
            <text:p>Trigonometrics, hyperbolics</text:p>
          </table:table-cell>
          <table:table-cell table:style-name="table_20_head" office:value-type="string">
            <text:p>sin x, cos x, tan x</text:p>
          </table:table-cell>
          <table:table-cell table:style-name="table_20_cell" office:value-type="string" table:number-columns-spanned="11" table:number-rows-spanned="1">
            <text:p>SIN x, COS x, TA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SIN(x), COS(x), TAN(x)</text:p>
          </table:table-cell>
          <table:table-cell table:style-name="table_20_cell" office:value-type="string" table:number-columns-spanned="12" table:number-rows-spanned="1">
            <text:p>SIN x, COS x, TA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SIN(x), COS(x), TAN(x)</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SIN(x), COS(x), TAN(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sin<text:span text:style-name="T19">-1</text:span> x</text:p>
          </table:table-cell>
          <table:table-cell table:style-name="table_20_cell" office:value-type="string" table:number-columns-spanned="11" table:number-rows-spanned="1">
            <text:p>AS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SN(x)</text:p>
          </table:table-cell>
          <table:table-cell table:style-name="table_20_cell" office:value-type="string" table:number-columns-spanned="12" table:number-rows-spanned="1">
            <text:p>AS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SIN(x)</text:p>
          </table:table-cell>
          <table:table-cell table:style-name="table_20_cell" office:value-type="string">
            <text:p>ASN(x), ASIN(x)</text:p>
          </table:table-cell>
          <table:table-cell table:style-name="table_20_cell" office:value-type="string">
            <text:p>ASN(x)</text:p>
          </table:table-cell>
          <table:table-cell table:style-name="table_20_cell" office:value-type="string">
            <text:p>ASIN(x)</text:p>
          </table:table-cell>
          <table:table-cell table:style-name="Workaround" office:value-type="string" table:number-columns-spanned="3" table:number-rows-spanned="1">
            <text:p>ATN(x / SQR(1 – x*x))</text:p>
          </table:table-cell>
          <table:covered-table-cell table:style-name="Workaround"/>
          <table:covered-table-cell table:style-name="table_20_cell"/>
        </table:table-row>
        <table:table-row table:style-name="ro19">
          <table:covered-table-cell table:style-name="table_20_head_20_rotated"/>
          <table:table-cell table:style-name="table_20_head" office:value-type="string">
            <text:p>cos<text:span text:style-name="T19">-1</text:span> x</text:p>
          </table:table-cell>
          <table:table-cell table:style-name="ce20" office:value-type="string" table:number-columns-spanned="11" table:number-rows-spanned="1">
            <text:p>ACS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CS(x)</text:p>
          </table:table-cell>
          <table:table-cell table:style-name="table_20_cell" office:value-type="string" table:number-columns-spanned="12" table:number-rows-spanned="1">
            <text:p>ACS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COS(x)</text:p>
          </table:table-cell>
          <table:table-cell table:style-name="table_20_cell" office:value-type="string">
            <text:p>ACS(x), ACOS(x)</text:p>
          </table:table-cell>
          <table:table-cell table:style-name="table_20_cell" office:value-type="string">
            <text:p>ACS(x)</text:p>
          </table:table-cell>
          <table:table-cell table:style-name="table_20_cell" office:value-type="string">
            <text:p>ACOS(x)</text:p>
          </table:table-cell>
          <table:table-cell table:style-name="Workaround" office:value-type="string" table:number-columns-spanned="3" table:number-rows-spanned="1">
            <text:p>ATN(x / SQR(1 – x*x))</text:p>
          </table:table-cell>
          <table:covered-table-cell table:style-name="Workaround"/>
          <table:covered-table-cell table:style-name="table_20_cell"/>
        </table:table-row>
        <table:table-row table:style-name="ro19">
          <table:covered-table-cell table:style-name="table_20_head_20_rotated"/>
          <table:table-cell table:style-name="table_20_head" office:value-type="string">
            <text:p>tan<text:span text:style-name="T19">-1</text:span> x</text:p>
          </table:table-cell>
          <table:table-cell table:style-name="table_20_cell" office:value-type="string" table:number-columns-spanned="11" table:number-rows-spanned="1">
            <text:p>AT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TN(x)</text:p>
          </table:table-cell>
          <table:table-cell table:style-name="table_20_cell" office:value-type="string" table:number-columns-spanned="12" table:number-rows-spanned="1">
            <text:p>AT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ext:p><text:s/>ATAN(x)</text:p>
          </table:table-cell>
          <table:table-cell table:style-name="table_20_cell" office:value-type="string">
            <text:p>ATN(x), ATAN(x)</text:p>
          </table:table-cell>
          <table:table-cell table:style-name="table_20_cell" office:value-type="string" table:number-columns-spanned="2" table:number-rows-spanned="1">
            <text:p>ATN(x)</text:p>
          </table:table-cell>
          <table:covered-table-cell table:style-name="table_20_cell"/>
          <table:table-cell table:style-name="table_20_cell" office:value-type="string" table:number-columns-spanned="3" table:number-rows-spanned="1">
            <text:p>ATN(x)</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sec x, cosec x, cotan x</text:p>
          </table:table-cell>
          <table:table-cell table:style-name="ce30" office:value-type="string" table:number-columns-spanned="11" table:number-rows-spanned="1">
            <text:p>1 / COS x, 1 / SIN x, 1 / TAN x</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35" office:value-type="string">
            <text:p>1/COS(x), 1/SIN(x), 1/TAN(x)</text:p>
          </table:table-cell>
          <table:table-cell table:style-name="Workaround" office:value-type="string" table:number-columns-spanned="12" table:number-rows-spanned="1">
            <text:p>1 / COS x, 1 / SIN x, 1 / TAN x</text:p>
          </table:table-cell>
          <table:covered-table-cell table:style-name="Workaroun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SEC(x), CSC(x), COT(x)</text:p>
          </table:table-cell>
          <table:table-cell table:style-name="Workaround" office:value-type="string" table:number-columns-spanned="3" table:number-rows-spanned="1">
            <text:p>1 / COS(x), 1 / SIN(x), 1 / TAN(x)</text:p>
          </table:table-cell>
          <table:covered-table-cell table:style-name="table_20_cell"/>
          <table:covered-table-cell table:style-name="table_20_cell" office:value-type="string">
            <text:p>1/COS(x)</text:p>
          </table:covered-table-cell>
          <table:table-cell table:style-name="Workaround" office:value-type="string" table:number-columns-spanned="3" table:number-rows-spanned="1">
            <text:p>1 / COS(x), 1 / SIN(x), 1 / TAN(x)</text:p>
          </table:table-cell>
          <table:covered-table-cell table:style-name="Workaround"/>
          <table:covered-table-cell table:style-name="table_20_cell"/>
        </table:table-row>
        <table:table-row table:style-name="ro19">
          <table:covered-table-cell table:style-name="table_20_head_20_rotated"/>
          <table:table-cell table:style-name="table_20_head" office:value-type="string">
            <text:p>Angle to x-axis</text:p>
          </table:table-cell>
          <table:table-cell table:style-name="ce30" office:value-type="string" table:number-columns-spanned="12" table:number-rows-spanned="1">
            <text:p>ATN(y / x), result probably in wrong quadran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able:number-columns-spanned="12" table:number-rows-spanned="1">
            <text:p>ATN(y / x), result probably in wrong quadrant</text:p>
          </table:table-cell>
          <table:covered-table-cell table:style-name="Workaroun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able:number-columns-spanned="2" table:number-rows-spanned="1">
            <text:p>ANGLE(x,y)</text:p>
          </table:table-cell>
          <table:covered-table-cell table:style-name="Workaround"/>
          <table:table-cell table:style-name="Workaround" office:value-type="string" table:number-columns-spanned="2" table:number-rows-spanned="1">
            <text:p>ATN(y / x), result probably in wrong quadrant</text:p>
          </table:table-cell>
          <table:covered-table-cell table:style-name="Workaround"/>
          <table:table-cell table:style-name="Workaround" office:value-type="string" table:number-columns-spanned="3" table:number-rows-spanned="1">
            <text:p>ATN(y / x), result probably in wrong quadrant</text:p>
          </table:table-cell>
          <table:covered-table-cell table:style-name="Workaround"/>
          <table:covered-table-cell table:style-name="table_20_cell"/>
        </table:table-row>
        <table:table-row table:style-name="ro19">
          <table:covered-table-cell table:style-name="table_20_head_20_rotated"/>
          <table:table-cell table:style-name="ce24" office:value-type="string">
            <text:p>sinh x</text:p>
          </table:table-cell>
          <table:table-cell table:style-name="table_20_cell" office:value-type="string">
            <text:p>HSN x</text:p>
          </table:table-cell>
          <table:table-cell table:style-name="Workaround" office:value-type="string" table:number-columns-spanned="2" table:number-rows-spanned="1">
            <text:p>(EXP x – EXP(-x)) / 2</text:p>
          </table:table-cell>
          <table:covered-table-cell table:style-name="table_20_cell"/>
          <table:table-cell table:style-name="table_20_cell" office:value-type="string">
            <text:p>HYPSIN x</text:p>
          </table:table-cell>
          <table:table-cell table:style-name="Workaround" office:value-type="string" table:number-columns-spanned="2" table:number-rows-spanned="1">
            <text:p>(EXP x – EXP(-x)) / 2</text:p>
          </table:table-cell>
          <table:covered-table-cell table:style-name="table_20_cell"/>
          <table:table-cell table:style-name="table_20_cell" office:value-type="string" table:number-columns-spanned="5" table:number-rows-spanned="1">
            <text:p>HYPSIN x</text:p>
          </table:table-cell>
          <table:covered-table-cell table:style-name="table_20_cell"/>
          <table:covered-table-cell table:style-name="table_20_cell"/>
          <table:covered-table-cell table:style-name="table_20_cell"/>
          <table:covered-table-cell table:style-name="table_20_cell"/>
          <table:table-cell table:style-name="ce35" office:value-type="string">
            <text:p>(EXP(x) – EXP(-x)) / 2</text:p>
          </table:table-cell>
          <table:table-cell table:style-name="ce35" office:value-type="string" table:number-columns-spanned="3" table:number-rows-spanned="1">
            <text:p>(EXP x – EXP(-x)) / 2</text:p>
          </table:table-cell>
          <table:covered-table-cell table:style-name="ce35"/>
          <table:covered-table-cell table:style-name="table_20_cell"/>
          <table:table-cell table:style-name="table_20_cell" office:value-type="string" table:number-columns-spanned="2" table:number-rows-spanned="1">
            <text:p>HSN x</text:p>
          </table:table-cell>
          <table:covered-table-cell table:style-name="table_20_cell"/>
          <table:table-cell table:style-name="Workaround" office:value-type="string" table:number-columns-spanned="2" table:number-rows-spanned="6">
            <text:p>Workaround see left</text:p>
          </table:table-cell>
          <table:covered-table-cell table:style-name="table_20_cell"/>
          <table:table-cell table:style-name="table_20_cell" office:value-type="string" table:number-columns-spanned="5" table:number-rows-spanned="1">
            <text:p>HSN x</text:p>
          </table:table-cell>
          <table:covered-table-cell table:style-name="table_20_cell"/>
          <table:covered-table-cell table:style-name="table_20_cell"/>
          <table:covered-table-cell table:style-name="table_20_cell"/>
          <table:covered-table-cell table:style-name="table_20_cell"/>
          <table:table-cell table:style-name="ce35" office:value-type="string" table:number-columns-spanned="2" table:number-rows-spanned="1">
            <text:p>(EXP(x) – EXP(-x)) / 2</text:p>
          </table:table-cell>
          <table:covered-table-cell table:style-name="table_20_cell"/>
          <table:table-cell table:style-name="table_20_cell" office:value-type="string">
            <text:p>SINH(x)</text:p>
          </table:table-cell>
          <table:table-cell table:style-name="ce35" office:value-type="string">
            <text:p>(EXP(x) – EXP(-x)) / 2</text:p>
          </table:table-cell>
          <table:table-cell table:style-name="ce35" office:value-type="string" table:number-columns-spanned="3" table:number-rows-spanned="1">
            <text:p>(EXP(x) – EXP(-x)) / 2</text:p>
          </table:table-cell>
          <table:covered-table-cell table:style-name="ce35"/>
          <table:covered-table-cell table:style-name="table_20_cell"/>
        </table:table-row>
        <table:table-row table:style-name="ro19">
          <table:covered-table-cell table:style-name="table_20_head_20_rotated"/>
          <table:table-cell table:style-name="ce24" office:value-type="string">
            <text:p>cosh x</text:p>
          </table:table-cell>
          <table:table-cell table:style-name="table_20_cell" office:value-type="string">
            <text:p>HCS x</text:p>
          </table:table-cell>
          <table:table-cell table:style-name="Workaround" office:value-type="string" table:number-columns-spanned="2" table:number-rows-spanned="1">
            <text:p>(EXP x + EXP(-x)) / 2</text:p>
          </table:table-cell>
          <table:covered-table-cell table:style-name="table_20_cell"/>
          <table:table-cell table:style-name="table_20_cell" office:value-type="string">
            <text:p>HYPCOS x</text:p>
          </table:table-cell>
          <table:table-cell table:style-name="Workaround" office:value-type="string" table:number-columns-spanned="2" table:number-rows-spanned="1">
            <text:p>(EXP x + EXP(-x)) / 2</text:p>
          </table:table-cell>
          <table:covered-table-cell table:style-name="table_20_cell"/>
          <table:table-cell table:style-name="table_20_cell" office:value-type="string" table:number-columns-spanned="5" table:number-rows-spanned="1">
            <text:p>HYPCOS x</text:p>
          </table:table-cell>
          <table:covered-table-cell table:style-name="table_20_cell"/>
          <table:covered-table-cell table:style-name="table_20_cell"/>
          <table:covered-table-cell table:style-name="table_20_cell"/>
          <table:covered-table-cell table:style-name="table_20_cell"/>
          <table:table-cell table:style-name="ce35" office:value-type="string">
            <text:p>(EXP(x) + EXP(-x)) / 2</text:p>
          </table:table-cell>
          <table:table-cell table:style-name="ce35" office:value-type="string" table:number-columns-spanned="3" table:number-rows-spanned="1">
            <text:p>(EXP x + EXP(-x)) / 2</text:p>
          </table:table-cell>
          <table:covered-table-cell table:style-name="ce35"/>
          <table:covered-table-cell table:style-name="table_20_cell"/>
          <table:table-cell table:style-name="table_20_cell" office:value-type="string" table:number-columns-spanned="2" table:number-rows-spanned="1">
            <text:p>HCS x</text:p>
          </table:table-cell>
          <table:covered-table-cell table:style-name="table_20_cell"/>
          <table:covered-table-cell table:style-name="Workaround"/>
          <table:covered-table-cell table:style-name="table_20_cell"/>
          <table:table-cell table:style-name="table_20_cell" office:value-type="string" table:number-columns-spanned="5" table:number-rows-spanned="1">
            <text:p>HCS x</text:p>
          </table:table-cell>
          <table:covered-table-cell table:style-name="table_20_cell"/>
          <table:covered-table-cell table:style-name="table_20_cell"/>
          <table:covered-table-cell table:style-name="table_20_cell"/>
          <table:covered-table-cell table:style-name="table_20_cell"/>
          <table:table-cell table:style-name="ce35" office:value-type="string" table:number-columns-spanned="2" table:number-rows-spanned="1">
            <text:p>(EXP(x) + EXP(-x)) / 2</text:p>
          </table:table-cell>
          <table:covered-table-cell table:style-name="table_20_cell"/>
          <table:table-cell table:style-name="table_20_cell" office:value-type="string">
            <text:p>COSH(x)</text:p>
          </table:table-cell>
          <table:table-cell table:style-name="ce35" office:value-type="string">
            <text:p>(EXP(x) + EXP(-x)) / 2</text:p>
          </table:table-cell>
          <table:table-cell table:style-name="ce35" office:value-type="string" table:number-columns-spanned="3" table:number-rows-spanned="1">
            <text:p>(EXP(x) + EXP(-x)) / 2</text:p>
          </table:table-cell>
          <table:covered-table-cell table:style-name="ce35"/>
          <table:covered-table-cell table:style-name="table_20_cell"/>
        </table:table-row>
        <table:table-row table:style-name="ro19">
          <table:covered-table-cell table:style-name="table_20_head_20_rotated"/>
          <table:table-cell table:style-name="ce24" office:value-type="string">
            <text:p>cosh x</text:p>
          </table:table-cell>
          <table:table-cell table:style-name="table_20_cell" office:value-type="string">
            <text:p>HTN x</text:p>
          </table:table-cell>
          <table:table-cell table:style-name="Workaround" office:value-type="string" table:number-columns-spanned="2" table:number-rows-spanned="1">
            <text:p>1–2*EXP x/(EXP x+EXP(-x))</text:p>
          </table:table-cell>
          <table:covered-table-cell table:style-name="table_20_cell"/>
          <table:table-cell table:style-name="table_20_cell" office:value-type="string">
            <text:p>HYPTAN x</text:p>
          </table:table-cell>
          <table:table-cell table:style-name="Workaround" office:value-type="string" table:number-columns-spanned="2" table:number-rows-spanned="1">
            <text:p>1–2*EXP x/(EXP x+EXP(-x))</text:p>
          </table:table-cell>
          <table:covered-table-cell table:style-name="table_20_cell"/>
          <table:table-cell table:style-name="table_20_cell" office:value-type="string" table:number-columns-spanned="5" table:number-rows-spanned="1">
            <text:p>HYPTAN x</text:p>
          </table:table-cell>
          <table:covered-table-cell table:style-name="table_20_cell"/>
          <table:covered-table-cell table:style-name="table_20_cell"/>
          <table:covered-table-cell table:style-name="table_20_cell"/>
          <table:covered-table-cell table:style-name="table_20_cell"/>
          <table:table-cell table:style-name="ce35" office:value-type="string">
            <text:p>1–2*EXP(x)/(EXP(x)+EXP(-x))</text:p>
          </table:table-cell>
          <table:table-cell table:style-name="ce35" office:value-type="string" table:number-columns-spanned="3" table:number-rows-spanned="1">
            <text:p>1–2*EXP x/(EXP x+EXP(-x)) </text:p>
          </table:table-cell>
          <table:covered-table-cell table:style-name="ce35"/>
          <table:covered-table-cell table:style-name="table_20_cell"/>
          <table:table-cell table:style-name="table_20_cell" office:value-type="string" table:number-columns-spanned="2" table:number-rows-spanned="1">
            <text:p><text:s/>HTN x</text:p>
          </table:table-cell>
          <table:covered-table-cell table:style-name="table_20_cell"/>
          <table:covered-table-cell table:style-name="Workaround"/>
          <table:covered-table-cell table:style-name="table_20_cell"/>
          <table:table-cell table:style-name="table_20_cell" office:value-type="string" table:number-columns-spanned="5" table:number-rows-spanned="1">
            <text:p>HTN x</text:p>
          </table:table-cell>
          <table:covered-table-cell table:style-name="table_20_cell"/>
          <table:covered-table-cell table:style-name="table_20_cell"/>
          <table:covered-table-cell table:style-name="table_20_cell"/>
          <table:covered-table-cell table:style-name="table_20_cell"/>
          <table:table-cell table:style-name="ce35" office:value-type="string" table:number-columns-spanned="2" table:number-rows-spanned="1">
            <text:p>1–2*EXP(x)/(EXP(x)+EXP(-x))</text:p>
          </table:table-cell>
          <table:covered-table-cell table:style-name="table_20_cell"/>
          <table:table-cell table:style-name="table_20_cell" office:value-type="string">
            <text:p>TANH(x)</text:p>
          </table:table-cell>
          <table:table-cell table:style-name="ce35" office:value-type="string">
            <text:p>1–2*EXP(x)/(EXP(x)+EXP(-x))</text:p>
          </table:table-cell>
          <table:table-cell table:style-name="ce35" office:value-type="string" table:number-columns-spanned="3" table:number-rows-spanned="1">
            <text:p>1–2*EXP(x)/(EXP(x)+EXP(-x))</text:p>
          </table:table-cell>
          <table:covered-table-cell table:style-name="ce35"/>
          <table:covered-table-cell table:style-name="table_20_cell"/>
        </table:table-row>
        <table:table-row table:style-name="ro19">
          <table:covered-table-cell table:style-name="table_20_head_20_rotated"/>
          <table:table-cell table:style-name="ce24" office:value-type="string">
            <text:p><text:span text:style-name="T7">sinh</text:span><text:span text:style-name="T23">-1</text:span><text:span text:style-name="T7"> x</text:span></text:p>
          </table:table-cell>
          <table:table-cell table:style-name="table_20_cell" office:value-type="string">
            <text:p>AHS x</text:p>
          </table:table-cell>
          <table:table-cell table:style-name="Workaround" office:value-type="string" table:number-columns-spanned="2" table:number-rows-spanned="1">
            <text:p>LN(x + SQR(x*x + 1))</text:p>
          </table:table-cell>
          <table:covered-table-cell table:style-name="table_20_cell"/>
          <table:table-cell table:style-name="table_20_cell" office:value-type="string">
            <text:p>HYPASN x</text:p>
          </table:table-cell>
          <table:table-cell table:style-name="Workaround" office:value-type="string" table:number-columns-spanned="2" table:number-rows-spanned="1">
            <text:p>LOG(x + SQR(x*x + 1))</text:p>
          </table:table-cell>
          <table:covered-table-cell table:style-name="table_20_cell"/>
          <table:table-cell table:style-name="table_20_cell" office:value-type="string" table:number-columns-spanned="5" table:number-rows-spanned="1">
            <text:p>HYPASN x</text:p>
          </table:table-cell>
          <table:covered-table-cell table:style-name="table_20_cell"/>
          <table:covered-table-cell table:style-name="table_20_cell"/>
          <table:covered-table-cell table:style-name="table_20_cell"/>
          <table:covered-table-cell table:style-name="table_20_cell"/>
          <table:table-cell table:style-name="ce30" office:value-type="string">
            <text:p>LN(x + SQR(x*x + 1))</text:p>
          </table:table-cell>
          <table:table-cell table:style-name="ce30" office:value-type="string" table:number-columns-spanned="3" table:number-rows-spanned="1">
            <text:p>LN(x + SQR(x*x + 1))</text:p>
          </table:table-cell>
          <table:covered-table-cell table:style-name="ce30"/>
          <table:covered-table-cell table:style-name="table_20_cell"/>
          <table:table-cell table:style-name="table_20_cell" office:value-type="string" table:number-columns-spanned="2" table:number-rows-spanned="1">
            <text:p>AHS x</text:p>
          </table:table-cell>
          <table:covered-table-cell table:style-name="table_20_cell"/>
          <table:covered-table-cell table:style-name="table_20_cell"/>
          <table:covered-table-cell table:style-name="table_20_cell"/>
          <table:table-cell table:style-name="table_20_cell" office:value-type="string" table:number-columns-spanned="5" table:number-rows-spanned="1">
            <text:p>AHS x</text:p>
          </table:table-cell>
          <table:covered-table-cell table:style-name="table_20_cell"/>
          <table:covered-table-cell table:style-name="table_20_cell"/>
          <table:covered-table-cell table:style-name="table_20_cell"/>
          <table:covered-table-cell table:style-name="table_20_cell"/>
          <table:table-cell table:style-name="ce30" office:value-type="string" table:number-columns-spanned="2" table:number-rows-spanned="1">
            <text:p>LOG(x + SQR(x*x + 1))</text:p>
          </table:table-cell>
          <table:covered-table-cell table:style-name="table_20_cell"/>
          <table:table-cell table:style-name="table_20_cell" office:value-type="string">
            <text:p>ASINH(x)</text:p>
          </table:table-cell>
          <table:table-cell table:style-name="ce30" office:value-type="string">
            <text:p>LN(x + SQR(x*x + 1))</text:p>
          </table:table-cell>
          <table:table-cell table:style-name="ce30" office:value-type="string" table:number-columns-spanned="3" table:number-rows-spanned="1">
            <text:p>LOG(x + SQR(x*x + 1))</text:p>
          </table:table-cell>
          <table:covered-table-cell table:style-name="ce30"/>
          <table:covered-table-cell table:style-name="table_20_cell"/>
        </table:table-row>
        <table:table-row table:style-name="ro19">
          <table:covered-table-cell table:style-name="table_20_head_20_rotated"/>
          <table:table-cell table:style-name="ce24" office:value-type="string">
            <text:p><text:span text:style-name="T7">cosh</text:span><text:span text:style-name="T23">-1</text:span><text:span text:style-name="T7"> x</text:span></text:p>
          </table:table-cell>
          <table:table-cell table:style-name="table_20_cell" office:value-type="string">
            <text:p>AHC x</text:p>
          </table:table-cell>
          <table:table-cell table:style-name="Workaround" office:value-type="string" table:number-columns-spanned="2" table:number-rows-spanned="1">
            <text:p>LN(x + SQR(x*x – 1))</text:p>
          </table:table-cell>
          <table:covered-table-cell table:style-name="table_20_cell"/>
          <table:table-cell table:style-name="table_20_cell" office:value-type="string">
            <text:p>HAPACS x</text:p>
          </table:table-cell>
          <table:table-cell table:style-name="Workaround" office:value-type="string" table:number-columns-spanned="2" table:number-rows-spanned="1">
            <text:p>LOG(x + SQR(x*x – 1))</text:p>
          </table:table-cell>
          <table:covered-table-cell table:style-name="table_20_cell"/>
          <table:table-cell table:style-name="table_20_cell" office:value-type="string" table:number-columns-spanned="5" table:number-rows-spanned="1">
            <text:p>HYPACS x</text:p>
          </table:table-cell>
          <table:covered-table-cell table:style-name="table_20_cell"/>
          <table:covered-table-cell table:style-name="table_20_cell"/>
          <table:covered-table-cell table:style-name="table_20_cell"/>
          <table:covered-table-cell table:style-name="table_20_cell"/>
          <table:table-cell table:style-name="ce30" office:value-type="string">
            <text:p>LN(x + SQR(x*x – 1))</text:p>
          </table:table-cell>
          <table:table-cell table:style-name="ce30" office:value-type="string" table:number-columns-spanned="3" table:number-rows-spanned="1">
            <text:p>LN(x + SQR(x*x – 1))</text:p>
          </table:table-cell>
          <table:covered-table-cell table:style-name="ce30"/>
          <table:covered-table-cell table:style-name="table_20_cell"/>
          <table:table-cell table:style-name="table_20_cell" office:value-type="string" table:number-columns-spanned="2" table:number-rows-spanned="1">
            <text:p>AHC x</text:p>
          </table:table-cell>
          <table:covered-table-cell table:style-name="table_20_cell"/>
          <table:covered-table-cell table:style-name="table_20_cell"/>
          <table:covered-table-cell table:style-name="table_20_cell"/>
          <table:table-cell table:style-name="table_20_cell" office:value-type="string" table:number-columns-spanned="5" table:number-rows-spanned="1">
            <text:p>AHC x</text:p>
          </table:table-cell>
          <table:covered-table-cell table:style-name="table_20_cell"/>
          <table:covered-table-cell table:style-name="table_20_cell"/>
          <table:covered-table-cell table:style-name="table_20_cell"/>
          <table:covered-table-cell table:style-name="table_20_cell"/>
          <table:table-cell table:style-name="ce30" office:value-type="string" table:number-columns-spanned="2" table:number-rows-spanned="1">
            <text:p>LOG(x + SQR(x*x – 1))</text:p>
          </table:table-cell>
          <table:covered-table-cell table:style-name="table_20_cell"/>
          <table:table-cell table:style-name="table_20_cell" office:value-type="string">
            <text:p>ACOSH(x)</text:p>
          </table:table-cell>
          <table:table-cell table:style-name="ce30" office:value-type="string">
            <text:p>LN(x + SQR(x*x – 1))</text:p>
          </table:table-cell>
          <table:table-cell table:style-name="ce30" office:value-type="string" table:number-columns-spanned="3" table:number-rows-spanned="1">
            <text:p>LOG(x + SQR(x*x – 1))</text:p>
          </table:table-cell>
          <table:covered-table-cell table:style-name="ce30"/>
          <table:covered-table-cell table:style-name="table_20_cell"/>
        </table:table-row>
        <table:table-row table:style-name="ro19">
          <table:covered-table-cell table:style-name="table_20_head_20_rotated"/>
          <table:table-cell table:style-name="ce24" office:value-type="string">
            <text:p><text:span text:style-name="T7">tanh</text:span><text:span text:style-name="T23">-1</text:span><text:span text:style-name="T7"> x</text:span></text:p>
          </table:table-cell>
          <table:table-cell table:style-name="table_20_cell" office:value-type="string">
            <text:p>AHT x</text:p>
          </table:table-cell>
          <table:table-cell table:style-name="Workaround" office:value-type="string" table:number-columns-spanned="2" table:number-rows-spanned="1">
            <text:p>LN((1 + x) / (1 – x)) / 2</text:p>
          </table:table-cell>
          <table:covered-table-cell table:style-name="table_20_cell"/>
          <table:table-cell table:style-name="table_20_cell" office:value-type="string">
            <text:p>HYPATN x</text:p>
          </table:table-cell>
          <table:table-cell table:style-name="Workaround" office:value-type="string" table:number-columns-spanned="2" table:number-rows-spanned="1">
            <text:p>LOG((1 + x) / (1 – x)) / 2</text:p>
          </table:table-cell>
          <table:covered-table-cell table:style-name="table_20_cell"/>
          <table:table-cell table:style-name="table_20_cell" office:value-type="string" table:number-columns-spanned="5" table:number-rows-spanned="1">
            <text:p>HYPATN x</text:p>
          </table:table-cell>
          <table:covered-table-cell table:style-name="table_20_cell"/>
          <table:covered-table-cell table:style-name="table_20_cell"/>
          <table:covered-table-cell table:style-name="table_20_cell"/>
          <table:covered-table-cell table:style-name="table_20_cell"/>
          <table:table-cell table:style-name="ce30" office:value-type="string">
            <text:p>LN((1 + x) / (1 – x)) / 2</text:p>
          </table:table-cell>
          <table:table-cell table:style-name="ce30" office:value-type="string" table:number-columns-spanned="3" table:number-rows-spanned="1">
            <text:p>LN((1 + x) / (1 – x)) / 2</text:p>
          </table:table-cell>
          <table:covered-table-cell table:style-name="ce30"/>
          <table:covered-table-cell table:style-name="table_20_cell"/>
          <table:table-cell table:style-name="table_20_cell" office:value-type="string" table:number-columns-spanned="2" table:number-rows-spanned="1">
            <text:p>AHT x</text:p>
          </table:table-cell>
          <table:covered-table-cell table:style-name="table_20_cell"/>
          <table:covered-table-cell table:style-name="table_20_cell"/>
          <table:covered-table-cell table:style-name="table_20_cell"/>
          <table:table-cell table:style-name="table_20_cell" office:value-type="string" table:number-columns-spanned="5" table:number-rows-spanned="1">
            <text:p>AHT x</text:p>
          </table:table-cell>
          <table:covered-table-cell table:style-name="table_20_cell"/>
          <table:covered-table-cell table:style-name="table_20_cell"/>
          <table:covered-table-cell table:style-name="table_20_cell"/>
          <table:covered-table-cell table:style-name="table_20_cell"/>
          <table:table-cell table:style-name="ce30" office:value-type="string" table:number-columns-spanned="2" table:number-rows-spanned="1">
            <text:p>LOG((1 + x) / (1 – x)) / 2</text:p>
          </table:table-cell>
          <table:covered-table-cell table:style-name="table_20_cell"/>
          <table:table-cell table:style-name="table_20_cell" office:value-type="string">
            <text:p>ATANH(x)</text:p>
          </table:table-cell>
          <table:table-cell table:style-name="ce30" office:value-type="string">
            <text:p>LN((1 + x) / (1 – x)) / 2</text:p>
          </table:table-cell>
          <table:table-cell table:style-name="ce30" office:value-type="string" table:number-columns-spanned="3" table:number-rows-spanned="1">
            <text:p>LOG((1 + x) / (1 – x)) / 2</text:p>
          </table:table-cell>
          <table:covered-table-cell table:style-name="ce30"/>
          <table:covered-table-cell table:style-name="table_20_cell"/>
        </table:table-row>
        <table:table-row table:style-name="ro19">
          <table:covered-table-cell table:style-name="table_20_head_20_rotated"/>
          <table:table-cell table:style-name="table_20_head" office:value-type="string">
            <text:p>Angle mode degree</text:p>
          </table:table-cell>
          <table:table-cell table:style-name="table_20_cell" office:value-type="string" table:number-columns-spanned="4" table:number-rows-spanned="1">
            <text:p>MODE 4</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ANGLE 0</text:p>
          </table:table-cell>
          <table:covered-table-cell table:style-name="table_20_cell"/>
          <table:covered-table-cell table:style-name="table_20_cell"/>
          <table:table-cell table:style-name="table_20_cell" office:value-type="string" table:number-columns-spanned="3" table:number-rows-spanned="1">
            <text:p>ANGLE 0, MODE 4</text:p>
          </table:table-cell>
          <table:covered-table-cell table:style-name="table_20_cell"/>
          <table:covered-table-cell table:style-name="table_20_cell"/>
          <table:table-cell table:style-name="table_20_cell" office:value-type="string" table:number-columns-spanned="2" table:number-rows-spanned="1">
            <text:p>ANGLE 0</text:p>
          </table:table-cell>
          <table:covered-table-cell table:style-name="table_20_cell"/>
          <table:table-cell table:style-name="table_20_cell" office:value-type="string" table:number-columns-spanned="12" table:number-rows-spanned="1">
            <text:p>DEGRE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OPTION ANGLE DEGREES</text:p>
          </table:table-cell>
          <table:covered-table-cell table:style-name="table_20_cell"/>
          <table:table-cell table:style-name="table_20_cell" office:value-type="string" table:number-columns-spanned="2" table:number-rows-spanned="1">
            <text:p>DEG</text:p>
          </table:table-cell>
          <table:covered-table-cell table:style-name="table_20_cell"/>
          <table:table-cell table:style-name="table_20_cell" office:value-type="string" table:number-columns-spanned="3" table:number-rows-spanned="3">
            <text:p>All angles are in radians and must be converted in advance.</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Angle mode radian</text:p>
          </table:table-cell>
          <table:table-cell table:style-name="table_20_cell" office:value-type="string" table:number-columns-spanned="4" table:number-rows-spanned="1">
            <text:p>MODE 5</text:p>
          </table:table-cell>
          <table:covered-table-cell table:number-columns-repeated="3"/>
          <table:table-cell table:style-name="table_20_cell" office:value-type="string" table:number-columns-spanned="3" table:number-rows-spanned="1">
            <text:p>ANGLE 1</text:p>
          </table:table-cell>
          <table:covered-table-cell table:number-columns-repeated="2"/>
          <table:table-cell table:style-name="table_20_cell" office:value-type="string" table:number-columns-spanned="3" table:number-rows-spanned="1">
            <text:p>ANGLE 1, MODE 5</text:p>
          </table:table-cell>
          <table:covered-table-cell table:style-name="table_20_cell"/>
          <table:covered-table-cell table:style-name="table_20_cell"/>
          <table:table-cell table:style-name="table_20_cell" office:value-type="string" table:number-columns-spanned="2" table:number-rows-spanned="1">
            <text:p>ANGLE 1</text:p>
          </table:table-cell>
          <table:covered-table-cell table:style-name="table_20_cell"/>
          <table:table-cell table:style-name="table_20_cell" office:value-type="string" table:number-columns-spanned="12" table:number-rows-spanned="1">
            <text:p>RADI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OPTION ANGLE RADIANS</text:p>
          </table:table-cell>
          <table:covered-table-cell table:style-name="table_20_cell"/>
          <table:table-cell table:style-name="table_20_cell" office:value-type="string" table:number-columns-spanned="2" table:number-rows-spanned="1">
            <text:p>RAD</text:p>
          </table:table-cell>
          <table:covered-table-cell table:style-name="table_20_cell"/>
          <table:covered-table-cell table:style-name="table_20_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Angle mode grad</text:p>
          </table:table-cell>
          <table:table-cell table:style-name="table_20_cell" office:value-type="string" table:number-columns-spanned="4" table:number-rows-spanned="1">
            <text:p>MODE 6</text:p>
          </table:table-cell>
          <table:covered-table-cell table:number-columns-repeated="3"/>
          <table:table-cell table:style-name="table_20_cell" office:value-type="string" table:number-columns-spanned="3" table:number-rows-spanned="1">
            <text:p>ANGLE 2</text:p>
          </table:table-cell>
          <table:covered-table-cell table:number-columns-repeated="2"/>
          <table:table-cell table:style-name="table_20_cell" office:value-type="string" table:number-columns-spanned="3" table:number-rows-spanned="1">
            <text:p>ANGLE 2, MODE 6</text:p>
          </table:table-cell>
          <table:covered-table-cell table:style-name="table_20_cell"/>
          <table:covered-table-cell table:style-name="table_20_cell"/>
          <table:table-cell table:style-name="table_20_cell" office:value-type="string" table:number-columns-spanned="2" table:number-rows-spanned="1">
            <text:p>ANGLE 2</text:p>
          </table:table-cell>
          <table:covered-table-cell table:style-name="table_20_cell"/>
          <table:table-cell table:style-name="table_20_cell" office:value-type="string" table:number-columns-spanned="12" table:number-rows-spanned="1">
            <text:p>GRAD</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1">
            <text:p>GRAD is N/A. <text:span text:style-name="T4">OPTION ANGLE</text:span><text:span text:style-name="T6"> optional on HP-71</text:span></text:p>
          </table:table-cell>
          <table:covered-table-cell table:style-name="grey"/>
          <table:table-cell table:style-name="table_20_cell" office:value-type="string" table:number-columns-spanned="2" table:number-rows-spanned="1">
            <text:p>GRAD</text:p>
          </table:table-cell>
          <table:covered-table-cell table:style-name="table_20_cell"/>
          <table:covered-table-cell table:style-name="table_20_cell"/>
          <table:covered-table-cell table:style-name="table_20_cell"/>
          <table:covered-table-cell table:style-name="table_20_cell"/>
        </table:table-row>
        <table:table-row table:style-name="ro19">
          <table:table-cell table:style-name="table_20_head_20_rotated" office:value-type="string" table:number-columns-spanned="1" table:number-rows-spanned="5">
            <text:p>Probability</text:p>
          </table:table-cell>
          <table:table-cell table:style-name="table_20_head" office:value-type="string">
            <text:p>Factorial n!</text:p>
          </table:table-cell>
          <table:table-cell table:style-name="table_20_cell" office:value-type="string">
            <text:p>n! (postfix)</text:p>
          </table:table-cell>
          <table:table-cell table:style-name="grey" office:value-type="string" table:number-columns-spanned="2" table:number-rows-spanned="3">
            <text:p>N/A</text:p>
          </table:table-cell>
          <table:covered-table-cell table:style-name="table_20_cell"/>
          <table:table-cell table:style-name="table_20_cell" office:value-type="string">
            <text:p>FACT n</text:p>
          </table:table-cell>
          <table:table-cell table:style-name="grey" office:value-type="string" table:number-columns-spanned="3" table:number-rows-spanned="3">
            <text:p>N/A</text:p>
          </table:table-cell>
          <table:covered-table-cell table:style-name="table_20_cell"/>
          <table:covered-table-cell table:style-name="table_20_cell"/>
          <table:table-cell table:style-name="table_20_cell" office:value-type="string" table:number-columns-spanned="3" table:number-rows-spanned="1">
            <text:p>FACT n</text:p>
          </table:table-cell>
          <table:covered-table-cell table:style-name="table_20_cell"/>
          <table:covered-table-cell table:style-name="table_20_cell"/>
          <table:table-cell table:style-name="grey" office:value-type="string" table:number-columns-spanned="2" table:number-rows-spanned="3">
            <text:p>N/A</text:p>
          </table:table-cell>
          <table:covered-table-cell table:style-name="grey"/>
          <table:table-cell table:style-name="grey" office:value-type="string" table:number-columns-spanned="3" table:number-rows-spanned="3">
            <text:p>N/A</text:p>
          </table:table-cell>
          <table:covered-table-cell table:style-name="grey"/>
          <table:covered-table-cell table:style-name="table_20_cell"/>
          <table:table-cell table:style-name="table_20_cell" office:value-type="string" table:number-columns-spanned="2" table:number-rows-spanned="1">
            <text:p>FACT n</text:p>
          </table:table-cell>
          <table:covered-table-cell table:style-name="table_20_cell"/>
          <table:table-cell table:style-name="grey" office:value-type="string" table:number-columns-spanned="2" table:number-rows-spanned="3">
            <text:p>N/A</text:p>
          </table:table-cell>
          <table:covered-table-cell table:style-name="table_20_cell"/>
          <table:table-cell table:style-name="table_20_cell" office:value-type="string" table:number-columns-spanned="5" table:number-rows-spanned="1">
            <text:p>FACT n</text:p>
          </table:table-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3">
            <text:p>N/A</text:p>
          </table:table-cell>
          <table:table-cell table:style-name="table_20_cell" office:value-type="string">
            <text:p>FACT(n)</text:p>
          </table:table-cell>
          <table:table-cell table:style-name="grey" office:value-type="string" table:number-columns-spanned="1" table:number-rows-spanned="3">
            <text:p>Only in CALC mode</text:p>
          </table:table-cell>
          <table:table-cell table:style-name="grey" office:value-type="string" table:number-columns-spanned="1" table:number-rows-spanned="3">
            <text:p>N/A</text:p>
          </table:table-cell>
          <table:table-cell table:style-name="grey" office:value-type="string" table:number-columns-spanned="3" table:number-rows-spanned="3">
            <text:p>N/A</text:p>
          </table:table-cell>
          <table:covered-table-cell table:style-name="grey"/>
          <table:covered-table-cell table:style-name="table_20_cell"/>
        </table:table-row>
        <table:table-row table:style-name="ro19">
          <table:covered-table-cell table:style-name="table_20_head_20_rotated"/>
          <table:table-cell table:style-name="table_20_head" office:value-type="string">
            <text:p>Permutations nPr</text:p>
          </table:table-cell>
          <table:table-cell table:style-name="Workaround" office:value-type="string">
            <text:p>n! / (n-r)!</text:p>
          </table:table-cell>
          <table:covered-table-cell table:style-name="table_20_cell"/>
          <table:covered-table-cell table:style-name="table_20_cell"/>
          <table:table-cell table:style-name="table_20_cell" office:value-type="string">
            <text:p>NPR(n,r)</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NPR(n,r)</text:p>
          </table:table-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grey"/>
          <table:covered-table-cell table:style-name="table_20_cell"/>
          <table:table-cell table:style-name="table_20_cell" office:value-type="string" table:number-columns-spanned="2" table:number-rows-spanned="1">
            <text:p>NPR(n,r)</text:p>
          </table:table-cell>
          <table:covered-table-cell table:style-name="table_20_cell"/>
          <table:covered-table-cell table:style-name="grey"/>
          <table:covered-table-cell/>
          <table:table-cell table:style-name="table_20_cell" office:value-type="string" table:number-columns-spanned="5" table:number-rows-spanned="1">
            <text:p>NPR(n,r)</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ext:p>FACT(n) / FACT(n – r)</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Combinations nCr</text:p>
          </table:table-cell>
          <table:table-cell table:style-name="Workaround" office:value-type="string">
            <text:p>n! / ((n-r)! * r!)</text:p>
          </table:table-cell>
          <table:covered-table-cell table:style-name="table_20_cell"/>
          <table:covered-table-cell table:style-name="table_20_cell"/>
          <table:table-cell table:style-name="table_20_cell" office:value-type="string">
            <text:p>NCR(n,r)</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NCR(n,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NCR(n,r)</text:p>
          </table:table-cell>
          <table:covered-table-cell table:style-name="table_20_cell"/>
          <table:covered-table-cell table:style-name="table_20_cell"/>
          <table:covered-table-cell table:style-name="table_20_cell"/>
          <table:table-cell table:style-name="table_20_cell" office:value-type="string" table:number-columns-spanned="5" table:number-rows-spanned="1">
            <text:p>NCR(n,r)</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Workaround" office:value-type="string">
            <text:p>FACT(n) /</text:p>
            <text:p>(FACT(n – r)*FACT(r))</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1">
          <table:covered-table-cell table:style-name="table_20_head_20_rotated"/>
          <table:table-cell table:style-name="table_20_head" office:value-type="string">
            <text:p>Random number</text:p>
          </table:table-cell>
          <table:table-cell table:style-name="table_20_cell" office:value-type="string" table:number-columns-spanned="4" table:number-rows-spanned="1">
            <text:p>RAN#</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RND</text:p>
          </table:table-cell>
          <table:covered-table-cell table:style-name="table_20_cell"/>
          <table:covered-table-cell table:style-name="table_20_cell"/>
          <table:table-cell table:style-name="table_20_cell" office:value-type="string" table:number-columns-spanned="3" table:number-rows-spanned="1">
            <text:p>RAN#</text:p>
          </table:table-cell>
          <table:covered-table-cell table:style-name="table_20_cell"/>
          <table:covered-table-cell table:style-name="table_20_cell"/>
          <table:table-cell table:style-name="table_20_cell" office:value-type="string" table:number-columns-spanned="2" table:number-rows-spanned="1">
            <text:p>RND ctrl</text:p>
            <text:p><text:span text:style-name="T28">ctrl &gt; 0: next in series</text:span></text:p>
            <text:p><text:span text:style-name="T28">ctrl = 0: repeat last #</text:span></text:p>
            <text:p><text:span text:style-name="T28">ctrl &lt; 0: new series</text:span></text:p>
          </table:table-cell>
          <table:covered-table-cell table:style-name="table_20_cell"/>
          <table:table-cell table:style-name="table_20_cell" office:value-type="string">
            <text:p>RND ctrl</text:p>
          </table:table-cell>
          <table:table-cell table:style-name="grey" office:value-type="string" table:number-columns-spanned="1" table:number-rows-spanned="2">
            <text:p>N/A</text:p>
          </table:table-cell>
          <table:table-cell table:style-name="table_20_cell" office:value-type="string" table:number-columns-spanned="10" table:number-rows-spanned="1">
            <text:p>RND ctrl, 0 &lt; ctrl &lt; 1: 0 <text:span text:style-name="T22">≤</text:span> result <text:s/>&lt; 1, ctrl &gt; 2: int result &lt; CEIL(ctrl), ctrl &lt; 0: use previous ctrl valu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RND</text:p>
          </table:table-cell>
          <table:covered-table-cell table:style-name="table_20_cell"/>
          <table:covered-table-cell table:style-name="table_20_cell"/>
          <table:table-cell table:style-name="table_20_cell" office:value-type="string">
            <text:p>RND, INTRND(bound)</text:p>
          </table:table-cell>
          <table:table-cell table:style-name="ce20" office:value-type="string">
            <text:p><text:span text:style-name="T7">RND</text:span><text:span text:style-name="T14">(ctrl)</text:span></text:p>
            <text:p><text:span text:style-name="T28">ctrl &gt; 0: next in series</text:span></text:p>
            <text:p><text:span text:style-name="T28">ctrl = 0: repeat last #</text:span></text:p>
            <text:p><text:span text:style-name="T28">ctrl &lt; 0: new series</text:span></text:p>
          </table:table-cell>
          <table:table-cell table:style-name="ce20" office:value-type="string" table:number-columns-spanned="1" table:number-rows-spanned="2">
            <text:p><text:span text:style-name="T7">RND</text:span><text:span text:style-name="T14">(ctrl)</text:span></text:p>
            <text:p><text:span text:style-name="T28">ctrl &gt; 0: next in series</text:span></text:p>
            <text:p><text:span text:style-name="T28">ctrl = 0: seed automatically</text:span></text:p>
            <text:p><text:span text:style-name="T28">ctrl &lt; 0: seed with ctrl value</text:span></text:p>
          </table:table-cell>
          <table:table-cell table:style-name="ce20" office:value-type="string">
            <text:p><text:span text:style-name="T7">RND</text:span><text:span text:style-name="T29">(ctrl)</text:span></text:p>
            <text:p><text:span text:style-name="T28">ctrl &gt; 0: next in series (default)</text:span></text:p>
            <text:p><text:span text:style-name="T28">ctrl = 0: repeat last #</text:span></text:p>
            <text:p><text:span text:style-name="T28">ctrl &lt; 0: new series</text:span></text:p>
          </table:table-cell>
        </table:table-row>
        <table:table-row table:style-name="ro26">
          <table:covered-table-cell table:style-name="table_20_head_20_rotated"/>
          <table:table-cell table:style-name="table_20_head" office:value-type="string">
            <text:p>Set random seed</text:p>
          </table:table-cell>
          <table:table-cell table:style-name="grey" office:value-type="string" table:number-columns-spanned="10" table:number-rows-spanned="1">
            <text:p>N/A</text:p>
          </table:table-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grey"/>
          <table:covered-table-cell table:style-name="table_20_cell"/>
          <table:covered-table-cell table:style-name="table_20_cell"/>
          <table:table-cell table:style-name="table_20_cell" office:value-type="string">
            <office:annotation draw:style-name="gr1" draw:text-style-name="P1" svg:width="2.887cm" svg:height="4.313cm" svg:x="43.597cm" svg:y="60.002cm" draw:caption-point-x="3.133cm" draw:caption-point-y="10.303cm">
              <dc:creator>MvC</dc:creator>
              <dc:date>2009-01-13T00:00:00</dc:date>
              <text:p text:style-name="P1"><text:span text:style-name="T1">ctrl &gt; 0: next in series</text:span></text:p>
              <text:p text:style-name="P1"><text:span text:style-name="T1">ctrl = 0: repeat last #</text:span></text:p>
              <text:p text:style-name="P1"><text:span text:style-name="T1">ctrl &lt; 0: new series</text:span></text:p>
            </office:annotation>
            <text:p>RND -1 starts new series.</text:p>
          </table:table-cell>
          <table:table-cell table:style-name="table_20_cell" office:value-type="string">
            <text:p>RANDOMIZE</text:p>
            <text:p>RND(-1)</text:p>
          </table:table-cell>
          <table:table-cell table:style-name="table_20_cell" office:value-type="string">
            <text:p>RANDOMIZE</text:p>
          </table:table-cell>
          <table:covered-table-cell table:style-name="table_20_cell"/>
          <table:table-cell table:style-name="table_20_cell" office:value-type="string" table:number-columns-spanned="10" table:number-rows-spanned="1">
            <text:p>RANDOMIZ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RANDOMIZE <text:span text:style-name="T4">seed</text:span></text:p>
            <text:p><text:span text:style-name="T6">If seed is omitted use system value.</text:span></text:p>
          </table:table-cell>
          <table:covered-table-cell/>
          <table:covered-table-cell table:style-name="table_20_cell"/>
          <table:covered-table-cell/>
          <table:table-cell table:style-name="Workaround" office:value-type="string">
            <text:p>FOR I=1 TO VAL(RIGHT$(TIME$,2)):</text:p>
            <text:p>D=RND(1):NEXT</text:p>
          </table:table-cell>
          <table:covered-table-cell table:style-name="Workaround"/>
          <table:table-cell table:style-name="table_20_cell" office:value-type="string">
            <text:p>RANDOMIZE <text:span text:style-name="T4">seed</text:span></text:p>
            <text:p><text:span text:style-name="T6">If seed is omitted user is prompted.</text:span></text:p>
          </table:table-cell>
        </table:table-row>
        <table:table-row table:style-name="ro28">
          <table:table-cell table:style-name="table_20_head_20_rotated" office:value-type="string" table:number-columns-spanned="1" table:number-rows-spanned="8">
            <text:p>Statistics</text:p>
          </table:table-cell>
          <table:table-cell table:style-name="table_20_head" office:value-type="string">
            <text:p>Clear statistics registers</text:p>
          </table:table-cell>
          <table:table-cell table:style-name="table_20_cell" office:value-type="string">
            <text:p>SAC</text:p>
          </table:table-cell>
          <table:table-cell table:style-name="grey" office:value-type="string" table:number-columns-spanned="2" table:number-rows-spanned="8">
            <text:p>N/A</text:p>
          </table:table-cell>
          <table:covered-table-cell table:style-name="table_20_cell"/>
          <table:table-cell table:style-name="table_20_cell" office:value-type="string">
            <text:p>STAT CLEAR</text:p>
          </table:table-cell>
          <table:table-cell table:style-name="grey" office:value-type="string" table:number-columns-spanned="1" table:number-rows-spanned="8">
            <text:p>N/A</text:p>
          </table:table-cell>
          <table:table-cell table:style-name="table_20_cell" office:value-type="string" table:number-columns-spanned="2" table:number-rows-spanned="1">
            <text:p>STAT CLEAR</text:p>
          </table:table-cell>
          <table:covered-table-cell table:style-name="table_20_cell"/>
          <table:table-cell table:style-name="ce33" office:value-type="string" table:number-columns-spanned="1" table:number-rows-spanned="8">
            <text:p>Library applications 6500, 6510</text:p>
          </table:table-cell>
          <table:table-cell table:style-name="table_20_cell" office:value-type="string" table:number-columns-spanned="4" table:number-rows-spanned="1">
            <text:p>STAT CLEAR</text:p>
          </table:table-cell>
          <table:covered-table-cell table:style-name="table_20_cell"/>
          <table:covered-table-cell table:style-name="table_20_cell"/>
          <table:covered-table-cell table:style-name="table_20_cell"/>
          <table:table-cell table:style-name="grey" office:value-type="string" table:number-columns-spanned="3" table:number-rows-spanned="8">
            <text:p>N/A</text:p>
          </table:table-cell>
          <table:covered-table-cell table:style-name="grey"/>
          <table:covered-table-cell table:style-name="table_20_cell"/>
          <table:table-cell table:style-name="grey" office:value-type="string" table:number-columns-spanned="2" table:number-rows-spanned="8">
            <text:p>Only in manual STAT mode</text:p>
          </table:table-cell>
          <table:covered-table-cell table:style-name="grey"/>
          <table:table-cell table:style-name="grey" office:value-type="string" table:number-columns-spanned="3" table:number-rows-spanned="8">
            <text:p>N/A</text:p>
          </table:table-cell>
          <table:covered-table-cell table:style-name="table_20_cell"/>
          <table:covered-table-cell table:style-name="table_20_cell"/>
          <table:table-cell table:style-name="grey" office:value-type="string" table:number-columns-spanned="4" table:number-rows-spanned="8">
            <text:p>Interactive application.</text:p>
            <text:p>Japanese prompts on G820 and G850!</text:p>
          </table:table-cell>
          <table:covered-table-cell table:style-name="grey"/>
          <table:covered-table-cell table:style-name="table_20_cell"/>
          <table:covered-table-cell table:style-name="table_20_cell"/>
          <table:table-cell table:style-name="grey" office:value-type="string" table:number-columns-spanned="1" table:number-rows-spanned="8">
            <text:p>N/A</text:p>
          </table:table-cell>
          <table:table-cell table:style-name="table_20_cell" office:value-type="string">
            <text:p>STAT Array(# of cols) up to 15 columns</text:p>
            <text:p>CLSTAT clears current</text:p>
          </table:table-cell>
          <table:table-cell table:style-name="grey" office:value-type="string" table:number-columns-spanned="1" table:number-rows-spanned="8">
            <text:p>Only in CALC mode</text:p>
          </table:table-cell>
          <table:table-cell table:style-name="grey" office:value-type="string" table:number-columns-spanned="1" table:number-rows-spanned="8">
            <text:p>N/A</text:p>
          </table:table-cell>
          <table:table-cell table:style-name="grey" office:value-type="string" table:number-columns-spanned="3" table:number-rows-spanned="8">
            <text:p>N/A</text:p>
          </table:table-cell>
          <table:covered-table-cell table:style-name="grey"/>
          <table:covered-table-cell table:style-name="table_20_cell"/>
        </table:table-row>
        <table:table-row table:style-name="ro19">
          <table:covered-table-cell table:style-name="table_20_head_20_rotated"/>
          <table:table-cell table:style-name="table_20_head" office:value-type="string">
            <text:p>Add data point</text:p>
          </table:table-cell>
          <table:table-cell table:style-name="table_20_cell" office:value-type="string">
            <text:p>STAT x<text:span text:style-name="T4">,y;frq</text:span></text:p>
          </table:table-cell>
          <table:covered-table-cell table:style-name="table_20_cell"/>
          <table:covered-table-cell table:style-name="table_20_cell"/>
          <table:table-cell table:style-name="table_20_cell" office:value-type="string">
            <text:p>STAT x<text:span text:style-name="T4">,y;frq</text:span></text:p>
          </table:table-cell>
          <table:covered-table-cell table:style-name="table_20_cell"/>
          <table:table-cell table:style-name="table_20_cell" office:value-type="string" table:number-columns-spanned="2" table:number-rows-spanned="1">
            <text:p>STAT x<text:span text:style-name="T4">,y;frequency</text:span></text:p>
          </table:table-cell>
          <table:covered-table-cell table:style-name="table_20_cell"/>
          <table:covered-table-cell table:style-name="table_20_cell"/>
          <table:table-cell table:style-name="table_20_cell" office:value-type="string" table:number-columns-spanned="3" table:number-rows-spanned="1">
            <text:p>STAT x<text:span text:style-name="T4">,y;frequency</text:span></text:p>
          </table:table-cell>
          <table:covered-table-cell/>
          <table:covered-table-cell table:style-name="table_20_cell"/>
          <table:table-cell table:style-name="ce20" office:value-type="string">
            <text:p><text:span text:style-name="T7">STAT x</text:span><text:span text:style-name="T29">,y</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DD x1,x2,...</text:p>
          </table:table-cell>
          <table:covered-table-cell table:style-name="grey"/>
          <table:covered-table-cell table:style-name="table_20_cell"/>
          <table:covered-table-cell table:style-name="table_20_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Remove data point</text:p>
          </table:table-cell>
          <table:table-cell table:style-name="table_20_cell" office:value-type="string">
            <text:p>DEL x<text:span text:style-name="T4">,y;frq</text:span></text:p>
          </table:table-cell>
          <table:covered-table-cell table:style-name="table_20_cell"/>
          <table:covered-table-cell table:style-name="table_20_cell"/>
          <table:table-cell table:style-name="table_20_cell" office:value-type="string">
            <text:p>manual only</text:p>
          </table:table-cell>
          <table:covered-table-cell table:style-name="table_20_cell"/>
          <table:table-cell table:style-name="grey" office:value-type="string" table:number-columns-spanned="2" table:number-rows-spanned="1">
            <text:p>N/A</text:p>
          </table:table-cell>
          <table:covered-table-cell table:style-name="table_20_cell"/>
          <table:covered-table-cell table:style-name="table_20_cell"/>
          <table:table-cell table:style-name="grey" office:value-type="string" table:number-columns-spanned="4" table:number-rows-spanned="1">
            <text:p>N/A</text:p>
          </table:table-cell>
          <table:covered-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DROP x1,x2,...</text:p>
          </table:table-cell>
          <table:covered-table-cell table:style-name="grey"/>
          <table:covered-table-cell table:style-name="table_20_cell"/>
          <table:covered-table-cell table:style-name="table_20_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List sums and results</text:p>
          </table:table-cell>
          <table:table-cell table:style-name="grey" office:value-type="string">
            <text:p>N/A</text:p>
          </table:table-cell>
          <table:covered-table-cell table:style-name="table_20_cell"/>
          <table:covered-table-cell table:style-name="table_20_cell"/>
          <table:table-cell table:style-name="table_20_cell" office:value-type="string">
            <text:p>STAT LIST</text:p>
          </table:table-cell>
          <table:covered-table-cell table:style-name="table_20_cell"/>
          <table:table-cell table:style-name="table_20_cell" office:value-type="string" table:number-columns-spanned="2" table:number-rows-spanned="1">
            <text:p>STAT [L]LIST (sums only)</text:p>
          </table:table-cell>
          <table:covered-table-cell table:style-name="table_20_cell"/>
          <table:covered-table-cell table:style-name="table_20_cell"/>
          <table:table-cell table:style-name="grey" office:value-type="string" table:number-columns-spanned="4"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Display the array</text:p>
          </table:table-cell>
          <table:covered-table-cell table:style-name="grey"/>
          <table:covered-table-cell table:style-name="table_20_cell"/>
          <table:covered-table-cell table:style-name="table_20_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Sums</text:p>
          </table:table-cell>
          <table:table-cell table:style-name="table_20_cell" office:value-type="string">
            <text:p>CNT, SX, SY,</text:p>
            <text:p>SX2, SY2, SXY</text:p>
          </table:table-cell>
          <table:covered-table-cell table:style-name="table_20_cell"/>
          <table:covered-table-cell table:style-name="table_20_cell"/>
          <table:table-cell table:style-name="grey" office:value-type="string">
            <text:p>STAT LIST only</text:p>
          </table:table-cell>
          <table:covered-table-cell table:style-name="table_20_cell"/>
          <table:table-cell table:style-name="table_20_cell" office:value-type="string" table:number-columns-spanned="2" table:number-rows-spanned="1">
            <text:p>CNT, SUMX, SUMY,</text:p>
            <text:p>SUMX2, SUMY2, SUMXY</text:p>
          </table:table-cell>
          <table:covered-table-cell table:style-name="table_20_cell"/>
          <table:covered-table-cell table:style-name="table_20_cell"/>
          <table:table-cell table:style-name="ce20" office:value-type="string" table:number-columns-spanned="4" table:number-rows-spanned="1">
            <text:p><text:span text:style-name="T7">CNT, SUMX, SUMY,</text:span></text:p>
            <text:p><text:span text:style-name="T7">SUMX2, SUMY2, SUMXY</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TOTAL(0), TOTAL(column)</text:p>
          </table:table-cell>
          <table:covered-table-cell table:style-name="grey"/>
          <table:covered-table-cell table:style-name="table_20_cell"/>
          <table:covered-table-cell table:style-name="table_20_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Means and standard deviations</text:p>
          </table:table-cell>
          <table:table-cell table:style-name="table_20_cell" office:value-type="string">
            <text:p>MX, SDX, SDXN,</text:p>
            <text:p>MY, SDY, SDYN</text:p>
          </table:table-cell>
          <table:covered-table-cell table:style-name="table_20_cell"/>
          <table:covered-table-cell table:style-name="table_20_cell"/>
          <table:table-cell table:style-name="table_20_cell"/>
          <table:covered-table-cell table:style-name="table_20_cell"/>
          <table:table-cell table:style-name="table_20_cell" office:value-type="string" table:number-columns-spanned="2" table:number-rows-spanned="1">
            <text:p>MEANX, SDX, SDXN,</text:p>
            <text:p>MEANY, SDY, SDYN</text:p>
          </table:table-cell>
          <table:covered-table-cell table:style-name="table_20_cell"/>
          <table:covered-table-cell table:style-name="table_20_cell"/>
          <table:table-cell table:style-name="ce20" office:value-type="string" table:number-columns-spanned="4" table:number-rows-spanned="1">
            <text:p><text:span text:style-name="T7">MEANX, SDX, SDXN,</text:span></text:p>
            <text:p><text:span text:style-name="T7">MEANY, SDY, SDYN</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MEAN(col)</text:p>
            <text:p>SDEV(col)</text:p>
          </table:table-cell>
          <table:covered-table-cell table:style-name="grey"/>
          <table:covered-table-cell table:style-name="table_20_cell"/>
          <table:covered-table-cell table:style-name="table_20_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Linear regression coefficients</text:p>
          </table:table-cell>
          <table:table-cell table:style-name="table_20_cell" office:value-type="string">
            <text:p>LRA, LRB, COR</text:p>
          </table:table-cell>
          <table:covered-table-cell table:style-name="table_20_cell"/>
          <table:covered-table-cell table:style-name="table_20_cell"/>
          <table:table-cell table:style-name="table_20_cell"/>
          <table:covered-table-cell table:style-name="table_20_cell"/>
          <table:table-cell table:style-name="table_20_cell" office:value-type="string" table:number-columns-spanned="2" table:number-rows-spanned="1">
            <text:p>LRA, LRB, COR</text:p>
          </table:table-cell>
          <table:covered-table-cell table:style-name="table_20_cell"/>
          <table:covered-table-cell table:style-name="table_20_cell"/>
          <table:table-cell table:style-name="ce20" office:value-type="string" table:number-columns-spanned="3" table:number-rows-spanned="1">
            <text:p>LRA, LRB, COR</text:p>
          </table:table-cell>
          <table:covered-table-cell table:style-name="table_20_cell"/>
          <table:covered-table-cell table:style-name="table_20_cell"/>
          <table:table-cell table:style-name="table_20_cell" office:value-type="string">
            <text:p>LRA, LRB</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LR col-y, col-x, A, B</text:p>
          </table:table-cell>
          <table:covered-table-cell table:style-name="grey"/>
          <table:covered-table-cell table:style-name="table_20_cell"/>
          <table:covered-table-cell table:style-name="table_20_cell"/>
          <table:covered-table-cell table:style-name="table_20_cell"/>
          <table:covered-table-cell table:style-name="table_20_cell"/>
        </table:table-row>
        <table:table-row table:style-name="ro25">
          <table:covered-table-cell table:style-name="table_20_head_20_rotated"/>
          <table:table-cell table:style-name="table_20_head" office:value-type="string">
            <text:p>Linear estimations</text:p>
          </table:table-cell>
          <table:table-cell table:style-name="table_20_cell" office:value-type="string">
            <text:p>EOX y, EOY x</text:p>
          </table:table-cell>
          <table:covered-table-cell table:style-name="table_20_cell"/>
          <table:covered-table-cell table:style-name="table_20_cell"/>
          <table:table-cell table:style-name="table_20_cell" office:value-type="string">
            <text:p>EOX y, EOY x</text:p>
          </table:table-cell>
          <table:covered-table-cell table:style-name="table_20_cell"/>
          <table:table-cell table:style-name="table_20_cell" office:value-type="string" table:number-columns-spanned="2" table:number-rows-spanned="1">
            <text:p>EOX y, EOY x</text:p>
          </table:table-cell>
          <table:covered-table-cell table:style-name="table_20_cell"/>
          <table:covered-table-cell table:style-name="table_20_cell"/>
          <table:table-cell table:style-name="table_20_cell" office:value-type="string" table:number-columns-spanned="3" table:number-rows-spanned="1">
            <text:p>EOX y, EOY x</text:p>
          </table:table-cell>
          <table:covered-table-cell table:style-name="table_20_cell"/>
          <table:covered-table-cell table:style-name="table_20_cell"/>
          <table:table-cell table:style-name="Workaround" office:value-type="string">
            <text:p>y=LRA*x+LRB</text:p>
            <text:p>x=(y-LRB)/LR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PREDEV(x) (after LR)</text:p>
          </table:table-cell>
          <table:covered-table-cell table:style-name="grey"/>
          <table:covered-table-cell table:style-name="table_20_cell"/>
          <table:covered-table-cell table:style-name="table_20_cell"/>
          <table:covered-table-cell table:style-name="table_20_cell"/>
          <table:covered-table-cell table:style-name="table_20_cell"/>
        </table:table-row>
        <table:table-row table:style-name="ro44">
          <table:table-cell table:style-name="table_20_head_20_rotated" office:value-type="string" table:number-columns-spanned="1" table:number-rows-spanned="13">
            <text:p>Various functions</text:p>
          </table:table-cell>
          <table:table-cell table:style-name="table_20_head" office:value-type="string">
            <text:p>Set time and date</text:p>
          </table:table-cell>
          <table:table-cell table:style-name="grey" office:value-type="string" table:number-columns-spanned="10" table:number-rows-spanned="2">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PB-1000 only:</text:p>
            <text:p>TIME$="hh:mm"</text:p>
            <text:p>DATE$="MM-DD-YYYY"</text:p>
          </table:table-cell>
          <table:table-cell table:style-name="table_20_cell" office:value-type="string">
            <text:p>TIME$="hh:mm:ss"</text:p>
            <text:p>DATE$="YY/MM/DD"</text:p>
          </table:table-cell>
          <table:table-cell table:style-name="table_20_cell" office:value-type="string">
            <text:p>TIME=</text:p>
            <text:p>MMDDhh.mmss</text:p>
          </table:table-cell>
          <table:table-cell table:style-name="grey" office:value-type="string" table:number-columns-spanned="11" table:number-rows-spanned="3">
            <text:p>N/A</text:p>
          </table:table-cell>
          <table:covered-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Use TIME mode</text:p>
          </table:table-cell>
          <table:table-cell table:style-name="table_20_cell" office:value-type="string">
            <text:p>SETDATE, SETTIME, ADJABS, ADJUST, ...</text:p>
          </table:table-cell>
          <table:table-cell table:style-name="grey" office:value-type="string" table:number-columns-spanned="2" table:number-rows-spanned="3">
            <text:p>N/A</text:p>
          </table:table-cell>
          <table:covered-table-cell table:style-name="table_20_cell"/>
          <table:table-cell table:style-name="table_20_cell" office:value-type="string">
            <text:p>TIME$="hh:mm:ss"</text:p>
            <text:p>DATE$="mm/dd/yy", DAY$="xxx"</text:p>
            <text:p>DATE$ format for Europe: "dd/mm/yy".</text:p>
          </table:table-cell>
          <table:table-cell table:style-name="table_20_cell" office:value-type="string">
            <text:p>TIME$="hh:mm:ss"</text:p>
            <text:p>DATE$="yyyy/mm/dd"</text:p>
            <text:p>Unchanged parts may be omitted.</text:p>
          </table:table-cell>
          <table:table-cell table:style-name="table_20_cell" office:value-type="string">
            <text:p>TIME$="hh:mm:ss"</text:p>
            <text:p>DATE$="mm/dd/yy"</text:p>
            <text:p>DAY=d (1..7)</text:p>
          </table:table-cell>
        </table:table-row>
        <table:table-row table:style-name="ro19">
          <table:covered-table-cell table:style-name="table_20_head_20_rotated"/>
          <table:table-cell table:style-name="table_20_head" office:value-type="string">
            <text:p>Get time and dat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PB-1000: TIME$, DATE$</text:p>
          </table:table-cell>
          <table:table-cell table:style-name="table_20_cell" office:value-type="string">
            <text:p>TIME$, DATE$</text:p>
          </table:table-cell>
          <table:table-cell table:style-name="table_20_cell" office:value-type="string" table:number-columns-spanned="1" table:number-rows-spanned="2">
            <text:p>TIM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TIME, DATE, TIME$, DATE$ (YY/MM/DD)</text:p>
          </table:table-cell>
          <table:covered-table-cell table:style-name="table_20_cell"/>
          <table:covered-table-cell table:style-name="table_20_cell"/>
          <table:covered-table-cell table:style-name="table_20_cell"/>
          <table:table-cell table:style-name="table_20_cell" office:value-type="string">
            <text:p>TIME$, DATE$, DAY$</text:p>
          </table:table-cell>
          <table:table-cell table:style-name="table_20_cell" office:value-type="string">
            <text:p>TIME$, DATE$</text:p>
          </table:table-cell>
          <table:table-cell table:style-name="table_20_cell" office:value-type="string">
            <text:p>TIME$, DATE$, DAY</text:p>
          </table:table-cell>
        </table:table-row>
        <table:table-row table:style-name="ro19">
          <table:covered-table-cell table:style-name="table_20_head_20_rotated"/>
          <table:table-cell table:style-name="table_20_head" office:value-type="string">
            <text:p>Get timer value</text:p>
          </table:table-cell>
          <table:table-cell table:style-name="grey" office:value-type="string" table:number-columns-spanned="9"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TIMER</text:p>
          </table:table-cell>
          <table:table-cell table:style-name="grey" office:value-type="string" table:number-columns-spanned="2" table:number-rows-spanned="1">
            <text:p>N/A</text:p>
          </table:table-cell>
          <table:covered-table-cell table:style-name="grey"/>
          <table:covered-table-cell table:style-name="grey"/>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TIME</text:p>
          </table:table-cell>
          <table:covered-table-cell table:style-name="table_20_cell"/>
          <table:covered-table-cell table:style-name="table_20_cell"/>
          <table:covered-table-cell table:style-name="table_20_cell"/>
          <table:table-cell table:style-name="grey" office:value-type="string" table:number-columns-spanned="3" table:number-rows-spanned="1">
            <text:p>N/A</text:p>
          </table:table-cell>
          <table:covered-table-cell table:style-name="grey"/>
          <table:covered-table-cell table:style-name="grey"/>
        </table:table-row>
        <table:table-row table:style-name="ro45">
          <table:covered-table-cell table:style-name="table_20_head_20_rotated"/>
          <table:table-cell table:style-name="table_20_head" office:value-type="string">
            <text:p>Read memory</text:p>
          </table:table-cell>
          <table:table-cell table:style-name="grey" office:value-type="string" table:number-columns-spanned="3" table:number-rows-spanned="2">
            <text:p>N/A</text:p>
          </table:table-cell>
          <table:covered-table-cell table:style-name="table_20_cell"/>
          <table:covered-table-cell table:style-name="table_20_cell"/>
          <table:table-cell table:style-name="table_20_cell" office:value-type="string">
            <text:p>MODE18(a,b$)</text:p>
          </table:table-cell>
          <table:table-cell table:style-name="grey" office:value-type="string" table:number-columns-spanned="1" table:number-rows-spanned="2">
            <text:p>N/A</text:p>
          </table:table-cell>
          <table:table-cell table:style-name="table_20_cell" office:value-type="string">
            <text:p>b=PEEK a</text:p>
          </table:table-cell>
          <table:table-cell table:style-name="grey" office:value-type="string" table:number-columns-spanned="1" table:number-rows-spanned="2">
            <text:p>N/A</text:p>
          </table:table-cell>
          <table:table-cell table:style-name="table_20_cell" office:value-type="string" table:number-columns-spanned="4" table:number-rows-spanned="1">
            <text:p>DEFSEG=segment : b=PEEK address / Z-1: INP port</text:p>
          </table:table-cell>
          <table:covered-table-cell table:style-name="table_20_cell"/>
          <table:covered-table-cell table:style-name="table_20_cell"/>
          <table:covered-table-cell table:style-name="table_20_cell"/>
          <table:table-cell table:style-name="table_20_cell" office:value-type="string">
            <text:p>b=PEEK(address)</text:p>
          </table:table-cell>
          <table:table-cell table:style-name="table_20_cell" office:value-type="string">
            <text:p>b=PEEK a</text:p>
          </table:table-cell>
          <table:table-cell table:style-name="grey" office:value-type="string" table:number-columns-spanned="1" table:number-rows-spanned="5">
            <text:p>N/A</text:p>
          </table:table-cell>
          <table:table-cell table:style-name="table_20_cell" office:value-type="string" table:number-columns-spanned="10" table:number-rows-spanned="1">
            <text:p>b=PEEK a</text:p>
            <text:p>On some machines you can only PEEK the RAM addresse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3">
            <text:p>N/A</text:p>
          </table:table-cell>
          <table:table-cell table:style-name="table_20_cell" office:value-type="string">
            <text:p>PEEK$(adr$,nibbles)</text:p>
          </table:table-cell>
          <table:table-cell table:style-name="grey" office:value-type="string" table:number-columns-spanned="1" table:number-rows-spanned="2">
            <text:p>Can be installed</text:p>
          </table:table-cell>
          <table:table-cell table:style-name="table_20_cell" office:value-type="string">
            <text:p>CALL PEEK(address,b1<text:span text:style-name="T4">,b2,...</text:span>)</text:p>
          </table:table-cell>
          <table:table-cell table:style-name="table_20_cell" office:value-type="string" table:number-columns-spanned="2" table:number-rows-spanned="1">
            <text:p>PEEK(address), INP(port)</text:p>
          </table:table-cell>
          <table:covered-table-cell table:style-name="table_20_cell"/>
          <table:table-cell table:style-name="table_20_cell" office:value-type="string">
            <text:p>PEEK(address)</text:p>
          </table:table-cell>
        </table:table-row>
        <table:table-row table:style-name="ro45">
          <table:covered-table-cell table:style-name="table_20_head_20_rotated"/>
          <table:table-cell table:style-name="table_20_head" office:value-type="string">
            <text:p>Modify memory</text:p>
          </table:table-cell>
          <table:covered-table-cell table:style-name="table_20_cell"/>
          <table:covered-table-cell table:style-name="table_20_cell"/>
          <table:covered-table-cell table:style-name="table_20_cell"/>
          <table:table-cell table:style-name="table_20_cell" office:value-type="string">
            <text:p>MODE19(a,b)</text:p>
          </table:table-cell>
          <table:covered-table-cell table:style-name="table_20_cell"/>
          <table:table-cell table:style-name="table_20_cell" office:value-type="string">
            <text:p>POKE a,b</text:p>
          </table:table-cell>
          <table:covered-table-cell table:style-name="table_20_cell"/>
          <table:table-cell table:style-name="table_20_cell" office:value-type="string" table:number-columns-spanned="4" table:number-rows-spanned="1">
            <text:p>DEFSEG=segment : POKE address,b / Z-1: OUT port,b</text:p>
          </table:table-cell>
          <table:covered-table-cell table:number-columns-repeated="3"/>
          <table:table-cell table:style-name="table_20_cell" office:value-type="string">
            <text:p>POKE address,b</text:p>
          </table:table-cell>
          <table:table-cell table:style-name="table_20_cell" office:value-type="string">
            <text:p>POKE a,b1<text:span text:style-name="T4">,b2,...</text:span></text:p>
          </table:table-cell>
          <table:covered-table-cell table:style-name="table_20_cell"/>
          <table:table-cell table:style-name="table_20_cell" office:value-type="string" table:number-columns-spanned="10" table:number-rows-spanned="1">
            <text:p>POKE a,<text:span text:style-name="T6">b1</text:span><text:span text:style-name="T4">,b2,...</text:span></text:p>
            <text:p>On the low end machines (124x), a colon after the command may be necessar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POKE adr$,hex$</text:p>
          </table:table-cell>
          <table:covered-table-cell table:style-name="table_20_cell"/>
          <table:table-cell table:style-name="table_20_cell" office:value-type="string">
            <text:p>CALL POKE(address,b1<text:span text:style-name="T4">,b2,...</text:span>)</text:p>
          </table:table-cell>
          <table:table-cell table:style-name="table_20_cell" office:value-type="string" table:number-columns-spanned="2" table:number-rows-spanned="1">
            <text:p>POKE address,byte, OUT port,byte</text:p>
          </table:table-cell>
          <table:covered-table-cell table:style-name="table_20_cell"/>
          <table:table-cell table:style-name="table_20_cell" office:value-type="string">
            <text:p>POKE address,byte</text:p>
          </table:table-cell>
        </table:table-row>
        <table:table-row table:style-name="ro19">
          <table:covered-table-cell table:style-name="table_20_head_20_rotated"/>
          <table:table-cell table:style-name="table_20_head" office:value-type="string">
            <text:p>Get variable address</text:p>
          </table:table-cell>
          <table:table-cell table:style-name="table_20_cell" office:value-type="string" table:number-columns-spanned="7" table:number-rows-spanned="1">
            <text:p>Fixed variables are at fixed addresses, only useful, if PEEK/POKE are available.</text:p>
          </table:table-cell>
          <table:covered-table-cell table:number-columns-repeated="6"/>
          <table:table-cell table:style-name="grey" office:value-type="string" table:number-columns-spanned="5" table:number-rows-spanned="1">
            <text:p>N/A</text:p>
          </table:table-cell>
          <table:covered-table-cell table:number-columns-repeated="3"/>
          <table:covered-table-cell table:style-name="table_20_cell"/>
          <table:table-cell table:style-name="table_20_cell" office:value-type="string">
            <text:p>Fixed addresses</text:p>
          </table:table-cell>
          <table:covered-table-cell table:style-name="table_20_cell"/>
          <table:table-cell table:style-name="table_20_cell" office:value-type="string" table:number-columns-spanned="9" table:number-rows-spanned="1">
            <text:p>Fixed variables are at fixed addresse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A</text:p>
          </table:table-cell>
          <table:covered-table-cell table:style-name="table_20_cell"/>
          <table:table-cell table:style-name="grey" office:value-type="string">
            <text:p>N/A</text:p>
          </table:table-cell>
          <table:table-cell table:style-name="grey" office:value-type="string" table:number-columns-spanned="2" table:number-rows-spanned="1">
            <text:p>N/A</text:p>
          </table:table-cell>
          <table:covered-table-cell table:style-name="table_20_cell"/>
          <table:table-cell table:style-name="table_20_cell" office:value-type="string" table:number-columns-spanned="3" table:number-rows-spanned="1">
            <text:p>VARPTR(var)</text:p>
          </table:table-cell>
          <table:covered-table-cell table:style-name="table_20_cell"/>
          <table:covered-table-cell table:style-name="table_20_cell"/>
        </table:table-row>
        <table:table-row table:style-name="ro46">
          <table:covered-table-cell table:style-name="table_20_head_20_rotated"/>
          <table:table-cell table:style-name="table_20_head" office:value-type="string" table:number-columns-spanned="1" table:number-rows-spanned="2">
            <text:p>Call machine language</text:p>
          </table:table-cell>
          <table:table-cell table:style-name="grey" office:value-type="string" table:number-columns-spanned="8" table:number-rows-spanned="2">
            <text:p>N/A</text:p>
          </table:table-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 table:number-rows-spanned="2">
            <text:p>MODE110</text:p>
          </table:table-cell>
          <table:table-cell table:style-name="table_20_cell" office:value-type="string" table:number-columns-spanned="2" table:number-rows-spanned="2">
            <text:p>Z-1/PB-1000: CALL address</text:p>
            <text:p><text:s/>OM-53B: SYSTEM CALL address</text:p>
            <text:p>PB-1000 only: CALL "ml-file"</text:p>
          </table:table-cell>
          <table:covered-table-cell table:style-name="table_20_cell"/>
          <table:table-cell table:style-name="table_20_cell" office:value-type="string">
            <text:p>CALL address<text:span text:style-name="T4">,A,HL,DE,BC</text:span></text:p>
          </table:table-cell>
          <table:table-cell table:style-name="table_20_cell" office:value-type="string" table:number-columns-spanned="1" table:number-rows-spanned="2">
            <text:p>CALL addr<text:span text:style-name="T4">,params</text:span></text:p>
          </table:table-cell>
          <table:covered-table-cell table:style-name="table_20_cell"/>
          <table:table-cell table:style-name="table_20_cell" office:value-type="string" table:number-columns-spanned="10" table:number-rows-spanned="1">
            <text:p>CALL addres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2">
            <text:p>Use external development system and LEX files</text:p>
          </table:table-cell>
          <table:covered-table-cell table:style-name="table_20_cell"/>
          <table:table-cell table:style-name="grey" office:value-type="string" table:number-columns-spanned="1" table:number-rows-spanned="2">
            <text:p>Can be installed</text:p>
          </table:table-cell>
          <table:table-cell table:style-name="table_20_cell" office:value-type="string">
            <text:p>CALL EXEC(address<text:span text:style-name="T4">,parameters</text:span>)</text:p>
          </table:table-cell>
          <table:table-cell table:style-name="table_20_cell" office:value-type="string" table:number-columns-spanned="1" table:number-rows-spanned="2">
            <text:p>CALL address<text:span text:style-name="T4">,A,HL</text:span></text:p>
          </table:table-cell>
          <table:table-cell table:style-name="table_20_cell" office:value-type="string" table:number-columns-spanned="2" table:number-rows-spanned="1">
            <text:p>EXEC address</text:p>
          </table:table-cell>
          <table:covered-table-cell table:style-name="table_20_cell"/>
        </table:table-row>
        <table:table-row table:style-name="ro26">
          <table:covered-table-cell table:style-name="table_20_head_20_rotated"/>
          <table:covered-table-cell table:style-name="table_20_hea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A</text:p>
          </table:table-cell>
          <table:covered-table-cell table:style-name="table_20_cell"/>
          <table:covered-table-cell table:style-name="table_20_cell"/>
          <table:table-cell table:style-name="grey" office:value-type="string" table:number-columns-spanned="7"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CALL #bank, address</text:p>
            <text:p>calls ROM bank</text:p>
          </table:table-cell>
          <table:covered-table-cell table:style-name="table_20_cell"/>
          <table:table-cell table:style-name="grey" office:value-type="string">
            <text:p>N/A</text:p>
          </table:table-cell>
          <table:covered-table-cell table:style-name="table_20_cell"/>
          <table:covered-table-cell table:style-name="table_20_cell"/>
          <table:covered-table-cell table:style-name="table_20_cell"/>
          <table:table-cell table:style-name="table_20_cell" office:value-type="string">
            <text:p>CALL GETMEM reserves space.</text:p>
          </table:table-cell>
          <table:covered-table-cell table:style-name="table_20_cell"/>
          <table:table-cell table:style-name="table_20_cell" office:value-type="string">
            <text:p>A=USR(address,param)</text:p>
          </table:table-cell>
          <table:table-cell table:style-name="table_20_cell" office:value-type="string">
            <text:p>DEF USRn=address (n=0..9)</text:p>
            <text:p>A=USRn(param) (n=0..9)</text:p>
          </table:table-cell>
        </table:table-row>
        <table:table-row table:style-name="ro47">
          <table:covered-table-cell table:style-name="table_20_head_20_rotated"/>
          <table:table-cell table:style-name="table_20_head" office:value-type="string">
            <text:p>User defined function</text:p>
          </table:table-cell>
          <table:table-cell table:style-name="ce31" office:value-type="string" table:number-columns-spanned="11" table:number-rows-spanned="3">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ext:p><text:span text:style-name="T7">DEF FN X(...)=..., </text:span></text:p>
            <text:p><text:span text:style-name="T7">DEF FN X$(...)=...</text:span></text:p>
            <text:p><text:span text:style-name="T7">Names follow variable syntax.</text:span></text:p>
          </table:table-cell>
          <table:table-cell table:style-name="grey" office:value-type="string" table:number-columns-spanned="12" table:number-rows-spanned="3">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DEF FN X(...)=..., DEF FN X$(...)=...</text:p>
            <text:p>Names follow variable syntax.</text:p>
          </table:table-cell>
          <table:covered-table-cell table:style-name="table_20_cell"/>
          <table:table-cell table:style-name="table_20_cell" office:value-type="string" table:number-columns-spanned="2" table:number-rows-spanned="2">
            <text:p>SUB/SUBEND define a procedure which can return a value via a parameter.</text:p>
            <text:p><text:span text:style-name="T3">Function return values are not available.</text:span></text:p>
          </table:table-cell>
          <table:covered-table-cell table:style-name="table_20_cell"/>
          <table:table-cell table:style-name="grey" office:value-type="string" table:number-columns-spanned="1" table:number-rows-spanned="3">
            <text:p>N/A</text:p>
          </table:table-cell>
          <table:table-cell table:style-name="ce20" office:value-type="string" table:number-columns-spanned="2" table:number-rows-spanned="1">
            <text:p><text:span text:style-name="T7">DEF FN X(...)=..., DEF FN X$(...)=...</text:span></text:p>
            <text:p><text:span text:style-name="T7">Names follow variable syntax.</text:span></text:p>
          </table:table-cell>
          <table:covered-table-cell table:style-name="ce20"/>
        </table:table-row>
        <table:table-row table:style-name="ro19">
          <table:covered-table-cell table:style-name="table_20_head_20_rotated"/>
          <table:table-cell table:style-name="table_20_head" office:value-type="string">
            <text:p>Multi lin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2">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DEF FN X(...) / <text:span text:style-name="T4">LET</text:span> FN X=... / FN END</text:p>
          </table:table-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2">
            <text:p>N/A</text:p>
          </table:table-cell>
          <table:covered-table-cell table:style-name="grey"/>
        </table:table-row>
        <table:table-row table:style-name="ro19">
          <table:covered-table-cell table:style-name="table_20_head_20_rotated"/>
          <table:table-cell table:style-name="table_20_head" office:value-type="string">
            <text:p>Recursio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Allowed</text:p>
          </table:table-cell>
          <table:covered-table-cell table:style-name="table_20_cell"/>
          <table:table-cell table:style-name="grey" office:value-type="string" table:number-columns-spanned="2" table:number-rows-spanned="1">
            <text:p>Not allowed</text:p>
          </table:table-cell>
          <table:covered-table-cell table:style-name="table_20_cell"/>
          <table:covered-table-cell table:style-name="table_20_cell"/>
          <table:covered-table-cell table:style-name="table_20_cell"/>
          <table:covered-table-cell table:style-name="table_20_cell"/>
        </table:table-row>
        <table:table-row table:style-name="ro28">
          <table:covered-table-cell table:style-name="table_20_head_20_rotated"/>
          <table:table-cell table:style-name="table_20_head" office:value-type="string">
            <text:p>Swap Variables</text:p>
          </table:table-cell>
          <table:table-cell table:style-name="grey" office:value-type="string" table:number-columns-spanned="9"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SWAP</text:p>
          </table:table-cell>
          <table:table-cell table:style-name="grey" office:value-type="string" table:number-columns-spanned="2" table:number-rows-spanned="1">
            <text:p>N/A</text:p>
          </table:table-cell>
          <table:covered-table-cell table:style-name="grey"/>
          <table:table-cell table:style-name="grey" office:value-type="string" table:number-columns-spanned="12"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1">
            <text:p>N/A</text:p>
          </table:table-cell>
          <table:covered-table-cell table:style-name="table_20_cell"/>
          <table:table-cell table:style-name="grey" office:value-type="string" table:number-columns-spanned="2" table:number-rows-spanned="1">
            <text:p>N/A</text:p>
          </table:table-cell>
          <table:covered-table-cell table:style-name="table_20_cell"/>
          <table:table-cell table:style-name="table_20_cell" office:value-type="string">
            <text:p>SWAP var1,var2 – With string variables, only the pointers are swapped.</text:p>
          </table:table-cell>
          <table:table-cell table:style-name="grey" office:value-type="string">
            <text:p>N/A</text:p>
          </table:table-cell>
          <table:table-cell table:style-name="table_20_cell" office:value-type="string">
            <text:p>SWAP var1,var2 – With string variables, only the pointers are swapped.</text:p>
          </table:table-cell>
        </table:table-row>
        <table:table-row table:style-name="ro47">
          <table:covered-table-cell table:style-name="table_20_head_20_rotated"/>
          <table:table-cell table:style-name="table_20_head" office:value-type="string">
            <text:p>More functions</text:p>
          </table:table-cell>
          <table:table-cell table:style-name="grey" office:value-type="string" table:number-columns-spanned="11" table:number-rows-spanned="1">
            <text:p>N/A</text:p>
          </table:table-cell>
          <table:covered-table-cell table:number-columns-repeated="10"/>
          <table:table-cell table:style-name="table_20_cell" office:value-type="string">
            <text:p>CETL access:</text:p>
            <text:p>RC(r),IT(c),FL(f,r,i)</text:p>
            <text:p>SUMRC(r1,r2), SUMIT(i1,i2)</text:p>
          </table:table-cell>
          <table:table-cell table:style-name="table_20_cell" office:value-type="string" table:number-columns-spanned="12" table:number-rows-spanned="1">
            <text:p>PC-1421 financial functions: COMP &lt;fin var&gt;, AMRT, ACC, BGNON, BGNOFF, DAYSI(dd.mmyyyy,dd.mmyyyy), DAYSII() </text:p>
          </table:table-cell>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covered-table-cell table:style-name="grey"/>
          <table:table-cell table:style-name="grey" office:value-type="string" table:number-columns-spanned="2" table:number-rows-spanned="1">
            <text:p>N/A</text:p>
          </table:table-cell>
          <table:covered-table-cell table:style-name="grey"/>
          <table:table-cell table:style-name="grey" office:value-type="string" table:number-columns-spanned="2" table:number-rows-spanned="1">
            <text:p>N/A</text:p>
          </table:table-cell>
          <table:covered-table-cell table:style-name="grey"/>
          <table:table-cell table:style-name="grey" office:value-type="string" table:number-columns-spanned="3" table:number-rows-spanned="1">
            <text:p>N/A</text:p>
          </table:table-cell>
          <table:covered-table-cell table:style-name="grey"/>
          <table:covered-table-cell table:style-name="grey"/>
        </table:table-row>
        <table:table-row table:style-name="ro17" table:number-rows-repeated="1048467">
          <table:table-cell table:number-columns-repeated="33"/>
        </table:table-row>
        <table:table-row table:style-name="ro17">
          <table:table-cell table:number-columns-repeated="33"/>
        </table:table-row>
      </table:table>
      <table:table table:name="Commands" table:style-name="ta1">
        <office:forms form:automatic-focus="false" form:apply-design-mode="false"/>
        <table:table-header-columns>
          <table:table-column table:style-name="co23" table:default-cell-style-name="Default"/>
          <table:table-column table:style-name="co40" table:default-cell-style-name="Default"/>
        </table:table-header-columns>
        <table:table-column table:style-name="co41" table:default-cell-style-name="Default"/>
        <table:table-column table:style-name="co42" table:default-cell-style-name="Default"/>
        <table:table-column table:style-name="co28" table:number-columns-repeated="2" table:default-cell-style-name="Default"/>
        <table:table-column table:style-name="co43" table:number-columns-repeated="2"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7" table:default-cell-style-name="Default"/>
        <table:table-column table:style-name="co51" table:default-cell-style-name="Default"/>
        <table:table-column table:style-name="co52" table:number-columns-repeated="3" table:default-cell-style-name="Default"/>
        <table:table-column table:style-name="co53" table:default-cell-style-name="Default"/>
        <table:table-column table:style-name="co25"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number-columns-repeated="2" table:default-cell-style-name="Default"/>
        <table:table-column table:style-name="co62" table:default-cell-style-name="Default"/>
        <table:table-column table:style-name="co63" table:default-cell-style-name="Default"/>
        <table:table-column table:style-name="co61" table:default-cell-style-name="Default"/>
        <table:table-header-rows>
          <table:table-row table:style-name="ro1">
            <table:table-cell/>
            <table:table-cell table:style-name="ce3" office:value-type="string" table:number-columns-spanned="13" table:number-rows-spanned="1">
              <text:p>Commands</text:p>
            </table:table-cell>
            <table:covered-table-cell table:style-name="ce7"/>
            <table:covered-table-cell table:number-columns-repeated="3"/>
            <table:covered-table-cell table:style-name="Heading1"/>
            <table:covered-table-cell table:style-name="Heading1"/>
            <table:covered-table-cell table:style-name="Heading1"/>
            <table:covered-table-cell table:style-name="Heading1"/>
            <table:covered-table-cell table:style-name="ce7"/>
            <table:covered-table-cell table:style-name="ce7"/>
            <table:covered-table-cell table:style-name="ce7"/>
            <table:covered-table-cell table:style-name="ce7"/>
            <table:table-cell table:style-name="ce46" table:formula="of:=[.B1]" office:value-type="string" office:string-value="Commands" table:number-columns-spanned="13" table:number-rows-spanned="1">
              <text:p>Commands</text:p>
            </table:table-cell>
            <table:covered-table-cell table:style-name="ce19"/>
            <table:covered-table-cell table:number-columns-repeated="11"/>
            <table:table-cell table:style-name="ce3" table:formula="of:=[.B1]" office:value-type="string" office:string-value="Commands" table:number-columns-spanned="4" table:number-rows-spanned="1">
              <text:p>Commands</text:p>
            </table:table-cell>
            <table:covered-table-cell table:number-columns-repeated="3"/>
            <table:table-cell table:style-name="ce3" table:formula="of:=[.AB1]" office:value-type="string" office:string-value="Commands" table:number-columns-spanned="3" table:number-rows-spanned="1">
              <text:p>Commands</text:p>
            </table:table-cell>
            <table:covered-table-cell table:number-columns-repeated="2"/>
          </table:table-row>
          <table:table-row table:style-name="ro18">
            <table:table-cell/>
            <table:table-cell table:style-name="ce4" table:number-columns-repeated="15"/>
            <table:table-cell table:style-name="ce6" table:number-columns-repeated="12"/>
            <table:table-cell table:number-columns-repeated="6"/>
          </table:table-row>
          <table:table-row table:style-name="ro19">
            <table:table-cell table:style-name="ce5" office:value-type="string" table:number-columns-spanned="2" table:number-rows-spanned="1">
              <text:p>Vendor</text:p>
            </table:table-cell>
            <table:covered-table-cell table:style-name="table_20_head"/>
            <table:table-cell table:style-name="ce5" office:value-type="string" table:number-columns-spanned="12" table:number-rows-spanned="1">
              <text:p>Casio</text:p>
            </table:table-cell>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ce5"/>
            <table:covered-table-cell table:style-name="ce5"/>
            <table:covered-table-cell table:style-name="ce5"/>
            <table:covered-table-cell table:style-name="ce5"/>
            <table:table-cell table:style-name="ce47" office:value-type="string" table:number-columns-spanned="13" table:number-rows-spanned="1">
              <text:p>Sharp</text:p>
            </table:table-cell>
            <table:covered-table-cell table:style-name="ce5"/>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covered-table-cell table:style-name="table_20_head"/>
            <table:table-cell table:style-name="table_20_head" office:value-type="string" table:number-columns-spanned="2" table:number-rows-spanned="1">
              <text:p>HP</text:p>
            </table:table-cell>
            <table:covered-table-cell table:style-name="table_20_head"/>
            <table:table-cell table:style-name="table_20_head" office:value-type="string" table:number-columns-spanned="2" table:number-rows-spanned="1">
              <text:p>TI</text:p>
            </table:table-cell>
            <table:covered-table-cell table:style-name="table_20_head"/>
            <table:table-cell table:style-name="table_20_head" office:value-type="string">
              <text:p>Tandy Radio Shack</text:p>
            </table:table-cell>
            <table:table-cell table:style-name="table_20_head" office:value-type="string">
              <text:p>Canon</text:p>
            </table:table-cell>
            <table:table-cell table:style-name="table_20_head" office:value-type="string">
              <text:p>Epson</text:p>
            </table:table-cell>
          </table:table-row>
          <table:table-row table:style-name="ro20">
            <table:table-cell table:style-name="ce5" office:value-type="string" table:number-columns-spanned="2" table:number-rows-spanned="1">
              <text:p>Model</text:p>
            </table:table-cell>
            <table:covered-table-cell table:style-name="table_20_head"/>
            <table:table-cell table:style-name="ce5" office:value-type="string">
              <text:p>FX-702</text:p>
            </table:table-cell>
            <table:table-cell table:style-name="ce5" office:value-type="string">
              <text:p>PB-100</text:p>
              <text:p>PB-300</text:p>
              <text:p>FX-700P</text:p>
              <text:p>FX-710P</text:p>
            </table:table-cell>
            <table:table-cell table:style-name="ce5" office:value-type="string">
              <text:p>PB-220</text:p>
              <text:p>FX-720P</text:p>
            </table:table-cell>
            <table:table-cell table:style-name="ce5" office:value-type="string">
              <text:p>FX-730P</text:p>
              <text:p>FX-770P</text:p>
              <text:p>FX-785P</text:p>
              <text:p>FX-790P</text:p>
              <text:p>FX-795P</text:p>
            </table:table-cell>
            <table:table-cell table:style-name="ce5" office:value-type="string">
              <text:p>PB-700</text:p>
            </table:table-cell>
            <table:table-cell table:style-name="ce5" office:value-type="string">
              <text:p>PB-770</text:p>
            </table:table-cell>
            <table:table-cell table:style-name="ce5" office:value-type="string">
              <text:p>FX-750P</text:p>
            </table:table-cell>
            <table:table-cell table:style-name="ce5" office:value-type="string">
              <text:p>FX-850P</text:p>
              <text:p>FX-880P</text:p>
            </table:table-cell>
            <table:table-cell table:style-name="ce5" office:value-type="string">
              <text:p>VX-4</text:p>
            </table:table-cell>
            <table:table-cell table:style-name="ce5" office:value-type="string">
              <text:p>Z-1GR</text:p>
            </table:table-cell>
            <table:table-cell table:style-name="ce5" office:value-type="string">
              <text:p>PB-1000</text:p>
              <text:p><text:span text:style-name="T7">PB-2000C/AI-1000 with BASIC ROM OM-53B</text:span></text:p>
            </table:table-cell>
            <table:table-cell table:style-name="ce5" office:value-type="string">
              <text:p>FP-200</text:p>
            </table:table-cell>
            <table:table-cell table:style-name="ce5" office:value-type="string">
              <text:p>PC-1500A</text:p>
            </table:table-cell>
            <table:table-cell table:style-name="ce32" office:value-type="string">
              <text:p><text:span text:style-name="T7">PC-1210</text:span></text:p>
              <text:p><text:span text:style-name="T7">PC-1211</text:span></text:p>
              <text:p><text:span text:style-name="T7">PC-1212</text:span></text:p>
            </table:table-cell>
            <table:table-cell table:style-name="table_20_head" office:value-type="string">
              <text:p>PC-1245</text:p>
              <text:p>PC-1246</text:p>
              <text:p>PC-1247</text:p>
              <text:p>PC-1248</text:p>
              <text:p>PC-1251</text:p>
            </table:table-cell>
            <table:table-cell table:style-name="table_20_head" office:value-type="string">
              <text:p>PC-1401</text:p>
              <text:p>PC-1421</text:p>
            </table:table-cell>
            <table:table-cell table:style-name="table_20_head" office:value-type="string">
              <text:p>PC-1403</text:p>
            </table:table-cell>
            <table:table-cell table:style-name="ce24" office:value-type="string">
              <text:p><text:span text:style-name="T7">PC-1260</text:span></text:p>
              <text:p><text:span text:style-name="T7">PC-1261</text:span></text:p>
              <text:p><text:span text:style-name="T7">PC-1262</text:span></text:p>
            </table:table-cell>
            <table:table-cell table:style-name="ce24" office:value-type="string">
              <text:p>PC-1350</text:p>
              <text:p>PC-2500</text:p>
            </table:table-cell>
            <table:table-cell table:style-name="table_20_head" office:value-type="string">
              <text:p>PC-1360</text:p>
            </table:table-cell>
            <table:table-cell table:style-name="table_20_head" office:value-type="string">
              <text:p>PC-1280</text:p>
            </table:table-cell>
            <table:table-cell table:style-name="table_20_head" office:value-type="string">
              <text:p>PC-1475</text:p>
            </table:table-cell>
            <table:table-cell table:style-name="table_20_head" office:value-type="string">
              <text:p>PC-E220</text:p>
              <text:p>PC-G820</text:p>
            </table:table-cell>
            <table:table-cell table:style-name="table_20_head" office:value-type="string">
              <text:p>PC-G850</text:p>
            </table:table-cell>
            <table:table-cell table:style-name="table_20_head" office:value-type="string">
              <text:p>PC-E500</text:p>
              <text:p>PC-E500S</text:p>
            </table:table-cell>
            <table:table-cell table:style-name="table_20_head" office:value-type="string">
              <text:p>HP-75</text:p>
            </table:table-cell>
            <table:table-cell table:style-name="table_20_head" office:value-type="string">
              <text:p>HP-71B with HP-IL</text:p>
            </table:table-cell>
            <table:table-cell table:style-name="table_20_head" office:value-type="string">
              <text:p>TI-74</text:p>
            </table:table-cell>
            <table:table-cell table:style-name="table_20_head" office:value-type="string">
              <text:p>CC-40</text:p>
            </table:table-cell>
            <table:table-cell table:style-name="table_20_head" office:value-type="string">
              <text:p>TRS-80 Model 100</text:p>
            </table:table-cell>
            <table:table-cell table:style-name="table_20_head" office:value-type="string">
              <text:p>X-07</text:p>
            </table:table-cell>
            <table:table-cell table:style-name="table_20_head" office:value-type="string">
              <text:p>HX-20</text:p>
            </table:table-cell>
          </table:table-row>
        </table:table-header-rows>
        <table:table-row table:style-name="ro26">
          <table:table-cell table:style-name="table_20_head_20_rotated" office:value-type="string" table:number-columns-spanned="1" table:number-rows-spanned="14">
            <text:p>Program flow</text:p>
          </table:table-cell>
          <table:table-cell table:style-name="table_20_head" office:value-type="string">
            <text:p>Labels</text:p>
          </table:table-cell>
          <table:table-cell table:style-name="ce9" office:value-type="string" table:number-columns-spanned="9"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13"/>
          <table:covered-table-cell table:style-name="ce10"/>
          <table:table-cell table:style-name="table_20_cell" office:value-type="string">
            <text:p>*Label:</text:p>
            <text:p>(&gt;30 chars allowed)</text:p>
          </table:table-cell>
          <table:table-cell table:style-name="grey" office:value-type="string" table:number-columns-spanned="2" table:number-rows-spanned="1">
            <text:p>N/A</text:p>
          </table:table-cell>
          <table:covered-table-cell table:style-name="grey"/>
          <table:table-cell table:style-name="ce48" office:value-type="string" table:number-columns-spanned="10" table:number-rows-spanned="1">
            <text:p>Alphanumeric(7) with " ". Optional colon.</text:p>
            <text:p><text:s/>"A", "S", "D", "F", "G", "H", "J", "K", "L", "Z", "X", "C", "V", "B", "N", "M" + some more are reachable with DEF key (SHFT in DEF mode on PC-121x).</text:p>
          </table:table-cell>
          <table:covered-table-cell table:style-name="ce20"/>
          <table:covered-table-cell table:style-name="grey"/>
          <table:covered-table-cell table:style-name="table_20_cell"/>
          <table:covered-table-cell table:style-name="table_20_cell"/>
          <table:covered-table-cell table:style-name="table_20_cell"/>
          <table:covered-table-cell table:style-name="table_20_cell"/>
          <table:covered-table-cell table:style-name="blue"/>
          <table:covered-table-cell table:style-name="table_20_cell"/>
          <table:covered-table-cell table:style-name="table_20_cell"/>
          <table:table-cell table:style-name="table_20_cell" office:value-type="string" table:number-columns-spanned="3" table:number-rows-spanned="1">
            <text:p>Alphanumeric(20) with " " or preceded by *. Optional colon.</text:p>
          </table:table-cell>
          <table:covered-table-cell table:style-name="table_20_cell"/>
          <table:covered-table-cell table:style-name="blue"/>
          <table:table-cell table:style-name="ce27" office:value-type="string" table:number-columns-spanned="1" table:number-rows-spanned="3">
            <text:p>N/A</text:p>
          </table:table-cell>
          <table:table-cell table:style-name="ce25" office:value-type="string">
            <text:p>Alphanumeric(8) with ' ':</text:p>
            <text:p>Same syntax as file names.</text:p>
          </table:table-cell>
          <table:table-cell table:style-name="grey" office:value-type="string" table:number-columns-spanned="2" table:number-rows-spanned="3">
            <text:p>N/A</text:p>
          </table:table-cell>
          <table:covered-table-cell table:style-name="table_20_cell"/>
          <table:table-cell table:style-name="grey" office:value-type="string" table:number-columns-spanned="3" table:number-rows-spanned="3">
            <text:p>N/A</text:p>
          </table:table-cell>
          <table:covered-table-cell table:style-name="grey"/>
          <table:covered-table-cell table:style-name="table_20_cell"/>
        </table:table-row>
        <table:table-row table:style-name="ro19">
          <table:covered-table-cell table:style-name="table_20_head_20_rotated"/>
          <table:table-cell table:style-name="table_20_head" office:value-type="string" table:number-columns-spanned="1" table:number-rows-spanned="2">
            <text:p>Syntax for branch targets besides line numbers</text:p>
          </table:table-cell>
          <table:table-cell table:style-name="ce8" office:value-type="string" table:number-columns-spanned="1" table:number-rows-spanned="2">
            <text:p>GTO/GSB instead of GOTO/GOSUB, syntax as with PB-100.</text:p>
          </table:table-cell>
          <table:table-cell table:style-name="table_20_cell" office:value-type="string" table:number-columns-spanned="3" table:number-rows-spanned="1">
            <text:p>#area (0-9)</text:p>
          </table:table-cell>
          <table:covered-table-cell table:style-name="table_20_cell"/>
          <table:covered-table-cell table:style-name="table_20_cell"/>
          <table:table-cell table:style-name="table_20_cell" office:value-type="string" table:number-columns-spanned="3" table:number-rows-spanned="1">
            <text:p>PROG area (0-9)</text:p>
          </table:table-cell>
          <table:covered-table-cell table:style-name="table_20_cell"/>
          <table:covered-table-cell table:style-name="table_20_cell"/>
          <table:table-cell table:style-name="table_20_cell" office:value-type="string" table:number-columns-spanned="2" table:number-rows-spanned="1">
            <text:p>#area (0-9)</text:p>
          </table:table-cell>
          <table:covered-table-cell/>
          <table:table-cell table:style-name="table_20_cell" office:value-type="string">
            <text:p>#area, *Label</text:p>
          </table:table-cell>
          <table:table-cell table:style-name="ce17" office:value-type="string">
            <text:p>"File"</text:p>
          </table:table-cell>
          <table:table-cell table:style-name="ce45" office:value-type="string">
            <text:p>PROG area (0-9)</text:p>
          </table:table-cell>
          <table:table-cell table:style-name="ce48" office:value-type="string" table:number-columns-spanned="10" table:number-rows-spanned="1">
            <text:p>"Label"</text:p>
          </table:table-cell>
          <table:covered-table-cell table:style-name="ce20"/>
          <table:covered-table-cell table:style-name="grey"/>
          <table:covered-table-cell table:style-name="table_20_cell"/>
          <table:covered-table-cell table:style-name="table_20_cell"/>
          <table:covered-table-cell table:style-name="table_20_cell"/>
          <table:covered-table-cell table:style-name="table_20_cell"/>
          <table:covered-table-cell table:style-name="blue"/>
          <table:covered-table-cell table:style-name="table_20_cell"/>
          <table:covered-table-cell table:style-name="table_20_cell"/>
          <table:table-cell table:style-name="table_20_cell" office:value-type="string" table:number-columns-spanned="3" table:number-rows-spanned="1">
            <text:p>*Label or "Label"</text:p>
          </table:table-cell>
          <table:covered-table-cell table:style-name="table_20_cell"/>
          <table:covered-table-cell table:style-name="blue"/>
          <table:covered-table-cell table:style-name="ce23"/>
          <table:table-cell table:style-name="table_20_cell" office:value-type="string" table:number-columns-spanned="1" table:number-rows-spanned="2">
            <text:p>'LABEL', LABEL</text:p>
          </table:table-cell>
          <table:covered-table-cell table:style-name="ce31"/>
          <table:covered-table-cell table:style-name="table_20_cell"/>
          <table:covered-table-cell table:style-name="table_20_cell"/>
          <table:covered-table-cell table:style-name="table_20_cell"/>
          <table:covered-table-cell table:style-name="table_20_cell"/>
        </table:table-row>
        <table:table-row table:style-name="ro26">
          <table:covered-table-cell table:style-name="table_20_head_20_rotated"/>
          <table:covered-table-cell table:style-name="table_20_head"/>
          <table:covered-table-cell table:style-name="ce8"/>
          <table:table-cell table:style-name="ce20" office:value-type="string" table:number-columns-spanned="6" table:number-rows-spanned="1">
            <text:p>Number or area may be an expression, even in ON ... GOTO targets.</text:p>
          </table:table-cell>
          <table:covered-table-cell table:number-columns-repeated="3"/>
          <table:covered-table-cell table:style-name="table_20_cell"/>
          <table:covered-table-cell table:style-name="table_20_cell"/>
          <table:table-cell table:style-name="grey" office:value-type="string" table:number-columns-spanned="3" table:number-rows-spanned="1">
            <text:p>Targets are constant.</text:p>
          </table:table-cell>
          <table:covered-table-cell table:number-columns-repeated="2"/>
          <table:table-cell table:style-name="ce17" office:value-type="string">
            <text:p>"File" may be expression.</text:p>
          </table:table-cell>
          <table:table-cell table:style-name="grey" office:value-type="string">
            <text:p>Targets are constant.</text:p>
          </table:table-cell>
          <table:table-cell table:style-name="ce48" office:value-type="string" table:number-columns-spanned="10" table:number-rows-spanned="1">
            <text:p>Line number or label may be expression.</text:p>
          </table:table-cell>
          <table:covered-table-cell table:style-name="ce20"/>
          <table:covered-table-cell table:style-name="grey"/>
          <table:covered-table-cell table:style-name="table_20_cell"/>
          <table:covered-table-cell table:style-name="table_20_cell"/>
          <table:covered-table-cell table:style-name="table_20_cell"/>
          <table:covered-table-cell table:style-name="table_20_cell"/>
          <table:covered-table-cell table:style-name="blue"/>
          <table:covered-table-cell table:style-name="table_20_cell"/>
          <table:covered-table-cell table:style-name="table_20_cell"/>
          <table:table-cell table:style-name="grey" office:value-type="string" table:number-columns-spanned="3" table:number-rows-spanned="1">
            <text:p>Targets are constant.</text:p>
          </table:table-cell>
          <table:covered-table-cell table:style-name="table_20_cell"/>
          <table:covered-table-cell table:style-name="blue"/>
          <table:covered-table-cell table:style-name="ce43"/>
          <table:covered-table-cell table:style-name="table_20_cell"/>
          <table:covered-table-cell table:style-name="ce17"/>
          <table:covered-table-cell table:style-name="table_20_cell"/>
          <table:covered-table-cell table:style-name="table_20_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ON ... GOTO/GOSUB</text:p>
          </table:table-cell>
          <table:table-cell table:style-name="Workaround" office:value-type="string">
            <text:p>GTO variable</text:p>
          </table:table-cell>
          <table:table-cell table:style-name="Workaround" office:value-type="string">
            <text:p>GOTO var</text:p>
          </table:table-cell>
          <table:table-cell table:style-name="table_20_cell" office:value-type="string" table:number-columns-spanned="2" table:number-rows-spanned="1">
            <text:p>Available</text:p>
          </table:table-cell>
          <table:covered-table-cell table:style-name="table_20_cell"/>
          <table:table-cell table:style-name="Workaround" office:value-type="string" table:number-columns-spanned="2" table:number-rows-spanned="1">
            <text:p>GOTO variable</text:p>
          </table:table-cell>
          <table:covered-table-cell table:style-name="table_20_cell"/>
          <table:table-cell table:style-name="ce20" office:value-type="string" table:number-columns-spanned="6" table:number-rows-spanned="1">
            <text:p>Available</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ext:p>Available</text:p>
          </table:table-cell>
          <table:table-cell table:style-name="Workaround" office:value-type="string">
            <text:p>GOTO expression</text:p>
          </table:table-cell>
          <table:table-cell table:style-name="ce48" office:value-type="string" table:number-columns-spanned="8" table:number-rows-spanned="1">
            <text:p>Available. Target expressions must not contain comma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Available.</text:p>
          </table:table-cell>
          <table:covered-table-cell table:style-name="table_20_cell"/>
          <table:covered-table-cell table:style-name="table_20_cell"/>
          <table:table-cell table:style-name="table_20_cell" office:value-type="string" table:number-columns-spanned="4" table:number-rows-spanned="1">
            <text:p>Available</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Available</text:p>
          </table:table-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IF ... THEN ...</text:p>
          </table:table-cell>
          <table:table-cell table:style-name="table_20_cell" office:value-type="string" table:number-columns-spanned="2" table:number-rows-spanned="1">
            <text:p>Use ";" before commands,</text:p>
            <text:p>THEN only before jump targets.</text:p>
          </table:table-cell>
          <table:covered-table-cell table:style-name="table_20_cell"/>
          <table:table-cell table:style-name="table_20_cell" office:value-type="string" table:number-columns-spanned="2" table:number-rows-spanned="1">
            <text:p><text:span text:style-name="T6">THEN is mandatory</text:span><text:span text:style-name="T3">,</text:span></text:p>
            <text:p><text:span text:style-name="T3">";" is obsolete.</text:span></text:p>
          </table:table-cell>
          <table:covered-table-cell table:style-name="table_20_cell"/>
          <table:table-cell table:style-name="table_20_cell" office:value-type="string" table:number-columns-spanned="3" table:number-rows-spanned="1">
            <text:p>THEN is mandatory</text:p>
          </table:table-cell>
          <table:covered-table-cell table:style-name="table_20_cell"/>
          <table:covered-table-cell table:style-name="table_20_cell"/>
          <table:table-cell table:style-name="table_20_cell" office:value-type="string" table:number-columns-spanned="5" table:number-rows-spanned="1">
            <text:p>THEN is mandatory except before GOTO</text:p>
          </table:table-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13" table:number-rows-spanned="1">
            <text:p>THEN is optional. </text:p>
            <text:p>PC-121x allows THEN only as an alias for GOTO with a jump target. If the first statement is an assignment, LET must be used. </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THEN is mandatory.</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THEN is mandatory except before GOTO.</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IF ... THEN ... ELSE ...</text:p>
          </table:table-cell>
          <table:table-cell table:style-name="grey" office:value-type="string" table:number-columns-spanned="4" table:number-rows-spanned="1">
            <text:p>ELSE is N/A.</text:p>
          </table:table-cell>
          <table:covered-table-cell table:style-name="table_20_cell"/>
          <table:covered-table-cell table:style-name="table_20_cell"/>
          <table:covered-table-cell table:style-name="table_20_cell"/>
          <table:table-cell table:style-name="table_20_cell" office:value-type="string" table:number-columns-spanned="8" table:number-rows-spanned="1">
            <text:p>Availabl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36" office:value-type="string" table:number-columns-spanned="11" table:number-rows-spanned="1">
            <text:p>ELSE is 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table-cell table:style-name="table_20_cell" office:value-type="string" table:number-columns-spanned="2" table:number-rows-spanned="1">
            <text:p>Available.</text:p>
          </table:table-cell>
          <table:covered-table-cell table:style-name="table_20_cell"/>
          <table:table-cell table:style-name="table_20_cell" office:value-type="string" table:number-columns-spanned="4" table:number-rows-spanned="1">
            <text:p>Available.</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Available</text:p>
          </table:table-cell>
          <table:covered-table-cell table:style-name="table_20_cell"/>
          <table:covered-table-cell table:style-name="table_20_cell"/>
        </table:table-row>
        <table:table-row table:style-name="ro48">
          <table:covered-table-cell table:style-name="table_20_head_20_rotated"/>
          <table:table-cell table:style-name="table_20_head" office:value-type="string">
            <text:p>Nested IF</text:p>
          </table:table-cell>
          <table:table-cell table:style-name="table_20_cell" office:value-type="string" table:number-columns-spanned="4" table:number-rows-spanned="1">
            <text:p>Allowed. Unambiguous because ELSE is not available.</text:p>
          </table:table-cell>
          <table:covered-table-cell table:style-name="table_20_cell"/>
          <table:covered-table-cell table:style-name="table_20_cell"/>
          <table:covered-table-cell table:style-name="table_20_cell"/>
          <table:table-cell table:style-name="table_20_cell" office:value-type="string" table:number-columns-spanned="8" table:number-rows-spanned="1">
            <text:p>Allowed, nearest ELSE belongs to nested IF.</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11" table:number-rows-spanned="1">
            <text:p>Allowed. Unambiguous because ELSE is not availabl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able:number-columns-spanned="2" table:number-rows-spanned="1">
            <text:p>Allowed, nearest ELSE</text:p>
            <text:p>belongs to nested IF.</text:p>
          </table:table-cell>
          <table:covered-table-cell table:style-name="table_20_cell"/>
          <table:table-cell table:style-name="grey" office:value-type="string">
            <text:p>N/A</text:p>
          </table:table-cell>
          <table:table-cell table:style-name="table_20_cell" office:value-type="string">
            <text:p>Only after ELSE.</text:p>
          </table:table-cell>
          <table:table-cell table:style-name="table_20_cell" office:value-type="string" table:number-columns-spanned="2" table:number-rows-spanned="1">
            <text:p>Allowed, nearest ELSE belongs to nested IF.</text:p>
          </table:table-cell>
          <table:covered-table-cell table:style-name="table_20_cell"/>
          <table:table-cell table:style-name="table_20_cell" office:value-type="string" table:number-columns-spanned="3" table:number-rows-spanned="1">
            <text:p>Allowed, nearest ELSE belongs to nested IF.</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Multiline IF ... ENDIF</text:p>
          </table:table-cell>
          <table:table-cell table:style-name="grey" office:value-type="string" table:number-columns-spanned="9" table:number-rows-spanned="4">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 table:number-rows-spanned="4">
            <text:p>Available</text:p>
          </table:table-cell>
          <table:table-cell table:style-name="grey" office:value-type="string" table:number-columns-spanned="2" table:number-rows-spanned="4">
            <text:p>N/A</text:p>
          </table:table-cell>
          <table:covered-table-cell table:style-name="grey"/>
          <table:table-cell table:style-name="ce36" office:value-type="string" table:number-columns-spanned="11" table:number-rows-spanned="4">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48" office:value-type="string" table:number-columns-spanned="1" table:number-rows-spanned="4">
            <text:p>Available.</text:p>
          </table:table-cell>
          <table:table-cell table:style-name="ce22" office:value-type="string" table:number-columns-spanned="1" table:number-rows-spanned="4">
            <text:p>PC-E500S only</text:p>
          </table:table-cell>
          <table:table-cell table:style-name="grey" office:value-type="string" table:number-columns-spanned="4" table:number-rows-spanned="4">
            <text:p>N/A</text:p>
          </table:table-cell>
          <table:covered-table-cell table:style-name="table_20_cell"/>
          <table:covered-table-cell table:style-name="table_20_cell"/>
          <table:covered-table-cell table:style-name="table_20_cell"/>
          <table:table-cell table:style-name="grey" office:value-type="string" table:number-columns-spanned="2" table:number-rows-spanned="4">
            <text:p>N/A</text:p>
          </table:table-cell>
          <table:covered-table-cell table:style-name="grey"/>
          <table:table-cell table:style-name="grey" office:value-type="string">
            <text:p>N/A</text:p>
          </table:table-cell>
        </table:table-row>
        <table:table-row table:style-name="ro19">
          <table:covered-table-cell table:style-name="table_20_head_20_rotated"/>
          <table:table-cell table:style-name="table_20_head" office:value-type="string">
            <text:p>WHILE ... WEND</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20"/>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vailable</text:p>
          </table:table-cell>
        </table:table-row>
        <table:table-row table:style-name="ro19">
          <table:covered-table-cell table:style-name="table_20_head_20_rotated"/>
          <table:table-cell table:style-name="table_20_head" office:value-type="string">
            <text:p>REPEAT ... UNTIL</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20"/>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2">
            <text:p>N/A</text:p>
          </table:table-cell>
        </table:table-row>
        <table:table-row table:style-name="ro19">
          <table:covered-table-cell table:style-name="table_20_head_20_rotated"/>
          <table:table-cell table:style-name="table_20_head" office:value-type="string">
            <text:p>SWITCH ... CASE ... ENDSWITCH</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20"/>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8">
          <table:covered-table-cell table:style-name="table_20_head_20_rotated"/>
          <table:table-cell table:style-name="table_20_head" office:value-type="string">
            <text:p>FOR I=1 TO 2 STEP -1</text:p>
            <text:p>NEXT I </text:p>
          </table:table-cell>
          <table:table-cell table:style-name="table_20_cell" office:value-type="string" table:number-columns-spanned="7" table:number-rows-spanned="1">
            <text:p>Loop is executed once, I=0 after loop.</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5" table:number-rows-spanned="1">
            <text:p>Loop not executed, I=1 after loop.</text:p>
          </table:table-cell>
          <table:covered-table-cell table:style-name="table_20_cell"/>
          <table:covered-table-cell table:style-name="table_20_cell"/>
          <table:covered-table-cell table:style-name="table_20_cell"/>
          <table:covered-table-cell table:style-name="table_20_cell"/>
          <table:table-cell table:style-name="ce20" office:value-type="string">
            <text:p>Loop executed once, I=0 after loop.</text:p>
          </table:table-cell>
          <table:table-cell table:style-name="table_20_cell" office:value-type="string" table:number-columns-spanned="2" table:number-rows-spanned="1">
            <text:p>Loop executed, I=1 (!)</text:p>
            <text:p>Limit and step integer in the range +/-1000.</text:p>
          </table:table-cell>
          <table:covered-table-cell table:style-name="table_20_cell"/>
          <table:table-cell table:style-name="ce22" office:value-type="string" table:number-columns-spanned="7" table:number-rows-spanned="1">
            <text:p>Loop executed once, I=0 after loop.</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Loop not executed, I=1 after loop.</text:p>
          </table:table-cell>
          <table:covered-table-cell table:style-name="table_20_cell"/>
          <table:covered-table-cell table:style-name="table_20_cell" office:value-type="string">
            <text:p>Loo </text:p>
          </table:covered-table-cell>
          <table:table-cell table:style-name="table_20_cell" office:value-type="string" table:number-columns-spanned="4" table:number-rows-spanned="1">
            <text:p>Loop not executed, I=1 after loop.</text:p>
          </table:table-cell>
          <table:covered-table-cell table:number-columns-repeated="3"/>
          <table:table-cell table:style-name="table_20_cell" office:value-type="string" table:number-columns-spanned="2" table:number-rows-spanned="1">
            <text:p>Loop executed once, I=0 after loop.</text:p>
          </table:table-cell>
          <table:covered-table-cell table:style-name="table_20_cell"/>
          <table:table-cell table:style-name="ce20" office:value-type="string">
            <text:p>Loop not executed, I=1 after loop.</text:p>
          </table:table-cell>
        </table:table-row>
        <table:table-row table:style-name="ro19">
          <table:covered-table-cell table:style-name="table_20_head_20_rotated"/>
          <table:table-cell table:style-name="table_20_head" office:value-type="string">
            <text:p>Variable name on NEXT</text:p>
          </table:table-cell>
          <table:table-cell table:style-name="table_20_cell" office:value-type="string" table:number-columns-spanned="7" table:number-rows-spanned="1">
            <text:p>Mandator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5" table:number-rows-spanned="1">
            <text:p>Optional, multiple variables allowed.</text:p>
          </table:table-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10" table:number-rows-spanned="1">
            <text:p>Mandator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Optional</text:p>
          </table:table-cell>
          <table:covered-table-cell table:style-name="table_20_cell"/>
          <table:covered-table-cell table:style-name="table_20_cell"/>
          <table:table-cell table:style-name="table_20_cell" office:value-type="string" table:number-columns-spanned="4" table:number-rows-spanned="1">
            <text:p>Mandatory</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Optional</text:p>
          </table:table-cell>
          <table:covered-table-cell table:style-name="table_20_cell"/>
          <table:covered-table-cell table:style-name="table_20_cell"/>
        </table:table-row>
        <table:table-row table:style-name="ro36">
          <table:covered-table-cell table:style-name="table_20_head_20_rotated"/>
          <table:table-cell table:style-name="table_20_head" office:value-type="string">
            <text:p>Function and position of END</text:p>
          </table:table-cell>
          <table:table-cell table:style-name="table_20_cell" office:value-type="string" table:number-columns-spanned="7" table:number-rows-spanned="1">
            <text:p>Executable command anywhere in program. <text:span text:style-name="T3">Not executable from keyboard.</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5" table:number-rows-spanned="1">
            <text:p>Executable command anywhere in program. Closes all files. Executable from keyboard.</text:p>
          </table:table-cell>
          <table:covered-table-cell table:style-name="table_20_cell"/>
          <table:covered-table-cell table:style-name="table_20_cell"/>
          <table:covered-table-cell table:style-name="table_20_cell"/>
          <table:covered-table-cell table:style-name="table_20_cell"/>
          <table:table-cell table:style-name="ce48" office:value-type="string" table:number-columns-spanned="13" table:number-rows-spanned="1">
            <text:p>Executable command anywhere in program. <text:span text:style-name="T3">Not executable from keyboard.</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Executable command anywhere in program. Closes all local files and deallocates local variables. Substitutes END SUB in subroutine. Returns from CALLed external program.</text:p>
            <text:p><text:span text:style-name="T3">HP-75 : not executable from keyboard.</text:span></text:p>
          </table:table-cell>
          <table:covered-table-cell table:style-name="table_20_cell"/>
          <table:table-cell table:style-name="table_20_cell" office:value-type="string" table:number-columns-spanned="2" table:number-rows-spanned="1">
            <text:p>Executable command anywhere in program. Closes all open files. Allowed even after SUBEND. Executable from keyboard.</text:p>
          </table:table-cell>
          <table:covered-table-cell table:style-name="table_20_cell"/>
          <table:table-cell table:style-name="table_20_cell" office:value-type="string">
            <text:p>Executable command anywhere in program. Executable from keyboard.</text:p>
          </table:table-cell>
          <table:table-cell table:style-name="table_20_cell" office:value-type="string" table:number-columns-spanned="2" table:number-rows-spanned="1">
            <text:p>Executable command anywhere in program. Closes all files. Executable from keyboard.</text:p>
          </table:table-cell>
          <table:covered-table-cell table:style-name="table_20_cell"/>
        </table:table-row>
        <table:table-row table:style-name="ro26">
          <table:table-cell table:style-name="table_20_head_20_rotated" office:value-type="string" table:number-columns-spanned="1" table:number-rows-spanned="5">
            <text:p>Subroutines</text:p>
          </table:table-cell>
          <table:table-cell table:style-name="table_20_head" office:value-type="string">
            <text:p>Local procedure definition</text:p>
            <text:p>besides GOSUB/RETURN</text:p>
          </table:table-cell>
          <table:table-cell table:style-name="table_20_cell" office:value-type="string" table:number-columns-spanned="9" table:number-rows-spanned="1">
            <text:p>Use separate program are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Use program area</text:p>
            <text:p>or set a label.</text:p>
          </table:table-cell>
          <table:table-cell table:style-name="table_20_cell" office:value-type="string">
            <text:p>Use extra file. </text:p>
          </table:table-cell>
          <table:table-cell table:style-name="table_20_cell" office:value-type="string">
            <text:p>Use separate program area.</text:p>
          </table:table-cell>
          <table:table-cell table:style-name="ce22" office:value-type="string" table:number-columns-spanned="13" table:number-rows-spanned="1">
            <text:p>Set a label.</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Use DEF FN <text:s/>or external file.</text:p>
          </table:table-cell>
          <table:table-cell table:style-name="table_20_cell" office:value-type="string">
            <text:p>SUB name(params)</text:p>
            <text:p>Name follows <text:s/>label syntax.</text:p>
          </table:table-cell>
          <table:table-cell table:style-name="table_20_cell" office:value-type="string" table:number-columns-spanned="2" table:number-rows-spanned="1">
            <text:p>SUB name(params)</text:p>
            <text:p>Name follows variable syntax.</text:p>
          </table:table-cell>
          <table:covered-table-cell table:style-name="table_20_cell"/>
          <table:table-cell table:style-name="grey" office:value-type="string" table:number-columns-spanned="3" table:number-rows-spanned="5">
            <text:p>N/A</text:p>
          </table:table-cell>
          <table:covered-table-cell table:style-name="grey"/>
          <table:covered-table-cell table:style-name="table_20_cell"/>
        </table:table-row>
        <table:table-row table:style-name="ro19">
          <table:covered-table-cell table:style-name="table_20_head_20_rotated"/>
          <table:table-cell table:style-name="table_20_head" office:value-type="string">
            <text:p>Return from procedure</text:p>
          </table:table-cell>
          <table:table-cell table:style-name="table_20_cell" office:value-type="string">
            <text:p>RET</text:p>
          </table:table-cell>
          <table:table-cell table:style-name="table_20_cell" office:value-type="string" table:number-columns-spanned="11" table:number-rows-spanned="1">
            <text:p>RETURN, Z-1GR supports RETURN targe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20"/>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13" table:number-rows-spanned="1">
            <text:p>RETUR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END, END FN</text:p>
          </table:table-cell>
          <table:table-cell table:style-name="table_20_cell" office:value-type="string">
            <text:p><text:s/>END SUB, END or next SUB.</text:p>
          </table:table-cell>
          <table:table-cell table:style-name="table_20_cell" office:value-type="string" table:number-columns-spanned="2" table:number-rows-spanned="1">
            <text:p>SUBEND. SUBEXIT returns early.</text:p>
          </table:table-cell>
          <table:covered-table-cell table:style-name="table_20_cell"/>
          <table:covered-table-cell table:style-name="table_20_cell"/>
          <table:covered-table-cell table:style-name="table_20_cell"/>
          <table:covered-table-cell table:style-name="table_20_cell"/>
        </table:table-row>
        <table:table-row table:style-name="ro36">
          <table:covered-table-cell table:style-name="table_20_head_20_rotated"/>
          <table:table-cell table:style-name="table_20_head" office:value-type="string">
            <text:p>Variable scope</text:p>
          </table:table-cell>
          <table:table-cell table:style-name="table_20_cell" office:value-type="string" table:number-columns-spanned="12" table:number-rows-spanned="1">
            <text:p>All variables are global.</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13" table:number-rows-spanned="1">
            <text:p>All variables are global.</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Parameters of FNX() and</text:p>
            <text:p>variables in external program are local.</text:p>
          </table:table-cell>
          <table:table-cell table:style-name="table_20_cell" office:value-type="string">
            <text:p>Variables are local. Files are local, if no parameter list is defined.</text:p>
          </table:table-cell>
          <table:table-cell table:style-name="table_20_cell" office:value-type="string">
            <text:p>All variables are local.</text:p>
          </table:table-cell>
          <table:table-cell table:style-name="table_20_cell" office:value-type="string">
            <text:p>All variables are local.</text:p>
            <text:p>ATTACH/RELEASE name,... handle preallocation and allow variable persistence.</text:p>
          </table:table-cell>
          <table:covered-table-cell table:style-name="table_20_cell"/>
          <table:covered-table-cell table:style-name="table_20_cell"/>
          <table:covered-table-cell table:style-name="table_20_cell"/>
        </table:table-row>
        <table:table-row table:style-name="ro49">
          <table:covered-table-cell table:style-name="table_20_head_20_rotated"/>
          <table:table-cell table:style-name="table_20_head" office:value-type="string">
            <text:p>Call and parameter passing</text:p>
          </table:table-cell>
          <table:table-cell table:style-name="table_20_cell" office:value-type="string">
            <text:p>GSB #area</text:p>
          </table:table-cell>
          <table:table-cell table:style-name="table_20_cell" office:value-type="string" table:number-columns-spanned="3" table:number-rows-spanned="1">
            <text:p>GOSUB #area.</text:p>
          </table:table-cell>
          <table:covered-table-cell table:style-name="table_20_cell"/>
          <table:covered-table-cell table:style-name="table_20_cell"/>
          <table:table-cell table:style-name="table_20_cell" office:value-type="string" table:number-columns-spanned="3" table:number-rows-spanned="1">
            <text:p>GOSUB PROG area</text:p>
          </table:table-cell>
          <table:covered-table-cell table:style-name="table_20_cell"/>
          <table:covered-table-cell table:style-name="table_20_cell"/>
          <table:table-cell table:style-name="ce20" office:value-type="string" table:number-columns-spanned="3" table:number-rows-spanned="1">
            <text:p>GOSUB #area.</text:p>
          </table:table-cell>
          <table:covered-table-cell table:style-name="table_20_cell"/>
          <table:covered-table-cell table:style-name="table_20_cell"/>
          <table:table-cell table:style-name="table_20_cell" office:value-type="string">
            <text:p>GOSUB "file"</text:p>
          </table:table-cell>
          <table:table-cell table:style-name="table_20_cell" office:value-type="string">
            <text:p>GOSUB PROG area</text:p>
          </table:table-cell>
          <table:table-cell table:style-name="ce22" office:value-type="string" table:number-columns-spanned="10" table:number-rows-spanned="1">
            <text:p>GOSUB "Label"</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GOSUB *Label</text:p>
          </table:table-cell>
          <table:covered-table-cell table:style-name="table_20_cell"/>
          <table:covered-table-cell table:style-name="table_20_cell"/>
          <table:table-cell table:style-name="table_20_cell" office:value-type="string">
            <text:p>X=FNY(...)</text:p>
            <text:p>CALL 'file'</text:p>
          </table:table-cell>
          <table:table-cell table:style-name="table_20_cell" office:value-type="string">
            <text:p>CALL name(R,A,(V),#C )</text:p>
            <text:p>CALL file</text:p>
          </table:table-cell>
          <table:table-cell table:style-name="table_20_cell" office:value-type="string" table:number-columns-spanned="2" table:number-rows-spanned="1">
            <text:p>CALL name(Reference,Array(),Matrix(,),(Value))</text:p>
          </table:table-cell>
          <table:covered-table-cell table:style-name="table_20_cell"/>
          <table:covered-table-cell table:style-name="table_20_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Recursion</text:p>
          </table:table-cell>
          <table:table-cell table:style-name="table_20_cell" office:value-type="string" table:number-columns-spanned="12" table:number-rows-spanned="1">
            <text:p>Recursion is possible. <text:span text:style-name="T5">Local variables must be emulated by arrays.</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48" office:value-type="string" table:number-columns-spanned="13" table:number-rows-spanned="1">
            <text:p><text:span text:style-name="T7">Recursion is possible. </text:span><text:span text:style-name="T34">Local variables must be emulated by arrays.</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Fully implemented.</text:p>
          </table:table-cell>
          <table:covered-table-cell table:style-name="table_20_cell"/>
          <table:table-cell table:style-name="ce31" office:value-type="string" table:number-columns-spanned="2" table:number-rows-spanned="1">
            <text:p>N/A</text:p>
          </table:table-cell>
          <table:covered-table-cell table:style-name="table_20_cell"/>
          <table:covered-table-cell table:style-name="table_20_cell"/>
          <table:covered-table-cell table:style-name="table_20_cell"/>
          <table:covered-table-cell table:style-name="table_20_cell"/>
        </table:table-row>
        <table:table-row table:style-name="ro19">
          <table:table-cell table:style-name="table_20_head_20_rotated" office:value-type="string" table:number-columns-spanned="1" table:number-rows-spanned="10">
            <text:p>Error handling</text:p>
          </table:table-cell>
          <table:table-cell table:style-name="table_20_head" office:value-type="string">
            <text:p>ON ERROR</text:p>
          </table:table-cell>
          <table:table-cell table:style-name="ce42" office:value-type="string" table:number-columns-spanned="3" table:number-rows-spanned="6">
            <text:p>N/A</text:p>
          </table:table-cell>
          <table:covered-table-cell table:style-name="table_20_cell"/>
          <table:covered-table-cell table:style-name="table_20_cell"/>
          <table:table-cell table:style-name="table_20_cell" office:value-type="string">
            <office:annotation draw:style-name="gr2" draw:text-style-name="P1" svg:width="2.887cm" svg:height="1.787cm" svg:x="24.403cm" svg:y="29.311cm" draw:caption-point-x="4.431cm" draw:caption-point-y="-3.235cm">
              <dc:creator>MvC</dc:creator>
              <dc:date>2009-01-15T00:00:00</dc:date>
              <text:p text:style-name="P1"><text:span text:style-name="T1">FX-795P only?</text:span></text:p>
            </office:annotation>
            <text:p>MODE 99,1</text:p>
          </table:table-cell>
          <table:table-cell table:style-name="grey" office:value-type="string" table:number-columns-spanned="3" table:number-rows-spanned="6">
            <text:p>N/A</text:p>
          </table:table-cell>
          <table:covered-table-cell table:style-name="table_20_cell"/>
          <table:covered-table-cell table:style-name="table_20_cell"/>
          <table:table-cell table:style-name="table_20_cell" office:value-type="string" table:number-columns-spanned="4" table:number-rows-spanned="1">
            <text:p>ON ERROR GOTO</text:p>
          </table:table-cell>
          <table:covered-table-cell table:style-name="table_20_cell"/>
          <table:covered-table-cell table:style-name="table_20_cell"/>
          <table:covered-table-cell table:style-name="table_20_cell"/>
          <table:table-cell table:style-name="grey" office:value-type="string" table:number-columns-spanned="1" table:number-rows-spanned="6">
            <text:p>N/A</text:p>
          </table:table-cell>
          <table:table-cell table:style-name="ce36" office:value-type="string" table:number-columns-spanned="12" table:number-rows-spanned="4">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ON ERROR GOTO</text:p>
          </table:table-cell>
          <table:table-cell table:style-name="table_20_cell" office:value-type="string">
            <text:p>ON ERROR command</text:p>
          </table:table-cell>
          <table:table-cell table:style-name="table_20_cell" office:value-type="string">
            <text:p>ON ERROR GOTO/GOSUB</text:p>
          </table:table-cell>
          <table:table-cell table:style-name="table_20_cell" office:value-type="string" table:number-columns-spanned="2" table:number-rows-spanned="1">
            <text:p>ON ERROR line number</text:p>
          </table:table-cell>
          <table:covered-table-cell table:style-name="table_20_cell"/>
          <table:table-cell table:style-name="table_20_cell" office:value-type="string" table:number-columns-spanned="3" table:number-rows-spanned="1">
            <text:p>ON ERROR GOTO</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Error line and error code</text:p>
          </table:table-cell>
          <table:covered-table-cell table:style-name="table_20_cell"/>
          <table:covered-table-cell table:style-name="table_20_cell"/>
          <table:covered-table-cell table:style-name="table_20_cell"/>
          <table:table-cell table:style-name="grey" office:value-type="string" table:number-columns-spanned="1" table:number-rows-spanned="2">
            <text:p>N/A</text:p>
          </table:table-cell>
          <table:covered-table-cell table:style-name="table_20_cell"/>
          <table:covered-table-cell table:style-name="table_20_cell"/>
          <table:covered-table-cell table:style-name="table_20_cell"/>
          <table:table-cell table:style-name="table_20_cell" office:value-type="string" table:number-columns-spanned="4" table:number-rows-spanned="1">
            <text:p>ERL, ER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ERL, ERN</text:p>
          </table:table-cell>
          <table:table-cell table:style-name="table_20_cell" office:value-type="string">
            <text:p>ERRL, ERRN</text:p>
          </table:table-cell>
          <table:table-cell table:style-name="table_20_cell" office:value-type="string">
            <text:p>ERRL, ERRN, ERRM$</text:p>
          </table:table-cell>
          <table:table-cell table:style-name="table_20_cell" office:value-type="string" table:number-columns-spanned="2" table:number-rows-spanned="1">
            <text:p>CALL ERR(CODE,TYPE,FILE,LINE)</text:p>
          </table:table-cell>
          <table:covered-table-cell table:style-name="table_20_cell"/>
          <table:table-cell table:style-name="table_20_cell" office:value-type="string" table:number-columns-spanned="3" table:number-rows-spanned="1">
            <text:p>ERL, ERR</text:p>
          </table:table-cell>
          <table:covered-table-cell table:style-name="table_20_cell"/>
          <table:covered-table-cell table:style-name="table_20_cell"/>
        </table:table-row>
        <table:table-row table:style-name="ro50">
          <table:covered-table-cell table:style-name="table_20_head_20_rotated"/>
          <table:table-cell table:style-name="table_20_head" office:value-type="string">
            <text:p>Return from error handler</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4" table:number-rows-spanned="1">
            <text:p>RESUME, RESUME NEXT, RESUME targe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RESUME,</text:p>
            <text:p>RESUME NEXT, RESUME target</text:p>
          </table:table-cell>
          <table:table-cell table:style-name="table_20_cell" office:value-type="string" table:number-columns-spanned="2" table:number-rows-spanned="1">
            <text:p>RETURN if command is GOSUB.</text:p>
          </table:table-cell>
          <table:covered-table-cell table:style-name="table_20_cell"/>
          <table:table-cell table:style-name="table_20_cell" office:value-type="string" table:number-columns-spanned="2" table:number-rows-spanned="1">
            <text:p>RETURN, RETURN NEXT, RETURN line number</text:p>
          </table:table-cell>
          <table:covered-table-cell table:style-name="table_20_cell"/>
          <table:table-cell table:style-name="table_20_cell" office:value-type="string" table:number-columns-spanned="3" table:number-rows-spanned="1">
            <text:p>RESUME, RESUME NEXT, RESUME line number</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Disable error handler</text:p>
          </table:table-cell>
          <table:covered-table-cell table:style-name="table_20_cell"/>
          <table:covered-table-cell table:style-name="table_20_cell"/>
          <table:covered-table-cell table:style-name="table_20_cell"/>
          <table:table-cell table:style-name="table_20_cell" office:value-type="string">
            <text:p>MODE 99,0</text:p>
          </table:table-cell>
          <table:covered-table-cell table:style-name="table_20_cell"/>
          <table:covered-table-cell table:style-name="table_20_cell"/>
          <table:covered-table-cell table:style-name="table_20_cell"/>
          <table:table-cell table:style-name="table_20_cell" office:value-type="string" table:number-columns-spanned="4" table:number-rows-spanned="1">
            <text:p>ON ERROR GOTO 0</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ON ERROR GOTO 0</text:p>
          </table:table-cell>
          <table:table-cell table:style-name="table_20_cell" office:value-type="string" table:number-columns-spanned="2" table:number-rows-spanned="1">
            <text:p>OFF ERROR</text:p>
          </table:table-cell>
          <table:covered-table-cell table:style-name="table_20_cell"/>
          <table:table-cell table:style-name="table_20_cell" office:value-type="string" table:number-columns-spanned="2" table:number-rows-spanned="1">
            <text:p>ON ERROR STOP</text:p>
          </table:table-cell>
          <table:covered-table-cell table:style-name="table_20_cell"/>
          <table:table-cell table:style-name="table_20_cell" office:value-type="string" table:number-columns-spanned="3" table:number-rows-spanned="1">
            <text:p>ON ERROR GOTO 0</text:p>
          </table:table-cell>
          <table:covered-table-cell table:style-name="table_20_cell"/>
          <table:covered-table-cell table:style-name="table_20_cell"/>
        </table:table-row>
        <table:table-row table:style-name="ro26">
          <table:covered-table-cell table:style-name="table_20_head_20_rotated"/>
          <table:table-cell table:style-name="table_20_head" office:value-type="string" table:number-columns-spanned="1" table:number-rows-spanned="2">
            <text:p>More event handling</text:p>
          </table:table-cell>
          <table:covered-table-cell table:style-name="table_20_cell"/>
          <table:covered-table-cell table:style-name="table_20_cell"/>
          <table:covered-table-cell table:style-name="table_20_cell"/>
          <table:table-cell table:style-name="grey" office:value-type="string" table:number-columns-spanned="1" table:number-rows-spanned="2">
            <text:p>N/A</text:p>
          </table:table-cell>
          <table:covered-table-cell table:style-name="table_20_cell"/>
          <table:covered-table-cell table:style-name="table_20_cell"/>
          <table:covered-table-cell table:style-name="table_20_cell"/>
          <table:table-cell table:style-name="grey" office:value-type="string" table:number-columns-spanned="3" table:number-rows-spanned="2">
            <text:p>N/A</text:p>
          </table:table-cell>
          <table:covered-table-cell table:style-name="table_20_cell"/>
          <table:covered-table-cell table:style-name="table_20_cell"/>
          <table:table-cell table:style-name="table_20_cell" office:value-type="string" table:number-columns-spanned="1" table:number-rows-spanned="2">
            <text:p>A file named "AUTO.EXE" is executed on power up.</text:p>
          </table:table-cell>
          <table:covered-table-cell table:style-name="table_20_cell"/>
          <table:table-cell table:style-name="ce36" office:value-type="string" table:number-columns-spanned="7" table:number-rows-spanned="2">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3" table:number-rows-spanned="2">
            <text:p>ARUN, AUTOGOTO</text:p>
            <text:p><text:span text:style-name="T7">Power on auto start</text:span></text:p>
          </table:table-cell>
          <table:covered-table-cell table:style-name="table_20_cell"/>
          <table:covered-table-cell table:style-name="table_20_cell"/>
          <table:table-cell table:style-name="grey" office:value-type="string" table:number-columns-spanned="2" table:number-rows-spanned="2">
            <text:p>N/A</text:p>
          </table:table-cell>
          <table:covered-table-cell table:style-name="grey"/>
          <table:table-cell table:style-name="table_20_cell" office:value-type="string" table:number-columns-spanned="1" table:number-rows-spanned="2">
            <text:p>ARUN, AUTOGOTO</text:p>
            <text:p>Power on auto start</text:p>
          </table:table-cell>
          <table:table-cell table:style-name="table_20_cell" office:value-type="string" table:number-columns-spanned="2" table:number-rows-spanned="1">
            <text:p>ON TIMER #n,seconds,commands</text:p>
            <text:p>OFF TIMER #n</text:p>
          </table:table-cell>
          <table:covered-table-cell table:style-name="table_20_cell"/>
          <table:table-cell table:style-name="table_20_cell" office:value-type="string" table:number-columns-spanned="2" table:number-rows-spanned="2">
            <text:p>ON WARNING PRINT/NEXT/ERROR</text:p>
            <text:p>ON BREAK STOP/NEXT/ERROR</text:p>
          </table:table-cell>
          <table:covered-table-cell table:style-name="table_20_cell"/>
          <table:table-cell table:style-name="table_20_cell" office:value-type="string" table:number-columns-spanned="1" table:number-rows-spanned="2">
            <text:p>ON KEY GOSUB line number list</text:p>
            <text:p>ON COM/MDM GOSUB line number</text:p>
            <text:p>ON TIME$="time" GOSUB line number</text:p>
            <text:p>KEY/COM/MDM/TIME$ ON/OFF/STOP</text:p>
            <text:p>IPL "file.BA" defines startup program.</text:p>
          </table:table-cell>
          <table:table-cell table:style-name="table_20_cell" office:value-type="string" table:number-columns-spanned="1" table:number-rows-spanned="2">
            <text:p>CONSOLE@1 enables alarm.</text:p>
            <text:p>ALM$="<text:span text:style-name="T4">yyyy</text:span><text:span text:style-name="T13">/</text:span><text:span text:style-name="T4">mm</text:span><text:span text:style-name="T6">/</text:span><text:span text:style-name="T4">dd</text:span><text:span text:style-name="T6">/</text:span><text:span text:style-name="T4">day</text:span><text:span text:style-name="T6">/</text:span><text:span text:style-name="T4">HH</text:span><text:span text:style-name="T6">/</text:span><text:span text:style-name="T4">MM</text:span><text:span text:style-name="T6">" sets alarm; each component can be omitted; day is a bit mask with </text:span><text:span text:style-name="T6">64=Sun..1=Sat. </text:span></text:p>
            <text:p><text:span text:style-name="T6">START$=</text:span><text:span text:style-name="T4">+</text:span><text:span text:style-name="T6">"startup sequence"</text:span></text:p>
          </table:table-cell>
          <table:table-cell table:style-name="table_20_cell" office:value-type="string" table:number-columns-spanned="1" table:number-rows-spanned="2">
            <text:p>Monitor can set startup key sequence with <text:span text:style-name="T2">K</text:span> command.</text:p>
          </table:table-cell>
        </table:table-row>
        <table:table-row table:style-name="ro51">
          <table:covered-table-cell table:style-name="table_20_head_20_rotated"/>
          <table:covered-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A</text:p>
          </table:table-cell>
          <table:table-cell table:style-name="table_20_cell" office:value-type="string">
            <text:p>DEFAULT ON/OFF/EXTEND, TRAP handle math exceptions.</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4">
          <table:covered-table-cell/>
          <table:table-cell table:style-name="table_20_head" office:value-type="string">
            <text:p>Debugging</text:p>
          </table:table-cell>
          <table:table-cell table:style-name="table_20_cell" office:value-type="string" table:number-columns-spanned="4" table:number-rows-spanned="1">
            <text:p><text:span text:style-name="T2">MODE 2</text:span><text:span text:style-name="T6">, </text:span><text:span text:style-name="T2">MODE 3</text:span> turn tracing on/off.</text:p>
          </table:table-cell>
          <table:covered-table-cell table:style-name="table_20_cell"/>
          <table:covered-table-cell table:style-name="table_20_cell"/>
          <table:covered-table-cell table:style-name="table_20_cell"/>
          <table:table-cell table:style-name="table_20_cell" office:value-type="string" table:number-columns-spanned="8" table:number-rows-spanned="1">
            <text:p>TRON, TROFF turn tracing on/off.</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TRON, TROFF</text:p>
          </table:table-cell>
          <table:table-cell table:style-name="table_20_cell" office:value-type="string">
            <text:p><text:span text:style-name="T2">DEBUG</text:span> starts in trace mode</text:p>
          </table:table-cell>
          <table:table-cell table:style-name="ce22" office:value-type="string" table:number-columns-spanned="11" table:number-rows-spanned="1">
            <text:p>TRON, TROFF turn tracing on/off.</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TRACE FLOW/VARS/OFF turn tracing on/off.</text:p>
          </table:table-cell>
          <table:covered-table-cell table:style-name="table_20_cell"/>
          <table:table-cell table:style-name="table_20_cell" office:value-type="string" table:number-columns-spanned="2" table:number-rows-spanned="1">
            <text:p>BREAK/UNBREAK line<text:span text:style-name="T4">,line,...</text:span><text:span text:style-name="T6"> </text:span></text:p>
            <text:p><text:span text:style-name="T6">set or clear breakpoints.</text:span></text:p>
          </table:table-cell>
          <table:covered-table-cell table:style-name="table_20_cell"/>
          <table:table-cell table:style-name="grey" office:value-type="string">
            <text:p>N/A</text:p>
          </table:table-cell>
          <table:table-cell table:style-name="table_20_cell" office:value-type="string" table:number-columns-spanned="2" table:number-rows-spanned="1">
            <text:p>TRON, TROFF</text:p>
          </table:table-cell>
          <table:covered-table-cell table:style-name="table_20_cell"/>
        </table:table-row>
        <table:table-row table:style-name="ro19">
          <table:covered-table-cell/>
          <table:table-cell table:style-name="table_20_head" office:value-type="string">
            <text:p>Suspend execution</text:p>
          </table:table-cell>
          <table:table-cell table:style-name="table_20_cell" office:value-type="string" table:number-columns-spanned="12" table:number-rows-spanned="1">
            <text:p>STOP</text:p>
          </table:table-cell>
          <table:covered-table-cell table:style-name="blue"/>
          <table:covered-table-cell table:style-name="blue"/>
          <table:covered-table-cell table:style-name="blue"/>
          <table:covered-table-cell table:style-name="blue"/>
          <table:covered-table-cell table:style-name="blue"/>
          <table:covered-table-cell table:style-name="blue"/>
          <table:covered-table-cell table:style-name="blue"/>
          <table:covered-table-cell table:number-columns-repeated="2"/>
          <table:covered-table-cell table:style-name="blue"/>
          <table:covered-table-cell table:style-name="blue"/>
          <table:table-cell table:style-name="ce22" office:value-type="string" table:number-columns-spanned="13" table:number-rows-spanned="1">
            <text:p>STOP</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PAUSE (STOP acts like END)</text:p>
          </table:table-cell>
          <table:covered-table-cell table:style-name="blue"/>
          <table:table-cell table:style-name="table_20_cell" office:value-type="string" table:number-columns-spanned="2" table:number-rows-spanned="1">
            <text:p>BREAK (STOP acts like END)</text:p>
          </table:table-cell>
          <table:covered-table-cell table:style-name="blue"/>
          <table:table-cell table:style-name="table_20_cell" office:value-type="string" table:number-columns-spanned="3" table:number-rows-spanned="1">
            <text:p>STOP</text:p>
          </table:table-cell>
          <table:covered-table-cell table:style-name="table_20_cell"/>
          <table:covered-table-cell table:style-name="table_20_cell"/>
        </table:table-row>
        <table:table-row table:style-name="ro19">
          <table:covered-table-cell/>
          <table:table-cell table:style-name="table_20_head" office:value-type="string" table:number-columns-spanned="1" table:number-rows-spanned="2">
            <text:p>Continue after STOP, </text:p>
            <text:p>break key or break point</text:p>
          </table:table-cell>
          <table:table-cell table:style-name="blue" office:value-type="string" table:number-columns-spanned="1" table:number-rows-spanned="2">
            <text:p>CONT key</text:p>
          </table:table-cell>
          <table:table-cell table:style-name="blue" office:value-type="string" table:number-columns-spanned="3" table:number-rows-spanned="2">
            <text:p>EXE key<text:span text:style-name="T6"> on empty input line.</text:span></text:p>
          </table:table-cell>
          <table:covered-table-cell table:style-name="blue"/>
          <table:covered-table-cell table:style-name="blue"/>
          <table:table-cell table:style-name="blue" office:value-type="string" table:number-columns-spanned="3" table:number-rows-spanned="2">
            <text:p>CONT</text:p>
          </table:table-cell>
          <table:covered-table-cell table:style-name="blue"/>
          <table:covered-table-cell table:style-name="blue"/>
          <table:table-cell table:style-name="blue" office:value-type="string" table:number-columns-spanned="3" table:number-rows-spanned="2">
            <text:p>EXE key<text:span text:style-name="T6"> on empty input line.</text:span></text:p>
          </table:table-cell>
          <table:covered-table-cell table:number-columns-repeated="2"/>
          <table:table-cell table:style-name="blue" office:value-type="string" table:number-columns-spanned="1" table:number-rows-spanned="2">
            <text:p>CONT key</text:p>
            <text:p><text:span text:style-name="T6">OM-53B: </text:span>Shift+Down</text:p>
          </table:table-cell>
          <table:table-cell table:style-name="blue" office:value-type="string" table:number-columns-spanned="1" table:number-rows-spanned="2">
            <text:p>STOP/CONT key</text:p>
          </table:table-cell>
          <table:table-cell table:style-name="ce49" office:value-type="string" table:number-columns-spanned="13" table:number-rows-spanned="2">
            <text:p>CONT</text:p>
          </table:table-cell>
          <table:covered-table-cell table:number-columns-repeated="2"/>
          <table:covered-table-cell table:style-name="blue"/>
          <table:covered-table-cell table:style-name="blue"/>
          <table:covered-table-cell table:style-name="blue"/>
          <table:covered-table-cell table:style-name="blue"/>
          <table:covered-table-cell table:style-name="blue"/>
          <table:covered-table-cell table:style-name="blue"/>
          <table:covered-table-cell table:style-name="blue"/>
          <table:covered-table-cell table:style-name="blue"/>
          <table:covered-table-cell table:style-name="blue"/>
          <table:covered-table-cell table:style-name="blue"/>
          <table:table-cell table:style-name="table_20_cell" office:value-type="string" table:number-columns-spanned="2" table:number-rows-spanned="1">
            <text:p><text:span text:style-name="T2">CONT</text:span> <text:span text:style-name="T4">target</text:span></text:p>
          </table:table-cell>
          <table:covered-table-cell table:style-name="blue"/>
          <table:table-cell table:style-name="table_20_cell" office:value-type="string" table:number-columns-spanned="2" table:number-rows-spanned="2">
            <text:p><text:span text:style-name="T2">CON/CONTINUE</text:span> <text:span text:style-name="T4">line number</text:span></text:p>
          </table:table-cell>
          <table:covered-table-cell table:style-name="blue"/>
          <table:table-cell table:style-name="ce16" office:value-type="string" table:number-columns-spanned="3" table:number-rows-spanned="2">
            <text:p>CONT</text:p>
          </table:table-cell>
          <table:covered-table-cell table:style-name="ce16"/>
          <table:covered-table-cell table:style-name="table_20_cell"/>
        </table:table-row>
        <table:table-row table:style-name="ro19">
          <table:covered-table-cell table:number-columns-repeated="2"/>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blue"/>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A</text:p>
          </table:table-cell>
          <table:table-cell table:style-name="blue" office:value-type="string">
            <text:p>CONT or SST key</text:p>
          </table:table-cell>
          <table:covered-table-cell table:number-columns-repeated="2"/>
          <table:covered-table-cell table:style-name="table_20_cell"/>
          <table:covered-table-cell table:style-name="table_20_cell"/>
          <table:covered-table-cell table:style-name="table_20_cell"/>
        </table:table-row>
        <table:table-row table:style-name="ro52">
          <table:table-cell table:style-name="table_20_head_20_rotated" office:value-type="string" table:number-columns-spanned="1" table:number-rows-spanned="21">
            <text:p>Display</text:p>
          </table:table-cell>
          <table:table-cell table:style-name="table_20_head" office:value-type="string">
            <text:p>Clear display</text:p>
          </table:table-cell>
          <table:table-cell table:style-name="table_20_cell" office:value-type="string">
            <text:p>PRT without items</text:p>
          </table:table-cell>
          <table:table-cell table:style-name="table_20_cell" office:value-type="string" table:number-columns-spanned="3" table:number-rows-spanned="1">
            <text:p>PRINT without items</text:p>
          </table:table-cell>
          <table:covered-table-cell table:style-name="table_20_cell"/>
          <table:covered-table-cell table:style-name="table_20_cell"/>
          <table:table-cell table:style-name="table_20_cell" office:value-type="string" table:number-columns-spanned="8" table:number-rows-spanned="1">
            <text:p>CL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CLS</text:p>
          </table:table-cell>
          <table:table-cell table:style-name="grey" office:value-type="string" table:number-columns-spanned="4" table:number-rows-spanned="1">
            <text:p>N/A. Display goes blank while running.</text:p>
          </table:table-cell>
          <table:covered-table-cell table:style-name="table_20_cell"/>
          <table:covered-table-cell table:number-columns-repeated="2"/>
          <table:table-cell table:style-name="ce52" office:value-type="string" table:number-columns-spanned="8" table:number-rows-spanned="1">
            <text:p>CLS</text:p>
          </table:table-cell>
          <table:covered-table-cell table:style-name="ce53"/>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DISP CHR$(27)&amp;"E"</text:p>
          </table:table-cell>
          <table:covered-table-cell table:style-name="ce20"/>
          <table:table-cell table:style-name="table_20_cell" office:value-type="string" table:number-columns-spanned="2" table:number-rows-spanned="1">
            <text:p>PRINT or DISPLAY ERASE ALL</text:p>
          </table:table-cell>
          <table:covered-table-cell table:style-name="table_20_cell"/>
          <table:table-cell table:style-name="table_20_cell" office:value-type="string">
            <text:p>CLS</text:p>
            <text:p>Text display scrolling clears graphics.</text:p>
          </table:table-cell>
          <table:table-cell table:style-name="table_20_cell" office:value-type="string">
            <text:p>CLS</text:p>
            <text:p>Graphics is scrolled with text.</text:p>
          </table:table-cell>
          <table:table-cell table:style-name="table_20_cell" office:value-type="string">
            <text:p>CLS (text only), GCLS (graphics only)</text:p>
            <text:p>Text display scrolling clears graphics.</text:p>
          </table:table-cell>
        </table:table-row>
        <table:table-row table:style-name="ro19">
          <table:covered-table-cell table:style-name="table_20_head_20_rotated"/>
          <table:table-cell table:style-name="table_20_head" office:value-type="string">
            <text:p>Output to display</text:p>
          </table:table-cell>
          <table:table-cell table:style-name="table_20_cell" office:value-type="string">
            <text:p>PRT, DMS var</text:p>
          </table:table-cell>
          <table:table-cell table:style-name="table_20_cell" office:value-type="string" table:number-columns-spanned="11" table:number-rows-spanned="1">
            <text:p>PRIN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10" table:number-rows-spanned="1">
            <text:p>PRINT or PAUSE, PC-121x is limited in what it can display after a semicolo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PRINT</text:p>
          </table:table-cell>
          <table:covered-table-cell table:style-name="table_20_cell"/>
          <table:covered-table-cell table:style-name="table_20_cell"/>
          <table:table-cell table:style-name="table_20_cell" office:value-type="string">
            <text:p>DISP, PRINT</text:p>
          </table:table-cell>
          <table:table-cell table:style-name="ce20" office:value-type="string">
            <text:p>DISP, PRINT, implied DISP</text:p>
          </table:table-cell>
          <table:table-cell table:style-name="table_20_cell" office:value-type="string" table:number-columns-spanned="2" table:number-rows-spanned="1">
            <text:p>DISPLAY (extended syntax), PRINT</text:p>
          </table:table-cell>
          <table:covered-table-cell/>
          <table:table-cell table:style-name="table_20_cell" office:value-type="string" table:number-columns-spanned="3" table:number-rows-spanned="1">
            <text:p>PRINT, ?</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Behavior of comma</text:p>
          </table:table-cell>
          <table:table-cell table:style-name="table_20_cell" office:value-type="string" table:number-columns-spanned="4" table:number-rows-spanned="1">
            <text:p>Clear display before output, pause</text:p>
          </table:table-cell>
          <table:covered-table-cell table:style-name="table_20_cell"/>
          <table:covered-table-cell table:style-name="table_20_cell"/>
          <table:covered-table-cell table:style-name="table_20_cell"/>
          <table:table-cell table:style-name="table_20_cell" office:value-type="string" table:number-columns-spanned="2" table:number-rows-spanned="1">
            <text:p>New line</text:p>
          </table:table-cell>
          <table:covered-table-cell table:style-name="table_20_cell"/>
          <table:table-cell table:style-name="table_20_cell" office:value-type="string" table:number-columns-spanned="2" table:number-rows-spanned="1">
            <text:p>Pause and new line</text:p>
          </table:table-cell>
          <table:covered-table-cell table:style-name="table_20_cell"/>
          <table:table-cell table:style-name="table_20_cell" office:value-type="string" table:number-columns-spanned="3" table:number-rows-spanned="1">
            <text:p>New line</text:p>
          </table:table-cell>
          <table:covered-table-cell table:style-name="table_20_cell"/>
          <table:covered-table-cell table:style-name="table_20_cell"/>
          <table:table-cell table:style-name="table_20_cell" office:value-type="string">
            <text:p>Tabulate (12 chars).</text:p>
          </table:table-cell>
          <table:table-cell table:style-name="table_20_cell" office:value-type="string" table:number-columns-spanned="5" table:number-rows-spanned="1">
            <text:p>Split display, only two items allowed.</text:p>
          </table:table-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8" table:number-rows-spanned="1">
            <text:p>Tabulate (12 chars), number of items depends on display siz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Tabulate (21 chars), 5 items on display.</text:p>
          </table:table-cell>
          <table:covered-table-cell table:style-name="table_20_cell"/>
          <table:table-cell table:style-name="table_20_cell" office:value-type="string" table:number-columns-spanned="2" table:number-rows-spanned="1">
            <text:p>Tabulate (15 chars)</text:p>
          </table:table-cell>
          <table:covered-table-cell table:style-name="table_20_cell"/>
          <table:table-cell table:style-name="table_20_cell" office:value-type="string" table:number-columns-spanned="3" table:number-rows-spanned="1">
            <text:p>Tabulate (15 chars)</text:p>
          </table:table-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PRINT ends with ; or ,</text:p>
          </table:table-cell>
          <table:table-cell table:style-name="table_20_cell" office:value-type="string" table:number-columns-spanned="11" table:number-rows-spanned="1">
            <text:p>Allowed</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llowed. ";" between items is optional.</text:p>
          </table:table-cell>
          <table:table-cell table:style-name="table_20_cell" office:value-type="string">
            <text:p>Allowed</text:p>
          </table:table-cell>
          <table:table-cell table:style-name="table_20_cell" office:value-type="string" table:number-columns-spanned="2" table:number-rows-spanned="1">
            <text:p>Syntax error</text:p>
          </table:table-cell>
          <table:covered-table-cell table:style-name="table_20_cell"/>
          <table:table-cell table:style-name="ce22" office:value-type="string" table:number-columns-spanned="9" table:number-rows-spanned="1">
            <text:p>Only semicolon allowed</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llowed</text:p>
          </table:table-cell>
          <table:table-cell table:style-name="table_20_cell" office:value-type="string" table:number-columns-spanned="2" table:number-rows-spanned="1">
            <text:p>Allowed</text:p>
          </table:table-cell>
          <table:covered-table-cell table:style-name="table_20_cell"/>
          <table:table-cell table:style-name="table_20_cell" office:value-type="string" table:number-columns-spanned="2" table:number-rows-spanned="1">
            <text:p>Allowed, disables clearing of rest of line.</text:p>
          </table:table-cell>
          <table:covered-table-cell table:style-name="table_20_cell"/>
          <table:table-cell table:style-name="table_20_cell" office:value-type="string" table:number-columns-spanned="3" table:number-rows-spanned="1">
            <text:p>Allowed. ";" between items is optional.</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Default display mode</text:p>
          </table:table-cell>
          <table:table-cell table:style-name="table_20_cell" office:value-type="string" table:number-columns-spanned="4" table:number-rows-spanned="1">
            <text:p>Line by line</text:p>
          </table:table-cell>
          <table:covered-table-cell table:style-name="table_20_cell"/>
          <table:covered-table-cell table:style-name="table_20_cell"/>
          <table:covered-table-cell table:style-name="table_20_cell"/>
          <table:table-cell table:style-name="table_20_cell" office:value-type="string" table:number-columns-spanned="2" table:number-rows-spanned="2">
            <text:p>Continuous output</text:p>
          </table:table-cell>
          <table:covered-table-cell table:style-name="table_20_cell"/>
          <table:table-cell table:style-name="table_20_cell" office:value-type="string" table:number-columns-spanned="2" table:number-rows-spanned="1">
            <text:p>Line by line</text:p>
          </table:table-cell>
          <table:covered-table-cell table:style-name="table_20_cell"/>
          <table:table-cell table:style-name="table_20_cell" office:value-type="string" table:number-columns-spanned="4" table:number-rows-spanned="2">
            <text:p>Continuous output</text:p>
          </table:table-cell>
          <table:covered-table-cell table:style-name="table_20_cell"/>
          <table:covered-table-cell table:style-name="table_20_cell"/>
          <table:covered-table-cell table:style-name="table_20_cell"/>
          <table:table-cell table:style-name="table_20_cell" office:value-type="string">
            <text:p>Line by line</text:p>
          </table:table-cell>
          <table:table-cell table:style-name="table_20_cell" office:value-type="string" table:number-columns-spanned="5" table:number-rows-spanned="1">
            <text:p>Line by line, display goes blank while running.</text:p>
          </table:table-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4" table:number-rows-spanned="1">
            <text:p>Line by line, but scrolling.</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2">
            <text:p>Continuous output</text:p>
          </table:table-cell>
          <table:covered-table-cell table:style-name="table_20_cell"/>
          <table:covered-table-cell table:style-name="table_20_cell"/>
          <table:table-cell table:style-name="table_20_cell" office:value-type="string" table:number-columns-spanned="2" table:number-rows-spanned="1">
            <text:p>Continuous with selectable DELAY</text:p>
          </table:table-cell>
          <table:covered-table-cell table:style-name="table_20_cell"/>
          <table:table-cell table:style-name="table_20_cell" office:value-type="string" table:number-columns-spanned="2" table:number-rows-spanned="1">
            <text:p>Continuous with selectable PAUSE</text:p>
          </table:table-cell>
          <table:covered-table-cell table:style-name="table_20_cell"/>
          <table:table-cell table:style-name="table_20_cell" office:value-type="string" table:number-columns-spanned="3" table:number-rows-spanned="2">
            <text:p>Continuous output</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Continue after PRINT</text:p>
          </table:table-cell>
          <table:table-cell table:style-name="blue" office:value-type="string">
            <text:p>CONT key</text:p>
          </table:table-cell>
          <table:table-cell table:style-name="blue" office:value-type="string" table:number-columns-spanned="3" table:number-rows-spanned="1">
            <text:p>EXE key</text:p>
          </table:table-cell>
          <table:covered-table-cell table:style-name="blue"/>
          <table:covered-table-cell table:style-name="blue"/>
          <table:covered-table-cell table:style-name="table_20_cell"/>
          <table:covered-table-cell table:style-name="table_20_cell"/>
          <table:table-cell table:style-name="blue" office:value-type="string">
            <text:p>ENTER/RET key</text:p>
          </table:table-cell>
          <table:table-cell table:style-name="blue" office:value-type="string">
            <text:p>EXE key</text:p>
          </table:table-cell>
          <table:covered-table-cell table:style-name="table_20_cell"/>
          <table:covered-table-cell table:style-name="table_20_cell"/>
          <table:covered-table-cell table:style-name="table_20_cell"/>
          <table:covered-table-cell table:style-name="table_20_cell"/>
          <table:table-cell table:style-name="ce50" office:value-type="string" table:number-columns-spanned="10" table:number-rows-spanned="1">
            <text:p>Enter ke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blue" office:value-type="string" table:number-columns-spanned="2" table:number-rows-spanned="1">
            <text:p>ENTER key</text:p>
          </table:table-cell>
          <table:covered-table-cell table:style-name="table_20_cell"/>
          <table:table-cell table:style-name="blue" office:value-type="string" table:number-columns-spanned="2" table:number-rows-spanned="1">
            <text:p>CLR <text:span text:style-name="T6">or</text:span> ENTER key</text:p>
          </table:table-cell>
          <table:covered-table-cell table:style-name="table_20_cell"/>
          <table:covered-table-cell table:style-name="table_20_cell"/>
          <table:covered-table-cell table:style-name="table_20_cell"/>
          <table:covered-table-cell table:style-name="table_20_cell"/>
        </table:table-row>
        <table:table-row table:style-name="ro26">
          <table:covered-table-cell table:style-name="table_20_head_20_rotated"/>
          <table:table-cell table:style-name="table_20_head" office:value-type="string" table:number-columns-spanned="1" table:number-rows-spanned="2">
            <text:p>Position cursor</text:p>
          </table:table-cell>
          <table:table-cell table:style-name="table_20_cell" office:value-type="string" table:number-columns-spanned="1" table:number-rows-spanned="2">
            <text:p>PRT CSR n</text:p>
          </table:table-cell>
          <table:table-cell table:style-name="table_20_cell" office:value-type="string" table:number-columns-spanned="3" table:number-rows-spanned="2">
            <text:p>PRINT CSR n</text:p>
          </table:table-cell>
          <table:covered-table-cell table:style-name="table_20_cell"/>
          <table:covered-table-cell table:style-name="table_20_cell"/>
          <table:table-cell table:style-name="ce28" office:value-type="string" table:number-columns-spanned="2" table:number-rows-spanned="1">
            <text:p>PRINT TAB(n)</text:p>
          </table:table-cell>
          <table:covered-table-cell table:style-name="table_20_cell"/>
          <table:table-cell table:style-name="ce31" office:value-type="string">
            <text:p>TAB(n) only with LPRINT</text:p>
          </table:table-cell>
          <table:table-cell table:style-name="table_20_cell" office:value-type="string" table:number-columns-spanned="5" table:number-rows-spanned="1">
            <text:p>PRINT TAB(n)</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ext:p>CURSOR n</text:p>
          </table:table-cell>
          <table:table-cell table:style-name="ce36" office:value-type="string" table:number-columns-spanned="4" table:number-rows-spanned="1">
            <text:p>N/A</text:p>
          </table:table-cell>
          <table:covered-table-cell table:style-name="table_20_cell"/>
          <table:covered-table-cell table:style-name="table_20_cell"/>
          <table:covered-table-cell table:style-name="table_20_cell"/>
          <table:table-cell table:style-name="ce22" office:value-type="string" table:number-columns-spanned="5" table:number-rows-spanned="1">
            <text:p>CURSOR n</text:p>
            <text:p><text:span text:style-name="T7">On multi line screen n&gt;display length is 2</text:span><text:span text:style-name="T37">nd</text:span><text:span text:style-name="T7"> line, and so on.</text:span></text:p>
          </table:table-cell>
          <table:covered-table-cell table:style-name="ce22"/>
          <table:covered-table-cell table:style-name="table_20_cell"/>
          <table:covered-table-cell table:style-name="table_20_cell"/>
          <table:covered-table-cell table:style-name="table_20_cell"/>
          <table:table-cell table:style-name="table_20_cell" office:value-type="string" table:number-columns-spanned="3" table:number-rows-spanned="2">
            <text:p>LOCATE x,y</text:p>
          </table:table-cell>
          <table:covered-table-cell table:style-name="table_20_cell"/>
          <table:covered-table-cell table:style-name="table_20_cell"/>
          <table:table-cell table:style-name="table_20_cell" office:value-type="string" table:number-columns-spanned="2" table:number-rows-spanned="2">
            <text:p><text:span text:style-name="T4">PRINT/DISP</text:span> TAB(n)</text:p>
            <text:p>Columns start at 1.</text:p>
          </table:table-cell>
          <table:covered-table-cell table:style-name="table_20_cell"/>
          <table:table-cell table:style-name="table_20_cell" office:value-type="string" table:number-columns-spanned="2" table:number-rows-spanned="1">
            <text:p>PRINT TAB(n)</text:p>
            <text:p>Columns start at 1.</text:p>
          </table:table-cell>
          <table:covered-table-cell table:style-name="table_20_cell"/>
          <table:table-cell table:style-name="table_20_cell" office:value-type="string">
            <text:p>PRINT TAB(n), </text:p>
            <text:p>Columns start at 1.</text:p>
          </table:table-cell>
          <table:table-cell table:style-name="table_20_cell" office:value-type="string">
            <text:p>PRINT TAB(n), </text:p>
            <text:p>Columns start at 0.</text:p>
          </table:table-cell>
          <table:table-cell table:style-name="ce58" office:value-type="string">
            <text:p><text:span text:style-name="T42">PRINT TAB(n);...;SPC(n);...</text:span></text:p>
            <text:p><text:span text:style-name="T42">Columns start at 1.</text:span></text:p>
          </table:table-cell>
        </table:table-row>
        <table:table-row table:style-name="ro11">
          <table:covered-table-cell table:style-name="table_20_head_20_rotated"/>
          <table:covered-table-cell table:style-name="table_20_head"/>
          <table:covered-table-cell table:style-name="table_20_cell"/>
          <table:covered-table-cell table:style-name="table_20_cell"/>
          <table:covered-table-cell table:style-name="table_20_cell"/>
          <table:covered-table-cell table:style-name="table_20_cell"/>
          <table:table-cell table:style-name="ce28" office:value-type="string" table:number-columns-spanned="2" table:number-rows-spanned="1">
            <text:p>LOCATE x,y</text:p>
          </table:table-cell>
          <table:covered-table-cell table:style-name="table_20_cell"/>
          <table:table-cell table:style-name="ce43" office:value-type="string">
            <text:p>LOCATE x</text:p>
          </table:table-cell>
          <table:table-cell table:style-name="table_20_cell" office:value-type="string" table:number-columns-spanned="4" table:number-rows-spanned="1">
            <text:p>LOCATE x,y</text:p>
            <text:p>Virtual screen</text:p>
          </table:table-cell>
          <table:covered-table-cell table:style-name="table_20_cell"/>
          <table:covered-table-cell table:style-name="table_20_cell"/>
          <table:covered-table-cell table:style-name="table_20_cell"/>
          <table:table-cell table:style-name="table_20_cell" office:value-type="string">
            <text:p>LOCATE x,y</text:p>
          </table:table-cell>
          <table:table-cell table:style-name="table_20_cell" office:value-type="string">
            <text:p>GCURSOR x</text:p>
            <text:p>Unit is pixel</text:p>
          </table:table-cell>
          <table:table-cell table:style-name="grey" office:value-type="string" table:number-columns-spanned="5" table:number-rows-spanned="1">
            <text:p>N/A</text:p>
          </table:table-cell>
          <table:covered-table-cell table:style-name="ce20"/>
          <table:covered-table-cell table:style-name="table_20_cell"/>
          <table:covered-table-cell table:style-name="table_20_cell"/>
          <table:covered-table-cell table:style-name="grey"/>
          <table:table-cell table:style-name="ce23" office:value-type="string">
            <text:p>See PC-1360. Needs GOTO between CURSOR and INPUT and crashes if INPUT prompt ends on last screen position.</text:p>
          </table:table-cell>
          <table:table-cell table:style-name="ce22" office:value-type="string" table:number-columns-spanned="3" table:number-rows-spanned="1">
            <text:p>CURSOR x,y</text:p>
            <text:p>CURSOR without arguments releases position for PRINT after CURSOR positioning followed by INPU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DISPLAY AT(n)<text:span text:style-name="T4"> SIZE(s)</text:span>, <text:span text:style-name="T4">TAB(x)</text:span></text:p>
            <text:p>TAB(x) is relative to AT(n).</text:p>
          </table:table-cell>
          <table:covered-table-cell table:style-name="table_20_cell"/>
          <table:table-cell table:style-name="table_20_cell" office:value-type="string">
            <text:p>PRINT @pos,...</text:p>
            <text:p>pos=40 is 2<text:span text:style-name="T27">nd</text:span> line, etc.</text:p>
            <text:p><text:span text:style-name="T10">POS/CSRLIN return x/y position.</text:span></text:p>
          </table:table-cell>
          <table:table-cell table:style-name="table_20_cell" office:value-type="string">
            <text:p>LOCATE x,y positions cursor.</text:p>
            <text:p>POS/CSRLIN return x,y position.</text:p>
          </table:table-cell>
          <table:table-cell table:style-name="table_20_cell" office:value-type="string">
            <text:p>LOCATE x,y<text:span text:style-name="T4">,c</text:span><text:span text:style-name="T6"> (c=0,1 </text:span><text:span text:style-name="T11">?</text:span><text:span text:style-name="T6">)</text:span></text:p>
            <text:p><text:span text:style-name="T6">LOCATES x,y positions virtual screen.</text:span></text:p>
            <text:p><text:span text:style-name="T6">POS/CSRLIN return x/y position.</text:span></text:p>
          </table:table-cell>
        </table:table-row>
        <table:table-row table:style-name="ro26">
          <table:covered-table-cell table:style-name="table_20_head_20_rotated"/>
          <table:table-cell table:style-name="table_20_head" office:value-type="string" table:number-columns-spanned="1" table:number-rows-spanned="2">
            <text:p>Set display delay</text:p>
          </table:table-cell>
          <table:table-cell table:style-name="grey" office:value-type="string" table:number-columns-spanned="6" table:number-rows-spanned="2">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 table:number-rows-spanned="2">
            <text:p>WAIT n</text:p>
            <text:p>WAIT 999 (off)</text:p>
            <text:p>Unit is 0.05s.</text:p>
          </table:table-cell>
          <table:table-cell table:style-name="grey" office:value-type="string" table:number-columns-spanned="5" table:number-rows-spanned="2">
            <text:p>N/A</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ext:p>WAIT see right</text:p>
          </table:table-cell>
          <table:table-cell table:style-name="ce36" office:value-type="string" table:number-columns-spanned="1" table:number-rows-spanned="2">
            <text:p>N/A</text:p>
          </table:table-cell>
          <table:table-cell table:style-name="ce22" office:value-type="string" table:number-columns-spanned="8" table:number-rows-spanned="2">
            <text:p>WAIT n, unit is 0.01562s (1/64), maximum 65535.</text:p>
            <text:p>WAIT without argument sets infinite wai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3" table:number-rows-spanned="2">
            <text:p>N/A</text:p>
          </table:table-cell>
          <table:covered-table-cell table:style-name="table_20_cell"/>
          <table:covered-table-cell table:style-name="table_20_cell"/>
          <table:table-cell table:style-name="table_20_cell" office:value-type="string" table:number-columns-spanned="1" table:number-rows-spanned="2">
            <text:p>DELAY seconds</text:p>
            <text:p>Accurate to 0.1s</text:p>
          </table:table-cell>
          <table:table-cell table:style-name="table_20_cell" office:value-type="string" table:number-columns-spanned="1" table:number-rows-spanned="2">
            <text:p>DELAY line secs<text:span text:style-name="T4">, scroll secs</text:span></text:p>
            <text:p>Sets both line and scroll delay.</text:p>
            <text:p>Values <text:span text:style-name="T22">≥ </text:span>8 are infinite, fractions of a second allowed.</text:p>
          </table:table-cell>
          <table:table-cell table:style-name="table_20_cell" office:value-type="string" table:number-columns-spanned="2" table:number-rows-spanned="2">
            <text:p>PAUSE seconds or PAUSE ALL</text:p>
            <text:p>Accurate to 0.1s.</text:p>
            <text:p>Must be set in program. Inherited by procedure.</text:p>
            <text:p>Changes are local to procedure.</text:p>
          </table:table-cell>
          <table:covered-table-cell table:style-name="table_20_cell"/>
          <table:table-cell table:style-name="grey" office:value-type="string" table:number-columns-spanned="1" table:number-rows-spanned="2">
            <text:p>N/A</text:p>
          </table:table-cell>
          <table:table-cell table:style-name="table_20_cell" office:value-type="string" table:number-columns-spanned="1" table:number-rows-spanned="2">
            <text:p>CONSOLE <text:span text:style-name="T4">first line,size,f1,f2,f3</text:span></text:p>
            <text:p><text:span text:style-name="T4">first line</text:span><text:span text:style-name="T6"> and </text:span><text:span text:style-name="T4">size </text:span><text:span text:style-name="T6">define scrollable area,</text:span></text:p>
            <text:p><text:span text:style-name="T4">f1</text:span><text:span text:style-name="T6">=1 enables F-key display,</text:span></text:p>
            <text:p><text:span text:style-name="T4">f2</text:span><text:span text:style-name="T6">, </text:span><text:span text:style-name="T4">f3</text:span><text:span text:style-name="T6"> control key click &amp; repeat.</text:span></text:p>
          </table:table-cell>
          <table:table-cell table:style-name="table_20_cell" office:value-type="string" table:number-columns-spanned="1" table:number-rows-spanned="2">
            <text:p>SCROLL <text:span text:style-name="T4">speed,mode,xscrl,yscrl</text:span></text:p>
            <text:p>controls virtual screen scrolling.</text:p>
            <text:p><text:span text:style-name="T10">WIDTH cols,rows</text:span><text:span text:style-name="T29">,scroll margin</text:span></text:p>
            <text:p><text:span text:style-name="T10">defines virtual screen size.</text:span></text:p>
          </table:table-cell>
        </table:table-row>
        <table:table-row table:style-name="ro26">
          <table:covered-table-cell table:style-name="table_20_head_20_rotated"/>
          <table:covered-table-cell table:style-name="table_20_head"/>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table-cell table:style-name="table_20_cell" office:value-type="string">
            <text:p>Use PAUSE instead of PRINT, delay is fixed at 0.85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53">
          <table:covered-table-cell table:style-name="table_20_head_20_rotated"/>
          <table:table-cell table:style-name="table_20_head" office:value-type="string" table:number-columns-spanned="1" table:number-rows-spanned="2">
            <text:p>Display formatting</text:p>
          </table:table-cell>
          <table:table-cell table:style-name="table_20_cell" office:value-type="string" table:number-columns-spanned="4" table:number-rows-spanned="2">
            <text:p>SET Fd, SET Ed, SET N</text:p>
            <text:p>(re)set display precision for numbers.</text:p>
          </table:table-cell>
          <table:covered-table-cell table:number-columns-repeated="3"/>
          <table:table-cell table:style-name="table_20_cell" office:value-type="string" table:number-columns-spanned="3" table:number-rows-spanned="2">
            <text:p>PRINT USING "<text:span text:style-name="T2">&amp;&amp;&amp;&amp;</text:span>";A$;B$;...</text:p>
            <text:p>PRINT USING "<text:span text:style-name="T2">###.##^</text:span><text:span text:style-name="T6">";X,Y</text:span></text:p>
            <text:p><text:span text:style-name="T6">Works for current line only. Only one format per format string allowed.</text:span></text:p>
          </table:table-cell>
          <table:covered-table-cell table:number-columns-repeated="2"/>
          <table:table-cell table:style-name="table_20_cell" office:value-type="string" table:number-columns-spanned="3" table:number-rows-spanned="2">
            <text:p>SET Fd, SET Ed, SET N</text:p>
            <text:p>(re)set display precision</text:p>
          </table:table-cell>
          <table:covered-table-cell table:style-name="table_20_cell"/>
          <table:covered-table-cell table:style-name="table_20_cell"/>
          <table:table-cell table:style-name="ce20" office:value-type="string" table:number-columns-spanned="2" table:number-rows-spanned="1">
            <text:p>PRINT USING"&amp; <text:s text:c="2"/>&amp;<text:span text:style-name="T2">#,###.##</text:span>";A$;X</text:p>
            <text:p>Works on current PRINT/LPRINT statement only. Mixed formats are allowed.</text:p>
            <text:p>"!" outputs single char, "@" formats a string with its exact length.</text:p>
            <text:p>"##.##^^^^" sets scientific notation.</text:p>
          </table:table-cell>
          <table:covered-table-cell table:style-name="ce20"/>
          <table:table-cell table:style-name="ce22" office:value-type="string" table:number-columns-spanned="13" table:number-rows-spanned="2">
            <text:p>USING "<text:span text:style-name="T2">###.##^</text:span>" sets number display format, USING <text:span text:style-name="T6">"</text:span><text:span text:style-name="T2">&amp;&amp;&amp;</text:span>" sets string display format.</text:p>
            <text:p>USING can be used within PRINT/PAUSE/LPRINT or standalone. USING without format resets the formatting.</text:p>
            <text:p>USING is persistent, even if used together with PRINT (except on PC-E500). Separate formats are kept for strings and numbers.</text:p>
            <text:p>PC-122x does not support string formats. All later models support mixed formats (but without constant strings).</text:p>
            <text:p>PC-E500 supports mixed formats with constant strings like "<text:span text:style-name="T2">&amp;&amp;&amp;/##.#%</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DISP USING"<text:span text:style-name="T2">3A, 3D.DD</text:span><text:span text:style-name="T6">";A$;X. Special HP-format instructions.</text:span></text:p>
            <text:p><text:span text:style-name="T6">Format can be put on IMAGE line and referenced by line number.</text:span></text:p>
          </table:table-cell>
          <table:covered-table-cell table:style-name="table_20_cell"/>
          <table:table-cell table:style-name="table_20_cell" office:value-type="string" table:number-columns-spanned="2" table:number-rows-spanned="2">
            <text:p>PRINT/DISPLAY USING "<text:span text:style-name="T2">### ###.##</text:span><text:span text:style-name="T6">";A$;X</text:span></text:p>
            <text:p><text:span text:style-name="T6">USING works for current statement only. Text uses same format characters as numbers. Constant text is </text:span><text:span text:style-name="T6">allowed.</text:span></text:p>
            <text:p><text:span text:style-name="T6">Format can be put on IMAGE line and referenced by line number.</text:span></text:p>
          </table:table-cell>
          <table:covered-table-cell table:style-name="table_20_cell"/>
          <table:table-cell table:style-name="table_20_cell" office:value-type="string" table:number-columns-spanned="3" table:number-rows-spanned="2">
            <text:p>PRINT USING<text:span text:style-name="T2">"\ <text:s text:c="2"/>\ #,###.##"</text:span>;A$;X</text:p>
            <text:p>Works on current PRINT/LPRINT statement only. Mixed formats are allowed. "!" outputs single char, "&amp;" formats a string with its exact length. "+" or "-" can be prefix or postfix, "$$", "**" and "**$" pad numbers to the left. Literal text can be escaped with "_".</text:p>
          </table:table-cell>
          <table:covered-table-cell table:style-name="table_20_cell"/>
          <table:covered-table-cell table:style-name="table_20_cell"/>
        </table:table-row>
        <table:table-row table:style-name="ro25">
          <table:covered-table-cell table:style-name="table_20_head_20_rotated"/>
          <table:covered-table-cell table:style-name="table_20_head"/>
          <table:covered-table-cell/>
          <table:covered-table-cell table:style-name="table_20_cell"/>
          <table:covered-table-cell table:style-name="table_20_cell"/>
          <table:covered-table-cell table:style-name="table_20_cell"/>
          <table:covered-table-cell/>
          <table:covered-table-cell table:style-name="table_20_cell"/>
          <table:covered-table-cell table:style-name="table_20_cell"/>
          <table:covered-table-cell table:number-columns-repeated="3"/>
          <table:table-cell table:style-name="grey" office:value-type="string">
            <text:p>N/A</text:p>
          </table:table-cell>
          <table:table-cell table:style-name="ce23" office:value-type="string">
            <text:p><text:s/>"+" or "-" can be prefix or postfix, "$$", "**" and "**$" pad numbers to the lef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table-cell table:style-name="grey" office:value-type="string">
            <text:p>N/A</text:p>
          </table:table-cell>
          <table:table-cell table:style-name="table_20_cell" office:value-type="string">
            <text:p>FIX d, SCI d, ENG d set default display precision for numbers.</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19">
          <table:covered-table-cell table:style-name="table_20_head_20_rotated"/>
          <table:table-cell table:style-name="table_20_head" office:value-type="string">
            <text:p>Reverse (light on dark)</text:p>
          </table:table-cell>
          <table:table-cell table:style-name="grey" office:value-type="string" table:number-columns-spanned="9"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table-cell table:style-name="table_20_cell" office:value-type="string" table:number-columns-spanned="2" table:number-rows-spanned="1">
            <text:p>PRINT REV;...;NORM;...</text:p>
          </table:table-cell>
          <table:covered-table-cell table:style-name="table_20_cell"/>
          <table:table-cell table:style-name="grey" office:value-type="string">
            <text:p>N/A</text:p>
          </table:table-cell>
          <table:table-cell table:style-name="grey" office:value-type="string">
            <text:p>N/A</text:p>
          </table:table-cell>
          <table:table-cell table:style-name="grey" office:value-type="string" table:number-columns-spanned="4" table:number-rows-spanned="9">
            <text:p>N/A</text:p>
          </table:table-cell>
          <table:covered-table-cell table:style-name="table_20_cell"/>
          <table:covered-table-cell table:style-name="table_20_cell"/>
          <table:covered-table-cell table:style-name="table_20_cell"/>
          <table:table-cell table:style-name="table_20_cell_20_rotated" office:value-type="string" table:number-columns-spanned="1" table:number-rows-spanned="9">
            <text:p>LCD is memory mapped.</text:p>
            <text:p>See <text:a xlink:href="#Special commands">special commands</text:a> page for details.</text:p>
          </table:table-cell>
          <table:table-cell table:style-name="Workaround" office:value-type="string" table:number-columns-spanned="2" table:number-rows-spanned="1">
            <text:p>See G850</text:p>
          </table:table-cell>
          <table:covered-table-cell table:style-name="Workaround"/>
          <table:table-cell table:style-name="grey" office:value-type="string" table:number-columns-spanned="3" table:number-rows-spanned="9">
            <text:p>N/A</text:p>
          </table:table-cell>
          <table:covered-table-cell table:style-name="table_20_cell"/>
          <table:covered-table-cell table:style-name="table_20_cell"/>
          <table:table-cell table:style-name="Workaround" office:value-type="string" table:number-columns-spanned="2" table:number-rows-spanned="1">
            <text:p>Emulate with LINE(..)-(..),X,BF</text:p>
          </table:table-cell>
          <table:covered-table-cell table:style-name="ce56"/>
          <table:table-cell table:style-name="grey" office:value-type="string" table:number-columns-spanned="2" table:number-rows-spanned="1">
            <text:p>N/A</text:p>
          </table:table-cell>
          <table:covered-table-cell table:style-name="table_20_cell"/>
          <table:table-cell table:style-name="grey" office:value-type="string" table:number-columns-spanned="2" table:number-rows-spanned="6">
            <text:p>N/A</text:p>
          </table:table-cell>
          <table:covered-table-cell table:style-name="table_20_cell"/>
          <table:table-cell table:style-name="table_20_cell" office:value-type="string">
            <text:p>PRINT CHR$(27)"p";"Text";CHR$(27)"q"</text:p>
          </table:table-cell>
          <table:table-cell table:style-name="grey" office:value-type="string" table:number-columns-spanned="2" table:number-rows-spanned="1">
            <text:p>N/A</text:p>
          </table:table-cell>
          <table:covered-table-cell table:style-name="grey" office:value-type="string">
            <text:p>N/A</text:p>
          </table:covered-table-cell>
        </table:table-row>
        <table:table-row table:style-name="ro25">
          <table:covered-table-cell table:style-name="table_20_head_20_rotated"/>
          <table:table-cell table:style-name="table_20_head" office:value-type="string">
            <text:p>Graphics screen</text:p>
          </table:table-cell>
          <table:table-cell table:style-name="grey" office:value-type="string" table:number-columns-spanned="4" table:number-rows-spanned="8">
            <text:p>N/A</text:p>
          </table:table-cell>
          <table:covered-table-cell table:style-name="table_20_cell"/>
          <table:covered-table-cell table:style-name="table_20_cell"/>
          <table:covered-table-cell table:style-name="table_20_cell"/>
          <table:table-cell table:style-name="table_20_cell" office:value-type="string" table:number-columns-spanned="2" table:number-rows-spanned="1">
            <text:p>160x32</text:p>
          </table:table-cell>
          <table:covered-table-cell table:style-name="table_20_cell"/>
          <table:table-cell table:style-name="grey" office:value-type="string" table:number-columns-spanned="2" table:number-rows-spanned="8">
            <text:p>N/A</text:p>
          </table:table-cell>
          <table:covered-table-cell table:style-name="grey"/>
          <table:table-cell table:style-name="table_20_cell" office:value-type="string" table:number-columns-spanned="3" table:number-rows-spanned="1">
            <text:p>192x32</text:p>
          </table:table-cell>
          <table:covered-table-cell table:style-name="table_20_cell"/>
          <table:covered-table-cell table:style-name="table_20_cell"/>
          <table:table-cell table:style-name="ce28" office:value-type="string">
            <text:p>159x63 with arbitrary scaling.</text:p>
          </table:table-cell>
          <table:table-cell table:style-name="table_20_cell" office:value-type="string">
            <text:p>156x7</text:p>
          </table:table-cell>
          <table:covered-table-cell table:style-name="grey"/>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2" table:number-rows-spanned="1">
            <text:p>150x32</text:p>
          </table:table-cell>
          <table:covered-table-cell table:style-name="table_20_cell"/>
          <table:covered-table-cell table:style-name="grey" office:value-type="string">
            <text:p>N/A</text:p>
          </table:covered-table-cell>
          <table:covered-table-cell table:style-name="table_20_cell"/>
          <table:covered-table-cell table:style-name="table_20_cell"/>
          <table:table-cell table:style-name="table_20_cell" office:value-type="string">
            <text:p>144x48</text:p>
          </table:table-cell>
          <table:table-cell table:style-name="table_20_cell" office:value-type="string">
            <text:p>240x32</text:p>
          </table:table-cell>
          <table:table-cell table:style-name="grey" office:value-type="string" table:number-columns-spanned="1" table:number-rows-spanned="8">
            <text:p>N/A</text:p>
          </table:table-cell>
          <table:table-cell table:style-name="table_20_cell" office:value-type="string">
            <text:p>132x8</text:p>
          </table:table-cell>
          <table:covered-table-cell table:style-name="grey" office:value-type="string">
            <text:p>N/A</text:p>
          </table:covered-table-cell>
          <table:covered-table-cell table:style-name="table_20_cell"/>
          <table:table-cell table:style-name="table_20_cell" office:value-type="string">
            <text:p>240x64</text:p>
          </table:table-cell>
          <table:table-cell table:style-name="table_20_cell" office:value-type="string" table:number-columns-spanned="2" table:number-rows-spanned="1">
            <text:p>120*32</text:p>
          </table:table-cell>
          <table:covered-table-cell table:style-name="table_20_cell"/>
        </table:table-row>
        <table:table-row table:style-name="ro26">
          <table:covered-table-cell table:style-name="table_20_head_20_rotated"/>
          <table:table-cell table:style-name="table_20_head" office:value-type="string">
            <text:p>Query dot or pattern</text:p>
          </table:table-cell>
          <table:covered-table-cell table:style-name="grey"/>
          <table:covered-table-cell table:style-name="table_20_cell"/>
          <table:covered-table-cell table:style-name="table_20_cell"/>
          <table:covered-table-cell table:style-name="table_20_cell"/>
          <table:table-cell table:style-name="table_20_cell" office:value-type="string" table:number-columns-spanned="2" table:number-rows-spanned="1">
            <text:p>POINT(x,y)</text:p>
          </table:table-cell>
          <table:covered-table-cell table:style-name="table_20_cell"/>
          <table:covered-table-cell table:style-name="table_20_cell"/>
          <table:covered-table-cell table:style-name="grey"/>
          <table:table-cell table:style-name="ce44" office:value-type="string" table:number-columns-spanned="1" table:number-rows-spanned="4">
            <text:p>Commands not implemented</text:p>
          </table:table-cell>
          <table:table-cell table:style-name="table_20_cell" office:value-type="string" table:number-columns-spanned="3" table:number-rows-spanned="1">
            <text:p>POINT(x,y)</text:p>
          </table:table-cell>
          <table:covered-table-cell table:style-name="table_20_cell"/>
          <table:covered-table-cell table:style-name="table_20_cell"/>
          <table:table-cell table:style-name="table_20_cell" office:value-type="string">
            <text:p>pattern=POINT x</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2" table:number-rows-spanned="1">
            <text:p>POINT(x,y)</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POINT(x,y)</text:p>
          </table:table-cell>
          <table:covered-table-cell table:style-name="ce56"/>
          <table:covered-table-cell table:style-name="grey"/>
          <table:table-cell table:style-name="table_20_cell" office:value-type="string">
            <text:p>GDISP$ returns complete display.</text:p>
            <text:p>CHARSET$ returns defined characters.</text:p>
          </table:table-cell>
          <table:covered-table-cell table:style-name="grey"/>
          <table:covered-table-cell table:style-name="table_20_cell"/>
          <table:table-cell table:style-name="grey" office:value-type="string">
            <text:p>N/A</text:p>
          </table:table-cell>
          <table:table-cell table:style-name="table_20_cell" office:value-type="string">
            <text:p>POINT <text:span text:style-name="T4">STEP</text:span>(x,y)</text:p>
            <text:p><text:span text:style-name="T29">STEP</text:span><text:span text:style-name="T7"> makes coordinates relative.</text:span></text:p>
          </table:table-cell>
          <table:table-cell table:style-name="table_20_cell" office:value-type="string">
            <text:p>POINT(x,y)</text:p>
          </table:table-cell>
        </table:table-row>
        <table:table-row table:style-name="ro26">
          <table:covered-table-cell table:style-name="table_20_head_20_rotated"/>
          <table:table-cell table:style-name="table_20_head" office:value-type="string">
            <text:p>Set/reset dot</text:p>
          </table:table-cell>
          <table:covered-table-cell table:style-name="grey"/>
          <table:covered-table-cell table:style-name="table_20_cell"/>
          <table:covered-table-cell table:style-name="table_20_cell"/>
          <table:covered-table-cell table:style-name="table_20_cell"/>
          <table:table-cell table:style-name="table_20_cell" office:value-type="string" table:number-columns-spanned="2" table:number-rows-spanned="1">
            <text:p>DRAW/DRAWC(x,y)</text:p>
          </table:table-cell>
          <table:covered-table-cell table:style-name="table_20_cell"/>
          <table:covered-table-cell table:style-name="table_20_cell"/>
          <table:covered-table-cell table:style-name="grey"/>
          <table:covered-table-cell table:style-name="table_20_cell"/>
          <table:table-cell table:style-name="table_20_cell" office:value-type="string" table:number-columns-spanned="3" table:number-rows-spanned="1">
            <text:p>DRAW/DRAWC(x,y)</text:p>
          </table:table-cell>
          <table:covered-table-cell table:style-name="table_20_cell"/>
          <table:covered-table-cell table:style-name="table_20_cell"/>
          <table:table-cell table:style-name="table_20_cell" office:value-type="string" table:number-columns-spanned="1" table:number-rows-spanned="5">
            <text:p>GCURSOR x positions cursor</text:p>
            <text:p>GPRINT "hex" outputs bits. </text:p>
            <text:p>Can be freely mixed with PRINT.</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2" table:number-rows-spanned="1">
            <text:p>P[RE]SET(x,y),X/S/R</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P[RE]SET(x,y)<text:span text:style-name="T4">,X/S/R</text:span></text:p>
          </table:table-cell>
          <table:covered-table-cell table:style-name="ce56"/>
          <table:covered-table-cell table:style-name="grey"/>
          <table:table-cell table:style-name="grey" office:value-type="string" table:number-columns-spanned="1" table:number-rows-spanned="3">
            <text:p>N/A</text:p>
          </table:table-cell>
          <table:covered-table-cell table:style-name="grey"/>
          <table:covered-table-cell table:style-name="table_20_cell"/>
          <table:table-cell table:style-name="table_20_cell" office:value-type="string">
            <text:p>PSET(x,y), PRESET(x,y)</text:p>
          </table:table-cell>
          <table:table-cell table:style-name="table_20_cell" office:value-type="string">
            <text:p>PSET <text:span text:style-name="T4">STEP</text:span>(x,y), PRESET <text:span text:style-name="T4">STEP</text:span>(x,y)</text:p>
            <text:p><text:span text:style-name="T4">STEP</text:span> makes coordinates relative.</text:p>
          </table:table-cell>
          <table:table-cell table:style-name="table_20_cell" office:value-type="string">
            <text:p>PSET(x,y), PRESET(x,y)</text:p>
          </table:table-cell>
        </table:table-row>
        <table:table-row table:style-name="ro36">
          <table:covered-table-cell table:style-name="table_20_head_20_rotated"/>
          <table:table-cell table:style-name="table_20_head" office:value-type="string">
            <text:p>Draw (filled) rectangle</text:p>
          </table:table-cell>
          <table:covered-table-cell table:style-name="grey"/>
          <table:covered-table-cell table:style-name="table_20_cell"/>
          <table:covered-table-cell table:style-name="table_20_cell"/>
          <table:covered-table-cell table:style-name="table_20_cell"/>
          <table:table-cell table:style-name="table_20_cell" office:value-type="string" table:number-columns-spanned="2" table:number-rows-spanned="2">
            <text:p>DRAW[C](x1,y1)-(x2,y2)-...-(x1,y1)</text:p>
            <text:p>Multiple points,</text:p>
            <text:p>no filling</text:p>
          </table:table-cell>
          <table:covered-table-cell table:style-name="table_20_cell"/>
          <table:covered-table-cell table:style-name="table_20_cell"/>
          <table:covered-table-cell table:style-name="grey"/>
          <table:covered-table-cell table:style-name="table_20_cell"/>
          <table:table-cell table:style-name="ce28" office:value-type="string">
            <text:p>LINE(..)-(..),</text:p>
            <text:p>mode,B<text:span text:style-name="T4">F</text:span></text:p>
            <text:p><text:span text:style-name="T6">mode=0: clear</text:span></text:p>
            <text:p><text:span text:style-name="T6">mode=1: draw</text:span></text:p>
            <text:p><text:span text:style-name="T6">F fills</text:span></text:p>
          </table:table-cell>
          <table:table-cell table:style-name="Workaround" office:value-type="string">
            <text:p>Use DRAW,</text:p>
            <text:p>no filling.</text:p>
          </table:table-cell>
          <table:table-cell table:style-name="table_20_cell" office:value-type="string">
            <text:p>QUAD<text:span text:style-name="T4">(..)</text:span>-(..)</text:p>
            <text:p><text:span text:style-name="T7">QUADC</text:span><text:span text:style-name="T29">(..)</text:span><text:span text:style-name="T7">-(..)</text:span></text:p>
            <text:p><text:span text:style-name="T7">No filling.</text:span></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2" table:number-rows-spanned="1">
            <text:p><text:span text:style-name="T7">LINE</text:span><text:span text:style-name="T10">(..)-</text:span><text:span text:style-name="T7">(..)</text:span><text:span text:style-name="T29">,</text:span></text:p>
            <text:p><text:span text:style-name="T29">X/S/R</text:span><text:span text:style-name="T10">,B</text:span><text:span text:style-name="T29">F</text:span></text:p>
            <text:p><text:span text:style-name="T10">F fills box</text:span></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LINE<text:span text:style-name="T6">(..)-</text:span>(..)<text:span text:style-name="T4">,</text:span></text:p>
            <text:p><text:span text:style-name="T4">X/S/R,pattern</text:span><text:span text:style-name="T6">,B</text:span><text:span text:style-name="T4">F</text:span></text:p>
            <text:p><text:span text:style-name="T6">F fills box</text:span></text:p>
          </table:table-cell>
          <table:covered-table-cell table:style-name="ce56"/>
          <table:covered-table-cell table:style-name="grey"/>
          <table:covered-table-cell table:style-name="table_20_cell"/>
          <table:covered-table-cell table:style-name="grey"/>
          <table:covered-table-cell table:style-name="table_20_cell"/>
          <table:table-cell table:style-name="table_20_cell" office:value-type="string">
            <text:p>LINE(x,y)-(x,y),mode,B<text:span text:style-name="T4">F</text:span></text:p>
            <text:p><text:span text:style-name="T6">F fills rectangle.</text:span></text:p>
          </table:table-cell>
          <table:table-cell table:style-name="Workaround" office:value-type="string" table:number-columns-spanned="2" table:number-rows-spanned="1">
            <text:p>Use consecutive LINE commands.</text:p>
          </table:table-cell>
          <table:covered-table-cell table:style-name="Workaround" office:value-type="string">
            <text:p>Use consecutive LINE commands.</text:p>
          </table:covered-table-cell>
        </table:table-row>
        <table:table-row table:style-name="ro28">
          <table:covered-table-cell table:style-name="table_20_head_20_rotated"/>
          <table:table-cell table:style-name="table_20_head" office:value-type="string">
            <text:p>Draw line or polygon</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table_20_cell"/>
          <table:table-cell table:style-name="table_20_cell" office:value-type="string" table:number-columns-spanned="3" table:number-rows-spanned="1">
            <text:p>DRAW[C](x1,y1)-(x2,y2)-...-(x1,y1)</text:p>
            <text:p>Multiple points</text:p>
          </table:table-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2" table:number-rows-spanned="1">
            <text:p><text:span text:style-name="T7">LINE</text:span><text:span text:style-name="T29">(..)</text:span><text:span text:style-name="T10">-</text:span><text:span text:style-name="T7">(..)</text:span><text:span text:style-name="T29">,X/S/R</text:span></text:p>
            <text:p><text:span text:style-name="T10">Continues if started with -</text:span></text:p>
          </table:table-cell>
          <table:covered-table-cell table:style-name="ce20"/>
          <table:covered-table-cell table:style-name="table_20_cell"/>
          <table:covered-table-cell table:style-name="table_20_cell"/>
          <table:covered-table-cell table:style-name="table_20_cell"/>
          <table:table-cell table:style-name="ce20" office:value-type="string" table:number-columns-spanned="2" table:number-rows-spanned="1">
            <text:p><text:span text:style-name="T30">LINE</text:span><text:span text:style-name="T39">(..)</text:span><text:span text:style-name="T40">-</text:span><text:span text:style-name="T30">(..)</text:span><text:span text:style-name="T39">,X/S/R,pattern</text:span></text:p>
            <text:p><text:span text:style-name="T41">Continues if started with -</text:span></text:p>
          </table:table-cell>
          <table:covered-table-cell table:style-name="ce56"/>
          <table:covered-table-cell table:style-name="grey"/>
          <table:covered-table-cell table:style-name="table_20_cell"/>
          <table:covered-table-cell table:style-name="grey"/>
          <table:covered-table-cell table:style-name="table_20_cell"/>
          <table:table-cell table:style-name="ce20" office:value-type="string">
            <text:p><text:span text:style-name="T7">LINE</text:span><text:span text:style-name="T29">(x,y)</text:span><text:span text:style-name="T7">-(x,y),mode</text:span></text:p>
            <text:p><text:span text:style-name="T7">Continues if started with -.</text:span></text:p>
            <text:p><text:span text:style-name="T7">Bit 0 of mode=1 (set) or 0 (reset).</text:span></text:p>
          </table:table-cell>
          <table:table-cell table:style-name="ce20" office:value-type="string">
            <text:p>LINE <text:span text:style-name="T4">STEP(..)</text:span>-<text:span text:style-name="T4">STEP</text:span>(..)</text:p>
            <text:p><text:span text:style-name="T29">STEP</text:span><text:span text:style-name="T7"> makes coordinates relative.</text:span></text:p>
          </table:table-cell>
          <table:table-cell table:style-name="ce20" office:value-type="string">
            <text:p><text:span text:style-name="T7">LINE</text:span><text:span text:style-name="T29">(x,y)</text:span><text:span text:style-name="T7">-(x,y),mode</text:span></text:p>
            <text:p><text:span text:style-name="T7">Continues if started with -.</text:span></text:p>
            <text:p><text:span text:style-name="T7">mode=PSET (set) or PRESET (reset).</text:span></text:p>
          </table:table-cell>
        </table:table-row>
        <table:table-row table:style-name="ro21">
          <table:covered-table-cell table:style-name="table_20_head_20_rotated"/>
          <table:table-cell table:style-name="table_20_head" office:value-type="string">
            <text:p>Graphical patterns</text:p>
          </table:table-cell>
          <table:covered-table-cell table:style-name="grey"/>
          <table:covered-table-cell table:style-name="table_20_cell"/>
          <table:covered-table-cell table:style-name="table_20_cell"/>
          <table:covered-table-cell table:style-name="table_20_cell"/>
          <table:table-cell table:style-name="grey" office:value-type="string" table:number-columns-spanned="2" table:number-rows-spanned="2">
            <text:p>N/A</text:p>
          </table:table-cell>
          <table:covered-table-cell table:style-name="table_20_cell"/>
          <table:covered-table-cell table:style-name="table_20_cell"/>
          <table:covered-table-cell table:style-name="grey"/>
          <table:table-cell table:style-name="table_20_cell" office:value-type="string" table:number-columns-spanned="3" table:number-rows-spanned="1">
            <text:p>DEFCHR$(c)="hex(12)"</text:p>
            <text:p>Defines char c <text:span text:style-name="T22">≥</text:span> 252</text:p>
            <text:p>(c <text:span text:style-name="T22">≥</text:span> 240 on PB-1000).</text:p>
          </table:table-cell>
          <table:covered-table-cell table:style-name="grey"/>
          <table:covered-table-cell/>
          <table:table-cell table:style-name="grey" office:value-type="string">
            <text:p>N/A</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2" table:number-rows-spanned="1">
            <text:p><text:span text:style-name="T7">GCURSOSR x,y</text:span></text:p>
            <text:p><text:span text:style-name="T7">GPRINT pattern</text:span><text:span text:style-name="T29">;...</text:span></text:p>
            <text:p><text:span text:style-name="T7">Hexstrings or numbers</text:span></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GCURSOSR x,y</text:p>
            <text:p>GPRINT pattern<text:span text:style-name="T4">;...</text:span></text:p>
            <text:p>Hexstrings or numbers</text:p>
          </table:table-cell>
          <table:covered-table-cell table:style-name="ce56"/>
          <table:covered-table-cell table:style-name="grey"/>
          <table:table-cell table:style-name="table_20_cell" office:value-type="string">
            <text:p>GDISP string set pattern in display.</text:p>
            <text:p>CHARSET string defines characters.</text:p>
            <text:p><text:span text:style-name="T7">String is taken as binary data.</text:span></text:p>
          </table:table-cell>
          <table:table-cell table:style-name="grey" office:value-type="string" table:number-columns-spanned="1" table:number-rows-spanned="3">
            <text:p>Can be installed</text:p>
          </table:table-cell>
          <table:table-cell table:style-name="table_20_cell" office:value-type="string">
            <text:p>CALL CHAR(c,"hex(16)")</text:p>
            <text:p>Defines char c <text:span text:style-name="T22">≤ </text:span>6.</text:p>
            <text:p>Patterns are horizontal.</text:p>
          </table:table-cell>
          <table:table-cell table:style-name="grey" office:value-type="string">
            <text:p>N/A</text:p>
          </table:table-cell>
          <table:table-cell table:style-name="table_20_cell" office:value-type="string">
            <text:p>FONT$(c)="c1,...,c8" defines character.</text:p>
            <text:p>c=128..159,224..255; c1..c8 may be constants or variables.</text:p>
            <text:p>CONSOLE@,1 resets all chars to default.</text:p>
          </table:table-cell>
          <table:table-cell table:style-name="grey" office:value-type="string">
            <text:p>N/A</text:p>
          </table:table-cell>
        </table:table-row>
        <table:table-row table:style-name="ro21">
          <table:covered-table-cell table:style-name="table_20_head_20_rotated"/>
          <table:table-cell table:style-name="table_20_head" office:value-type="string">
            <text:p>More graphics commands</text:p>
          </table:table-cell>
          <table:covered-table-cell table:style-name="grey"/>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grey"/>
          <table:table-cell table:style-name="grey" office:value-type="string" table:number-columns-spanned="1" table:number-rows-spanned="2">
            <text:p>N/A</text:p>
          </table:table-cell>
          <table:table-cell table:style-name="table_20_cell" office:value-type="string">
            <text:p>CIRCLE(x,y),</text:p>
            <text:p>r,mode</text:p>
            <text:p>PAINT(x,y)</text:p>
          </table:table-cell>
          <table:table-cell table:style-name="grey" office:value-type="string">
            <text:p>N/A</text:p>
          </table:table-cell>
          <table:table-cell table:style-name="table_20_cell" office:value-type="string">
            <text:p>INIT(X0,Y0),DX,DY</text:p>
            <text:p>sets origin and number of pixels for a unit of 1.</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36" office:value-type="string" table:number-columns-spanned="2" table:number-rows-spanned="1">
            <text:p>N/A</text:p>
          </table:table-cell>
          <table:covered-table-cell table:style-name="grey"/>
          <table:covered-table-cell table:style-name="table_20_cell"/>
          <table:covered-table-cell table:style-name="table_20_cell"/>
          <table:covered-table-cell table:style-name="table_20_cell"/>
          <table:table-cell table:style-name="grey" office:value-type="string" table:number-columns-spanned="2" table:number-rows-spanned="1">
            <text:p>N/A</text:p>
          </table:table-cell>
          <table:covered-table-cell table:style-name="ce56"/>
          <table:covered-table-cell table:style-name="grey"/>
          <table:table-cell table:style-name="grey" office:value-type="string" table:number-columns-spanned="1" table:number-rows-spanned="2">
            <text:p>N/A</text:p>
          </table:table-cell>
          <table:covered-table-cell table:style-name="grey"/>
          <table:table-cell table:style-name="table_20_cell" office:value-type="string">
            <text:p>CALL INDIC(indicator,state)</text:p>
            <text:p>sets the display indicators.</text:p>
          </table:table-cell>
          <table:table-cell table:style-name="table_20_cell" office:value-type="string">
            <text:p>SCREEN 0,1 protects the last (label) line against scrolling.</text:p>
          </table:table-cell>
          <table:table-cell table:style-name="table_20_cell" office:value-type="string">
            <text:p>CIRCLE <text:span text:style-name="T4">STEP</text:span>(x,y),r</text:p>
            <text:p><text:span text:style-name="T29">STEP</text:span><text:span text:style-name="T7"> makes coordinates relative.</text:span></text:p>
          </table:table-cell>
          <table:table-cell table:style-name="table_20_cell" office:value-type="string">
            <text:p>COLOR <text:span text:style-name="T4">fg,bg,set </text:span></text:p>
            <text:p><text:span text:style-name="T6">sets color on external screen.</text:span></text:p>
            <text:p><text:span text:style-name="T14">SCREEN text,graph controls external display. 0,0 is default (LCD).</text:span></text:p>
          </table:table-cell>
        </table:table-row>
        <table:table-row table:style-name="ro19">
          <table:covered-table-cell table:style-name="table_20_head_20_rotated"/>
          <table:table-cell table:style-name="table_20_head" office:value-type="string">
            <text:p>(x,y) outside screen area</text:p>
          </table:table-cell>
          <table:covered-table-cell table:style-name="grey"/>
          <table:covered-table-cell table:style-name="table_20_cell"/>
          <table:covered-table-cell table:style-name="table_20_cell"/>
          <table:covered-table-cell table:style-name="table_20_cell"/>
          <table:table-cell table:style-name="table_20_cell" office:value-type="string" table:number-columns-spanned="2" table:number-rows-spanned="1">
            <text:p>Error</text:p>
          </table:table-cell>
          <table:covered-table-cell/>
          <table:covered-table-cell table:style-name="table_20_cell"/>
          <table:covered-table-cell table:style-name="grey"/>
          <table:covered-table-cell table:style-name="grey" office:value-type="string">
            <text:p>N/A</text:p>
          </table:covered-table-cell>
          <table:table-cell table:style-name="table_20_cell" office:value-type="string" table:number-columns-spanned="3" table:number-rows-spanned="1">
            <text:p>Error</text:p>
          </table:table-cell>
          <table:covered-table-cell table:style-name="table_20_cell"/>
          <table:covered-table-cell table:style-name="table_20_cell"/>
          <table:table-cell table:style-name="table_20_cell" office:value-type="string">
            <text:p>Error</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2" table:number-rows-spanned="1">
            <text:p>Virtual screen</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Virtual screen with clipping</text:p>
          </table:table-cell>
          <table:covered-table-cell table:style-name="ce56"/>
          <table:covered-table-cell table:style-name="grey"/>
          <table:covered-table-cell table:style-name="grey" office:value-type="string">
            <text:p>N/A</text:p>
          </table:covered-table-cell>
          <table:covered-table-cell table:style-name="grey"/>
          <table:table-cell table:style-name="grey" office:value-type="string">
            <text:p>N/A</text:p>
          </table:table-cell>
          <table:table-cell table:style-name="table_20_cell" office:value-type="string">
            <text:p>FC Error</text:p>
          </table:table-cell>
          <table:table-cell table:style-name="table_20_cell" office:value-type="string">
            <text:p>Clipping</text:p>
          </table:table-cell>
          <table:table-cell table:style-name="table_20_cell" office:value-type="string">
            <text:p>Virtual screen with clipping</text:p>
          </table:table-cell>
        </table:table-row>
        <table:table-row table:style-name="ro19">
          <table:table-cell table:style-name="table_20_head_20_rotated" office:value-type="string" table:number-columns-spanned="1" table:number-rows-spanned="8">
            <text:p>Printer</text:p>
          </table:table-cell>
          <table:table-cell table:style-name="table_20_head" office:value-type="string" table:number-columns-spanned="1" table:number-rows-spanned="2">
            <text:p>Printer interface and type</text:p>
          </table:table-cell>
          <table:table-cell table:style-name="table_20_cell" office:value-type="string" table:number-columns-spanned="1" table:number-rows-spanned="2">
            <text:p>FP-10 (matrix)</text:p>
          </table:table-cell>
          <table:table-cell table:style-name="table_20_cell" office:value-type="string" table:number-columns-spanned="3" table:number-rows-spanned="2">
            <text:p>FA-3 with FP-12S (matrix)</text:p>
          </table:table-cell>
          <table:covered-table-cell table:style-name="table_20_cell"/>
          <table:covered-table-cell table:style-name="table_20_cell"/>
          <table:table-cell table:style-name="table_20_cell" office:value-type="string" table:number-columns-spanned="2" table:number-rows-spanned="2">
            <text:p>FA-10 or FA-4 with FP-100 (pen plotter)</text:p>
          </table:table-cell>
          <table:covered-table-cell table:style-name="table_20_cell"/>
          <table:table-cell table:style-name="table_20_cell" office:value-type="string" table:number-columns-spanned="1" table:number-rows-spanned="2">
            <text:p>FA-20 (matrix)</text:p>
          </table:table-cell>
          <table:table-cell table:style-name="table_20_cell" office:value-type="string" table:number-columns-spanned="4" table:number-rows-spanned="2">
            <text:p>FP-100 (pen plotter) connected through FA-6 </text:p>
            <text:p>(except PB-1000, which uses FA-7 or MD-100)</text:p>
          </table:table-cell>
          <table:covered-table-cell table:style-name="table_20_cell"/>
          <table:covered-table-cell table:style-name="table_20_cell"/>
          <table:covered-table-cell table:style-name="table_20_cell"/>
          <table:table-cell table:style-name="table_20_cell" office:value-type="string" table:number-columns-spanned="1" table:number-rows-spanned="2">
            <text:p>Centronics.</text:p>
          </table:table-cell>
          <table:table-cell table:style-name="table_20_cell" office:value-type="string" table:number-columns-spanned="1" table:number-rows-spanned="2">
            <text:p>CE-150 (pen plotter, contains ROM with BASIC commands)</text:p>
          </table:table-cell>
          <table:table-cell table:style-name="table_20_cell" office:value-type="string" table:number-columns-spanned="1" table:number-rows-spanned="2">
            <text:p>CE-122 (matrix)</text:p>
          </table:table-cell>
          <table:table-cell table:style-name="ce22" office:value-type="string" table:number-columns-spanned="11" table:number-rows-spanned="1">
            <text:p>CE-126P (matrix), works with all Sharps with 11 pin connector.</text:p>
          </table:table-cell>
          <table:covered-table-cell table:style-name="table_20_cell"/>
          <table:covered-table-cell table:style-name="table_20_cell"/>
          <table:covered-table-cell table:style-name="table_20_cell"/>
          <table:covered-table-cell table:style-name="table_20_cell"/>
          <table:covered-table-cell/>
          <table:covered-table-cell table:style-name="table_20_cell"/>
          <table:covered-table-cell table:style-name="table_20_cell"/>
          <table:covered-table-cell table:style-name="table_20_cell"/>
          <table:covered-table-cell table:style-name="table_20_cell"/>
          <table:covered-table-cell/>
          <table:table-cell table:style-name="table_20_cell" office:value-type="string" table:number-columns-spanned="2" table:number-rows-spanned="2">
            <text:p>HP-IL printer. There are HP-IL interfaces to HP-IB or </text:p>
            <text:p>RS-232. Any printer supporting these interfaces can be connected.</text:p>
          </table:table-cell>
          <table:covered-table-cell table:style-name="table_20_cell"/>
          <table:table-cell table:style-name="table_20_cell" office:value-type="string" table:number-columns-spanned="2" table:number-rows-spanned="2">
            <text:p>PC-324 (matrix, id 12, DockBus)</text:p>
            <text:p>HX-1000 (pen plotter, id 10, HexBus)</text:p>
            <text:p>Printer 80 (matrix, id 16, HexBus)</text:p>
            <text:p>HX-3000 (serial/parallel, ids 20/50, HexBus)</text:p>
            <text:p>HexBus devices need adapter cable for TI-74.</text:p>
            <text:p>DockBus devices need adapter cable for CC-40.</text:p>
          </table:table-cell>
          <table:covered-table-cell table:style-name="table_20_cell"/>
          <table:table-cell table:style-name="table_20_cell" office:value-type="string" table:number-columns-spanned="1" table:number-rows-spanned="2">
            <text:p>Centronics (any type).</text:p>
          </table:table-cell>
          <table:table-cell table:style-name="table_20_cell" office:value-type="string" table:number-columns-spanned="1" table:number-rows-spanned="2">
            <text:p>Centronics with legacy plug.</text:p>
            <text:p>Plotter X-710 supported with special LPRINT syntax.</text:p>
            <text:p>Serial (TTL): X-711 thermal printer.</text:p>
          </table:table-cell>
          <table:table-cell table:style-name="table_20_cell" office:value-type="string" table:number-columns-spanned="1" table:number-rows-spanned="2">
            <text:p>Built in dot matrix with graphics.</text:p>
          </table:table-cell>
        </table:table-row>
        <table:table-row table:style-name="ro54">
          <table:covered-table-cell table:style-name="table_20_head_20_rotated" office:value-type="string">
            <text:p>Printer</text:p>
          </table:covered-table-cell>
          <table:covered-table-cell table:style-name="table_20_hea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36" office:value-type="string" table:number-columns-spanned="4" table:number-rows-spanned="1">
            <text:p>No other printer available</text:p>
          </table:table-cell>
          <table:covered-table-cell table:style-name="table_20_cell"/>
          <table:covered-table-cell table:style-name="table_20_cell"/>
          <table:covered-table-cell table:style-name="table_20_cell"/>
          <table:table-cell table:style-name="table_20_cell" office:value-type="string">
            <text:p>PC-1350: CE-515P (see right)</text:p>
            <text:p>PC-2500: Built-in pen plotter, no 11 Pin interface.</text:p>
          </table:table-cell>
          <table:table-cell table:style-name="table_20_cell" office:value-type="string">
            <text:p>CE-140P (matrix plotter)</text:p>
            <text:p>CE-515P (pen plotter)</text:p>
            <text:p>Serial printer with level shifter</text:p>
          </table:table-cell>
          <table:table-cell table:style-name="grey" office:value-type="string">
            <text:p>N/A</text:p>
          </table:table-cell>
          <table:table-cell table:style-name="table_20_cell" office:value-type="string">
            <text:p>See PC-1360</text:p>
          </table:table-cell>
          <table:table-cell table:style-name="table_20_cell" office:value-type="string" table:number-columns-spanned="2" table:number-rows-spanned="1">
            <text:p>Any serial printer through RS-232 with level shifter.</text:p>
          </table:table-cell>
          <table:covered-table-cell table:style-name="table_20_cell"/>
          <table:table-cell table:style-name="table_20_cell" office:value-type="string">
            <text:p>CE-515P (pen plotter)</text:p>
            <text:p>with CE-516L.</text:p>
            <text:p><text:span text:style-name="T7">Any serial printer through </text:span></text:p>
            <text:p><text:span text:style-name="T7">RS-232 with level shifter.</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6">
          <table:covered-table-cell/>
          <table:table-cell table:style-name="table_20_head" office:value-type="string">
            <text:p>Printer output</text:p>
          </table:table-cell>
          <table:table-cell table:style-name="table_20_cell" office:value-type="string">
            <text:p>LIST/PRT in MODE 7</text:p>
          </table:table-cell>
          <table:table-cell table:style-name="table_20_cell" office:value-type="string" table:number-columns-spanned="3" table:number-rows-spanned="1">
            <text:p>LIST/PRINT in MODE 7</text:p>
          </table:table-cell>
          <table:covered-table-cell table:style-name="table_20_cell"/>
          <table:covered-table-cell table:style-name="table_20_cell"/>
          <table:table-cell table:style-name="table_20_cell" office:value-type="string" table:number-columns-spanned="2" table:number-rows-spanned="1">
            <text:p>LLIST/LPRINT</text:p>
          </table:table-cell>
          <table:covered-table-cell table:style-name="table_20_cell"/>
          <table:table-cell table:style-name="table_20_cell" office:value-type="string" table:number-columns-spanned="4" table:number-rows-spanned="1">
            <text:p>LLIST/LPRINT or redirected LIST/PRINT</text:p>
          </table:table-cell>
          <table:covered-table-cell table:style-name="table_20_cell"/>
          <table:covered-table-cell table:style-name="table_20_cell"/>
          <table:covered-table-cell table:style-name="table_20_cell"/>
          <table:table-cell table:style-name="table_20_cell" office:value-type="string" table:number-columns-spanned="2" table:number-rows-spanned="1">
            <text:p>LLIST/LPRINT</text:p>
          </table:table-cell>
          <table:covered-table-cell table:style-name="table_20_cell"/>
          <table:table-cell table:style-name="table_20_cell" office:value-type="string">
            <text:p>LLIST/LPRINT</text:p>
          </table:table-cell>
          <table:table-cell table:style-name="table_20_cell" office:value-type="string" table:number-columns-spanned="1" table:number-rows-spanned="2">
            <text:p>Switch on CE-122. Disables some LIST functionality.</text:p>
          </table:table-cell>
          <table:table-cell table:style-name="ce22" office:value-type="string" table:number-columns-spanned="11" table:number-rows-spanned="1">
            <text:p>LLIST/LPRIN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Redirected PLIST, LIST, PRINT or DISP</text:p>
          </table:table-cell>
          <table:covered-table-cell table:style-name="table_20_cell"/>
          <table:table-cell table:style-name="table_20_cell" office:value-type="string" table:number-columns-spanned="2" table:number-rows-spanned="2">
            <text:p>LIST"12" (12 is PC-324)</text:p>
            <text:p>OPEN#channel,"12",OUTPUT:PRINT#channel...</text:p>
          </table:table-cell>
          <table:covered-table-cell table:style-name="table_20_cell"/>
          <table:table-cell table:style-name="table_20_cell" office:value-type="string">
            <text:p>LPRINT, LLIST, PRINT#1,... after OPEN"LPT:" FOR OUTPUT AS #1</text:p>
          </table:table-cell>
          <table:table-cell table:style-name="table_20_cell" office:value-type="string">
            <text:p>LPRINT, LLIST, PRINT#1,... after INIT#1,"LPT:" (or "GPR:" or "PRT:")</text:p>
          </table:table-cell>
          <table:table-cell table:style-name="table_20_cell" office:value-type="string">
            <text:p>LPRINT, LLIST, PRINT#1,... after OPEN"O",#1,"LPT0:"</text:p>
          </table:table-cell>
        </table:table-row>
        <table:table-row table:style-name="ro26">
          <table:covered-table-cell/>
          <table:table-cell table:style-name="table_20_head" office:value-type="string">
            <text:p>Redirect display to printer</text:p>
          </table:table-cell>
          <table:table-cell table:style-name="table_20_cell" office:value-type="string" table:number-columns-spanned="4" table:number-rows-spanned="1">
            <text:p>MODE 7/8 turn printer on/off</text:p>
          </table:table-cell>
          <table:covered-table-cell table:style-name="table_20_cell"/>
          <table:covered-table-cell table:style-name="table_20_cell"/>
          <table:covered-table-cell table:style-name="table_20_cell"/>
          <table:table-cell table:style-name="grey" office:value-type="string" table:number-columns-spanned="2" table:number-rows-spanned="1">
            <text:p>N/A</text:p>
          </table:table-cell>
          <table:covered-table-cell table:style-name="table_20_cell"/>
          <table:table-cell table:style-name="table_20_cell" office:value-type="string">
            <text:p>PRINT ON/OFF</text:p>
          </table:table-cell>
          <table:table-cell table:style-name="table_20_cell" office:value-type="string" table:number-columns-spanned="3" table:number-rows-spanned="1">
            <text:p>MODE 7/8 turn printer on/off</text:p>
          </table:table-cell>
          <table:covered-table-cell table:style-name="table_20_cell"/>
          <table:covered-table-cell table:style-name="table_20_cell"/>
          <table:table-cell table:style-name="grey" office:value-type="string" table:number-columns-spanned="2" table:number-rows-spanned="1">
            <text:p>N/A</text:p>
          </table:table-cell>
          <table:covered-table-cell table:style-name="grey"/>
          <table:table-cell table:style-name="grey" office:value-type="string">
            <text:p>N/A</text:p>
          </table:table-cell>
          <table:covered-table-cell table:style-name="table_20_cell"/>
          <table:table-cell table:style-name="ce22" office:value-type="string" table:number-columns-spanned="11" table:number-rows-spanned="1">
            <text:p>PRINT=LPRINT turns printer on, PRINT=PRINT turns printer off. Keyboard function <text:span text:style-name="T2">P&lt;-&gt;NP</text:span><text:span text:style-name="T6"> (switch on </text:span><text:span text:style-name="T6">PC-2500) switches between these modes.</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PRINTER/DISPLAY IS 'device', '*' resets to display</text:p>
          </table:table-cell>
          <table:covered-table-cell table:style-name="table_20_cell"/>
          <table:covered-table-cell table:style-name="table_20_cell"/>
          <table:covered-table-cell table:style-name="table_20_cell"/>
          <table:table-cell table:style-name="table_20_cell" office:value-type="string">
            <text:p>OPEN either "LPT:" or "LCD:"</text:p>
          </table:table-cell>
          <table:table-cell table:style-name="table_20_cell" office:value-type="string">
            <text:p>INIT one of "LPT:", "GPR:", "PRT:" or "CON:" </text:p>
          </table:table-cell>
          <table:table-cell table:style-name="table_20_cell" office:value-type="string">
            <text:p>OPEN either "LPT0:" or "SCRN:"</text:p>
          </table:table-cell>
        </table:table-row>
        <table:table-row table:style-name="ro19">
          <table:covered-table-cell/>
          <table:table-cell table:style-name="table_20_head" office:value-type="string">
            <text:p>Set width for printer output</text:p>
          </table:table-cell>
          <table:table-cell table:style-name="grey" office:value-type="string" table:number-columns-spanned="12" table:number-rows-spanned="1">
            <text:p>N/A</text:p>
          </table:table-cell>
          <table:covered-table-cell table:style-name="table_20_cell"/>
          <table:covered-table-cell table:style-name="table_20_cell"/>
          <table:covered-table-cell table:style-name="table_20_cell"/>
          <table:covered-table-cell table:style-name="grey"/>
          <table:covered-table-cell table:style-name="table_20_cell"/>
          <table:covered-table-cell table:style-name="table_20_cell"/>
          <table:covered-table-cell table:style-name="ce20"/>
          <table:covered-table-cell table:style-name="table_20_cell"/>
          <table:covered-table-cell table:style-name="table_20_cell"/>
          <table:covered-table-cell table:style-name="grey"/>
          <table:covered-table-cell table:style-name="grey"/>
          <table:table-cell table:style-name="grey" office:value-type="string" table:number-columns-spanned="6" table:number-rows-spanned="1">
            <text:p>N/A</text:p>
          </table:table-cell>
          <table:covered-table-cell table:style-name="grey"/>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2" table:number-rows-spanned="1">
            <text:p>CONSOLE n</text:p>
          </table:table-cell>
          <table:covered-table-cell table:style-name="table_20_cell"/>
          <table:table-cell table:style-name="grey" office:value-type="string" table:number-columns-spanned="1" table:number-rows-spanned="4">
            <text:p>N/A</text:p>
          </table:table-cell>
          <table:table-cell table:style-name="table_20_cell" office:value-type="string">
            <text:p>CONSOLE n</text:p>
          </table:table-cell>
          <table:table-cell table:style-name="grey" office:value-type="string" table:number-columns-spanned="2" table:number-rows-spanned="4">
            <text:p>N/A</text:p>
          </table:table-cell>
          <table:covered-table-cell table:style-name="table_20_cell"/>
          <table:table-cell table:style-name="table_20_cell" office:value-type="string">
            <text:p>CONSOLE n</text:p>
          </table:table-cell>
          <table:table-cell table:style-name="table_20_cell" office:value-type="string" table:number-columns-spanned="2" table:number-rows-spanned="1">
            <text:p>PWIDTH n</text:p>
          </table:table-cell>
          <table:covered-table-cell table:style-name="table_20_cell"/>
          <table:table-cell table:style-name="table_20_cell" office:value-type="string" table:number-columns-spanned="2" table:number-rows-spanned="1">
            <text:p>Specify with OPEN: OPEN#channel,...,VARIABLE n</text:p>
          </table:table-cell>
          <table:covered-table-cell table:style-name="table_20_cell"/>
          <table:table-cell table:style-name="table_20_cell" office:value-type="string">
            <text:p>N/A; LPOS returns current position.</text:p>
          </table:table-cell>
          <table:table-cell table:style-name="grey" office:value-type="string">
            <text:p>N/A</text:p>
          </table:table-cell>
          <table:table-cell table:style-name="table_20_cell" office:value-type="string">
            <text:p>WIDTH "device", n</text:p>
          </table:table-cell>
        </table:table-row>
        <table:table-row table:style-name="ro22">
          <table:covered-table-cell/>
          <table:table-cell table:style-name="table_20_head" office:value-type="string">
            <text:p>Set Printer to text or graphics mode</text:p>
          </table:table-cell>
          <table:table-cell table:style-name="grey" office:value-type="string" table:number-columns-spanned="4" table:number-rows-spanned="3">
            <text:p>N/A</text:p>
          </table:table-cell>
          <table:covered-table-cell table:style-name="table_20_cell"/>
          <table:covered-table-cell table:style-name="table_20_cell"/>
          <table:covered-table-cell table:style-name="table_20_cell"/>
          <table:table-cell table:style-name="table_20_cell" office:value-type="string" table:number-columns-spanned="2" table:number-rows-spanned="1">
            <text:p>LPRINT CHR$(28);CHR$(x)</text:p>
            <text:p>x=46: text, x=37: graphics (FA-10 plotter)</text:p>
          </table:table-cell>
          <table:covered-table-cell table:style-name="table_20_cell"/>
          <table:table-cell table:style-name="grey" office:value-type="string" table:number-columns-spanned="4" table:number-rows-spanned="3">
            <text:p>N/A</text:p>
          </table:table-cell>
          <table:covered-table-cell table:style-name="table_20_cell"/>
          <table:covered-table-cell table:style-name="table_20_cell"/>
          <table:covered-table-cell table:style-name="table_20_cell"/>
          <table:table-cell table:style-name="table_20_cell" office:value-type="string" table:number-columns-spanned="1" table:number-rows-spanned="2">
            <text:p>See PB-700</text:p>
          </table:table-cell>
          <table:table-cell table:style-name="grey" office:value-type="string" table:number-columns-spanned="1" table:number-rows-spanned="3">
            <text:p>N/A</text:p>
          </table:table-cell>
          <table:table-cell table:style-name="table_20_cell" office:value-type="string">
            <text:p>GRAPH</text:p>
            <text:p>TEXT </text:p>
            <text:p>(CE-150)</text:p>
          </table:table-cell>
          <table:table-cell table:style-name="ce36" office:value-type="string" table:number-columns-spanned="5" table:number-rows-spanned="3">
            <text:p>N/A</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ext:p>PC-2500 only:</text:p>
            <text:p>LPRINT CHR$ &amp;1B;"a";</text:p>
            <text:p>LPRINT CHR$ &amp;1B;"b";</text:p>
          </table:table-cell>
          <table:table-cell table:style-name="table_20_cell" office:value-type="string">
            <text:p>GRAPH, LTEXT</text:p>
            <text:p><text:span text:style-name="T7">(CE-140P, CE-515P, needs OPEN/CLOSE)</text:span></text:p>
          </table:table-cell>
          <table:covered-table-cell table:style-name="grey" office:value-type="string">
            <text:p>N/A</text:p>
          </table:covered-table-cell>
          <table:table-cell table:style-name="table_20_cell" office:value-type="string">
            <text:p>GRAPH, LTEXT</text:p>
            <text:p><text:span text:style-name="T7">(CE-140P, CE-515P, needs OPEN/CLOSE)</text:span></text:p>
          </table:table-cell>
          <table:covered-table-cell table:style-name="grey" office:value-type="string">
            <text:p>N/A</text:p>
          </table:covered-table-cell>
          <table:covered-table-cell table:style-name="table_20_cell"/>
          <table:table-cell table:style-name="table_20_cell" office:value-type="string" table:number-columns-spanned="1" table:number-rows-spanned="3">
            <text:p>See PC-1475. Only CE-515P supported. OPEN and CLOSE are mandatory.</text:p>
          </table:table-cell>
          <table:table-cell table:style-name="grey" office:value-type="string" table:number-columns-spanned="2" table:number-rows-spanned="3">
            <text:p>N/A</text:p>
          </table:table-cell>
          <table:covered-table-cell table:style-name="table_20_cell"/>
          <table:table-cell table:style-name="table_20_cell" office:value-type="string" table:number-columns-spanned="2" table:number-rows-spanned="1">
            <text:p>OPEN#channel,"10",OUTPUT:PRINT#channel,CHR$(x)</text:p>
            <text:p>x=17: text mode, x=19: graphics mode (HX-1000)</text:p>
          </table:table-cell>
          <table:covered-table-cell table:style-name="table_20_cell"/>
          <table:table-cell table:style-name="table_20_cell" office:value-type="string">
            <text:p>Depends on printer.</text:p>
          </table:table-cell>
          <table:table-cell table:style-name="table_20_cell" office:value-type="string">
            <text:p>LPRINT CHR$(18); sets X-711 to graphics mode; LPRINT CHR$(13);CHR$(17); sets text mode.</text:p>
          </table:table-cell>
          <table:table-cell table:style-name="grey" office:value-type="string">
            <text:p>N/A</text:p>
          </table:table-cell>
        </table:table-row>
        <table:table-row table:style-name="ro21">
          <table:covered-table-cell/>
          <table:table-cell table:style-name="table_20_head" office:value-type="string">
            <text:p>Printer commands in graphics mode</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Use LPRINT to send plotter command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COLOR, CSIZE, GLCURSOR,</text:p>
            <text:p>LINE, RLINE, ROTATE, SORIGIN</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ext:p>PC-2500: Use LPRINT to send plotter commands.</text:p>
            <text:p>TEST sends test pattern</text:p>
          </table:table-cell>
          <table:table-cell table:style-name="table_20_cell" office:value-type="string">
            <text:p>CIRCLE, COLOR, CROTATE, CSIZE, GLCURSOR, LLINE, PAINT, SORGN</text:p>
          </table:table-cell>
          <table:covered-table-cell table:style-name="table_20_cell"/>
          <table:table-cell table:style-name="table_20_cell" office:value-type="string">
            <text:p>CIRCLE, COLOR, CROTATE, CSIZE, GLCURSOR, LLINE, PAINT, SORGN</text:p>
          </table:table-cell>
          <table:covered-table-cell table:style-name="table_20_cell"/>
          <table:covered-table-cell table:style-name="table_20_cell"/>
          <table:covered-table-cell table:style-name="table_20_cell"/>
          <table:covered-table-cell table:style-name="grey" office:value-type="string">
            <text:p>N/A</text:p>
          </table:covered-table-cell>
          <table:covered-table-cell table:style-name="table_20_cell"/>
          <table:table-cell table:style-name="table_20_cell" office:value-type="string" table:number-columns-spanned="2" table:number-rows-spanned="1">
            <text:p>Use PRINT#channel,... to send plotter commands.</text:p>
          </table:table-cell>
          <table:covered-table-cell table:style-name="table_20_cell"/>
          <table:table-cell table:style-name="table_20_cell" office:value-type="string" table:number-columns-spanned="2" table:number-rows-spanned="1">
            <text:p>Send commands with LPRINT.</text:p>
          </table:table-cell>
          <table:covered-table-cell table:style-name="table_20_cell"/>
          <table:table-cell table:style-name="table_20_cell" office:value-type="string">
            <text:p>COPY prints text and graphic screen on built in printer. Only the visible area is printed.</text:p>
          </table:table-cell>
        </table:table-row>
        <table:table-row table:style-name="ro28">
          <table:covered-table-cell table:style-name="table_20_head_20_rotated"/>
          <table:table-cell table:style-name="table_20_head" office:value-type="string">
            <text:p>Additional printer commands in text mode</text:p>
          </table:table-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LPRINT escape sequence</text:p>
          </table:table-cell>
          <table:covered-table-cell table:style-name="table_20_cell"/>
          <table:table-cell table:style-name="table_20_cell" office:value-type="string">
            <text:p>LF, LCURSOR, TAB, TEST</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OPEN/CLOSE for CE-515P</text:p>
          </table:table-cell>
          <table:table-cell table:style-name="table_20_cell" office:value-type="string">
            <text:p>LF, OPEN/CLOSE for CE-515P</text:p>
          </table:table-cell>
          <table:covered-table-cell table:style-name="table_20_cell"/>
          <table:table-cell table:style-name="table_20_cell" office:value-type="string">
            <text:p>LF, OPEN/CLOSE for CE-515P</text:p>
          </table:table-cell>
          <table:covered-table-cell table:style-name="table_20_cell"/>
          <table:covered-table-cell table:style-name="table_20_cell"/>
          <table:covered-table-cell table:style-name="table_20_cell"/>
          <table:covered-table-cell table:style-name="grey" office:value-type="string">
            <text:p>N/A</text:p>
          </table:covered-table-cell>
          <table:covered-table-cell table:style-name="table_20_cell"/>
          <table:table-cell table:style-name="table_20_cell" office:value-type="string" table:number-columns-spanned="2" table:number-rows-spanned="1">
            <text:p>Settable options in OPEN after device number:</text:p>
            <text:p>OPEN#1,"10<text:span text:style-name="T2">.S=0</text:span>",OUTPUT sets small print.</text:p>
          </table:table-cell>
          <table:covered-table-cell table:style-name="table_20_cell"/>
          <table:table-cell table:style-name="ce20" office:value-type="string">
            <text:p>LCOPY copies the text screen.</text:p>
            <text:p>SAVE"LPT:" is the same as LLIST.</text:p>
            <text:p>LPOS returns current column.</text:p>
          </table:table-cell>
          <table:table-cell table:style-name="ce20" office:value-type="string">
            <text:p>LPRINT[size,color] ... (see PRINT)</text:p>
            <text:p>size: 1..16</text:p>
            <text:p>color: 0..3</text:p>
          </table:table-cell>
          <table:table-cell table:style-name="table_20_cell" office:value-type="string">
            <text:p>SAVE"LPT0:" is the same as LLIST.</text:p>
          </table:table-cell>
        </table:table-row>
        <table:table-row table:style-name="ro55">
          <table:table-cell table:style-name="table_20_head_20_rotated" office:value-type="string" table:number-columns-spanned="1" table:number-rows-spanned="2">
            <text:p>Sound</text:p>
          </table:table-cell>
          <table:table-cell table:style-name="table_20_head" office:value-type="string">
            <text:p>Beeper</text:p>
          </table:table-cell>
          <table:table-cell table:style-name="grey" office:value-type="string" table:number-columns-spanned="2" table:number-rows-spanned="2">
            <text:p>N/A</text:p>
          </table:table-cell>
          <table:covered-table-cell table:style-name="table_20_cell"/>
          <table:table-cell table:style-name="table_20_cell" office:value-type="string" table:number-columns-spanned="9" table:number-rows-spanned="1">
            <text:p>BEEP <text:span text:style-name="T4">pitch</text:span></text:p>
          </table:table-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2">
            <text:p>N/A</text:p>
          </table:table-cell>
          <table:table-cell table:style-name="table_20_cell" office:value-type="string">
            <text:p>BEEP count<text:span text:style-name="T4">,frq,time</text:span> or ON/OFF</text:p>
            <text:p>Duration depends on time and frq.</text:p>
          </table:table-cell>
          <table:table-cell table:style-name="ce22" office:value-type="string" table:number-columns-spanned="6" table:number-rows-spanned="1">
            <text:p>BEEP count</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54" office:value-type="string" table:number-columns-spanned="6" table:number-rows-spanned="1">
            <text:p>BEEP count<text:span text:style-name="T4">,frq,time</text:span></text:p>
            <text:p>Duration depends on time and frq.</text:p>
          </table:table-cell>
          <table:covered-table-cell table:style-name="ce48"/>
          <table:covered-table-cell table:style-name="table_20_cell"/>
          <table:covered-table-cell table:style-name="table_20_cell"/>
          <table:covered-table-cell table:style-name="table_20_cell"/>
          <table:covered-table-cell table:style-name="table_20_cell"/>
          <table:table-cell table:style-name="table_20_cell" table:number-columns-repeated="2"/>
          <table:table-cell table:style-name="grey" office:value-type="string" table:number-columns-spanned="1" table:number-rows-spanned="2">
            <text:p>N/A</text:p>
          </table:table-cell>
          <table:table-cell table:style-name="table_20_cell" office:value-type="string">
            <text:p>DISPLAY BEEP ...</text:p>
            <text:p>ACCEPT BEEP ...</text:p>
          </table:table-cell>
          <table:table-cell table:style-name="table_20_cell" office:value-type="string">
            <text:p>BEEP, SOUND pitch,duration</text:p>
            <text:p>Duration of 50 is 1 second.</text:p>
          </table:table-cell>
          <table:table-cell table:style-name="table_20_cell" office:value-type="string">
            <text:p>BEEP pitch,duration</text:p>
            <text:p><text:span text:style-name="T7">Duration of 20 is 1 second.</text:span></text:p>
          </table:table-cell>
          <table:table-cell table:style-name="table_20_cell" office:value-type="string">
            <text:p>SOUND pitch,duration</text:p>
            <text:p>Duration of 10 is 1 second.</text:p>
          </table:table-cell>
        </table:table-row>
        <table:table-row table:style-name="ro28">
          <table:covered-table-cell table:style-name="table_20_head_20_rotated"/>
          <table:table-cell table:style-name="table_20_head" office:value-type="string">
            <text:p>Frequency range</text:p>
          </table:table-cell>
          <table:covered-table-cell table:style-name="table_20_cell"/>
          <table:covered-table-cell table:style-name="table_20_cell"/>
          <table:table-cell table:style-name="table_20_cell" office:value-type="string" table:number-columns-spanned="9" table:number-rows-spanned="1">
            <text:p>0: low pitch (default), 1: high pitch</text:p>
          </table:table-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office:annotation draw:style-name="gr3" draw:text-style-name="P1" svg:width="3.853cm" svg:height="1.74cm" svg:x="66.609cm" svg:y="98.929cm" draw:caption-point-x="9.754cm" draw:caption-point-y="-21.646cm">
              <dc:creator>MvC</dc:creator>
              <dc:date>2009-01-30T00:00:00</dc:date>
              <text:p text:style-name="P1"><text:span text:style-name="T1">Information is from PC-1600</text:span></text:p>
            </office:annotation>
            <text:p>Frequency <text:span text:style-name="T22">≈ 1.3E6/(166+22*frq)</text:span></text:p>
            <text:p>0: 7kHz, 129: 440Hz, 255: 230Hz</text:p>
          </table:table-cell>
          <table:table-cell table:style-name="ce22" office:value-type="string" table:number-columns-spanned="6" table:number-rows-spanned="1">
            <text:p>Only a single pitch available. PC-1246 is mute.</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48" office:value-type="string" table:number-columns-spanned="3" table:number-rows-spanned="1">
            <text:p>Same as PC-E500</text:p>
            <text:p>My PC-1280 seems to have a speed up installed and beeps higher.</text:p>
          </table:table-cell>
          <table:covered-table-cell table:style-name="table_20_cell"/>
          <table:covered-table-cell table:style-name="ce20"/>
          <table:table-cell table:style-name="table_20_cell" office:value-type="string" table:number-columns-spanned="2" table:number-rows-spanned="1">
            <text:p>Syntax like PC-1500.</text:p>
            <text:p>Buzzer is not connected on G820 and G850 models.</text:p>
          </table:table-cell>
          <table:covered-table-cell table:style-name="table_20_cell"/>
          <table:table-cell table:style-name="table_20_cell" office:value-type="string">
            <text:p>Frequency = 256000/(90+4*frq)</text:p>
            <text:p>0: 2844,4Hz, 123: 440Hz, 255: 230,6Hz</text:p>
          </table:table-cell>
          <table:table-cell table:style-name="table_20_cell" office:value-type="string" table:number-columns-spanned="2" table:number-rows-spanned="1">
            <text:p>Best accuracy is in the range 100..1400Hz.</text:p>
            <text:p>Default duration is 0.1s.</text:p>
          </table:table-cell>
          <table:covered-table-cell table:style-name="table_20_cell"/>
          <table:covered-table-cell table:style-name="table_20_cell"/>
          <table:table-cell table:style-name="ce20" office:value-type="string">
            <text:p>Only a single pitch available.</text:p>
          </table:table-cell>
          <table:table-cell table:style-name="table_20_cell" office:value-type="string">
            <text:p>0..16383 (useful: 220..16383)</text:p>
            <text:p>Frequency=4915680 Hz / pitch</text:p>
            <text:p>5586: 880 Hz</text:p>
          </table:table-cell>
          <table:table-cell table:style-name="table_20_cell" office:value-type="string">
            <text:p>0: pause</text:p>
            <text:p>1..48: halftones starting from "do"</text:p>
            <text:p>49..4095: frequency=19200 Hz / pitch.</text:p>
          </table:table-cell>
          <table:table-cell table:style-name="table_20_cell" office:value-type="string">
            <text:p>1..28: tones C to B in 4 octaves</text:p>
            <text:p>29..59: halftones, 0: pause</text:p>
            <text:p><text:span text:style-name="T7">13: 880 Hz</text:span></text:p>
          </table:table-cell>
        </table:table-row>
        <table:table-row table:style-name="ro28">
          <table:table-cell table:style-name="table_20_head_20_rotated" office:value-type="string" table:number-columns-spanned="1" table:number-rows-spanned="9">
            <text:p>Input</text:p>
          </table:table-cell>
          <table:table-cell table:style-name="table_20_head" office:value-type="string">
            <text:p>Interactive data input</text:p>
          </table:table-cell>
          <table:table-cell table:style-name="table_20_cell" office:value-type="string">
            <text:p>INP<text:span text:style-name="T4">"prompt",</text:span>variable(s)<text:span text:style-name="T4">,</text:span></text:p>
            <text:p><text:span text:style-name="T4">"prompt",variables(s),...</text:span></text:p>
          </table:table-cell>
          <table:table-cell table:style-name="table_20_cell" office:value-type="string" table:number-columns-spanned="3" table:number-rows-spanned="1">
            <text:p>INPUT<text:span text:style-name="T4">"prompt",</text:span>variable(s)<text:span text:style-name="T4">,"prompt",variable(s),...</text:span></text:p>
          </table:table-cell>
          <table:covered-table-cell table:style-name="table_20_cell"/>
          <table:covered-table-cell table:style-name="table_20_cell"/>
          <table:table-cell table:style-name="table_20_cell" office:value-type="string" table:number-columns-spanned="7" table:number-rows-spanned="1">
            <text:p>INPUT<text:span text:style-name="T4">"prompt",</text:span>variable(s)<text:span text:style-name="T4">,"prompt";variable(s),...</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ext:p><text:span text:style-name="T7">INPUT </text:span><text:span text:style-name="T29">"prompt";</text:span><text:span text:style-name="T7">variable(s)</text:span></text:p>
            <text:p><text:span text:style-name="T7">Only one prompt allowed.</text:span></text:p>
          </table:table-cell>
          <table:table-cell table:style-name="ce22" office:value-type="string" table:number-columns-spanned="10" table:number-rows-spanned="1">
            <text:p>INPUT<text:span text:style-name="T4">"prompt",</text:span>variable(s)<text:span text:style-name="T4">, "prompt";variables(s):more statements</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INPUT<text:span text:style-name="T4">"prompt",</text:span>variable(s)<text:span text:style-name="T4">, "prompt";variables(s)</text:span></text:p>
          </table:table-cell>
          <table:covered-table-cell table:style-name="table_20_cell"/>
          <table:covered-table-cell table:style-name="table_20_cell"/>
          <table:table-cell table:style-name="table_20_cell" office:value-type="string" table:number-columns-spanned="2" table:number-rows-spanned="1">
            <text:p>INPUT <text:span text:style-name="T4">"prompt",default string;</text:span>variable(s)</text:p>
            <text:p>Only one prompt and default string allowed.</text:p>
          </table:table-cell>
          <table:covered-table-cell table:style-name="table_20_cell"/>
          <table:table-cell table:style-name="table_20_cell" office:value-type="string" table:number-columns-spanned="2" table:number-rows-spanned="1">
            <text:p>INPUT <text:span text:style-name="T4">prompt1;</text:span>variable(s)<text:span text:style-name="T4">,prompt2;variable(s),...</text:span></text:p>
            <text:p>LINPUT <text:span text:style-name="T4">prompt;</text:span>var$</text:p>
            <text:p>ACCEPT <text:span text:style-name="T4">AT(n) SIZE(s) ERASE ALL VALIDATE("chars",keywords) NULL(def),</text:span>var</text:p>
          </table:table-cell>
          <table:covered-table-cell table:style-name="table_20_cell"/>
          <table:table-cell table:style-name="table_20_cell" office:value-type="string" table:number-columns-spanned="3" table:number-rows-spanned="1">
            <text:p>INPUT <text:span text:style-name="T4">"prompt";</text:span>variable(s)</text:p>
            <text:p>Only one prompt allowed.</text:p>
          </table:table-cell>
          <table:covered-table-cell table:style-name="table_20_cell"/>
          <table:covered-table-cell table:style-name="table_20_cell"/>
        </table:table-row>
        <table:table-row table:style-name="ro28">
          <table:covered-table-cell table:style-name="table_20_head_20_rotated"/>
          <table:table-cell table:style-name="table_20_head" office:value-type="string">
            <text:p>Behavior of comma or semicolon after prompt</text:p>
          </table:table-cell>
          <table:table-cell table:style-name="table_20_cell" office:value-type="string" table:number-columns-spanned="4" table:number-rows-spanned="1">
            <text:p>Semicolon is not allowed. Prompt is always followed by "? " and display is cleared upon first key press.</text:p>
          </table:table-cell>
          <table:covered-table-cell table:style-name="table_20_cell"/>
          <table:covered-table-cell table:style-name="table_20_cell"/>
          <table:covered-table-cell table:style-name="table_20_cell"/>
          <table:table-cell table:style-name="table_20_cell" office:value-type="string" table:number-columns-spanned="7" table:number-rows-spanned="1">
            <text:p>Semicolon adds "?" to prompt, comma suppresses i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Comma suppresses "?" after prompt.</text:p>
          </table:table-cell>
          <table:table-cell table:style-name="ce22" office:value-type="string" table:number-columns-spanned="13" table:number-rows-spanned="1">
            <text:p>Comma forces prompt to be cleared on first key press, semicolon leaves prompt in display. "?" is only displayed if no prompt is specified or after input error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Comma separates default string from prompt.</text:p>
            <text:p>"?" appears if no prompt is given.</text:p>
            <text:p>Default string fills input buffer and can be edited by user.</text:p>
          </table:table-cell>
          <table:covered-table-cell table:style-name="table_20_cell"/>
          <table:table-cell table:style-name="table_20_cell" office:value-type="string" table:number-columns-spanned="2" table:number-rows-spanned="1">
            <text:p>Prompts may be expressions and must be followed by ;. Default is "? ".</text:p>
            <text:p>ERASE ALL deletes complete display instead of area set by AT and SIZE.</text:p>
            <text:p>Keywords are ALPHA, UALPHA, DIGIT, NUMERIC, ALPHANUM, ULPHANUM.</text:p>
          </table:table-cell>
          <table:covered-table-cell table:style-name="table_20_cell"/>
          <table:table-cell table:style-name="table_20_cell" office:value-type="string" table:number-columns-spanned="2" table:number-rows-spanned="1">
            <text:p>Comma is not allowed. "? " is always added to the prompt.</text:p>
          </table:table-cell>
          <table:covered-table-cell table:style-name="table_20_cell"/>
          <table:table-cell table:style-name="table_20_cell" office:value-type="string">
            <text:p>Comma suppresses "?" after prompt.</text:p>
          </table:table-cell>
        </table:table-row>
        <table:table-row table:style-name="ro26">
          <table:covered-table-cell table:style-name="table_20_head_20_rotated"/>
          <table:table-cell table:style-name="table_20_head" office:value-type="string" table:number-columns-spanned="1" table:number-rows-spanned="2">
            <text:p>Allowed input values and keys</text:p>
          </table:table-cell>
          <table:table-cell table:style-name="table_20_cell" office:value-type="string" table:number-columns-spanned="7" table:number-rows-spanned="1">
            <text:p>Numeric expression or unquoted string must be entered. You cannot skip input. Values are searated by EXE (resp. ENTER/RETURN)</text:p>
          </table:table-cell>
          <table:covered-table-cell table:number-columns-repeated="5"/>
          <table:covered-table-cell table:style-name="table_20_cell"/>
          <table:table-cell table:style-name="table_20_cell" office:value-type="string" table:number-columns-spanned="4" table:number-rows-spanned="1">
            <text:p>Numeric expression or unquoted string. Values are separated by EXE.</text:p>
            <text:p>Empty input leaves numbers unchanged and sets strings to an empty string.</text:p>
          </table:table-cell>
          <table:covered-table-cell table:style-name="table_20_cell"/>
          <table:covered-table-cell table:style-name="table_20_cell"/>
          <table:covered-table-cell table:style-name="table_20_cell"/>
          <table:table-cell table:style-name="table_20_cell" office:value-type="string">
            <text:p>Number or (quoted) string. Unquoted strings are stripped on both ends.</text:p>
          </table:table-cell>
          <table:table-cell table:style-name="ce22" office:value-type="string" table:number-columns-spanned="10" table:number-rows-spanned="1">
            <text:p>Numeric expression or unquoted string. Values are separated by ENTER.</text:p>
            <text:p>Empty input lines leave numbers and strings unchanged and skip the rest of the program line. INPUT acts as a conditional statemen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able:number-columns-spanned="3" table:number-rows-spanned="1">
            <text:p><text:span text:style-name="T30">Numeric expression or unquoted string. Values are separated by ENTER.</text:span></text:p>
            <text:p><text:span text:style-name="T30">Empty input lines leave numbers and strings unchanged.</text:span></text:p>
          </table:table-cell>
          <table:covered-table-cell table:style-name="table_20_cell"/>
          <table:covered-table-cell table:style-name="table_20_cell"/>
          <table:table-cell table:style-name="table_20_cell" office:value-type="string" table:number-columns-spanned="2" table:number-rows-spanned="1">
            <text:p>A comma seperated list of quoted or unquoted strings, numbers or expressions.</text:p>
          </table:table-cell>
          <table:covered-table-cell table:style-name="table_20_cell"/>
          <table:table-cell table:style-name="table_20_cell" office:value-type="string" table:number-columns-spanned="2" table:number-rows-spanned="1">
            <text:p>Numeric expression or (quoted) string. Unquoted strings are stripped.</text:p>
          </table:table-cell>
          <table:covered-table-cell table:style-name="table_20_cell"/>
          <table:table-cell table:style-name="table_20_cell" office:value-type="string" table:number-columns-spanned="2" table:number-rows-spanned="1">
            <text:p>Number or (quoted) string. Unquoted strings are stripped on left end.</text:p>
          </table:table-cell>
          <table:covered-table-cell table:style-name="table_20_cell"/>
          <table:table-cell table:style-name="table_20_cell" office:value-type="string">
            <text:p>Number or (quoted) string. Unquoted strings are stripped on both ends.</text:p>
          </table:table-cell>
        </table:table-row>
        <table:table-row table:style-name="ro28">
          <table:covered-table-cell table:style-name="table_20_head_20_rotated"/>
          <table:covered-table-cell table:style-name="table_20_head"/>
          <table:table-cell table:style-name="table_20_cell" office:value-type="string">
            <text:p>EXE without value suspends execution, CONT resumes.</text:p>
            <text:p>AC clears error <text:s/>condition.</text:p>
          </table:table-cell>
          <table:table-cell table:style-name="table_20_cell" office:value-type="string" table:number-columns-spanned="3" table:number-rows-spanned="1">
            <text:p>STOP suspends execution, EXE resumes input.</text:p>
            <text:p>AC clears error condition. IN aborts program.</text:p>
          </table:table-cell>
          <table:covered-table-cell table:style-name="table_20_cell"/>
          <table:covered-table-cell table:style-name="table_20_cell"/>
          <table:table-cell table:style-name="table_20_cell" office:value-type="string" table:number-columns-spanned="3" table:number-rows-spanned="1">
            <text:p>CLS clears screen but input continues.</text:p>
            <text:p>BRK aborts (CONT does not work.) ANS/STOP works as answer key.</text:p>
          </table:table-cell>
          <table:covered-table-cell table:style-name="table_20_cell"/>
          <table:covered-table-cell table:style-name="table_20_cell"/>
          <table:table-cell table:style-name="table_20_cell" office:value-type="string" table:number-columns-spanned="4" table:number-rows-spanned="1">
            <text:p>Arrow keys allow full screen edit. Rest of line from cursor is accepted as input.</text:p>
          </table:table-cell>
          <table:covered-table-cell table:style-name="table_20_cell"/>
          <table:covered-table-cell table:style-name="table_20_cell"/>
          <table:covered-table-cell table:style-name="table_20_cell"/>
          <table:table-cell table:style-name="table_20_cell" office:value-type="string">
            <text:p>Values are separated by commas. Empty input causes ?TM error except for a single string variable.</text:p>
          </table:table-cell>
          <table:table-cell table:style-name="ce22" office:value-type="string" table:number-columns-spanned="13" table:number-rows-spanned="1">
            <text:p>CL/CLS/C-CE clears input field or error condition. DOWN single steps. UP suspends execution. Shift-CA stops program. BRK/BREAK interrupt programs (can be resumed with CONT).</text:p>
            <text:p>On some machines INPUT has some display problems with multiple prompts or in error situations if the prompt is not positioned in first colum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END LINE enters one or more values (if separated by comma.)</text:p>
            <text:p>CONT leaves values unchanged.</text:p>
          </table:table-cell>
          <table:covered-table-cell table:style-name="table_20_cell"/>
          <table:table-cell table:style-name="table_20_cell" office:value-type="string" table:number-columns-spanned="2" table:number-rows-spanned="1">
            <text:p>ENTER or CTL+ENTER separates values.</text:p>
            <text:p>CTL+ENTER ignores input, ENTER alone sets NULL value (with ACCEPT).</text:p>
          </table:table-cell>
          <table:covered-table-cell table:style-name="table_20_cell"/>
          <table:table-cell table:style-name="table_20_cell" office:value-type="string" table:number-columns-spanned="2" table:number-rows-spanned="1">
            <text:p>Values are separated by commas or ENTER. Empty input leaves values untouched. </text:p>
          </table:table-cell>
          <table:covered-table-cell table:style-name="table_20_cell"/>
          <table:table-cell table:style-name="table_20_cell" office:value-type="string">
            <text:p>Values are separated by commas. Empty input causes ?Redo message except for a single string variable.</text:p>
          </table:table-cell>
        </table:table-row>
        <table:table-row table:style-name="ro19">
          <table:covered-table-cell table:style-name="table_20_head_20_rotated"/>
          <table:table-cell table:style-name="table_20_head" office:value-type="string" table:number-columns-spanned="1" table:number-rows-spanned="2">
            <text:p>Read keyboard directly</text:p>
          </table:table-cell>
          <table:table-cell table:style-name="table_20_cell" office:value-type="string" table:number-columns-spanned="2" table:number-rows-spanned="2">
            <text:p>A$=KEY, returns "" if no key pressed.</text:p>
          </table:table-cell>
          <table:covered-table-cell table:style-name="table_20_cell" office:value-type="string">
            <text:p>AC clears input error.</text:p>
          </table:covered-table-cell>
          <table:table-cell table:style-name="table_20_cell" office:value-type="string" table:number-columns-spanned="2" table:number-rows-spanned="2">
            <text:p>A$=KEY$, returns "" if no key pressed.</text:p>
          </table:table-cell>
          <table:covered-table-cell table:style-name="table_20_cell"/>
          <table:table-cell table:style-name="table_20_cell" office:value-type="string" table:number-columns-spanned="8" table:number-rows-spanned="1">
            <text:p>A$=INKEY$, returns "" if no key pressed.</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 table:number-rows-spanned="2">
            <text:p>A$=INKEY$, returns code repeatedly as long as key is down.</text:p>
          </table:table-cell>
          <table:table-cell table:style-name="grey" office:value-type="string" table:number-columns-spanned="1" table:number-rows-spanned="3">
            <text:p>N/A</text:p>
          </table:table-cell>
          <table:table-cell table:style-name="ce22" office:value-type="string" table:number-columns-spanned="11" table:number-rows-spanned="1">
            <text:p>A$=INKEY$, returns "" if no key pressed.</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 table:number-rows-spanned="2">
            <text:p>A$=KEY$, returns "" if no key pressed.</text:p>
          </table:table-cell>
          <table:table-cell table:style-name="table_20_cell" office:value-type="string" table:number-columns-spanned="1" table:number-rows-spanned="2">
            <text:p>A$=KEY$, returns "" if no key pressed.</text:p>
            <text:p>KEYDOWN<text:span text:style-name="T4">(key)</text:span> checks if key is pressed.</text:p>
            <text:p>All keys checked if key isn't specified.</text:p>
          </table:table-cell>
          <table:table-cell table:style-name="table_20_cell" office:value-type="string" table:number-columns-spanned="2" table:number-rows-spanned="2">
            <text:p>A$=KEY$, waits for a single key press.</text:p>
            <text:p>CALL KEY(code,status), status=0 if no key pressed,</text:p>
            <text:p>-1 if same as before, +1 if different key.</text:p>
          </table:table-cell>
          <table:covered-table-cell table:style-name="table_20_cell"/>
          <table:table-cell table:style-name="ce20" office:value-type="string" table:number-columns-spanned="3" table:number-rows-spanned="1">
            <office:annotation draw:style-name="gr1" draw:text-style-name="P1" svg:width="2.888cm" svg:height="2.257cm" svg:x="178.356cm" svg:y="110.835cm" draw:caption-point-x="10.373cm" draw:caption-point-y="-25.54cm">
              <dc:creator>MvC</dc:creator>
              <dc:date>2009-02-06T00:00:00</dc:date>
              <text:p text:style-name="P1"><text:span text:style-name="T1">HX-20: INKEY$ returns nothing!?</text:span></text:p>
            </office:annotation>
            <text:p>A$=INKEY$, returns "" if no key pressed.</text:p>
          </table:table-cell>
          <table:covered-table-cell table:style-name="ce20"/>
          <table:covered-table-cell table:style-name="table_20_cell"/>
        </table:table-row>
        <table:table-row table:style-name="ro56">
          <table:covered-table-cell table:style-name="table_20_head_20_rotated"/>
          <table:covered-table-cell table:style-name="table_20_head"/>
          <table:covered-table-cell table:style-name="table_20_cell"/>
          <table:covered-table-cell table:style-name="table_20_cell"/>
          <table:covered-table-cell table:style-name="table_20_cell"/>
          <table:covered-table-cell table:style-name="table_20_cell"/>
          <table:table-cell table:style-name="ce20" office:value-type="string" table:number-columns-spanned="7" table:number-rows-spanned="1">
            <text:p>A$=INPUT$(count) returns exactly count key presse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A</text:p>
          </table:table-cell>
          <table:covered-table-cell table:style-name="table_20_cell"/>
          <table:covered-table-cell table:style-name="grey"/>
          <table:table-cell table:style-name="ce36" office:value-type="string" table:number-columns-spanned="10"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A$=INPUT$(count) <text:s/>returns exactly count key presses.</text:p>
          </table:table-cell>
          <table:covered-table-cell table:style-name="table_20_cell"/>
          <table:covered-table-cell table:style-name="table_20_cell"/>
          <table:covered-table-cell table:style-name="table_20_cell"/>
          <table:covered-table-cell table:style-name="table_20_cell"/>
          <table:table-cell table:style-name="ce20" office:value-type="string">
            <text:p>A$=INPUT$(count) <text:s/>returns exactly count key presses.</text:p>
          </table:table-cell>
          <table:table-cell table:style-name="ce20" office:value-type="string">
            <text:p>INIT#1,"KBD:" opens keyboard as file.</text:p>
            <text:p>A=INP(#1) waits &amp; returns ASCII code.</text:p>
            <text:p>A=SNS(#1) returns 0 or ASCII code.</text:p>
            <text:p>A=STICK(0) returns status of cursor keys.</text:p>
            <text:p>A=STRIG(0) returns status of space bar</text:p>
            <text:p>A=STRIG(1) returns status of F6.</text:p>
          </table:table-cell>
          <table:table-cell table:style-name="ce20" office:value-type="string">
            <text:p>A$=INPUT$(count) <text:s/>returns exactly count key presses.</text:p>
          </table:table-cell>
        </table:table-row>
        <table:table-row table:style-name="ro21">
          <table:covered-table-cell table:style-name="table_20_head_20_rotated"/>
          <table:table-cell table:style-name="table_20_head" office:value-type="string">
            <text:p>Some special key codes</text:p>
          </table:table-cell>
          <table:table-cell table:style-name="table_20_cell" office:value-type="string" table:number-columns-spanned="4" table:number-rows-spanned="1">
            <text:p>Only unshifted codes and no special keys returned by KEY or KEY$</text:p>
          </table:table-cell>
          <table:covered-table-cell table:style-name="table_20_cell"/>
          <table:covered-table-cell table:style-name="table_20_cell"/>
          <table:covered-table-cell table:style-name="table_20_cell"/>
          <table:table-cell table:style-name="table_20_cell" office:value-type="string" table:number-columns-spanned="7" table:number-rows-spanned="1">
            <text:p>EXE=13, LEFT/RIGHT=29/28, UP/DOWN=30/31, FX-850P/880P only: S=14, no combined codes</text:p>
            <text:p>PB-1000: Display sensor fields return 240..255 (top left to bottom right), only with INKEY$ not INPUT$()</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ext:p><text:span text:style-name="T7">ENTER=13, LEFT/RIGHT=29/28, UP/DOWN=30/31, DEL=17, HOME=11</text:span></text:p>
            <text:p><text:span text:style-name="T7">PF-Keys return strings.</text:span></text:p>
          </table:table-cell>
          <table:table-cell table:style-name="table_20_cell" office:value-type="string">
            <text:p>ENTER=13, UP/DOWN=11/10, LEFT/RIGHT=8/12, F-Keys=17..22, SHIFT=1, SML=2, no combined codes.</text:p>
          </table:table-cell>
          <table:covered-table-cell table:style-name="table_20_cell"/>
          <table:table-cell table:style-name="ce22" office:value-type="string" table:number-columns-spanned="5" table:number-rows-spanned="1">
            <text:p>ENTER and other special keys do not return codes.</text:p>
            <text:p>PC-2500 only: ENTER=13, UP/DOWN=30/31, LEFT/RIGHT=29/28,</text:p>
            <text:p>SHIFT-LEFT/RIGHT=2/6, DEL=127, BS=8, INS=18, CLS=12.</text:p>
            <text:p>SHIFT and CAPS do work normally.</text:p>
          </table:table-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5" table:number-rows-spanned="1">
            <text:p>ENTER=13, UP/DOWN=4/5, LEFT/RIGHT=15/14, 2nd/SHIFT=16, no combined codes.</text:p>
            <text:p>Most special keys return codes below 32 or above 127.</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ext:p>See left for INKEY$. INPUT$ returns CHR$(00)+code for some special keys (see manual).</text:p>
          </table:table-cell>
          <table:table-cell table:style-name="ce56" office:value-type="string">
            <text:p>unknown</text:p>
          </table:table-cell>
          <table:table-cell table:style-name="table_20_cell" office:value-type="string">
            <text:p>f+Q: "fQ", g+Q: "q", END LINE: "#38", RUN: "#46", UP/DOWN: "#50","#51"</text:p>
          </table:table-cell>
          <table:table-cell table:style-name="table_20_cell" office:value-type="string" table:number-columns-spanned="2" table:number-rows-spanned="1">
            <text:p>ENTER=13, LEFT/RIGHT=252/254, UP/DOWN=232/233, CLR=250</text:p>
            <text:p>Key combinations with SHIFT, CTL, FN return combined codes (see manual.)</text:p>
          </table:table-cell>
          <table:covered-table-cell table:style-name="table_20_cell"/>
          <table:table-cell table:style-name="table_20_cell" office:value-type="string">
            <text:p>ENTER=13, LEFT/RIGHT=29/28, UP/DOWN=30/31, BS=8</text:p>
            <text:p>Use ON KEY to read function keys.</text:p>
          </table:table-cell>
          <table:table-cell table:style-name="table_20_cell" office:value-type="string">
            <text:p>ENTER=13, LEFT/RIGHT=29/28, UP/DOWN=30/31, HOME/CLR=11/12</text:p>
            <text:p>F-Keys return strings. STICK(0) gives a value from 0 to 8 (up=1, up+right=2,...).</text:p>
          </table:table-cell>
          <table:table-cell table:style-name="ce20" office:value-type="string">
            <text:p><text:span text:style-name="T7">ENTER=13, LEFT/RIGHT=29/28, UP/DOWN=30/31, BS=8, CLR=12</text:span></text:p>
            <text:p><text:span text:style-name="T7">PF-Keys return strings.</text:span></text:p>
          </table:table-cell>
        </table:table-row>
        <table:table-row table:style-name="ro26">
          <table:covered-table-cell table:style-name="table_20_head_20_rotated"/>
          <table:table-cell table:style-name="table_20_head" office:value-type="string">
            <text:p>Read display contents as input</text:p>
          </table:table-cell>
          <table:table-cell table:style-name="ce39" office:value-type="string">
            <text:p>ANS key returns last result.</text:p>
          </table:table-cell>
          <table:table-cell table:style-name="grey" office:value-type="string" table:number-columns-spanned="3" table:number-rows-spanned="1">
            <text:p>N/A</text:p>
          </table:table-cell>
          <table:covered-table-cell table:style-name="table_20_cell"/>
          <table:covered-table-cell table:style-name="table_20_cell"/>
          <table:table-cell table:style-name="Workaround" office:value-type="string" table:number-columns-spanned="3" table:number-rows-spanned="1">
            <text:p>ANS key returns last result.</text:p>
          </table:table-cell>
          <table:covered-table-cell table:style-name="table_20_cell"/>
          <table:covered-table-cell table:style-name="table_20_cell"/>
          <table:table-cell table:style-name="Workaround" office:value-type="string" table:number-columns-spanned="4" table:number-rows-spanned="1">
            <text:p>Full screen editor works in INPUT mode.</text:p>
          </table:table-cell>
          <table:covered-table-cell table:style-name="table_20_cell"/>
          <table:covered-table-cell table:style-name="table_20_cell"/>
          <table:covered-table-cell table:style-name="table_20_cell"/>
          <table:table-cell table:style-name="grey" office:value-type="string">
            <text:p>N/A</text:p>
          </table:table-cell>
          <table:table-cell table:style-name="ce22" office:value-type="string" table:number-columns-spanned="10" table:number-rows-spanned="1">
            <text:p>AREAD var</text:p>
            <text:p>Must be first statement directly after a label that can be reached with the DEF key. Program must be started with DEF+label, ignored otherwis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3" table:number-rows-spanned="1">
            <text:p>N/A</text:p>
          </table:table-cell>
          <table:covered-table-cell table:style-name="table_20_cell"/>
          <table:covered-table-cell table:style-name="table_20_cell"/>
          <table:table-cell table:style-name="grey" office:value-type="string">
            <text:p>N/A</text:p>
          </table:table-cell>
          <table:table-cell table:style-name="table_20_cell" office:value-type="string">
            <text:p>DISP$ returns display as string.</text:p>
            <text:p>Use VAL to parse the string.</text:p>
          </table:table-cell>
          <table:table-cell table:style-name="grey" office:value-type="string" table:number-columns-spanned="2" table:number-rows-spanned="1">
            <text:p>N/A</text:p>
          </table:table-cell>
          <table:covered-table-cell table:style-name="table_20_cell"/>
          <table:table-cell table:style-name="grey" office:value-type="string">
            <text:p>N/A</text:p>
          </table:table-cell>
          <table:table-cell table:style-name="table_20_cell" office:value-type="string">
            <text:p>A=SCREEN(x,y) returns ASCII code.</text:p>
          </table:table-cell>
          <table:table-cell table:style-name="grey" office:value-type="string">
            <text:p>N/A</text:p>
          </table:table-cell>
        </table:table-row>
        <table:table-row table:style-name="ro26">
          <table:covered-table-cell table:style-name="table_20_head_20_rotated"/>
          <table:table-cell table:style-name="table_20_head" office:value-type="string">
            <text:p>DATA/READ/RESTORE</text:p>
          </table:table-cell>
          <table:table-cell table:style-name="grey" office:value-type="string" table:number-columns-spanned="2" table:number-rows-spanned="1">
            <text:p>N/A</text:p>
          </table:table-cell>
          <table:covered-table-cell table:style-name="table_20_cell"/>
          <table:table-cell table:style-name="table_20_cell" office:value-type="string" table:number-columns-spanned="9" table:number-rows-spanned="1">
            <text:p>Data elements are quoted or unquoted strings or numeric constants. The line number in RESTORE may be an expression.</text:p>
          </table:table-cell>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Data elements are quoted or unquoted strings or numeric constants.</text:p>
          </table:table-cell>
          <table:table-cell table:style-name="table_20_cell" office:value-type="string">
            <text:p>See right</text:p>
          </table:table-cell>
          <table:table-cell table:style-name="grey" office:value-type="string">
            <text:p>N/A</text:p>
          </table:table-cell>
          <table:table-cell table:style-name="ce22" office:value-type="string" table:number-columns-spanned="8" table:number-rows-spanned="1">
            <text:p>Data elements are quoted strings, string expressions or numeric expressions.</text:p>
            <text:p><text:s/>The line number in RESTORE may be an expressio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Data elements are quoted or unquoted strings or numeric constants.</text:p>
            <text:p>Restore target may be *label.</text:p>
          </table:table-cell>
          <table:covered-table-cell table:style-name="table_20_cell"/>
          <table:covered-table-cell table:style-name="table_20_cell"/>
          <table:table-cell table:style-name="table_20_cell" office:value-type="string" table:number-columns-spanned="2" table:number-rows-spanned="1">
            <text:p>Data elements are quoted or unquoted strings or numeric constants.</text:p>
            <text:p>HP-71B: RESTORE target may be label / ON expr RESTORE targetlist.</text:p>
          </table:table-cell>
          <table:covered-table-cell table:style-name="table_20_cell"/>
          <table:table-cell table:style-name="ce20" office:value-type="string" table:number-columns-spanned="2" table:number-rows-spanned="1">
            <text:p><text:span text:style-name="T7">Data elements are quoted or unquoted strings or numeric constants.</text:span></text:p>
            <text:p><text:span text:style-name="T7">RESTORE line numbers must be in the same program or subroutine.</text:span></text:p>
          </table:table-cell>
          <table:covered-table-cell table:style-name="table_20_cell"/>
          <table:table-cell table:style-name="ce20" office:value-type="string" table:number-columns-spanned="3" table:number-rows-spanned="1">
            <text:p>Data elements are quoted or unquoted strings or numeric constants.</text:p>
          </table:table-cell>
          <table:covered-table-cell table:style-name="ce20"/>
          <table:covered-table-cell table:style-name="table_20_cell"/>
        </table:table-row>
        <table:table-row table:style-name="ro56">
          <table:table-cell table:style-name="table_20_head_20_rotated" office:value-type="string" table:number-columns-spanned="1" table:number-rows-spanned="13">
            <text:p>Program files</text:p>
          </table:table-cell>
          <table:table-cell table:style-name="table_20_head" office:value-type="string">
            <text:p>Tape filename syntax</text:p>
          </table:table-cell>
          <table:table-cell table:style-name="table_20_cell" office:value-type="string">
            <text:p>"NNNN..." (up to 8 identical chars)</text:p>
            <text:p>Name can be omitted and defaults to unnamed or first file found.</text:p>
          </table:table-cell>
          <table:table-cell table:style-name="table_20_cell" office:value-type="string" table:number-columns-spanned="6" table:number-rows-spanned="1">
            <text:p>"name" (8 chars)</text:p>
            <text:p>Name can be omitted and defaults to unnamed or first file found.</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text:span text:style-name="T6">"CASp:(s)name"</text:span></text:p>
            <text:p>p=0/1 (phase)</text:p>
            <text:p>s=S/F (slow/fast)</text:p>
            <text:p>Default is "CAS0:(F)"</text:p>
            <text:p>Name is 8 characters. All parts of name can be omitted.</text:p>
          </table:table-cell>
          <table:covered-table-cell table:style-name="table_20_cell"/>
          <table:table-cell table:style-name="grey" office:value-type="string">
            <text:p>No tape interface commands.</text:p>
          </table:table-cell>
          <table:table-cell table:style-name="table_20_cell" office:value-type="string">
            <text:p>"CAS0:n<text:span text:style-name="T6">ame</text:span>"</text:p>
            <text:p>Name is 8 chars. Phase &amp; speed are set with switches. At least "CAS0:" must be provided.</text:p>
          </table:table-cell>
          <table:table-cell table:style-name="table_20_cell" office:value-type="string">
            <text:p>"CAS0:n<text:span text:style-name="T6">ame</text:span>"</text:p>
            <text:p>Name is 8 chars and can be omitted.</text:p>
          </table:table-cell>
          <table:table-cell table:style-name="table_20_cell" office:value-type="string">
            <text:p>"name" (16 chars).</text:p>
            <text:p>-1 can be appended to the command name to specify secondary remote jack. Name can be omitted.</text:p>
          </table:table-cell>
          <table:table-cell table:style-name="ce22" office:value-type="string" table:number-columns-spanned="9" table:number-rows-spanned="1">
            <text:p>"name" (7 chars). Name can be omitted and defaults to unnamed or first file found.</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name" (8 chars) with CSAVE, CLOAD, etc.</text:p>
            <text:p>"CAS:name" with OPEN.</text:p>
            <text:p><text:span text:style-name="T7">Name part can be omitted and defaults to unnamed or first file found</text:span></text:p>
          </table:table-cell>
          <table:covered-table-cell table:style-name="table_20_cell"/>
          <table:table-cell table:style-name="table_20_cell" office:value-type="string">
            <text:p>"name" (8 chars) with</text:p>
            <text:p>CSAVE, CLOAD, etc.</text:p>
            <text:p>"CAS:name" with </text:p>
            <text:p>SAVE, LOAD, MERGE, CHAIN, OPEN. Name can be omitted and defaults to unnamed or first file found</text:p>
          </table:table-cell>
          <table:table-cell table:style-name="table_20_cell" office:value-type="string" table:number-columns-spanned="2" table:number-rows-spanned="2">
            <text:p>No analog tape interface. The following commands hold for any file (RAM or external mass storage.) Filename syntax see page <text:a xlink:href="#ProgsVarsMem">ProgVarsMem</text:a>. Card reader has name "CARD", ":CARD" or "name:CARD". PCRD is an alias for CARD but creates a "private" file. The HP-75 allows suffix "<text:span text:style-name="T4">/pass</text:span>" to specify a password.</text:p>
          </table:table-cell>
          <table:covered-table-cell table:style-name="table_20_cell"/>
          <table:table-cell table:style-name="table_20_cell" office:value-type="string">
            <text:p>"1<text:span text:style-name="T6">.name.NM"</text:span></text:p>
            <text:p><text:span text:style-name="T6">Name is 12 chars. Optional suffix .NM disables prompting messages. Name part can be omitted with OLD </text:span><text:span text:style-name="T6">and defaults to first file found.</text:span></text:p>
          </table:table-cell>
          <table:table-cell table:style-name="table_20_cell" office:value-type="string">
            <text:p>The Hex-Bus Wafertape behaves like the CI-7, except for the .NM suffix. The CI-7 is no "real" DockBus device and works only with the TI-74 or TI-95 calculators which contain the neccessary software logic. </text:p>
          </table:table-cell>
          <table:table-cell table:style-name="table_20_cell" office:value-type="string">
            <text:p>"name" (6 chars) with</text:p>
            <text:p>CSAVE, CLOAD, etc.</text:p>
            <text:p>"CAS:name" with </text:p>
            <text:p>SAVE, LOAD, MERGE, OPEN.</text:p>
            <text:p>Name can be omitted on load and defaults to first file found.</text:p>
          </table:table-cell>
          <table:table-cell table:style-name="ce20" office:value-type="string">
            <text:p><text:span text:style-name="T7">"name" (6 chars) with</text:span></text:p>
            <text:p><text:span text:style-name="T7">CSAVE, CLOAD, etc.</text:span></text:p>
            <text:p><text:span text:style-name="T7">"CASO:name" (output) or "CASI:name" (input) with </text:span>SAVE, LOAD, INIT.</text:p>
            <text:p>Name can be omitted on load and defaults to first file found.</text:p>
          </table:table-cell>
          <table:table-cell table:style-name="ce28" office:value-type="string">
            <text:p>"CAS0:name" (8 chars for name).</text:p>
            <text:p>"CAS1:name" for external tape.</text:p>
            <text:p>Prefix CAS0: can be omitted.</text:p>
            <text:p><text:span text:style-name="T7">Name can be omitted on load and defaults to first file found.</text:span></text:p>
          </table:table-cell>
        </table:table-row>
        <table:table-row table:style-name="ro36">
          <table:covered-table-cell table:style-name="table_20_head_20_rotated"/>
          <table:table-cell table:style-name="table_20_head" office:value-type="string">
            <text:p>Other storage devices</text:p>
          </table:table-cell>
          <table:table-cell table:style-name="grey" office:value-type="string" table:number-columns-spanned="7"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Serial I/O: "COM0:<text:span text:style-name="T4">parameters</text:span>"</text:p>
            <text:p>Floppy disk: "<text:span text:style-name="T4">0:</text:span><text:span text:style-name="T6">n</text:span>ame8.ext"</text:p>
            <text:p>(No floppy with FX-850P/FX-880P)</text:p>
          </table:table-cell>
          <table:covered-table-cell table:style-name="table_20_cell"/>
          <table:covered-table-cell table:style-name="table_20_cell"/>
          <table:table-cell table:style-name="table_20_cell" office:value-type="string">
            <text:p>Serial, floppy see left.</text:p>
            <text:p>RAM disk "name8.ext"</text:p>
          </table:table-cell>
          <table:table-cell table:style-name="ce20" office:value-type="string">
            <text:p><text:span text:style-name="T7">Serial I/O: "COM0:" (baud rate is 300 fix,</text:span></text:p>
            <text:p><text:span text:style-name="T7">7 bits, even parity)</text:span></text:p>
            <text:p><text:span text:style-name="T7">Floppy disk: "</text:span><text:span text:style-name="T14">0:</text:span><text:span text:style-name="T10">n</text:span><text:span text:style-name="T7">ame8.ext"</text:span></text:p>
          </table:table-cell>
          <table:table-cell table:style-name="grey" office:value-type="string" table:number-columns-spanned="4" table:number-rows-spanned="1">
            <text:p>N/A</text:p>
          </table:table-cell>
          <table:covered-table-cell table:style-name="grey"/>
          <table:covered-table-cell table:style-name="table_20_cell"/>
          <table:covered-table-cell table:style-name="table_20_cell"/>
          <table:table-cell table:style-name="table_20_cell" office:value-type="string">
            <text:p>Pocket disk: "<text:span text:style-name="T4">X:</text:span>name8</text:p>
            <text:p><text:span text:style-name="T4">.ext</text:span>"</text:p>
          </table:table-cell>
          <table:table-cell table:style-name="ce36" office:value-type="string">
            <text:p>N/A</text:p>
          </table:table-cell>
          <table:table-cell table:style-name="table_20_cell" office:value-type="string" table:number-columns-spanned="2" table:number-rows-spanned="1">
            <text:p>Serial I/O: "parameters"<text:line-break/>PC-1360 only:<text:line-break/>Pocket disk: "X:name8.ext"</text:p>
          </table:table-cell>
          <table:covered-table-cell table:style-name="table_20_cell"/>
          <table:table-cell table:style-name="table_20_cell" office:value-type="string">
            <text:p>RAM/Pocket disk: "<text:span text:style-name="T4">d:</text:span><text:span text:style-name="T6">n</text:span>ame8<text:span text:style-name="T4">.ext</text:span>" d=F/<text:span text:style-name="T4">X</text:span></text:p>
          </table:table-cell>
          <table:table-cell table:style-name="table_20_cell" office:value-type="string">
            <text:p>Serial I/O: "<text:span text:style-name="T4">parameters</text:span>"</text:p>
            <text:p>RAM/Pocket disk: "<text:span text:style-name="T4">d:</text:span><text:span text:style-name="T6">n</text:span>ame8<text:span text:style-name="T4">.ext</text:span>" d=F/<text:span text:style-name="T4">X</text:span></text:p>
          </table:table-cell>
          <table:table-cell table:style-name="table_20_cell" office:value-type="string" table:number-columns-spanned="2" table:number-rows-spanned="1">
            <text:p>Serial I/O: "COM:" (not with LOAD/SAVE, OPEN only)</text:p>
            <text:p>RAM disk: "name8<text:span text:style-name="T4">.ext</text:span>" (not with OPEN)</text:p>
          </table:table-cell>
          <table:covered-table-cell table:style-name="table_20_cell"/>
          <table:table-cell table:style-name="table_20_cell" office:value-type="string">
            <text:p>Serial I/O: "<text:span text:style-name="T4">COM:parameters</text:span>"</text:p>
            <text:p>RAM/Pocket disk: "<text:span text:style-name="T4">d:</text:span>name8<text:span text:style-name="T4">.ext</text:span>"</text:p>
            <text:p>d=E/F/<text:span text:style-name="T4">X</text:span></text:p>
            <text:p><text:span text:style-name="T6">Name defaults to serial I/O if omitted.</text:span></text:p>
          </table:table-cell>
          <table:covered-table-cell table:style-name="table_20_cell"/>
          <table:covered-table-cell table:style-name="table_20_cell"/>
          <table:table-cell table:style-name="ce40" office:value-type="string" table:number-columns-spanned="2" table:number-rows-spanned="1">
            <text:p>"n<text:span text:style-name="T4">.name or options</text:span>", n is the device number:</text:p>
            <text:p>8=QuickDisk, 20=RS-232, 100/101=PC interface.</text:p>
            <text:p>Filename syntax depends on device. PC-Interface uses the DOS convention 8+3 with complete path specification if neccessary ("\" is CTL+"/" = Yen).</text:p>
          </table:table-cell>
          <table:covered-table-cell table:style-name="table_20_cell"/>
          <table:table-cell table:style-name="table_20_cell" office:value-type="string">
            <text:p>"RAM:name6.ex" is a RAM disk file. The prefix can be omitted. .ex is .DO for text, .BA for BASIC, .CO for ml. </text:p>
            <text:p>Serial I/O: "COM:RBPSX"</text:p>
            <text:p>Floppy: "0:name6.ex" or "1:..."</text:p>
          </table:table-cell>
          <table:table-cell table:style-name="table_20_cell" office:value-type="string">
            <text:p>"RAM:name6","t" is a RAM disk file of type "t". Type "P" is a BASIC file.</text:p>
            <text:p>Serial I/O: "COM:" (TTL) or "OPT:" (optical coupler)</text:p>
          </table:table-cell>
          <table:table-cell table:style-name="table_20_cell" office:value-type="string">
            <text:p><text:span text:style-name="T13">ROM cartridge: "PAC0:name"</text:span></text:p>
            <text:p>Serial I/O: "COM:(RBPSF)"</text:p>
            <text:p>Floppy: "d:name", d = A/B/C/D</text:p>
            <text:p><text:span text:style-name="T11">File name convention for floppy is unknown.</text:span></text:p>
          </table:table-cell>
        </table:table-row>
        <table:table-row table:style-name="ro26">
          <table:covered-table-cell table:style-name="table_20_head_20_rotated"/>
          <table:table-cell table:style-name="table_20_head" office:value-type="string">
            <text:p>Save program to tape in binary</text:p>
          </table:table-cell>
          <table:table-cell table:style-name="table_20_cell" office:value-type="string">
            <text:p><text:span text:style-name="T2">SAVE </text:span><text:span text:style-name="T4">#area "name"</text:span></text:p>
          </table:table-cell>
          <table:table-cell table:style-name="table_20_cell" office:value-type="string">
            <text:p><text:span text:style-name="T2">SAVE</text:span> <text:span text:style-name="T4">"name"</text:span></text:p>
          </table:table-cell>
          <table:table-cell table:style-name="ce20" office:value-type="string" table:number-columns-spanned="2" table:number-rows-spanned="1">
            <text:p><text:span text:style-name="T12">SAVE</text:span><text:span text:style-name="T7"> </text:span><text:span text:style-name="T29">"name"</text:span></text:p>
          </table:table-cell>
          <table:covered-table-cell table:style-name="table_20_cell"/>
          <table:table-cell table:style-name="ce20" office:value-type="string" table:number-columns-spanned="5" table:number-rows-spanned="1">
            <text:p><text:span text:style-name="T12">SAVE</text:span><text:span text:style-name="T7"> </text:span><text:span text:style-name="T29">"name"</text:span></text:p>
          </table:table-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2">
            <text:p>N/A</text:p>
          </table:table-cell>
          <table:table-cell table:style-name="ce16" office:value-type="string">
            <text:p>SAVE <text:span text:style-name="T6">"CAS0:</text:span><text:span text:style-name="T4">name</text:span><text:span text:style-name="T6">"</text:span></text:p>
          </table:table-cell>
          <table:table-cell table:style-name="ce16" office:value-type="string">
            <text:p><text:span text:style-name="T6">SAVE</text:span> <text:span text:style-name="T6">"</text:span><text:span text:style-name="T4">CAS0:name</text:span><text:span text:style-name="T6">"</text:span></text:p>
            <text:p><text:span text:style-name="T6">Cassette is default device.</text:span></text:p>
          </table:table-cell>
          <table:table-cell table:style-name="table_20_cell" office:value-type="string">
            <text:p><text:span text:style-name="T2">CSAVE</text:span> <text:span text:style-name="T4">"Name"</text:span></text:p>
          </table:table-cell>
          <table:table-cell table:style-name="ce22" office:value-type="string" table:number-columns-spanned="6" table:number-rows-spanned="1">
            <text:p><text:span text:style-name="T2">CSAVE</text:span> <text:span text:style-name="T4">"name"</text:span></text:p>
            <text:p>Format is comaptible.</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3" table:number-rows-spanned="1">
            <text:p><text:span text:style-name="T2">CSAVE</text:span> <text:span text:style-name="T4">"name"</text:span></text:p>
            <text:p><text:span text:style-name="T2">CSAVE@</text:span> <text:span text:style-name="T4">"name"</text:span> saves in older format.</text:p>
          </table:table-cell>
          <table:covered-table-cell table:style-name="table_20_cell"/>
          <table:covered-table-cell table:style-name="table_20_cell"/>
          <table:table-cell table:style-name="table_20_cell" office:value-type="string" table:number-columns-spanned="2" table:number-rows-spanned="1">
            <text:p><text:span text:style-name="T2">CSAVE</text:span> <text:span text:style-name="T4">"name"</text:span></text:p>
          </table:table-cell>
          <table:covered-table-cell table:style-name="table_20_cell"/>
          <table:table-cell table:style-name="ce20" office:value-type="string">
            <text:p><text:span text:style-name="T38">CSAVE</text:span><text:span text:style-name="T30"> </text:span><text:span text:style-name="T39">"name"</text:span></text:p>
          </table:table-cell>
          <table:table-cell table:style-name="table_20_cell" office:value-type="string" table:number-columns-spanned="2" table:number-rows-spanned="1">
            <text:p>COPY <text:span text:style-name="T4">source</text:span> TO destination</text:p>
            <text:p>Default source is current file.</text:p>
          </table:table-cell>
          <table:covered-table-cell table:style-name="table_20_cell"/>
          <table:table-cell table:style-name="table_20_cell" office:value-type="string" table:number-columns-spanned="2" table:number-rows-spanned="1">
            <text:p><text:span text:style-name="T2">SAVE "1</text:span><text:span text:style-name="T4">.name.NM</text:span><text:span text:style-name="T2">"</text:span></text:p>
          </table:table-cell>
          <table:covered-table-cell table:style-name="table_20_cell"/>
          <table:table-cell table:style-name="table_20_cell" office:value-type="string">
            <text:p>CSAVE "name"</text:p>
            <text:p>SAVE "CAS:name"</text:p>
          </table:table-cell>
          <table:table-cell table:style-name="table_20_cell" office:value-type="string">
            <text:p>CSAVE "name"</text:p>
            <text:p>SAVE "CASO:name"</text:p>
          </table:table-cell>
          <table:table-cell table:style-name="table_20_cell" office:value-type="string">
            <text:p>SAVE"name"</text:p>
          </table:table-cell>
        </table:table-row>
        <table:table-row table:style-name="ro28">
          <table:covered-table-cell table:style-name="table_20_head_20_rotated"/>
          <table:table-cell table:style-name="table_20_head" office:value-type="string">
            <text:p>Save multiple programs</text:p>
          </table:table-cell>
          <table:table-cell table:style-name="table_20_cell" office:value-type="string">
            <text:p><text:span text:style-name="T2">SAVE ALL</text:span> <text:span text:style-name="T4">"name"</text:span></text:p>
          </table:table-cell>
          <table:table-cell table:style-name="table_20_cell" office:value-type="string">
            <text:p><text:span text:style-name="T2">SAVE A</text:span> <text:span text:style-name="T4">"name"</text:span></text:p>
          </table:table-cell>
          <table:table-cell table:style-name="table_20_cell" office:value-type="string" table:number-columns-spanned="7" table:number-rows-spanned="1">
            <text:p><text:span text:style-name="T2">SAVE ALL</text:span> <text:span text:style-name="T4">"name"</text:span> (tape onl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table-cell table:style-name="grey" office:value-type="string" table:number-columns-spanned="2" table:number-rows-spanned="1">
            <text:p>N/A</text:p>
          </table:table-cell>
          <table:covered-table-cell table:style-name="grey"/>
          <table:table-cell table:style-name="grey" office:value-type="string" table:number-columns-spanned="6"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36" office:value-type="string" table:number-columns-spanned="2" table:number-rows-spanned="1">
            <text:p>No RAM disk or multiple areas</text:p>
          </table:table-cell>
          <table:covered-table-cell/>
          <table:table-cell table:style-name="table_20_cell" office:value-type="string" table:number-columns-spanned="2" table:number-rows-spanned="1">
            <text:p>COPY source TO destination with wildcards from RAM disk to pocket disk.</text:p>
          </table:table-cell>
          <table:covered-table-cell/>
          <table:table-cell table:style-name="grey" office:value-type="string" table:number-columns-spanned="2" table:number-rows-spanned="1">
            <text:p>N/A</text:p>
          </table:table-cell>
          <table:covered-table-cell table:style-name="table_20_cell"/>
          <table:table-cell table:style-name="ce20" office:value-type="string">
            <text:p>COPY source TO destination with wildcards from RAM disk to pocket disk.</text:p>
          </table:table-cell>
          <table:table-cell table:style-name="grey" office:value-type="string" table:number-columns-spanned="2" table:number-rows-spanned="1">
            <text:p>N/A</text:p>
          </table:table-cell>
          <table:covered-table-cell table:style-name="table_20_cell"/>
          <table:table-cell table:style-name="grey" office:value-type="string" table:number-columns-spanned="2" table:number-rows-spanned="1">
            <text:p>N/A</text:p>
          </table:table-cell>
          <table:covered-table-cell table:style-name="table_20_cell"/>
          <table:table-cell table:style-name="grey" office:value-type="string" table:number-columns-spanned="3" table:number-rows-spanned="1">
            <text:p>N/A</text:p>
          </table:table-cell>
          <table:covered-table-cell table:style-name="grey"/>
          <table:covered-table-cell table:style-name="table_20_cell"/>
        </table:table-row>
        <table:table-row table:style-name="ro57">
          <table:covered-table-cell table:style-name="table_20_head_20_rotated"/>
          <table:table-cell table:style-name="table_20_head" office:value-type="string" table:number-columns-spanned="1" table:number-rows-spanned="2">
            <text:p>Set (password) protection</text:p>
          </table:table-cell>
          <table:table-cell table:style-name="table_20_cell" office:value-type="string" table:number-columns-spanned="11" table:number-rows-spanned="1">
            <text:p>Password must be set beforehand with <text:span text:style-name="T2">PASS</text:span><text:span text:style-name="T13"> "password"</text:span> and will be recorded with SAVE and SAVE ALL. Password protection disables ASCII save (e. g. to serial I/O). Casio tape utilities can reveal the password.</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ce16"/>
          <table:table-cell table:style-name="ce16" office:value-type="string" table:number-columns-spanned="1" table:number-rows-spanned="2">
            <text:p><text:span text:style-name="T6">PASS</text:span> <text:span text:style-name="T6">"password" sets password for all areas and inhibits SAVE or LIST.</text:span></text:p>
            <text:p><text:span text:style-name="T6">SAVE "name","password" sets password for cassette file.</text:span></text:p>
          </table:table-cell>
          <table:table-cell table:style-name="table_20_cell" office:value-type="string" table:number-columns-spanned="1" table:number-rows-spanned="2">
            <text:p><text:span text:style-name="T2">CSAVE</text:span> "Name"<text:span text:style-name="T4">,"Password"</text:span>. Saving is disabled if password is set in memory.</text:p>
          </table:table-cell>
          <table:table-cell table:style-name="grey" office:value-type="string" table:number-columns-spanned="1" table:number-rows-spanned="2">
            <text:p>N/A</text:p>
          </table:table-cell>
          <table:table-cell table:style-name="ce22" office:value-type="string" table:number-columns-spanned="11" table:number-rows-spanned="1">
            <text:p><text:span text:style-name="T2">CSAVE</text:span> "Name"<text:span text:style-name="T4">,"Password"</text:span>. Saving is disabled if password is set in memory. Compatibility see CSAV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8" office:value-type="string" table:number-columns-spanned="2" table:number-rows-spanned="2">
            <text:p>LOCK 'password' locks machine on power on.</text:p>
            <text:p>PRIVATE filename (or device :PCRD) makes file execute only (cannot be undone).</text:p>
            <text:p>PROTECT/UNPROTECT (un)protects a magnet card.</text:p>
            <text:p>HP-71B: SECURE/UNSECURE filename (re)sets write protection on a file.</text:p>
          </table:table-cell>
          <table:covered-table-cell table:style-name="table_20_cell"/>
          <table:table-cell table:style-name="table_20_cell" office:value-type="string" table:number-columns-spanned="2" table:number-rows-spanned="2">
            <text:p><text:span text:style-name="T2">SAVE</text:span> "n.name",PROTECTED</text:p>
            <text:p>A protected file is execute only.</text:p>
          </table:table-cell>
          <table:covered-table-cell table:style-name="table_20_cell"/>
          <table:table-cell table:style-name="grey" office:value-type="string" table:number-columns-spanned="2" table:number-rows-spanned="2">
            <text:p>N/A</text:p>
          </table:table-cell>
          <table:covered-table-cell table:style-name="grey"/>
          <table:table-cell table:style-name="table_20_cell" office:value-type="string" table:number-columns-spanned="1" table:number-rows-spanned="2">
            <text:p>TITLE "name" makes area read only.</text:p>
          </table:table-cell>
        </table:table-row>
        <table:table-row table:style-name="ro58">
          <table:covered-table-cell table:style-name="table_20_head_20_rotated"/>
          <table:covered-table-cell table:style-name="table_20_head"/>
          <table:table-cell table:style-name="table_20_cell" office:value-type="string" table:number-columns-spanned="10" table:number-rows-spanned="1">
            <text:p>Password is active for complete machin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grey"/>
          <table:table-cell table:style-name="table_20_cell" office:value-type="string">
            <text:p>Password is active for current file only.</text:p>
          </table:table-cell>
          <table:covered-table-cell table:style-name="table_20_cell"/>
          <table:covered-table-cell table:style-name="table_20_cell"/>
          <table:covered-table-cell table:style-name="grey"/>
          <table:table-cell table:style-name="grey" office:value-type="string" table:number-columns-spanned="2" table:number-rows-spanned="1">
            <text:p>No file system</text:p>
          </table:table-cell>
          <table:covered-table-cell table:style-name="table_20_cell"/>
          <table:table-cell table:style-name="table_20_cell_20_rotated" office:value-type="string" table:number-columns-spanned="1" table:number-rows-spanned="3">
            <text:p>See PC-1360</text:p>
          </table:table-cell>
          <table:table-cell table:style-name="ce36" office:value-type="string" table:number-columns-spanned="2" table:number-rows-spanned="3">
            <text:p>N/A</text:p>
          </table:table-cell>
          <table:covered-table-cell table:style-name="grey"/>
          <table:table-cell table:style-name="ce22" office:value-type="string" table:number-columns-spanned="3" table:number-rows-spanned="1">
            <text:p>SET "file pattern","P"</text:p>
            <text:p>Makes file(s) readonly. " " removes the protection.</text:p>
          </table:table-cell>
          <table:covered-table-cell table:style-name="table_20_cell"/>
          <table:covered-table-cell table:style-name="table_20_cell"/>
          <table:table-cell table:style-name="grey" office:value-type="string" table:number-columns-spanned="2" table:number-rows-spanned="1">
            <text:p>N/A</text:p>
          </table:table-cell>
          <table:covered-table-cell table:style-name="table_20_cell"/>
          <table:table-cell table:style-name="ce20" office:value-type="string">
            <text:p><text:span text:style-name="T30">SET "file pattern","P"/" "</text:span></text:p>
            <text:p><text:span text:style-name="T30">Sets/removes write protection.</text:span></text:p>
          </table:table-cell>
          <table:covered-table-cell table:style-name="ce28"/>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Save program to other device</text:p>
          </table:table-cell>
          <table:table-cell table:style-name="grey" office:value-type="string" table:number-columns-spanned="7"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16" office:value-type="string" table:number-columns-spanned="4" table:number-rows-spanned="1">
            <text:p><text:span text:style-name="T2">SAVE</text:span><text:span text:style-name="T6"> "name" (Serial I/O switches to ASCII.)</text:span></text:p>
            <text:p><text:span text:style-name="T6">Z-1GR file system only accessible from </text:span><text:span text:style-name="T2">F.COM menu</text:span><text:span text:style-name="T6">.</text:span></text:p>
          </table:table-cell>
          <table:covered-table-cell table:style-name="table_20_cell"/>
          <table:covered-table-cell table:style-name="table_20_cell"/>
          <table:covered-table-cell table:style-name="ce16"/>
          <table:table-cell table:style-name="ce16" office:value-type="string">
            <text:p><text:span text:style-name="T6">SAVE</text:span> <text:span text:style-name="T6">"name"</text:span></text:p>
          </table:table-cell>
          <table:table-cell table:style-name="grey" office:value-type="string" table:number-columns-spanned="4" table:number-rows-spanned="2">
            <text:p>N/A</text:p>
          </table:table-cell>
          <table:covered-table-cell table:style-name="table_20_cell"/>
          <table:covered-table-cell table:style-name="table_20_cell"/>
          <table:covered-table-cell table:style-name="table_20_cell"/>
          <table:covered-table-cell table:style-name="table_20_cell"/>
          <table:covered-table-cell table:style-name="grey"/>
          <table:covered-table-cell table:style-name="grey"/>
          <table:table-cell table:style-name="ce22" office:value-type="string" table:number-columns-spanned="3" table:number-rows-spanned="1">
            <text:p><text:span text:style-name="T13">Pocket or RAM disk: </text:span><text:span text:style-name="T2">SAVE</text:span> "d:name"</text:p>
            <text:p><text:span text:style-name="T10">Serial I/O (not PC-1280): </text:span><text:span text:style-name="T12">OPEN</text:span><text:span text:style-name="T10"> followed by </text:span><text:span text:style-name="T12">SAVE</text:span><text:span text:style-name="T14">.</text:span></text:p>
          </table:table-cell>
          <table:covered-table-cell table:style-name="table_20_cell"/>
          <table:covered-table-cell table:style-name="table_20_cell"/>
          <table:table-cell table:style-name="ce16" office:value-type="string" table:number-columns-spanned="2" table:number-rows-spanned="1">
            <text:p>SAVE "name"</text:p>
            <text:p>RAM disk only.</text:p>
          </table:table-cell>
          <table:covered-table-cell table:style-name="table_20_cell"/>
          <table:table-cell table:style-name="ce16" office:value-type="string">
            <text:p>SAVE "name"</text:p>
          </table:table-cell>
          <table:table-cell table:style-name="table_20_cell" office:value-type="string" table:number-columns-spanned="2" table:number-rows-spanned="1">
            <text:p>COPY <text:span text:style-name="T4">source</text:span> TO destination</text:p>
            <text:p>Default source is current file.</text:p>
          </table:table-cell>
          <table:covered-table-cell/>
          <table:table-cell table:style-name="ce16" office:value-type="string" table:number-columns-spanned="2" table:number-rows-spanned="1">
            <text:p>SAVE<text:span text:style-name="T6"> "n.name"</text:span></text:p>
            <text:p><text:span text:style-name="T6">n=100 for PC interface.</text:span></text:p>
          </table:table-cell>
          <table:covered-table-cell table:style-name="table_20_cell"/>
          <table:table-cell table:style-name="table_20_cell" office:value-type="string">
            <text:p>SAVE "device:name"</text:p>
          </table:table-cell>
          <table:table-cell table:style-name="table_20_cell" office:value-type="string">
            <text:p>SAVE "device:name"<text:span text:style-name="T4">,baud,"mode"</text:span></text:p>
            <text:p><text:span text:style-name="T7">SAVE "device:name"</text:span><text:span text:style-name="T29">,size,"type"</text:span></text:p>
          </table:table-cell>
          <table:table-cell table:style-name="table_20_cell" office:value-type="string">
            <text:p>SAVE "device:name"</text:p>
          </table:table-cell>
        </table:table-row>
        <table:table-row table:style-name="ro26">
          <table:covered-table-cell table:style-name="table_20_head_20_rotated"/>
          <table:table-cell table:style-name="table_20_head" office:value-type="string">
            <text:p>Save in ASCII format</text:p>
          </table:table-cell>
          <table:table-cell table:style-name="Workaround" office:value-type="string" table:number-columns-spanned="4" table:number-rows-spanned="1">
            <text:p>Use list730 utility on PC to convert binary tape file.</text:p>
          </table:table-cell>
          <table:covered-table-cell table:style-name="table_20_cell"/>
          <table:covered-table-cell table:style-name="table_20_cell"/>
          <table:covered-table-cell table:style-name="table_20_cell"/>
          <table:table-cell table:style-name="ce16" office:value-type="string" table:number-columns-spanned="3" table:number-rows-spanned="1">
            <text:p>SAVE<text:span text:style-name="T6"> "name",A (tape only)</text:span></text:p>
            <text:p><text:span text:style-name="T5">Use list850 utility on PC to convert tape file.</text:span></text:p>
          </table:table-cell>
          <table:covered-table-cell table:style-name="table_20_cell"/>
          <table:covered-table-cell table:style-name="table_20_cell"/>
          <table:table-cell table:style-name="ce16" office:value-type="string" table:number-columns-spanned="4" table:number-rows-spanned="1">
            <text:p>SAVE<text:span text:style-name="T6"> "name",A (Serial I/O defaults to ASCII.)</text:span></text:p>
            <text:p><text:span text:style-name="T5">Use list850 utility on PC (not for Z-1GR).</text:span></text:p>
          </table:table-cell>
          <table:covered-table-cell table:style-name="table_20_cell"/>
          <table:covered-table-cell table:style-name="table_20_cell"/>
          <table:covered-table-cell table:style-name="table_20_cell"/>
          <table:table-cell table:style-name="table_20_cell" office:value-type="string">
            <text:p><text:span text:style-name="T6">SAVE</text:span> <text:span text:style-name="T4">"name"</text:span>,A</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3" table:number-rows-spanned="1">
            <text:p><text:span text:style-name="T2">SAVE </text:span>"d:name",A (Pocket disk only)</text:p>
            <text:p><text:span text:style-name="T2">SAVE</text:span> to serial I/O (not PC-1280) is always in ASCII</text:p>
          </table:table-cell>
          <table:covered-table-cell table:style-name="table_20_cell"/>
          <table:covered-table-cell table:style-name="table_20_cell"/>
          <table:table-cell table:style-name="ce16" office:value-type="string" table:number-columns-spanned="2" table:number-rows-spanned="1">
            <text:p>Use TEXT menu. Only way to save to serial I/O.</text:p>
          </table:table-cell>
          <table:covered-table-cell table:style-name="table_20_cell"/>
          <table:table-cell table:style-name="ce16" office:value-type="string">
            <text:p>SAVE "name",A</text:p>
            <text:p><text:span text:style-name="T7">SAVE to serial I/O</text:span></text:p>
          </table:table-cell>
          <table:table-cell table:style-name="table_20_cell" office:value-type="string" table:number-columns-spanned="2" table:number-rows-spanned="1">
            <text:p>TRANSFORM <text:span text:style-name="T4">source</text:span> INTO TEXT <text:span text:style-name="T4">destination</text:span></text:p>
            <text:p><text:span text:style-name="T6">HP-75 does not support destination name.</text:span></text:p>
          </table:table-cell>
          <table:covered-table-cell table:style-name="table_20_cell"/>
          <table:table-cell table:style-name="table_20_cell" office:value-type="string" table:number-columns-spanned="2" table:number-rows-spanned="1">
            <text:p><text:span text:style-name="T2">LIST</text:span> "20<text:span text:style-name="T4">.options</text:span>" to serial interface.</text:p>
            <text:p><text:span text:style-name="T2">LIST</text:span> "101.name" to PC interface.</text:p>
          </table:table-cell>
          <table:covered-table-cell table:style-name="table_20_cell"/>
          <table:table-cell table:style-name="table_20_cell" office:value-type="string">
            <text:p>SAVE "device:name",A</text:p>
          </table:table-cell>
          <table:table-cell table:style-name="table_20_cell" office:value-type="string">
            <text:p>INIT#1,"Device:name"<text:span text:style-name="T4">,p1,"p2"</text:span></text:p>
            <text:p>LIST#1</text:p>
          </table:table-cell>
          <table:table-cell table:style-name="table_20_cell"/>
        </table:table-row>
        <table:table-row table:style-name="ro26">
          <table:covered-table-cell table:style-name="table_20_head_20_rotated"/>
          <table:table-cell table:style-name="table_20_head" office:value-type="string">
            <text:p>Load binary program from tape</text:p>
          </table:table-cell>
          <table:table-cell table:style-name="table_20_cell" office:value-type="string">
            <text:p><text:span text:style-name="T6">LOAD</text:span><text:span text:style-name="T2"> </text:span><text:span text:style-name="T4">#area "name"</text:span></text:p>
            <text:p><text:span text:style-name="T6">Programmable command.</text:span></text:p>
          </table:table-cell>
          <table:table-cell table:style-name="table_20_cell" office:value-type="string" table:number-columns-spanned="8" table:number-rows-spanned="1">
            <text:p><text:span text:style-name="T2">LOAD</text:span> <text:span text:style-name="T4">"name"</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1" table:number-rows-spanned="2">
            <text:p>N/A</text:p>
          </table:table-cell>
          <table:table-cell table:style-name="table_20_cell" office:value-type="string">
            <text:p><text:span text:style-name="T2">LOAD</text:span><text:span text:style-name="T6"> "CAS0:</text:span><text:span text:style-name="T4">name</text:span><text:span text:style-name="T6">"</text:span></text:p>
          </table:table-cell>
          <table:table-cell table:style-name="table_20_cell" office:value-type="string">
            <text:p><text:span text:style-name="T6">LOAD</text:span> <text:span text:style-name="T4">"CAS0:name"</text:span></text:p>
          </table:table-cell>
          <table:table-cell table:style-name="table_20_cell" office:value-type="string">
            <text:p><text:span text:style-name="T2">CLOAD</text:span> "name"</text:p>
          </table:table-cell>
          <table:table-cell table:style-name="ce22" office:value-type="string" table:number-columns-spanned="9" table:number-rows-spanned="1">
            <text:p><text:span text:style-name="T2">CLOAD</text:span> <text:span text:style-name="T4">"name"</text:span></text:p>
            <text:p>Format is compatible: Newer models can read older tape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0" office:value-type="string" table:number-columns-spanned="2" table:number-rows-spanned="1">
            <text:p><text:span text:style-name="T38">CLOAD</text:span><text:span text:style-name="T30"> </text:span><text:span text:style-name="T39">"name"</text:span></text:p>
          </table:table-cell>
          <table:covered-table-cell table:style-name="table_20_cell"/>
          <table:table-cell table:style-name="table_20_cell" office:value-type="string">
            <text:p><text:span text:style-name="T2">CLOAD</text:span> <text:span text:style-name="T4">"name"</text:span></text:p>
          </table:table-cell>
          <table:table-cell table:style-name="table_20_cell" office:value-type="string" table:number-columns-spanned="2" table:number-rows-spanned="1">
            <text:p>COPY source<text:span text:style-name="T4"> TO destination</text:span>.</text:p>
            <text:p>Default destination is current file.</text:p>
          </table:table-cell>
          <table:covered-table-cell table:style-name="table_20_cell"/>
          <table:table-cell table:style-name="table_20_cell" office:value-type="string">
            <text:p><text:span text:style-name="T2">OLD </text:span>"1<text:span text:style-name="T4">.name.NM</text:span>"</text:p>
          </table:table-cell>
          <table:table-cell table:style-name="table_20_cell" office:value-type="string">
            <text:p><text:span text:style-name="T2">OLD </text:span>"1<text:span text:style-name="T4">.name</text:span>"</text:p>
          </table:table-cell>
          <table:table-cell table:style-name="table_20_cell" office:value-type="string">
            <text:p>CLOAD <text:span text:style-name="T4">"name"</text:span></text:p>
            <text:p><text:span text:style-name="T6">LOAD "CAS:</text:span><text:span text:style-name="T4">name</text:span><text:span text:style-name="T6">"</text:span></text:p>
          </table:table-cell>
          <table:table-cell table:style-name="table_20_cell" office:value-type="string">
            <text:p>CLOAD <text:span text:style-name="T4">"name"</text:span></text:p>
            <text:p><text:span text:style-name="T6">LOAD "CASI:</text:span><text:span text:style-name="T4">name</text:span><text:span text:style-name="T6">"</text:span></text:p>
          </table:table-cell>
          <table:table-cell table:style-name="table_20_cell" office:value-type="string">
            <text:p>LOAD <text:span text:style-name="T4">"name"</text:span></text:p>
          </table:table-cell>
        </table:table-row>
        <table:table-row table:style-name="ro26">
          <table:covered-table-cell table:style-name="table_20_head_20_rotated"/>
          <table:table-cell table:style-name="table_20_head" office:value-type="string">
            <text:p>Load multiple programs</text:p>
          </table:table-cell>
          <table:table-cell table:style-name="table_20_cell" office:value-type="string">
            <text:p><text:span text:style-name="T2">LOAD ALL</text:span> <text:span text:style-name="T4">"name"</text:span></text:p>
          </table:table-cell>
          <table:table-cell table:style-name="table_20_cell" office:value-type="string">
            <text:p><text:span text:style-name="T2">LOAD A</text:span> <text:span text:style-name="T4">"name"</text:span></text:p>
          </table:table-cell>
          <table:table-cell table:style-name="table_20_cell" office:value-type="string" table:number-columns-spanned="2" table:number-rows-spanned="1">
            <text:p><text:span text:style-name="T2">LOAD A/ALL</text:span> "name"</text:p>
          </table:table-cell>
          <table:covered-table-cell table:style-name="table_20_cell"/>
          <table:table-cell table:style-name="table_20_cell" office:value-type="string" table:number-columns-spanned="5" table:number-rows-spanned="1">
            <text:p><text:span text:style-name="T2">LOAD ALL</text:span> <text:span text:style-name="T4">"name"</text:span></text:p>
          </table:table-cell>
          <table:covered-table-cell table:style-name="table_20_cell"/>
          <table:covered-table-cell table:style-name="table_20_cell"/>
          <table:covered-table-cell table:style-name="table_20_cell"/>
          <table:covered-table-cell table:style-name="table_20_cell"/>
          <table:covered-table-cell table:style-name="grey"/>
          <table:table-cell table:style-name="grey" office:value-type="string" table:number-columns-spanned="2" table:number-rows-spanned="1">
            <text:p>N/A</text:p>
          </table:table-cell>
          <table:covered-table-cell table:style-name="grey"/>
          <table:table-cell table:style-name="grey" office:value-type="string" table:number-columns-spanned="6"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36" office:value-type="string" table:number-columns-spanned="2" table:number-rows-spanned="1">
            <text:p>No RAM disk or multiple areas</text:p>
          </table:table-cell>
          <table:covered-table-cell table:style-name="grey" office:value-type="string">
            <text:p>No RAM disk or multiple areas</text:p>
          </table:covered-table-cell>
          <table:table-cell table:style-name="table_20_cell" office:value-type="string" table:number-columns-spanned="2" table:number-rows-spanned="1">
            <text:p>COPY source TO destination with wildcards from pocket disk to RAM disk.</text:p>
          </table:table-cell>
          <table:covered-table-cell/>
          <table:table-cell table:style-name="grey" office:value-type="string" table:number-columns-spanned="2" table:number-rows-spanned="1">
            <text:p>N/A</text:p>
          </table:table-cell>
          <table:covered-table-cell table:style-name="table_20_cell"/>
          <table:table-cell table:style-name="ce20" office:value-type="string">
            <text:p>COPY source TO destination with wildcards from pocket disk to RAM disk.</text:p>
          </table:table-cell>
          <table:table-cell table:style-name="ce31" office:value-type="string" table:number-columns-spanned="2" table:number-rows-spanned="1">
            <text:p>N/A</text:p>
          </table:table-cell>
          <table:covered-table-cell table:style-name="table_20_cell"/>
          <table:table-cell table:style-name="ce31" office:value-type="string" table:number-columns-spanned="2" table:number-rows-spanned="1">
            <text:p>N/A</text:p>
          </table:table-cell>
          <table:covered-table-cell table:style-name="ce31"/>
          <table:table-cell table:style-name="grey" office:value-type="string" table:number-columns-spanned="3" table:number-rows-spanned="1">
            <text:p>N/A</text:p>
          </table:table-cell>
          <table:covered-table-cell table:style-name="grey"/>
          <table:covered-table-cell table:style-name="table_20_cell"/>
        </table:table-row>
        <table:table-row table:style-name="ro26">
          <table:covered-table-cell table:style-name="table_20_head_20_rotated"/>
          <table:table-cell table:style-name="table_20_head" office:value-type="string">
            <text:p>Load binary program from storage</text:p>
          </table:table-cell>
          <table:table-cell table:style-name="grey" office:value-type="string" table:number-columns-spanned="7" table:number-rows-spanned="1">
            <text:p>N/A</text:p>
          </table:table-cell>
          <table:covered-table-cell table:number-columns-repeated="2"/>
          <table:covered-table-cell table:style-name="table_20_cell"/>
          <table:covered-table-cell table:style-name="grey"/>
          <table:covered-table-cell table:style-name="table_20_cell"/>
          <table:covered-table-cell table:style-name="table_20_cell"/>
          <table:table-cell table:style-name="table_20_cell" office:value-type="string" table:number-columns-spanned="4" table:number-rows-spanned="1">
            <text:p><text:span text:style-name="T2">LOAD</text:span> "name" (<text:span text:style-name="T10">Serial I/O reads ASCII only.)</text:span></text:p>
            <text:p><text:span text:style-name="T10">Z-1GR file system only accessible from </text:span><text:span text:style-name="T12">F.COM menu</text:span><text:span text:style-name="T10">.</text:span></text:p>
          </table:table-cell>
          <table:covered-table-cell table:style-name="table_20_cell"/>
          <table:covered-table-cell table:style-name="grey"/>
          <table:covered-table-cell table:style-name="table_20_cell"/>
          <table:table-cell table:style-name="table_20_cell" office:value-type="string" table:number-columns-spanned="1" table:number-rows-spanned="2">
            <text:p><text:span text:style-name="T6">LOAD</text:span><text:span text:style-name="T2"> </text:span><text:span text:style-name="T4">"name"</text:span></text:p>
            <text:p><text:span text:style-name="T10">Format is detected.</text:span></text:p>
          </table:table-cell>
          <table:table-cell table:style-name="grey" office:value-type="string" table:number-columns-spanned="4" table:number-rows-spanned="1">
            <text:p>N/A</text:p>
          </table:table-cell>
          <table:covered-table-cell table:style-name="table_20_cell"/>
          <table:covered-table-cell table:style-name="table_20_cell"/>
          <table:covered-table-cell table:style-name="table_20_cell"/>
          <table:table-cell table:style-name="table_20_cell_20_rotated" office:value-type="string" table:number-columns-spanned="1" table:number-rows-spanned="3">
            <text:p>See PC-1360</text:p>
          </table:table-cell>
          <table:table-cell table:style-name="ce36" office:value-type="string" table:number-columns-spanned="2" table:number-rows-spanned="3">
            <text:p>N/A</text:p>
          </table:table-cell>
          <table:covered-table-cell table:style-name="grey"/>
          <table:table-cell table:style-name="ce22" office:value-type="string" table:number-columns-spanned="3" table:number-rows-spanned="2">
            <text:p><text:span text:style-name="T6">Pocket or RAM disk: </text:span><text:span text:style-name="T2">LOAD</text:span> "name"<text:span text:style-name="T4">,R</text:span></text:p>
            <text:p>R starts program. Format is detected.</text:p>
            <text:p><text:span text:style-name="T6">Serial I/O (not PC-1280): </text:span><text:span text:style-name="T2">OPEN</text:span><text:span text:style-name="T6"> followed by </text:span><text:span text:style-name="T2">LOAD</text:span><text:span text:style-name="T6">.</text:span></text:p>
          </table:table-cell>
          <table:covered-table-cell table:style-name="ce20"/>
          <table:covered-table-cell table:style-name="table_20_cell"/>
          <table:table-cell table:style-name="table_20_cell" office:value-type="string" table:number-columns-spanned="2" table:number-rows-spanned="1">
            <text:p><text:span text:style-name="T2">LOAD</text:span> <text:span text:style-name="T6">"name"</text:span></text:p>
            <text:p>RAM disk only.</text:p>
          </table:table-cell>
          <table:covered-table-cell table:style-name="table_20_cell"/>
          <table:table-cell table:style-name="table_20_cell" office:value-type="string" table:number-columns-spanned="1" table:number-rows-spanned="2">
            <text:p><text:span text:style-name="T2">LOAD</text:span><text:span text:style-name="T6"> "name",R</text:span></text:p>
            <text:p><text:span text:style-name="T6">R starts program.</text:span></text:p>
            <text:p><text:span text:style-name="T6">Format is detected.</text:span></text:p>
          </table:table-cell>
          <table:table-cell table:style-name="table_20_cell" office:value-type="string" table:number-columns-spanned="2" table:number-rows-spanned="1">
            <text:p>COPY source<text:span text:style-name="T4"> TO destination</text:span>.</text:p>
            <text:p>Default destination is current file.</text:p>
          </table:table-cell>
          <table:covered-table-cell table:style-name="table_20_cell"/>
          <table:table-cell table:style-name="table_20_cell" office:value-type="string" table:number-columns-spanned="2" table:number-rows-spanned="1">
            <text:p><text:span text:style-name="T2">OLD </text:span>"n.name"</text:p>
            <text:p><text:span text:style-name="T10">n=100 for PC interface.</text:span></text:p>
          </table:table-cell>
          <table:covered-table-cell table:style-name="table_20_cell"/>
          <table:table-cell table:style-name="table_20_cell" office:value-type="string" table:number-columns-spanned="1" table:number-rows-spanned="2">
            <text:p>LOAD "name"<text:span text:style-name="T4">,R</text:span></text:p>
            <text:p><text:span text:style-name="T6">R starts program.</text:span></text:p>
            <text:p><text:span text:style-name="T6">Format is detected.</text:span></text:p>
          </table:table-cell>
          <table:table-cell table:style-name="table_20_cell" office:value-type="string">
            <text:p>LOAD"name" (RAM disk)</text:p>
            <text:p>LOAD"device:name",p1,"p2" (device)</text:p>
          </table:table-cell>
          <table:table-cell table:style-name="table_20_cell" office:value-type="string" table:number-columns-spanned="1" table:number-rows-spanned="2">
            <text:p>LOAD "name"<text:span text:style-name="T4">,R</text:span></text:p>
            <text:p><text:span text:style-name="T6">R starts program.</text:span></text:p>
            <text:p><text:span text:style-name="T6">Format is detected.</text:span></text:p>
          </table:table-cell>
        </table:table-row>
        <table:table-row table:style-name="ro28">
          <table:covered-table-cell table:style-name="table_20_head_20_rotated"/>
          <table:table-cell table:style-name="table_20_head" office:value-type="string">
            <text:p>Load ASCII program</text:p>
          </table:table-cell>
          <table:table-cell table:style-name="Workaround" office:value-type="string" table:number-columns-spanned="4" table:number-rows-spanned="2">
            <text:p>Use bas730 utility on PC to create binary tape file from source.</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1">
            <text:p><text:span text:style-name="T2">LOAD</text:span> <text:span text:style-name="T4">"name"</text:span><text:span text:style-name="T6">,A </text:span><text:span text:style-name="T13">(tape only).</text:span></text:p>
            <text:p><text:span text:style-name="T34">Use bas850 utility on PC to create tape file.</text:span></text:p>
          </table:table-cell>
          <table:covered-table-cell table:style-name="table_20_cell"/>
          <table:covered-table-cell table:style-name="table_20_cell"/>
          <table:table-cell table:style-name="ce20" office:value-type="string" table:number-columns-spanned="3" table:number-rows-spanned="1">
            <text:p><text:span text:style-name="T12">LOAD</text:span><text:span text:style-name="T7"> </text:span><text:span text:style-name="T29">"name"</text:span><text:span text:style-name="T10">,A (Serial I/O defaults to ASCII).</text:span></text:p>
            <text:p><text:span text:style-name="T34">Use bas850 utility on PC to create tape file.</text:span></text:p>
          </table:table-cell>
          <table:covered-table-cell table:style-name="table_20_cell"/>
          <table:covered-table-cell table:style-name="ce16"/>
          <table:table-cell table:style-name="ce16" office:value-type="string">
            <text:p><text:span text:style-name="T2">LOAD </text:span><text:span text:style-name="T6">"name"</text:span></text:p>
            <text:p><text:span text:style-name="T6">Format is detected.</text:span></text:p>
          </table:table-cell>
          <table:covered-table-cell table:style-name="ce16"/>
          <table:table-cell table:style-name="Workaround" office:value-type="string" table:number-columns-spanned="1" table:number-rows-spanned="2">
            <text:p>Use BAS2IMG on PC.</text:p>
            <text:p><text:a xlink:href="http://pocket.free.fr/html/soft/bas2img_e.html">Link (PC-1500)</text:a></text:p>
          </table:table-cell>
          <table:table-cell table:style-name="grey" office:value-type="string" table:number-columns-spanned="1" table:number-rows-spanned="2">
            <text:p>N/A</text:p>
          </table:table-cell>
          <table:table-cell table:style-name="ce35" office:value-type="string" table:number-columns-spanned="2" table:number-rows-spanned="2">
            <text:p>Use BAS2IMG on PC.</text:p>
            <text:p><text:a xlink:href="http://www.waldhelm.name/Download/Bas2Img.exe">Link (PC-12xx/13xx/14xx)</text:a></text:p>
          </table:table-cell>
          <table:covered-table-cell table:style-name="table_20_cell"/>
          <table:covered-table-cell table:style-name="table_20_cell"/>
          <table:covered-table-cell table:style-name="table_20_cell"/>
          <table:covered-table-cell table:style-name="table_20_cell"/>
          <table:covered-table-cell table:style-name="ce20"/>
          <table:covered-table-cell/>
          <table:covered-table-cell table:style-name="table_20_cell"/>
          <table:table-cell table:style-name="ce16" office:value-type="string" table:number-columns-spanned="2" table:number-rows-spanned="1">
            <text:p>Use TEXT menu. Only way to read from serial I/O.</text:p>
          </table:table-cell>
          <table:covered-table-cell table:style-name="table_20_cell"/>
          <table:covered-table-cell table:style-name="table_20_cell"/>
          <table:table-cell table:style-name="table_20_cell" office:value-type="string" table:number-columns-spanned="2" table:number-rows-spanned="1">
            <text:p>TRANSFORM <text:span text:style-name="T4">source</text:span> INTO BASIC <text:span text:style-name="T4">destination</text:span></text:p>
            <text:p><text:span text:style-name="T6">HP-75 does not support destination name. Destination defaults to current file.</text:span></text:p>
          </table:table-cell>
          <table:covered-table-cell/>
          <table:table-cell table:style-name="ce57" office:value-type="string" table:number-columns-spanned="2" table:number-rows-spanned="2">
            <text:p><text:span text:style-name="T3">TI-BASIC cannot load an ASCII format BASIC program directly.</text:span></text:p>
            <text:p><text:span text:style-name="T3"/></text:p>
            <text:p><text:span text:style-name="T5">Use TIC74.EXE on PC with PC interface to create a binary file from source</text:span></text:p>
            <text:p><text:span text:style-name="T5">and load it with </text:span><text:span text:style-name="T2">OLD</text:span><text:span text:style-name="T13">"101.name"</text:span><text:span text:style-name="T5">.</text:span></text:p>
          </table:table-cell>
          <table:covered-table-cell table:style-name="table_20_cell"/>
          <table:covered-table-cell table:style-name="table_20_cell"/>
          <table:table-cell table:style-name="table_20_cell" office:value-type="string">
            <text:p>INIT#5,"device:name"<text:span text:style-name="T4">,p1,"p2"</text:span></text:p>
            <text:p>CALL &amp;HEE1F turns on remote control</text:p>
            <text:p>CALL &amp;HEE33 turns off remote control</text:p>
          </table:table-cell>
          <table:covered-table-cell table:style-name="table_20_cell"/>
        </table:table-row>
        <table:table-row table:style-name="ro28">
          <table:covered-table-cell table:style-name="table_20_head_20_rotated"/>
          <table:table-cell table:style-name="table_20_head" office:value-type="string">
            <text:p>Load "foreign" program</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Use ASCII format <text:span text:style-name="T5">or bas850 on PC</text:span>.</text:p>
          </table:table-cell>
          <table:covered-table-cell table:style-name="table_20_cell"/>
          <table:covered-table-cell table:style-name="table_20_cell"/>
          <table:table-cell table:style-name="table_20_cell" office:value-type="string" table:number-columns-spanned="2" table:number-rows-spanned="1">
            <text:p><text:span text:style-name="T2">PBLOAD</text:span> <text:span text:style-name="T4">phase</text:span> <text:span text:style-name="T4">"name"</text:span> (not VX)</text:p>
            <text:p>Use slow ASCII tape format,</text:p>
            <text:p>serial I/O or PC.</text:p>
          </table:table-cell>
          <table:covered-table-cell table:style-name="table_20_cell"/>
          <table:table-cell table:style-name="table_20_cell" office:value-type="string">
            <text:p>Only via serial I/O.</text:p>
          </table:table-cell>
          <table:table-cell table:style-name="table_20_cell" office:value-type="string">
            <text:p>Use slow ASCII tape format, serial I/O or PC.</text:p>
          </table:table-cell>
          <table:table-cell table:style-name="table_20_cell" office:value-type="string">
            <text:p>Use serial I/O in ASCII format.</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Use ASCII mode,</text:p>
            <text:p>serial I/O</text:p>
            <text:p><text:span text:style-name="T5">or BAS2IMG on PC</text:span>.</text:p>
          </table:table-cell>
          <table:table-cell table:style-name="ce55" office:value-type="string">
            <text:p>Use ASCII mode</text:p>
            <text:p>or BAS2IMG on PC.</text:p>
          </table:table-cell>
          <table:table-cell table:style-name="table_20_cell" office:value-type="string">
            <text:p>Use ASCII mode,</text:p>
            <text:p>serial I/O</text:p>
            <text:p><text:span text:style-name="T5">or BAS2IMG on PC</text:span>.</text:p>
          </table:table-cell>
          <table:table-cell table:style-name="table_20_cell" office:value-type="string" table:number-columns-spanned="2" table:number-rows-spanned="1">
            <text:p>Use <text:span text:style-name="T2">TEXT menu</text:span>,</text:p>
            <text:p>ASCII mode, serial I/O</text:p>
          </table:table-cell>
          <table:covered-table-cell table:style-name="table_20_cell"/>
          <table:table-cell table:style-name="table_20_cell" office:value-type="string">
            <text:p><text:span text:style-name="T2">CLOAD@</text:span> <text:span text:style-name="T4">"name"</text:span></text:p>
            <text:p><text:span text:style-name="T2">CSAVE@</text:span><text:span text:style-name="T6"> </text:span><text:span text:style-name="T4">"name"</text:span><text:span text:style-name="T6"> saves in older format.</text:span></text:p>
          </table:table-cell>
          <table:table-cell table:style-name="table_20_cell" office:value-type="string" table:number-columns-spanned="2" table:number-rows-spanned="1">
            <text:p>Use LIF1 interchange format with TRANSFORM.</text:p>
          </table:table-cell>
          <table:covered-table-cell table:style-name="table_20_cell"/>
          <table:covered-table-cell table:style-name="grey" office:value-type="string">
            <text:p>N/A</text:p>
          </table:covered-table-cell>
          <table:covered-table-cell table:style-name="grey"/>
          <table:table-cell table:style-name="table_20_cell" office:value-type="string" table:number-columns-spanned="3" table:number-rows-spanned="1">
            <text:p>Use ASCII mode serial I/O.</text:p>
          </table:table-cell>
          <table:covered-table-cell table:style-name="table_20_cell"/>
          <table:covered-table-cell table:style-name="table_20_cell"/>
        </table:table-row>
        <table:table-row table:style-name="ro52">
          <table:table-cell table:style-name="table_20_head_20_rotated" office:value-type="string" table:number-columns-spanned="1" table:number-rows-spanned="12">
            <text:p>Program files</text:p>
          </table:table-cell>
          <table:table-cell table:style-name="table_20_head" office:value-type="string">
            <text:p>MERGE program lines</text:p>
          </table:table-cell>
          <table:table-cell table:style-name="table_20_cell" office:value-type="string" table:number-columns-spanned="1" table:number-rows-spanned="3">
            <text:p>All perfomed in one go by LOAD. Exisiting program is cleared from first line of loaded file, which is automatically started if LOAD is executed from a running program.</text:p>
          </table:table-cell>
          <table:table-cell table:style-name="table_20_cell" office:value-type="string" table:number-columns-spanned="1" table:number-rows-spanned="2">
            <text:p>Like FX-702P but without automatic execution</text:p>
          </table:table-cell>
          <table:table-cell table:style-name="grey" office:value-type="string" table:number-columns-spanned="6" table:number-rows-spanned="2">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text:span text:style-name="T2">MERGE</text:span> "name"</text:p>
          </table:table-cell>
          <table:covered-table-cell table:style-name="table_20_cell"/>
          <table:covered-table-cell table:style-name="table_20_cell"/>
          <table:table-cell table:style-name="grey" office:value-type="string" table:number-columns-spanned="1" table:number-rows-spanned="2">
            <text:p>N/A</text:p>
          </table:table-cell>
          <table:table-cell table:style-name="table_20_cell" office:value-type="string">
            <text:p><text:span text:style-name="T2">MERGE</text:span> "name"</text:p>
          </table:table-cell>
          <table:table-cell table:style-name="table_20_cell" office:value-type="string">
            <text:p><text:span text:style-name="T2">CLOAD 1</text:span> "name"</text:p>
            <text:p>ROM dependent.</text:p>
          </table:table-cell>
          <table:table-cell table:style-name="table_20_cell" office:value-type="string">
            <text:p><text:span text:style-name="T2">MERGE</text:span> "name"</text:p>
          </table:table-cell>
          <table:table-cell table:style-name="table_20_cell" table:number-columns-spanned="1" table:number-rows-spanned="3"/>
          <table:table-cell table:style-name="ce22" office:value-type="string" table:number-columns-spanned="6" table:number-rows-spanned="1">
            <text:p><text:span text:style-name="T2">MERGE</text:span> "name"</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3">
            <text:p>N/A</text:p>
          </table:table-cell>
          <table:covered-table-cell table:style-name="table_20_cell"/>
          <table:table-cell table:style-name="ce16" office:value-type="string">
            <text:p>MERGE "CAS:name"</text:p>
            <text:p>ASCII only</text:p>
          </table:table-cell>
          <table:table-cell table:style-name="table_20_cell" office:value-type="string" table:number-columns-spanned="2" table:number-rows-spanned="1">
            <text:p>MERGE source<text:span text:style-name="T4">,first line,last line</text:span></text:p>
            <text:p><text:span text:style-name="T6">Destination is the current file.</text:span></text:p>
          </table:table-cell>
          <table:covered-table-cell table:style-name="table_20_cell"/>
          <table:table-cell table:style-name="grey" office:value-type="string" table:number-columns-spanned="2" table:number-rows-spanned="2">
            <text:p>N/A</text:p>
          </table:table-cell>
          <table:covered-table-cell table:style-name="grey"/>
          <table:table-cell table:style-name="ce16" office:value-type="string">
            <text:p>MERGE<text:span text:style-name="T6"> "name"</text:span></text:p>
            <text:p><text:span text:style-name="T6">ASCII only</text:span></text:p>
          </table:table-cell>
          <table:table-cell table:style-name="table_20_cell" office:value-type="string">
            <text:p>Same as Load ASCII via remote control.</text:p>
          </table:table-cell>
          <table:table-cell table:style-name="ce16" office:value-type="string">
            <text:p>MERGE<text:span text:style-name="T6"> "name"</text:span></text:p>
            <text:p><text:span text:style-name="T6">ASCII only</text:span></text:p>
          </table:table-cell>
        </table:table-row>
        <table:table-row table:style-name="ro24">
          <table:covered-table-cell table:style-name="table_20_head_20_rotated"/>
          <table:table-cell table:style-name="table_20_head" office:value-type="string">
            <text:p>Handling of duplicate line numbers</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Lines are replaced, file type must be ASCII.</text:p>
          </table:table-cell>
          <table:covered-table-cell/>
          <table:covered-table-cell table:style-name="table_20_cell"/>
          <table:covered-table-cell table:style-name="table_20_cell"/>
          <table:table-cell table:style-name="table_20_cell" office:value-type="string" table:number-columns-spanned="3" table:number-rows-spanned="1">
            <text:p>Program is appended, duplicates are allowed. Only last copy editable or reachable with GOTO. Use labels!</text:p>
          </table:table-cell>
          <table:covered-table-cell table:number-columns-repeated="3"/>
          <table:table-cell table:style-name="ce22" office:value-type="string" table:number-columns-spanned="6" table:number-rows-spanned="1">
            <text:p>Program is appended, duplicates are allowed. Only last copy editable or reachable with GOTO. Use labels!</text:p>
          </table:table-cell>
          <table:covered-table-cell table:number-columns-repeated="3"/>
          <table:covered-table-cell table:style-name="table_20_cell"/>
          <table:covered-table-cell table:style-name="table_20_cell"/>
          <table:covered-table-cell table:style-name="grey"/>
          <table:covered-table-cell table:style-name="table_20_cell"/>
          <table:table-cell table:style-name="table_20_cell" office:value-type="string">
            <text:p>Lines are replaced.</text:p>
          </table:table-cell>
          <table:table-cell table:style-name="table_20_cell" office:value-type="string" table:number-columns-spanned="2" table:number-rows-spanned="1">
            <text:p>Lines are replaced, file types must match.</text:p>
          </table:table-cell>
          <table:covered-table-cell table:style-name="table_20_cell"/>
          <table:covered-table-cell table:style-name="grey"/>
          <table:covered-table-cell table:style-name="grey"/>
          <table:table-cell table:style-name="table_20_cell" office:value-type="string" table:number-columns-spanned="3" table:number-rows-spanned="1">
            <text:p>Lines are replaced.</text:p>
          </table:table-cell>
          <table:covered-table-cell table:style-name="table_20_cell"/>
          <table:covered-table-cell table:style-name="table_20_cell"/>
        </table:table-row>
        <table:table-row table:style-name="ro26">
          <table:covered-table-cell table:style-name="table_20_head_20_rotated"/>
          <table:table-cell table:style-name="table_20_head" office:value-type="string">
            <text:p>Run program from storage or tape</text:p>
          </table:table-cell>
          <table:covered-table-cell table:style-name="table_20_cell" office:value-type="string">
            <text:p>N/A</text:p>
          </table:covered-table-cell>
          <table:table-cell table:style-name="grey" office:value-type="string" table:number-columns-spanned="3" table:number-rows-spanned="1">
            <text:p>N/A</text:p>
          </table:table-cell>
          <table:covered-table-cell table:style-name="table_20_cell"/>
          <table:covered-table-cell table:style-name="table_20_cell"/>
          <table:table-cell table:style-name="table_20_cell" office:value-type="string" table:number-columns-spanned="3" table:number-rows-spanned="1">
            <text:p><text:span text:style-name="T6">CHAIN</text:span> <text:span text:style-name="T4">"name"</text:span></text:p>
          </table:table-cell>
          <table:covered-table-cell table:style-name="table_20_cell"/>
          <table:covered-table-cell table:style-name="table_20_cell"/>
          <table:table-cell table:style-name="grey" office:value-type="string">
            <text:p>N/A</text:p>
          </table:table-cell>
          <table:table-cell table:style-name="table_20_cell" office:value-type="string" table:number-columns-spanned="2" table:number-rows-spanned="1">
            <text:p><text:span text:style-name="T6">CHAIN</text:span> <text:span text:style-name="T4">"name"</text:span></text:p>
          </table:table-cell>
          <table:covered-table-cell table:style-name="table_20_cell"/>
          <table:table-cell table:style-name="table_20_cell" office:value-type="string">
            <text:p>CHAIN<text:span text:style-name="T4"> "name"</text:span></text:p>
            <text:p>GOTO "name" (RAM disk)</text:p>
          </table:table-cell>
          <table:table-cell table:style-name="table_20_cell" office:value-type="string">
            <text:p>LOAD <text:span text:style-name="T4">"name"</text:span>,R</text:p>
          </table:table-cell>
          <table:table-cell table:style-name="table_20_cell" office:value-type="string" table:number-columns-spanned="3" table:number-rows-spanned="1">
            <text:p>CHAIN <text:span text:style-name="T4">"name",start</text:span></text:p>
            <text:p><text:span text:style-name="T6">The start parameter follows GOTO syntax.</text:span></text:p>
          </table:table-cell>
          <table:covered-table-cell table:style-name="table_20_cell"/>
          <table:covered-table-cell table:style-name="table_20_cell"/>
          <table:covered-table-cell table:style-name="table_20_cell"/>
          <table:table-cell table:style-name="ce22" office:value-type="string" table:number-columns-spanned="6" table:number-rows-spanned="1">
            <text:p>CHAIN <text:span text:style-name="T4">"name",start</text:span></text:p>
            <text:p><text:span text:style-name="T6">The start parameter follows GOTO syntax.</text:span></text:p>
          </table:table-cell>
          <table:covered-table-cell table:number-columns-repeated="3"/>
          <table:covered-table-cell table:style-name="table_20_cell"/>
          <table:covered-table-cell table:style-name="table_20_cell"/>
          <table:covered-table-cell table:style-name="grey" office:value-type="string">
            <text:p>N/A</text:p>
          </table:covered-table-cell>
          <table:covered-table-cell table:style-name="table_20_cell"/>
          <table:table-cell table:style-name="table_20_cell" office:value-type="string">
            <text:p>CHAIN <text:span text:style-name="T6">"CAS:</text:span><text:span text:style-name="T4">name</text:span><text:span text:style-name="T6">"</text:span></text:p>
            <text:p><text:span text:style-name="T2">LOAD</text:span> with option R</text:p>
          </table:table-cell>
          <table:table-cell table:style-name="table_20_cell" office:value-type="string" table:number-columns-spanned="2" table:number-rows-spanned="1">
            <text:p>CHAIN file</text:p>
            <text:p>RUN file<text:span text:style-name="T4">,line number or label</text:span></text:p>
          </table:table-cell>
          <table:covered-table-cell table:style-name="table_20_cell"/>
          <table:table-cell table:style-name="table_20_cell" office:value-type="string" table:number-columns-spanned="2" table:number-rows-spanned="1">
            <text:p>RUN "n.name"</text:p>
            <text:p>Executable from program.</text:p>
          </table:table-cell>
          <table:covered-table-cell table:style-name="table_20_cell"/>
          <table:table-cell table:style-name="table_20_cell" office:value-type="string">
            <text:p>LOAD "name",R</text:p>
          </table:table-cell>
          <table:table-cell table:style-name="table_20_cell" office:value-type="string">
            <text:p>RUN "name"</text:p>
            <text:p>works only for files in RAM.</text:p>
          </table:table-cell>
          <table:table-cell table:style-name="table_20_cell" office:value-type="string">
            <text:p>LOAD "name",R</text:p>
          </table:table-cell>
        </table:table-row>
        <table:table-row table:style-name="ro3">
          <table:covered-table-cell table:style-name="table_20_head_20_rotated"/>
          <table:table-cell table:style-name="table_20_head" office:value-type="string" table:number-columns-spanned="1" table:number-rows-spanned="2">
            <text:p>SAVE or LOAD special areas</text:p>
          </table:table-cell>
          <table:table-cell table:style-name="grey" office:value-type="string" table:number-columns-spanned="2" table:number-rows-spanned="2">
            <text:p>N/A</text:p>
          </table:table-cell>
          <table:covered-table-cell table:style-name="grey"/>
          <table:table-cell table:style-name="ce20" office:value-type="string" table:number-columns-spanned="2" table:number-rows-spanned="2">
            <text:p><text:span text:style-name="T12">SAVE#</text:span><text:span text:style-name="T29">"name"</text:span><text:span text:style-name="T14"> saves MEMO.</text:span></text:p>
            <text:p><text:span text:style-name="T2">LOAD#</text:span><text:span text:style-name="T4">"name",M</text:span> loads/merges MEMO.</text:p>
          </table:table-cell>
          <table:covered-table-cell table:style-name="table_20_cell"/>
          <table:table-cell table:style-name="grey" office:value-type="string" table:number-columns-spanned="3" table:number-rows-spanned="2">
            <text:p>N/A</text:p>
          </table:table-cell>
          <table:covered-table-cell table:style-name="table_20_cell"/>
          <table:covered-table-cell table:style-name="table_20_cell"/>
          <table:table-cell table:style-name="table_20_cell" office:value-type="string" table:number-columns-spanned="1" table:number-rows-spanned="2">
            <text:p><text:span text:style-name="T2">SAVE#</text:span><text:span text:style-name="T6">/</text:span><text:span text:style-name="T2">LOAD#</text:span></text:p>
            <text:p>of MEMO, see left.</text:p>
          </table:table-cell>
          <table:table-cell table:style-name="table_20_cell" office:value-type="string" table:number-columns-spanned="2" table:number-rows-spanned="2">
            <text:p>Use F.COM menu for ASCII <text:s/>areas.</text:p>
            <text:p>Z1-GR only <text:span text:style-name="T13">save/load memory</text:span>:</text:p>
            <text:p><text:span text:style-name="T2">BSAVE</text:span> start<text:span text:style-name="T4">,end</text:span></text:p>
            <text:p><text:span text:style-name="T2">BLOAD</text:span><text:span text:style-name="T6"> </text:span><text:span text:style-name="T4">start,end,R</text:span></text:p>
          </table:table-cell>
          <table:covered-table-cell table:style-name="table_20_cell"/>
          <table:table-cell table:style-name="table_20_cell" office:value-type="string" table:number-columns-spanned="1" table:number-rows-spanned="2">
            <text:p>Use menu to copy any type of file to any device.</text:p>
          </table:table-cell>
          <table:table-cell table:style-name="table_20_cell" office:value-type="string" table:number-columns-spanned="1" table:number-rows-spanned="2">
            <text:p>CETL has interactive G and P commands.</text:p>
          </table:table-cell>
          <table:table-cell table:style-name="grey" office:value-type="string" table:number-columns-spanned="2" table:number-rows-spanned="1">
            <text:p>N/A</text:p>
          </table:table-cell>
          <table:covered-table-cell table:style-name="table_20_cell"/>
          <table:table-cell table:style-name="ce22" office:value-type="string" table:number-columns-spanned="8" table:number-rows-spanned="1">
            <text:p>Load or save memory to tape:</text:p>
            <text:p>CSAVEM<text:span text:style-name="T4">"name";</text:span>start,end</text:p>
            <text:p>CLOADM<text:span text:style-name="T4">"name";start</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2">
            <text:p>Save/load memory in <text:span text:style-name="T2">MON</text:span>itor:</text:p>
            <text:p><text:span text:style-name="T2">W</text:span><text:span text:style-name="T6">start,end</text:span></text:p>
            <text:p><text:span text:style-name="T2">R</text:span>start</text:p>
            <text:p>Device is serial I/O.</text:p>
          </table:table-cell>
          <table:covered-table-cell table:style-name="table_20_cell"/>
          <table:table-cell table:style-name="grey" office:value-type="string" table:number-columns-spanned="1" table:number-rows-spanned="2">
            <text:p>N/A</text:p>
          </table:table-cell>
          <table:table-cell table:style-name="table_20_cell" office:value-type="string" table:number-columns-spanned="1" table:number-rows-spanned="2">
            <text:p>Same internal files have special names:</text:p>
            <text:p>APPT stores the active appointments,</text:p>
            <text:p>KEYS stores the keyboard definitions.</text:p>
            <text:p>These are unquoted keywords.</text:p>
          </table:table-cell>
          <table:table-cell table:style-name="table_20_cell" office:value-type="string" table:number-columns-spanned="1" table:number-rows-spanned="2">
            <text:p>Special file KEYS stores keyboard definitions. It is a standard filename and can be used with or without quotes.</text:p>
          </table:table-cell>
          <table:table-cell table:style-name="table_20_cell" office:value-type="string" table:number-columns-spanned="1" table:number-rows-spanned="2">
            <text:p>Use LOAD.PGM delivered with PC interface to load machine language subroutines.</text:p>
          </table:table-cell>
          <table:table-cell table:style-name="table_20_cell" office:value-type="string" table:number-columns-spanned="1" table:number-rows-spanned="2">
            <text:p>CALL LOAD("n.name") loads machine language programs.</text:p>
          </table:table-cell>
          <table:table-cell table:style-name="table_20_cell" office:value-type="string">
            <text:p>CSAVEM "name",start,end,entry</text:p>
            <text:p>SAVEM "name",start,end,entry</text:p>
          </table:table-cell>
          <table:table-cell table:style-name="grey" office:value-type="string" table:number-columns-spanned="1" table:number-rows-spanned="2">
            <text:p>N/A</text:p>
          </table:table-cell>
          <table:table-cell table:style-name="table_20_cell" office:value-type="string" table:number-columns-spanned="1" table:number-rows-spanned="2">
            <text:p>SAVEM"name",start,end,entry</text:p>
          </table:table-cell>
        </table:table-row>
        <table:table-row table:style-name="ro19">
          <table:covered-table-cell table:style-name="table_20_head_20_rotated"/>
          <table:covered-table-cell table:style-name="table_20_head"/>
          <table:covered-table-cell table:style-name="grey"/>
          <table:covered-table-cell table:style-name="grey"/>
          <table:covered-table-cell table:style-name="ce20"/>
          <table:covered-table-cell table:style-name="table_20_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5" table:number-rows-spanned="1">
            <text:p>N/A</text:p>
          </table:table-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5" table:number-rows-spanned="1">
            <text:p>In RSV mode, CSAVE and CLOAD handle RSV memor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Text editor and telco do load/save</text:p>
          </table:table-cell>
          <table:covered-table-cell table:style-name="table_20_cell"/>
          <table:covered-table-cell table:style-name="table_20_cell"/>
        </table:table-row>
        <table:table-row table:style-name="ro19">
          <table:covered-table-cell table:style-name="table_20_head_20_rotated"/>
          <table:table-cell table:style-name="table_20_head" office:value-type="string" table:number-columns-spanned="1" table:number-rows-spanned="2">
            <text:p>Check integrity of file</text:p>
          </table:table-cell>
          <table:table-cell table:style-name="table_20_cell" office:value-type="string" table:number-columns-spanned="2" table:number-rows-spanned="2">
            <text:p><text:span text:style-name="T2">VER</text:span> "name" performs checksum test on tape file.</text:p>
          </table:table-cell>
          <table:covered-table-cell table:style-name="table_20_cell"/>
          <table:table-cell table:style-name="table_20_cell" office:value-type="string" table:number-columns-spanned="10" table:number-rows-spanned="2">
            <text:p><text:span text:style-name="T2">VERIFY</text:span> "name" performs checksum tests on tape fil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12" table:number-rows-spanned="2">
            <text:p><text:span text:style-name="T2">CLOAD?</text:span><text:span text:style-name="T4"> "name"</text:span> (tape onl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text:span text:style-name="T2">CLOAD?</text:span><text:span text:style-name="T4"> "name" </text:span>(tape)</text:p>
          </table:table-cell>
          <table:table-cell table:style-name="table_20_cell" office:value-type="string" table:number-columns-spanned="2" table:number-rows-spanned="2">
            <text:p>Automatically prompted for during write to card.</text:p>
          </table:table-cell>
          <table:covered-table-cell table:style-name="table_20_cell"/>
          <table:table-cell table:style-name="table_20_cell" office:value-type="string" table:number-columns-spanned="2" table:number-rows-spanned="2">
            <text:p><text:span text:style-name="T2">VERIFY</text:span> "n.name"</text:p>
          </table:table-cell>
          <table:covered-table-cell table:style-name="table_20_cell"/>
          <table:table-cell table:style-name="table_20_cell" office:value-type="string" table:number-columns-spanned="2" table:number-rows-spanned="1">
            <text:p>CLOAD? <text:span text:style-name="T4">"name"</text:span></text:p>
          </table:table-cell>
          <table:covered-table-cell table:style-name="table_20_cell"/>
          <table:table-cell table:style-name="table_20_cell" office:value-type="string">
            <text:p>SAVE"name",V verifies after save</text:p>
          </table:table-cell>
        </table:table-row>
        <table:table-row table:style-name="ro19">
          <table:covered-table-cell table:style-name="table_20_head_20_rotated"/>
          <table:covered-table-cell table:style-name="table_20_head"/>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text:span text:style-name="T2">LOAD?</text:span> "name"</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LOAD? "name"</text:p>
          </table:table-cell>
          <table:covered-table-cell table:style-name="table_20_cell"/>
          <table:table-cell table:style-name="table_20_cell" office:value-type="string">
            <text:p>LOAD? <text:span text:style-name="T4">"name"</text:span></text:p>
          </table:table-cell>
        </table:table-row>
        <table:table-row table:style-name="ro19">
          <table:covered-table-cell table:style-name="table_20_head_20_rotated"/>
          <table:table-cell table:style-name="table_20_head" office:value-type="string">
            <text:p>Rename file</text:p>
          </table:table-cell>
          <table:table-cell table:style-name="grey" office:value-type="string" table:number-columns-spanned="8" table:number-rows-spanned="5">
            <text:p>No file system</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NAME "source" AS "destination"</text:p>
          </table:table-cell>
          <table:covered-table-cell table:style-name="table_20_cell"/>
          <table:table-cell table:style-name="table_20_cell" office:value-type="string" table:number-columns-spanned="1" table:number-rows-spanned="4">
            <text:p>Use menu.</text:p>
          </table:table-cell>
          <table:table-cell table:style-name="grey" office:value-type="string">
            <text:p>N/A</text:p>
          </table:table-cell>
          <table:table-cell table:style-name="grey" office:value-type="string" table:number-columns-spanned="4" table:number-rows-spanned="5">
            <text:p>No file system</text:p>
          </table:table-cell>
          <table:covered-table-cell table:style-name="table_20_cell"/>
          <table:covered-table-cell table:style-name="table_20_cell"/>
          <table:covered-table-cell table:style-name="table_20_cell"/>
          <table:table-cell table:style-name="table_20_cell_20_rotated" office:value-type="string" table:number-columns-spanned="1" table:number-rows-spanned="5">
            <text:p>See PC-1360</text:p>
          </table:table-cell>
          <table:table-cell table:style-name="ce36" office:value-type="string" table:number-columns-spanned="2" table:number-rows-spanned="5">
            <text:p>N/A</text:p>
          </table:table-cell>
          <table:covered-table-cell table:style-name="grey"/>
          <table:table-cell table:style-name="ce22" office:value-type="string" table:number-columns-spanned="3" table:number-rows-spanned="1">
            <text:p><text:span text:style-name="T2">NAME</text:span> source <text:span text:style-name="T2">AS</text:span> destination</text:p>
          </table:table-cell>
          <table:covered-table-cell table:style-name="table_20_cell"/>
          <table:covered-table-cell table:style-name="table_20_cell"/>
          <table:table-cell table:style-name="ce36" office:value-type="string" table:number-columns-spanned="2" table:number-rows-spanned="1">
            <text:p>N/A</text:p>
          </table:table-cell>
          <table:covered-table-cell/>
          <table:table-cell table:style-name="table_20_cell" office:value-type="string">
            <text:p>NAME source AS destination</text:p>
          </table:table-cell>
          <table:table-cell table:style-name="table_20_cell" office:value-type="string" table:number-columns-spanned="2" table:number-rows-spanned="1">
            <text:p>RENAME source TO destination</text:p>
          </table:table-cell>
          <table:covered-table-cell table:style-name="table_20_cell"/>
          <table:table-cell table:style-name="grey" office:value-type="string" table:number-columns-spanned="2" table:number-rows-spanned="1">
            <text:p>N/A</text:p>
          </table:table-cell>
          <table:covered-table-cell table:style-name="table_20_cell"/>
          <table:table-cell table:style-name="table_20_cell" office:value-type="string">
            <text:p>NAME source AS destination</text:p>
          </table:table-cell>
          <table:table-cell table:style-name="grey" office:value-type="string">
            <text:p>N/A</text:p>
          </table:table-cell>
          <table:table-cell table:style-name="table_20_cell" office:value-type="string">
            <text:p>NAME source AS destination</text:p>
          </table:table-cell>
        </table:table-row>
        <table:table-row table:style-name="ro19">
          <table:covered-table-cell table:style-name="table_20_head_20_rotated"/>
          <table:table-cell table:style-name="table_20_head" office:value-type="string">
            <text:p>Delete fil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KILL "file"</text:p>
          </table:table-cell>
          <table:covered-table-cell table:style-name="table_20_cell"/>
          <table:covered-table-cell table:style-name="table_20_cell"/>
          <table:table-cell table:style-name="table_20_cell" office:value-type="string">
            <text:p>KILL "<text:span text:style-name="T4">0:</text:span>fil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6" table:number-rows-spanned="1">
            <text:p>KILL file</text:p>
          </table: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PURGE file</text:p>
          </table:table-cell>
          <table:covered-table-cell table:style-name="table_20_cell"/>
          <table:table-cell table:style-name="table_20_cell" office:value-type="string" table:number-columns-spanned="2" table:number-rows-spanned="1">
            <text:p>DELETE "n.name" / CLOSE#channel,DELETE</text:p>
          </table:table-cell>
          <table:covered-table-cell table:style-name="table_20_cell"/>
          <table:table-cell table:style-name="table_20_cell" office:value-type="string">
            <text:p>KILL "file"</text:p>
          </table:table-cell>
          <table:table-cell table:style-name="table_20_cell" office:value-type="string">
            <text:p>DELETE "file","type"</text:p>
          </table:table-cell>
          <table:table-cell table:style-name="table_20_cell" office:value-type="string">
            <text:p>KILL "file"</text:p>
          </table:table-cell>
        </table:table-row>
        <table:table-row table:style-name="ro19">
          <table:covered-table-cell table:style-name="table_20_head_20_rotated"/>
          <table:table-cell table:style-name="table_20_head" office:value-type="string">
            <text:p>Copy file</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Use F.COM menu</text:p>
          </table:table-cell>
          <table:covered-table-cell table:style-name="table_20_cell"/>
          <table:covered-table-cell table:style-name="table_20_cell"/>
          <table:table-cell table:style-name="grey" office:value-type="string">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48" office:value-type="string" table:number-columns-spanned="3" table:number-rows-spanned="1">
            <text:p><text:span text:style-name="T2">COPY</text:span> source <text:span text:style-name="T2">TO</text:span> destination</text:p>
          </table:table-cell>
          <table:covered-table-cell table:style-name="table_20_cell"/>
          <table:covered-table-cell table:style-name="table_20_cell"/>
          <table:table-cell table:style-name="ce36" office:value-type="string" table:number-columns-spanned="2" table:number-rows-spanned="1">
            <text:p>N/A</text:p>
          </table:table-cell>
          <table:covered-table-cell/>
          <table:table-cell table:style-name="table_20_cell" office:value-type="string">
            <text:p>COPY source TO destination</text:p>
          </table:table-cell>
          <table:table-cell table:style-name="table_20_cell" office:value-type="string" table:number-columns-spanned="2" table:number-rows-spanned="1">
            <text:p>COPY source TO destination</text:p>
          </table:table-cell>
          <table:covered-table-cell table:style-name="table_20_cell"/>
          <table:table-cell table:style-name="Workaround" office:value-type="string" table:number-columns-spanned="2" table:number-rows-spanned="1">
            <text:p>USE OLD/SAVE</text:p>
          </table:table-cell>
          <table:covered-table-cell table:style-name="table_20_cell"/>
          <table:table-cell table:style-name="Workaround" office:value-type="string" table:number-columns-spanned="3" table:number-rows-spanned="1">
            <text:p>Use LOAD/SAVE</text:p>
          </table:table-cell>
          <table:covered-table-cell table:style-name="Workaround"/>
          <table:covered-table-cell/>
        </table:table-row>
        <table:table-row table:style-name="ro19">
          <table:covered-table-cell table:style-name="table_20_head_20_rotated"/>
          <table:table-cell table:style-name="table_20_head" office:value-type="string">
            <text:p>List directory</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FILES "pattern"</text:p>
          </table:table-cell>
          <table:covered-table-cell table:style-name="table_20_cell"/>
          <table:covered-table-cell table:style-name="table_20_cell"/>
          <table:table-cell table:style-name="table_20_cell" office:value-type="string">
            <text:p>FILES <text:span text:style-name="T4">"0:name"</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6" table:number-rows-spanned="1">
            <text:p>FILES/LFILES <text:span text:style-name="T4">pattern</text:span></text:p>
          </table:table-cell>
          <table:covered-table-cell table:number-columns-repeated="3"/>
          <table:covered-table-cell table:style-name="table_20_cell"/>
          <table:covered-table-cell table:style-name="table_20_cell"/>
          <table:table-cell table:style-name="table_20_cell" office:value-type="string">
            <text:p>CAT device</text:p>
          </table:table-cell>
          <table:table-cell table:style-name="table_20_cell" office:value-type="string">
            <text:p>CAT device / CAT$(number,device)</text:p>
          </table:table-cell>
          <table:table-cell table:style-name="Workaround" office:value-type="string" table:number-columns-spanned="2" table:number-rows-spanned="1">
            <text:p>User program with CALL IO.</text:p>
          </table:table-cell>
          <table:covered-table-cell table:style-name="table_20_cell"/>
          <table:table-cell table:style-name="table_20_cell" office:value-type="string">
            <text:p>FILES <text:span text:style-name="T4">"device:"</text:span></text:p>
          </table:table-cell>
          <table:table-cell table:style-name="table_20_cell" office:value-type="string">
            <text:p>DIR (RAM only)</text:p>
          </table:table-cell>
          <table:table-cell table:style-name="table_20_cell" office:value-type="string">
            <text:p>FILES <text:span text:style-name="T4">"device:"</text:span></text:p>
          </table:table-cell>
        </table:table-row>
        <table:table-row table:style-name="ro19">
          <table:covered-table-cell table:style-name="table_20_head_20_rotated"/>
          <table:table-cell table:style-name="table_20_head" office:value-type="string">
            <text:p>Format storage medium</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text:span text:style-name="T6">FORMAT </text:span>/cap, cap=6/9/M</text:p>
          </table:table-cell>
          <table:covered-table-cell table:style-name="table_20_cell"/>
          <table:table-cell table:style-name="ce17" office:value-type="string">
            <text:p>FORMAT</text:p>
          </table:table-cell>
          <table:table-cell table:style-name="ce17" office:value-type="string">
            <text:p>FORMAT <text:span text:style-name="T4">"0:"</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ce22" office:value-type="string" table:number-columns-spanned="3" table:number-rows-spanned="1">
            <text:p><text:span text:style-name="T2">INIT</text:span> "d:"</text:p>
          </table:table-cell>
          <table:covered-table-cell table:style-name="table_20_cell"/>
          <table:covered-table-cell table:style-name="table_20_cell"/>
          <table:table-cell table:style-name="ce36" office:value-type="string" table:number-columns-spanned="2" table:number-rows-spanned="1">
            <text:p>N/A</text:p>
          </table:table-cell>
          <table:covered-table-cell table:style-name="table_20_cell"/>
          <table:table-cell table:style-name="table_20_cell" office:value-type="string">
            <text:p>INIT "d:"</text:p>
          </table:table-cell>
          <table:table-cell table:style-name="table_20_cell" office:value-type="string">
            <text:p>INITIALIZE<text:span text:style-name="T4"> </text:span>device<text:span text:style-name="T4">,dir size</text:span></text:p>
          </table:table-cell>
          <table:table-cell table:style-name="table_20_cell" office:value-type="string">
            <text:p>INITIALIZE <text:span text:style-name="T4">volume </text:span>device<text:span text:style-name="T4">,dir size</text:span></text:p>
          </table:table-cell>
          <table:table-cell table:style-name="table_20_cell" office:value-type="string" table:number-columns-spanned="2" table:number-rows-spanned="1">
            <text:p>FORMAT device (numeric id)</text:p>
          </table:table-cell>
          <table:covered-table-cell table:style-name="table_20_cell"/>
          <table:table-cell table:style-name="table_20_cell" office:value-type="string">
            <text:p>Use DOS menu</text:p>
          </table:table-cell>
          <table:table-cell table:style-name="grey" office:value-type="string">
            <text:p>N/A</text:p>
          </table:table-cell>
          <table:table-cell table:style-name="table_20_cell" office:value-type="string">
            <text:p>FORMT "d:"</text:p>
          </table:table-cell>
        </table:table-row>
        <table:table-row table:style-name="ro21">
          <table:table-cell table:style-name="table_20_head_20_rotated" office:value-type="string" table:number-columns-spanned="1" table:number-rows-spanned="10">
            <text:p>Data files</text:p>
          </table:table-cell>
          <table:table-cell table:style-name="table_20_head" office:value-type="string">
            <text:p>OPEN channel on device or file</text:p>
          </table:table-cell>
          <table:table-cell table:style-name="grey" office:value-type="string" table:number-columns-spanned="2" table:number-rows-spanned="3">
            <text:p>MEMO N/A</text:p>
          </table:table-cell>
          <table:covered-table-cell table:style-name="table_20_cell"/>
          <table:table-cell table:style-name="table_20_cell" office:value-type="string" table:number-columns-spanned="2" table:number-rows-spanned="3">
            <text:p>MEMO data base can be accessed like a single RAM file.</text:p>
          </table:table-cell>
          <table:covered-table-cell table:style-name="table_20_cell"/>
          <table:table-cell table:style-name="grey" office:value-type="string" table:number-columns-spanned="3" table:number-rows-spanned="3">
            <text:p>N/A</text:p>
          </table:table-cell>
          <table:covered-table-cell table:style-name="table_20_cell"/>
          <table:covered-table-cell table:style-name="table_20_cell"/>
          <table:table-cell table:style-name="table_20_cell" office:value-type="string" table:number-columns-spanned="5" table:number-rows-spanned="1">
            <text:p>OPEN "name" <text:span text:style-name="T4">FOR mode </text:span>AS #channel</text:p>
          </table:table-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4" table:number-rows-spanned="3">
            <text:p>N/A</text:p>
          </table:table-cell>
          <table:covered-table-cell table:style-name="table_20_cell"/>
          <table:covered-table-cell table:style-name="table_20_cell"/>
          <table:covered-table-cell table:style-name="table_20_cell"/>
          <table:table-cell table:style-name="ce51" office:value-type="string" table:number-columns-spanned="1" table:number-rows-spanned="3">
            <text:p>See PC-1360</text:p>
          </table:table-cell>
          <table:table-cell table:style-name="grey" office:value-type="string" table:number-columns-spanned="1" table:number-rows-spanned="3">
            <text:p>N/A</text:p>
          </table:table-cell>
          <table:table-cell table:style-name="table_20_cell" office:value-type="string">
            <text:p><text:span text:style-name="T7">OPEN </text:span><text:span text:style-name="T29">"parameters"</text:span><text:span text:style-name="T10"> opens serial I/O.</text:span></text:p>
            <text:p><text:span text:style-name="T7">OPEN$ returns active COM settings.</text:span></text:p>
          </table:table-cell>
          <table:table-cell table:style-name="ce48" office:value-type="string" table:number-columns-spanned="3" table:number-rows-spanned="1">
            <text:p>OPEN "d:name"<text:span text:style-name="T6"> FOR mode </text:span>AS #channel</text:p>
            <text:p>OPEN <text:span text:style-name="T4">"parameters"</text:span><text:span text:style-name="T6"> opens serial I/O on #1.</text:span></text:p>
            <text:p><text:span text:style-name="T7">OPEN$ returns active COM settings.</text:span></text:p>
          </table:table-cell>
          <table:covered-table-cell table:style-name="table_20_cell"/>
          <table:covered-table-cell table:style-name="table_20_cell"/>
          <table:table-cell table:style-name="table_20_cell" office:value-type="string" table:number-columns-spanned="2" table:number-rows-spanned="1">
            <text:p>OPEN "CAS:name" FOR mode</text:p>
            <text:p>OPEN "COM:"</text:p>
            <text:p>Serial parameters set in menu</text:p>
          </table:table-cell>
          <table:covered-table-cell table:style-name="table_20_cell"/>
          <table:table-cell table:style-name="ce20" office:value-type="string">
            <text:p><text:span text:style-name="T30">OPEN "name"</text:span><text:span text:style-name="T40"> FOR mode </text:span><text:span text:style-name="T30">AS #channel</text:span></text:p>
            <text:p><text:span text:style-name="T30">OPEN </text:span><text:span text:style-name="T39">"parameters"</text:span><text:span text:style-name="T40"> </text:span><text:span text:style-name="T39">AS #ch</text:span></text:p>
            <text:p><text:span text:style-name="T40">opens serial I/O</text:span></text:p>
            <text:p><text:span text:style-name="T30">COM$ returns active COM settings.</text:span></text:p>
          </table:table-cell>
          <table:table-cell table:style-name="table_20_cell" office:value-type="string">
            <text:p>ASSIGN #channel TO 'name'<text:span text:style-name="T4">,type</text:span></text:p>
          </table:table-cell>
          <table:table-cell table:style-name="table_20_cell" office:value-type="string">
            <text:p>CREATE type name<text:span text:style-name="T4">,size,reclen</text:span></text:p>
            <text:p>ASSIGN #channel TO name</text:p>
          </table:table-cell>
          <table:table-cell table:style-name="table_20_cell" office:value-type="string" table:number-columns-spanned="2" table:number-rows-spanned="2">
            <text:p>OPEN#channel,"n.name"<text:span text:style-name="T4">,access,type,VARIABLE n,mode</text:span></text:p>
            <text:p>#channel is #1..255, #0 is display or keyboard and always open.</text:p>
            <text:p>access is RELATIVE or defaults to sequential.</text:p>
            <text:p>type is DISPLAY or INTERNAL.</text:p>
            <text:p>n is the maximum record size.</text:p>
            <text:p>mode is one of INPUT/OUTPUT/APPEND/UPDATE.</text:p>
            <text:p>Defaults depend on the selected device.</text:p>
            <text:p>Options can appear in any order.</text:p>
          </table:table-cell>
          <table:covered-table-cell table:style-name="table_20_cell"/>
          <table:table-cell table:style-name="table_20_cell" office:value-type="string">
            <text:p>OPEN "name" FOR mode AS #channel </text:p>
          </table:table-cell>
          <table:table-cell table:style-name="table_20_cell" office:value-type="string">
            <text:p>INIT#channel,"name"<text:span text:style-name="T4">,param1,"param2"</text:span></text:p>
            <text:p><text:span text:style-name="T4">param1</text:span> is baudrate or size</text:p>
            <text:p><text:span text:style-name="T4">param2</text:span> is mode or file type.</text:p>
          </table:table-cell>
          <table:table-cell table:style-name="table_20_cell" office:value-type="string">
            <text:p>OPEN"mode",#channel,"name"</text:p>
            <text:p><text:span text:style-name="T7">DEFFIL reclen,address</text:span></text:p>
            <text:p><text:span text:style-name="T7">defines RAM file. Address must be in area defined by CLEAR.</text:span></text:p>
          </table:table-cell>
        </table:table-row>
        <table:table-row table:style-name="ro56">
          <table:covered-table-cell table:style-name="table_20_head_20_rotated"/>
          <table:table-cell table:style-name="table_20_head" office:value-type="string">
            <text:p>Valid OPEN modes and channels</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INPUT/OUTPUT, #1</text:p>
          </table:table-cell>
          <table:table-cell table:style-name="table_20_cell" office:value-type="string" table:number-columns-spanned="3" table:number-rows-spanned="1">
            <text:p>INPUT/OUTPUT/APPEND, #1..16</text:p>
          </table:table-cell>
          <table:covered-table-cell table:style-name="table_20_cell"/>
          <table:covered-table-cell table:style-name="table_20_cell"/>
          <table:table-cell table:style-name="ce28" office:value-type="string">
            <text:p>INPUT/OUTPUT, #1..#16</text:p>
            <text:p/>
            <text:p>The maximum number of file descriptors must be specified with <text:span text:style-name="T2">MOUNT</text:span> &lt;number&gt;. memory is taken from CETL are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1 is the only available (serial) channel.</text:p>
          </table:table-cell>
          <table:table-cell table:style-name="ce22" office:value-type="string" table:number-columns-spanned="3" table:number-rows-spanned="1">
            <text:p>INPUT/OUTPUT/APPEND</text:p>
            <text:p>Serial I/O: #1, Disk: #2..7, RAM: #20..25 </text:p>
          </table:table-cell>
          <table:covered-table-cell table:style-name="table_20_cell"/>
          <table:covered-table-cell table:style-name="table_20_cell"/>
          <table:table-cell table:style-name="table_20_cell" office:value-type="string" table:number-columns-spanned="2" table:number-rows-spanned="1">
            <text:p>INPUT/OUTPUT, #1</text:p>
          </table:table-cell>
          <table:covered-table-cell table:style-name="table_20_cell"/>
          <table:table-cell table:style-name="table_20_cell" office:value-type="string">
            <text:p>INPUT/OUTPUT/APPEND,</text:p>
            <text:p>#1..255 (max 6+2)</text:p>
            <text:p>Any device can take any channel. Serial defaults to #1 if not specified.</text:p>
          </table:table-cell>
          <table:table-cell table:style-name="table_20_cell" office:value-type="string">
            <text:p>File type is BASIC or TEXT,</text:p>
            <text:p>default is BASIC.</text:p>
            <text:p>#channel is #1..9999</text:p>
            <text:p><text:span text:style-name="T7">BASIC files translate to a list of DATA statements with line numbers.</text:span></text:p>
          </table:table-cell>
          <table:table-cell table:style-name="table_20_cell" office:value-type="string">
            <text:p>File type on CREATE is one of LIF1/TEXT/DATA/SDATA</text:p>
            <text:p>(see reference manual for details).</text:p>
            <text:p>#channel is #1..255</text:p>
            <text:p>RESTORE #channel,large value sets pointer to eof for append.</text:p>
          </table:table-cell>
          <table:covered-table-cell table:style-name="ce40"/>
          <table:covered-table-cell table:style-name="table_20_cell"/>
          <table:table-cell table:style-name="table_20_cell" office:value-type="string">
            <text:p>INPUT/OUTPUT/APPEND, #1..255</text:p>
            <text:p>Total number of files set with MAXFILES=n</text:p>
          </table:table-cell>
          <table:table-cell table:style-name="table_20_cell" office:value-type="string">
            <text:p>Mode depends on device.</text:p>
            <text:p>RAM Files are always I/O.</text:p>
            <text:p>#channel is #1..5.</text:p>
            <text:p>#5 can be used for remote control.</text:p>
          </table:table-cell>
          <table:table-cell table:style-name="table_20_cell" office:value-type="string">
            <text:p>I/O/R, #1..16, mode R on disk only.</text:p>
            <text:p>FILNUM n reserves space for up to 15 floppy disk FCBs.</text:p>
            <text:p>RAM files with DEFFIL are unnamed, have random access and must be managed by program. <text:s/></text:p>
          </table:table-cell>
        </table:table-row>
        <table:table-row table:style-name="ro28">
          <table:covered-table-cell table:style-name="table_20_head_20_rotated"/>
          <table:table-cell table:style-name="table_20_head" office:value-type="string">
            <text:p>Close channel</text:p>
          </table:table-cell>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CLOSE</text:p>
          </table:table-cell>
          <table:table-cell table:style-name="table_20_cell" office:value-type="string" table:number-columns-spanned="3" table:number-rows-spanned="1">
            <text:p>CLOSE closes all channels, CLOSE #channel closes a channel.</text:p>
          </table:table-cell>
          <table:covered-table-cell table:style-name="table_20_cell"/>
          <table:covered-table-cell table:style-name="table_20_cell"/>
          <table:table-cell table:style-name="table_20_cell" office:value-type="string">
            <text:p>CLOSE <text:span text:style-name="T4">#channel,...</text:span></text:p>
            <text:p><text:span text:style-name="T6">CLOSE without channel closes all open files.</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CLOSE</text:p>
          </table:table-cell>
          <table:table-cell table:style-name="ce48" office:value-type="string" table:number-columns-spanned="3" table:number-rows-spanned="1">
            <text:p>CLOSE closes all channels</text:p>
            <text:p>CLOSE <text:span text:style-name="T4">#</text:span>ch1<text:span text:style-name="T4">,#ch2,...</text:span> closes selected channels.</text:p>
          </table:table-cell>
          <table:covered-table-cell table:style-name="table_20_cell"/>
          <table:covered-table-cell table:style-name="table_20_cell"/>
          <table:table-cell table:style-name="table_20_cell" office:value-type="string" table:number-columns-spanned="2" table:number-rows-spanned="1">
            <text:p>CLOSE <text:span text:style-name="T4">#1</text:span></text:p>
          </table:table-cell>
          <table:covered-table-cell table:style-name="table_20_cell"/>
          <table:table-cell table:style-name="ce20" office:value-type="string">
            <text:p><text:span text:style-name="T30">CLOSE closes all channels.</text:span></text:p>
            <text:p><text:span text:style-name="T30">CLOSE </text:span><text:span text:style-name="T39">#</text:span><text:span text:style-name="T30">ch1</text:span><text:span text:style-name="T39">,#ch2,...</text:span><text:span text:style-name="T30"> selected channels.</text:span></text:p>
          </table:table-cell>
          <table:table-cell table:style-name="table_20_cell" office:value-type="string" table:number-columns-spanned="2" table:number-rows-spanned="1">
            <text:p>ASSIGN #channel TO * (or '*' or empty string)</text:p>
            <text:p>A file is closed if the channel is assigned to another file.</text:p>
          </table:table-cell>
          <table:covered-table-cell table:style-name="table_20_cell"/>
          <table:table-cell table:style-name="table_20_cell" office:value-type="string" table:number-columns-spanned="2" table:number-rows-spanned="1">
            <text:p>CLOSE #channel<text:span text:style-name="T4">,DELETE</text:span></text:p>
            <text:p><text:span text:style-name="T6">DELETE purges closed file (device dependent.)</text:span></text:p>
          </table:table-cell>
          <table:covered-table-cell table:style-name="table_20_cell"/>
          <table:table-cell table:style-name="ce20" office:value-type="string">
            <text:p><text:span text:style-name="T7">CLOSE closes all channels</text:span></text:p>
            <text:p><text:span text:style-name="T7">CLOSE </text:span><text:span text:style-name="T29">#</text:span><text:span text:style-name="T7">ch1</text:span><text:span text:style-name="T29">,#ch2,...</text:span><text:span text:style-name="T7"> closes selected channels.</text:span></text:p>
          </table:table-cell>
          <table:table-cell table:style-name="ce20" office:value-type="string">
            <text:p>There is no close, just reopen the channel.</text:p>
          </table:table-cell>
          <table:table-cell table:style-name="ce20" office:value-type="string">
            <text:p><text:span text:style-name="T7">CLOSE closes all channels</text:span></text:p>
            <text:p><text:span text:style-name="T7">CLOSE </text:span><text:span text:style-name="T29">#</text:span><text:span text:style-name="T7">ch1</text:span><text:span text:style-name="T29">,#ch2,...</text:span><text:span text:style-name="T7"> closes selected channels.</text:span></text:p>
          </table:table-cell>
        </table:table-row>
        <table:table-row table:style-name="ro26">
          <table:covered-table-cell table:style-name="table_20_head_20_rotated"/>
          <table:table-cell table:style-name="table_20_head" office:value-type="string" table:number-columns-spanned="1" table:number-rows-spanned="2">
            <text:p>Write data sequentially</text:p>
          </table:table-cell>
          <table:table-cell table:style-name="table_20_cell" office:value-type="string" table:number-columns-spanned="4" table:number-rows-spanned="1">
            <text:p>PUT <text:span text:style-name="T4">"name"</text:span> first variable<text:span text:style-name="T4">,last variable</text:span></text:p>
            <text:p><text:span text:style-name="T6">Variables are ordered $, A..T9</text:span></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2">
            <text:p>PUT <text:span text:style-name="T4">"name"</text:span> var1<text:span text:style-name="T4">,var2,...</text:span></text:p>
            <text:p><text:span text:style-name="T7">Every single variable must be named.</text:span></text:p>
          </table:table-cell>
          <table:covered-table-cell table:style-name="table_20_cell"/>
          <table:covered-table-cell table:style-name="table_20_cell"/>
          <table:table-cell table:style-name="table_20_cell" office:value-type="string" table:number-columns-spanned="5" table:number-rows-spanned="2">
            <text:p>PRINT #channel, print item<text:span text:style-name="T4">; print item; ...</text:span></text:p>
            <text:p><text:span text:style-name="T6">Commas, TAB(n) and USING (not FX-850P/880P) allowed.</text:span></text:p>
            <text:p><text:span text:style-name="T6">MEMO access with WRITE# (except PB-1000, FP-200)</text:span></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 table:number-rows-spanned="2">
            <text:p>PRINT#<text:span text:style-name="T4">,"name";</text:span><text:span text:style-name="T6">var1</text:span><text:span text:style-name="T4">,var2,...</text:span></text:p>
            <text:p><text:span text:style-name="T6">A(*) specifies an array.</text:span></text:p>
            <text:p><text:span text:style-name="T6">Name is mandatory if var1 is a string.</text:span></text:p>
            <text:p><text:span text:style-name="T10">Every single variable must be named.</text:span></text:p>
          </table:table-cell>
          <table:table-cell table:style-name="table_20_cell" office:value-type="string" table:number-columns-spanned="1" table:number-rows-spanned="2">
            <text:p>PRINT#<text:span text:style-name="T4">"name";first</text:span></text:p>
            <text:p><text:span text:style-name="T6">Write all variables beginning with first (default A)</text:span></text:p>
          </table:table-cell>
          <table:table-cell table:style-name="table_20_cell" office:value-type="string" table:number-columns-spanned="1" table:number-rows-spanned="4">
            <text:p>See left.</text:p>
            <text:p>Arrays A(*) can be appended to list or specified alone.</text:p>
          </table:table-cell>
          <table:table-cell table:style-name="ce22" office:value-type="string" table:number-columns-spanned="7" table:number-rows-spanned="1">
            <text:p>PRINT#<text:span text:style-name="T4">"name";var1,var2,...</text:span><text:span text:style-name="T13"> (tape only)</text:span></text:p>
            <text:p><text:span text:style-name="T13">Items are single variables, Arrays X(*) or fixed variables A* as block start.</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3" table:number-rows-spanned="1">
            <text:p>Old tape syntax is N/A</text:p>
          </table:table-cell>
          <table:covered-table-cell table:number-columns-repeated="2"/>
          <table:table-cell table:style-name="table_20_cell" office:value-type="string" table:number-columns-spanned="2" table:number-rows-spanned="1">
            <text:p>PRINT #channel;print items</text:p>
            <text:p>TEXT files and some devices use standard PRINT formatting.</text:p>
          </table:table-cell>
          <table:covered-table-cell table:style-name="table_20_cell"/>
          <table:table-cell table:style-name="table_20_cell" office:value-type="string" table:number-columns-spanned="2" table:number-rows-spanned="2">
            <text:p>PRINT #channel,print items</text:p>
            <text:p>DISPLAY files support formatting with comma, USING or TAB.</text:p>
            <text:p>INTERNAL files treat comma and semicolon the same and don't allow TAB. Features and exact format are device dependent.</text:p>
            <text:p>If the list ends with a delimiter, the output is pending.</text:p>
          </table:table-cell>
          <table:covered-table-cell table:style-name="table_20_cell"/>
          <table:table-cell table:style-name="ce20" office:value-type="string" table:number-columns-spanned="3" table:number-rows-spanned="1">
            <text:p><text:span text:style-name="T7">PRINT #channel,print items</text:span></text:p>
            <text:p><text:span text:style-name="T7">Formatting with comma, USING, SPC or TAB is possible.</text:span></text:p>
          </table:table-cell>
          <table:covered-table-cell table:style-name="ce20"/>
          <table:covered-table-cell table:style-name="table_20_cell"/>
        </table:table-row>
        <table:table-row table:style-name="ro22">
          <table:covered-table-cell table:style-name="table_20_head_20_rotated"/>
          <table:covered-table-cell table:style-name="table_20_head"/>
          <table:table-cell table:style-name="grey" office:value-type="string" table:number-columns-spanned="2" table:number-rows-spanned="1">
            <text:p>MEMO N/A</text:p>
          </table:table-cell>
          <table:covered-table-cell table:style-name="table_20_cell"/>
          <table:table-cell table:style-name="table_20_cell" office:value-type="string" table:number-columns-spanned="2" table:number-rows-spanned="1">
            <text:p>WRITE# var1<text:span text:style-name="T4">,var2,...</text:span></text:p>
            <text:p><text:span text:style-name="T6">Writes to MEMO</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A</text:p>
          </table:table-cell>
          <table:table-cell table:style-name="table_20_cell" office:value-type="string">
            <text:p>See PC-1360</text:p>
          </table:table-cell>
          <table:table-cell table:style-name="grey" office:value-type="string">
            <text:p>N/A</text:p>
          </table:table-cell>
          <table:table-cell table:style-name="ce22" office:value-type="string" table:number-columns-spanned="7" table:number-rows-spanned="1">
            <text:p>PRINT#channel,item1<text:span text:style-name="T4">,item2,...</text:span></text:p>
            <text:p><text:span text:style-name="T6">Items are single variables, string literals or arrays A(*). ";" can replace "," except between strings, </text:span><text:span text:style-name="T6">which would be merged.</text:span></text:p>
            <text:p><text:span text:style-name="T6">Channel must be open for OUTPUT or APPPEND. LPRINT after OPEN works like PRINT#1 (serial I/O).</text:span></text:p>
          </table:table-cell>
          <table:covered-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o matrix support in output statements.</text:p>
            <text:p>HP-IL needs option ROM.</text:p>
          </table:table-cell>
          <table:table-cell table:style-name="ce20" office:value-type="string">
            <text:p><text:span text:style-name="T7">OUTPUT HP-IL device;print items</text:span></text:p>
            <text:p><text:span text:style-name="T7">Print items on both statements can be arrays A() or matrices M(,).</text:span></text:p>
          </table:table-cell>
          <table:covered-table-cell table:style-name="table_20_cell"/>
          <table:covered-table-cell table:style-name="table_20_cell"/>
          <table:table-cell table:style-name="grey" office:value-type="string">
            <text:p>N/A</text:p>
          </table:table-cell>
          <table:table-cell table:style-name="table_20_cell" office:value-type="string">
            <text:p>OUT #channel,code</text:p>
            <text:p>outputs a single byte</text:p>
          </table:table-cell>
          <table:table-cell table:style-name="grey" office:value-type="string">
            <text:p>N/A</text:p>
          </table:table-cell>
        </table:table-row>
        <table:table-row table:style-name="ro26">
          <table:covered-table-cell table:style-name="table_20_head_20_rotated"/>
          <table:table-cell table:style-name="table_20_head" office:value-type="string" table:number-columns-spanned="1" table:number-rows-spanned="2">
            <text:p>Read data sequentially</text:p>
          </table:table-cell>
          <table:table-cell table:style-name="table_20_cell" office:value-type="string" table:number-columns-spanned="4" table:number-rows-spanned="1">
            <text:p>GET <text:span text:style-name="T4">"name"</text:span> first variable<text:span text:style-name="T4">,last variable</text:span></text:p>
          </table:table-cell>
          <table:covered-table-cell table:style-name="table_20_cell"/>
          <table:covered-table-cell table:style-name="table_20_cell"/>
          <table:covered-table-cell table:style-name="table_20_cell"/>
          <table:table-cell table:style-name="table_20_cell" office:value-type="string" table:number-columns-spanned="3" table:number-rows-spanned="2">
            <text:p>GET <text:span text:style-name="T4">"name"</text:span> var1<text:span text:style-name="T4">,var2,...</text:span></text:p>
            <text:p><text:span text:style-name="T14">Every single variable must be named.</text:span></text:p>
          </table:table-cell>
          <table:covered-table-cell table:style-name="table_20_cell"/>
          <table:covered-table-cell table:style-name="table_20_cell"/>
          <table:table-cell table:style-name="table_20_cell" office:value-type="string" table:number-columns-spanned="5" table:number-rows-spanned="1">
            <text:p>INPUT #channel, var1<text:span text:style-name="T4">, var2, ...</text:span></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1" table:number-rows-spanned="2">
            <text:p>INPUT#<text:span text:style-name="T4">,"name";</text:span><text:span text:style-name="T6">var1</text:span><text:span text:style-name="T4">,var2,...</text:span></text:p>
            <text:p><text:span text:style-name="T6">A(*) specifies an array.</text:span></text:p>
            <text:p><text:span text:style-name="T10">Name is mandatory if var1 is a string.</text:span></text:p>
            <text:p><text:span text:style-name="T10">Every single variable must be named.</text:span></text:p>
          </table:table-cell>
          <table:table-cell table:style-name="table_20_cell" office:value-type="string" table:number-columns-spanned="1" table:number-rows-spanned="2">
            <text:p>INPUT#<text:span text:style-name="T4">"name";first</text:span></text:p>
            <text:p><text:span text:style-name="T6">Read all variables beginning with first (default A)</text:span></text:p>
          </table:table-cell>
          <table:covered-table-cell table:style-name="table_20_cell"/>
          <table:table-cell table:style-name="ce22" office:value-type="string" table:number-columns-spanned="7" table:number-rows-spanned="1">
            <text:p>INPUT#<text:span text:style-name="T4">"name";var1,var2,...</text:span><text:span text:style-name="T13"> (tape only)</text:span></text:p>
            <text:p><text:span text:style-name="T13">Variables are single items, Arrays X(*) or fixed variables A* as block start.</text:span></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able:number-columns-spanned="2" table:number-rows-spanned="1">
            <text:p>N/A</text:p>
          </table:table-cell>
          <table:covered-table-cell table:style-name="table_20_cell"/>
          <table:table-cell table:style-name="table_20_cell" office:value-type="string">
            <text:p>var$=INPUT$(count,#channel)</text:p>
          </table:table-cell>
          <table:table-cell table:style-name="table_20_cell" office:value-type="string" table:number-columns-spanned="2" table:number-rows-spanned="1">
            <text:p>READ #channel;var1<text:span text:style-name="T4">,var2,...</text:span></text:p>
          </table:table-cell>
          <table:covered-table-cell/>
          <table:table-cell table:style-name="table_20_cell" office:value-type="string" table:number-columns-spanned="2" table:number-rows-spanned="2">
            <text:p>INPUT #channel,var1<text:span text:style-name="T4">,var2,...</text:span></text:p>
            <text:p><text:span text:style-name="T6">LINPUT #channel,var$</text:span></text:p>
            <text:p><text:span text:style-name="T6">Validity checking and features are device dependent.</text:span></text:p>
            <text:p><text:span text:style-name="T6">If the list ends with a delimiter, the input is pending.</text:span></text:p>
            <text:p><text:span text:style-name="T6">RESTORE #channel resets file pointer to first record.</text:span></text:p>
            <text:p><text:span text:style-name="T6">EOF(channel) tests for end of file.</text:span></text:p>
          </table:table-cell>
          <table:covered-table-cell table:style-name="table_20_cell"/>
          <table:table-cell table:style-name="ce20" office:value-type="string" table:number-columns-spanned="3" table:number-rows-spanned="1">
            <text:p><text:span text:style-name="T7">INPUT #channel, var1</text:span><text:span text:style-name="T29">, var2, ...</text:span></text:p>
            <text:p><text:span text:style-name="T7">LINE INPUT #channel, var$</text:span></text:p>
          </table:table-cell>
          <table:covered-table-cell table:style-name="ce20"/>
          <table:covered-table-cell table:style-name="table_20_cell"/>
        </table:table-row>
        <table:table-row table:style-name="ro21">
          <table:covered-table-cell table:style-name="table_20_head_20_rotated"/>
          <table:covered-table-cell table:style-name="table_20_head"/>
          <table:table-cell table:style-name="grey" office:value-type="string" table:number-columns-spanned="2" table:number-rows-spanned="3">
            <text:p>MEMO N/A</text:p>
          </table:table-cell>
          <table:covered-table-cell table:style-name="table_20_cell"/>
          <table:table-cell table:style-name="ce20" office:value-type="string" table:number-columns-spanned="2" table:number-rows-spanned="1">
            <text:p><text:span text:style-name="T7">READ# var1</text:span><text:span text:style-name="T29">,var2,...</text:span></text:p>
            <text:p><text:span text:style-name="T10">reads from MEMO</text:span></text:p>
          </table:table-cell>
          <table:covered-table-cell table:style-name="table_20_cell"/>
          <table:covered-table-cell table:style-name="table_20_cell"/>
          <table:covered-table-cell table:style-name="table_20_cell"/>
          <table:covered-table-cell table:style-name="table_20_cell"/>
          <table:table-cell table:style-name="ce20" office:value-type="string" table:number-columns-spanned="4" table:number-rows-spanned="1">
            <text:p><text:span text:style-name="T7">var$=INPUT$(count,#channel)</text:span></text:p>
            <text:p><text:span text:style-name="T7">LINE INPUT #channel, var$ (Not FX-850P/880P)</text:span></text:p>
            <text:p><text:span text:style-name="T10">MEMO access with READ# (except PB-1000)</text:span></text:p>
          </table:table-cell>
          <table:covered-table-cell table:style-name="table_20_cell"/>
          <table:covered-table-cell table:style-name="table_20_cell"/>
          <table:covered-table-cell table:style-name="table_20_cell"/>
          <table:table-cell table:style-name="grey" office:value-type="string">
            <text:p>N/A</text:p>
          </table:table-cell>
          <table:covered-table-cell table:style-name="table_20_cell"/>
          <table:covered-table-cell table:style-name="table_20_cell"/>
          <table:covered-table-cell table:style-name="table_20_cell"/>
          <table:table-cell table:style-name="grey" office:value-type="string">
            <text:p>N/A</text:p>
          </table:table-cell>
          <table:table-cell table:style-name="table_20_cell" office:value-type="string">
            <text:p>See PC-1360</text:p>
          </table:table-cell>
          <table:table-cell table:style-name="grey" office:value-type="string">
            <text:p>N/A</text:p>
          </table:table-cell>
          <table:table-cell table:style-name="ce22" office:value-type="string" table:number-columns-spanned="7" table:number-rows-spanned="1">
            <text:p>INPUT#channel,var1<text:span text:style-name="T4">,var2,...</text:span></text:p>
            <text:p><text:span text:style-name="T6">Variables are single items or arrays A(*). Channel must be open for INPUT.</text:span></text:p>
          </table:table-cell>
          <table:covered-table-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grey" office:value-type="string">
            <text:p>No matrix support in input statements.</text:p>
            <text:p>HP-IL needs option ROM.</text:p>
          </table:table-cell>
          <table:table-cell table:style-name="table_20_cell" office:value-type="string">
            <text:p><text:span text:style-name="T6">ENTER HP-IL device;var1</text:span><text:span text:style-name="T4">,var2,...</text:span></text:p>
            <text:p><text:span text:style-name="T6">Variables in both statements can be arrays A() or matrices M(,).</text:span></text:p>
          </table:table-cell>
          <table:covered-table-cell table:style-name="table_20_cell"/>
          <table:covered-table-cell table:style-name="table_20_cell"/>
          <table:table-cell table:style-name="ce20" office:value-type="string">
            <text:p>var$=INPUT$(count,#channel)</text:p>
          </table:table-cell>
          <table:table-cell table:style-name="table_20_cell" office:value-type="string">
            <text:p>A=INP(#channel) reads single byte,</text:p>
            <text:p>waits for input.</text:p>
            <text:p>A=SNS(#channel) reads single byte without waiting. 0 denotes no input.</text:p>
          </table:table-cell>
          <table:table-cell table:style-name="ce20" office:value-type="string">
            <text:p>var$=INPUT$(count,#channel)</text:p>
          </table:table-cell>
        </table:table-row>
        <table:table-row table:style-name="ro36">
          <table:covered-table-cell table:style-name="table_20_head_20_rotated"/>
          <table:table-cell table:style-name="table_20_head" office:value-type="string" table:number-columns-spanned="1" table:number-rows-spanned="2">
            <text:p>Random access files</text:p>
          </table:table-cell>
          <table:covered-table-cell table:style-name="grey"/>
          <table:covered-table-cell table:style-name="table_20_cell"/>
          <table:table-cell table:style-name="table_20_cell" office:value-type="string" table:number-columns-spanned="2" table:number-rows-spanned="2">
            <text:p>RESTORE# string<text:span text:style-name="T4">,n,target</text:span></text:p>
            <text:p><text:span text:style-name="T6">positions MEMO pointer.</text:span></text:p>
            <text:p><text:span text:style-name="T6">n=0: rec starts with string (def)</text:span></text:p>
            <text:p><text:span text:style-name="T6"><text:s/></text:span><text:span text:style-name="T6">n=1: record contains striing</text:span></text:p>
            <text:p><text:span text:style-name="T6">GOTO target if not found.</text:span></text:p>
          </table:table-cell>
          <table:covered-table-cell table:style-name="table_20_cell"/>
          <table:table-cell table:style-name="ce31" office:value-type="string" table:number-columns-spanned="3" table:number-rows-spanned="2">
            <text:p>N/A</text:p>
          </table:table-cell>
          <table:covered-table-cell table:style-name="table_20_cell"/>
          <table:covered-table-cell table:style-name="table_20_cell"/>
          <table:table-cell table:style-name="table_20_cell" office:value-type="string" table:number-columns-spanned="1" table:number-rows-spanned="2">
            <text:p>MEMO access see left</text:p>
          </table:table-cell>
          <table:table-cell table:style-name="table_20_cell" office:value-type="string" table:number-columns-spanned="2" table:number-rows-spanned="2">
            <text:p>RESTORE#<text:span text:style-name="T4">("Fa")</text:span> string<text:span text:style-name="T4">,n,target</text:span></text:p>
            <text:p><text:span text:style-name="T6">Selects ASCII area a and positions MEMO pointer in it. (See left)</text:span></text:p>
          </table:table-cell>
          <table:covered-table-cell table:style-name="table_20_cell"/>
          <table:table-cell table:style-name="table_20_cell" office:value-type="string" table:number-columns-spanned="1" table:number-rows-spanned="2">
            <text:p>OPEN "0:name" AS #chan</text:p>
            <text:p>FIELD #chan,<text:span text:style-name="T4">@,</text:span><text:span text:style-name="T13">len AS var$</text:span><text:span text:style-name="T4">,... </text:span></text:p>
            <text:p><text:span text:style-name="T6">(Record size is 256 bytes)</text:span></text:p>
            <text:p>LSET/RSET var$=string</text:p>
            <text:p>PUT/GET #chan,record &gt; 0</text:p>
          </table:table-cell>
          <table:table-cell table:style-name="table_20_cell" office:value-type="string" table:number-columns-spanned="1" table:number-rows-spanned="2">
            <text:p>OPEN "0:name" AS #chan</text:p>
            <text:p>FIELD #chan,<text:span text:style-name="T13">len AS var$</text:span><text:span text:style-name="T4">,... </text:span></text:p>
            <text:p><text:span text:style-name="T6">(Record size is 256 bytes)</text:span></text:p>
            <text:p>LSET/RSET var$=string</text:p>
            <text:p><text:span text:style-name="T7">CVD/CVS/MKD$/MKS$</text:span></text:p>
            <text:p>PUT/GET #chan,record &gt; 0</text:p>
          </table:table-cell>
          <table:table-cell table:style-name="ce36" office:value-type="string" table:number-columns-spanned="13" table:number-rows-spanned="2">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2" table:number-rows-spanned="1">
            <text:p>PRINT #channel,record;...</text:p>
            <text:p>READ #channel,record;...</text:p>
            <text:p><text:span text:style-name="T7">RESTORE #channel,record</text:span></text:p>
          </table:table-cell>
          <table:covered-table-cell table:style-name="table_20_cell"/>
          <table:table-cell table:style-name="table_20_cell" office:value-type="string" table:number-columns-spanned="2" table:number-rows-spanned="2">
            <text:p>OPEN#channel,"n.name",RELATVE,VARIABLE n<text:span text:style-name="T4">,other options</text:span></text:p>
            <text:p><text:span text:style-name="T6">Each record is n bytes long. </text:span><text:span text:style-name="T13">Record numbers range from 0 to 32767.</text:span></text:p>
            <text:p>PRINT #channel<text:span text:style-name="T4">,REC rec</text:span>,print items</text:p>
            <text:p>INPUT #channel<text:span text:style-name="T4">,REC rec</text:span>,var1<text:span text:style-name="T4">,var2,...</text:span></text:p>
            <text:p><text:span text:style-name="T6">LINPUT #channel</text:span><text:span text:style-name="T4">,REC</text:span><text:span text:style-name="T6"> </text:span><text:span text:style-name="T4">rec</text:span><text:span text:style-name="T6">,var$</text:span></text:p>
            <text:p><text:span text:style-name="T6">RESTORE #channel</text:span><text:span text:style-name="T4">,REC rec</text:span></text:p>
          </table:table-cell>
          <table:covered-table-cell table:style-name="table_20_cell"/>
          <table:table-cell table:style-name="grey" office:value-type="string" table:number-columns-spanned="2" table:number-rows-spanned="2">
            <text:p>N/A</text:p>
          </table:table-cell>
          <table:covered-table-cell table:style-name="grey"/>
          <table:table-cell table:style-name="ce20" office:value-type="string">
            <text:p><text:span text:style-name="T7">FIELD #channel,</text:span><text:span text:style-name="T10">len AS var$</text:span><text:span text:style-name="T29">,...</text:span></text:p>
            <text:p><text:span text:style-name="T14">(Record size is 128 bytes)</text:span></text:p>
            <text:p><text:span text:style-name="T7">LSET/RSET var$=string</text:span></text:p>
            <text:p><text:span text:style-name="T7">CVI/CVD/CVS/MKI$/MKD$/MKS$</text:span></text:p>
            <text:p><text:span text:style-name="T7">PUT/GET #channel</text:span><text:span text:style-name="T29">,record</text:span></text:p>
          </table:table-cell>
        </table:table-row>
        <table:table-row table:style-name="ro28">
          <table:covered-table-cell table:style-name="table_20_head_20_rotated"/>
          <table:covered-table-cell table:style-name="table_20_head"/>
          <table:covered-table-cell table:style-name="grey"/>
          <table:covered-table-cell table:style-name="table_20_cell"/>
          <table:covered-table-cell table:style-name="table_20_cell"/>
          <table:covered-table-cell table:style-name="table_20_cell"/>
          <table:covered-table-cell table:style-name="ce31"/>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ce20"/>
          <table:covered-table-cell table:style-name="grey"/>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ext:p>Records are line numbers 1..9999.</text:p>
            <text:p>File type must be BASIC.</text:p>
          </table:table-cell>
          <table:table-cell table:style-name="table_20_cell" office:value-type="string">
            <text:p>Record numbers are 0 to 1048575</text:p>
            <text:p>Record size is defined by file.</text:p>
          </table:table-cell>
          <table:covered-table-cell table:style-name="table_20_cell"/>
          <table:covered-table-cell table:style-name="table_20_cell"/>
          <table:covered-table-cell table:style-name="table_20_cell"/>
          <table:covered-table-cell table:style-name="table_20_cell"/>
          <table:table-cell table:style-name="table_20_cell" office:value-type="string">
            <text:p>PUT%/GET% record,var1<text:span text:style-name="T4">,var2,...,var$</text:span></text:p>
            <text:p><text:span text:style-name="T6">Write/read RAM file. Only one string allowed at end of list.</text:span></text:p>
          </table:table-cell>
        </table:table-row>
        <table:table-row table:style-name="ro21">
          <table:covered-table-cell table:style-name="table_20_head_20_rotated"/>
          <table:table-cell table:style-name="table_20_head" office:value-type="string">
            <text:p>Special I/O functions</text:p>
          </table:table-cell>
          <table:table-cell table:style-name="grey" office:value-type="string" table:number-columns-spanned="7" table:number-rows-spanned="1">
            <text:p>N/A</text:p>
          </table:table-cell>
          <table:covered-table-cell table:style-name="table_20_cell"/>
          <table:covered-table-cell table:style-name="table_20_cell"/>
          <table:covered-table-cell table:style-name="table_20_cell"/>
          <table:covered-table-cell table:style-name="ce31"/>
          <table:covered-table-cell table:style-name="table_20_cell"/>
          <table:covered-table-cell table:style-name="table_20_cell"/>
          <table:table-cell table:style-name="ce20" office:value-type="string" table:number-columns-spanned="3" table:number-rows-spanned="1">
            <text:p>EOF(channel) tests for end of file.</text:p>
          </table:table-cell>
          <table:covered-table-cell table:style-name="table_20_cell"/>
          <table:covered-table-cell table:style-name="table_20_cell"/>
          <table:table-cell table:style-name="ce20" office:value-type="string">
            <text:p>EOF(channel) tests end of file.</text:p>
            <text:p>LOF(channel) returns length of file or chars left in input buffer. </text:p>
          </table:table-cell>
          <table:table-cell table:style-name="ce20" office:value-type="string">
            <text:p>EOF(channel) tests end of file.</text:p>
            <text:p><text:span text:style-name="T7">LOC(channel) returns next record number.</text:span></text:p>
            <text:p><text:span text:style-name="T7">LOF(channel) returns number of records.</text:span></text:p>
          </table:table-cell>
          <table:table-cell table:style-name="ce36" office:value-type="string" table:number-columns-spanned="7" table:number-rows-spanned="1">
            <text:p>N/A</text:p>
          </table:table-cell>
          <table:covered-table-cell table:style-name="table_20_cell"/>
          <table:covered-table-cell table:style-name="table_20_cell"/>
          <table:covered-table-cell table:style-name="table_20_cell"/>
          <table:covered-table-cell table:style-name="table_20_cell"/>
          <table:covered-table-cell table:style-name="table_20_cell"/>
          <table:covered-table-cell table:style-name="table_20_cell"/>
          <table:table-cell table:style-name="table_20_cell" office:value-type="string" table:number-columns-spanned="3" table:number-rows-spanned="1">
            <text:p>EOF(channel) tests for end of file.</text:p>
            <text:p>LOF(channel) returns length of file or chars left in input buffer.</text:p>
            <text:p>LOC(channel) returns current record (256 bytes long).</text:p>
            <text:p>DSKF(d) returns space on disk: 1: pocket, 3: RAM disk.</text:p>
          </table:table-cell>
          <table:covered-table-cell table:style-name="table_20_cell"/>
          <table:covered-table-cell table:style-name="table_20_cell"/>
          <table:table-cell table:style-name="grey" office:value-type="string" table:number-columns-spanned="2" table:number-rows-spanned="1">
            <text:p>N/A</text:p>
          </table:table-cell>
          <table:covered-table-cell table:style-name="table_20_cell"/>
          <table:table-cell table:style-name="table_20_cell" office:value-type="string">
            <text:p>EOF/LOF/LOC/DSKF see left.</text:p>
            <text:p>Parameter d for DSKF is</text:p>
            <text:p>1 (pocket disk), 3 (E:) or 4 (F:)</text:p>
          </table:table-cell>
          <table:table-cell table:style-name="Workaround" office:value-type="string" table:number-columns-spanned="2" table:number-rows-spanned="1">
            <text:p>Checking for end of file must be performed with either a user defined EOF record or with an ON ERROR handler. </text:p>
            <text:p><text:span text:style-name="T6">HP-IL knows many more I/O commands, some of which need a special ROM on the HP-75. The HP-IL </text:span><text:span text:style-name="T6">commands in the HP-71B come with the interface.</text:span></text:p>
          </table:table-cell>
          <table:covered-table-cell table:style-name="table_20_cell"/>
          <table:table-cell table:style-name="table_20_cell" office:value-type="string" table:number-columns-spanned="2" table:number-rows-spanned="1">
            <text:p>EOF(channel) checks for end of file.</text:p>
            <text:p>CALL IO(device<text:span text:style-name="T4">,status</text:span>) performs control functions on HexBus/DockBus devices. "device" can be a number or a 12 byte string (control block.)</text:p>
          </table:table-cell>
          <table:covered-table-cell table:style-name="table_20_cell"/>
          <table:table-cell table:style-name="ce20" office:value-type="string">
            <text:p>EOF(channel) tests for end of file.</text:p>
          </table:table-cell>
          <table:table-cell table:style-name="ce27" office:value-type="string">
            <text:p>N/A</text:p>
          </table:table-cell>
          <table:table-cell table:style-name="ce20" office:value-type="string">
            <text:p><text:span text:style-name="T7">LOF(channel) returns length of file or chars left in input buffer.</text:span></text:p>
            <text:p><text:span text:style-name="T7">LOC(channel) returns current record (mode R) or sector (I/O).</text:span></text:p>
          </table:table-cell>
        </table:table-row>
        <table:table-row table:style-name="ro17" table:number-rows-repeated="1048467">
          <table:table-cell table:number-columns-repeated="34"/>
        </table:table-row>
        <table:table-row table:style-name="ro17">
          <table:table-cell table:number-columns-repeated="34"/>
        </table:table-row>
      </table:table>
      <table:table table:name="Special commands" table:style-name="ta1">
        <office:forms form:automatic-focus="false" form:apply-design-mode="false"/>
        <table:table-column table:style-name="co64" table:default-cell-style-name="Default"/>
        <table:table-column table:style-name="co2" table:number-columns-repeated="255" table:default-cell-style-name="Default"/>
        <table:table-row table:style-name="ro1">
          <table:table-cell table:style-name="ce1" office:value-type="string">
            <text:p>Special commands and some remarks</text:p>
          </table:table-cell>
          <table:table-cell/>
          <table:table-cell table:style-name="Heading" table:number-columns-repeated="254"/>
        </table:table-row>
        <table:table-row table:style-name="ro17">
          <table:table-cell table:number-columns-repeated="256"/>
        </table:table-row>
        <table:table-row table:style-name="ro2">
          <table:table-cell table:style-name="ce59" office:value-type="string">
            <text:p>Casio FX-730/770/780/785/795P MODE commands</text:p>
          </table:table-cell>
          <table:table-cell/>
          <table:table-cell table:style-name="Text" table:number-columns-repeated="254"/>
        </table:table-row>
        <table:table-row table:style-name="ro59">
          <table:table-cell office:value-type="string">
            <text:p>See <text:a xlink:href="#Casio MODE">next page</text:a>.</text:p>
          </table:table-cell>
          <table:table-cell table:number-columns-repeated="255"/>
        </table:table-row>
        <table:table-row table:style-name="ro60">
          <table:table-cell table:style-name="Text" table:number-columns-repeated="256"/>
        </table:table-row>
        <table:table-row table:style-name="ro61">
          <table:table-cell table:style-name="ce60" office:value-type="string">
            <text:p>Casio VX-4</text:p>
          </table:table-cell>
          <table:table-cell table:number-columns-repeated="255"/>
        </table:table-row>
        <table:table-row table:style-name="ro26">
          <table:table-cell office:value-type="string">
            <text:p>PEEK/POKE only work in RAM: &amp;H1000..02FFF in segment 0 on machines without RAM extension.</text:p>
            <text:p>MODE110 = CALL</text:p>
          </table:table-cell>
          <table:table-cell table:number-columns-repeated="255"/>
        </table:table-row>
        <table:table-row table:style-name="ro17">
          <table:table-cell table:number-columns-repeated="256"/>
        </table:table-row>
        <table:table-row table:style-name="ro2">
          <table:table-cell table:style-name="ce60" office:value-type="string">
            <text:p>Casio BASIC ROM OM-53B for PC-2000C/AI-1000</text:p>
          </table:table-cell>
          <table:table-cell table:number-columns-repeated="255"/>
        </table:table-row>
        <table:table-row table:style-name="ro57">
          <table:table-cell table:style-name="ce61" office:value-type="string">
            <text:p><text:span text:style-name="T43">The following information was posted in the french </text:span><text:span text:style-name="T43"><text:a xlink:href="http://www.silicium.org/forum/viewforum.php?f=46">MySilicium</text:a></text:span><text:span text:style-name="T43"> forum: </text:span></text:p>
          </table:table-cell>
          <table:table-cell table:number-columns-repeated="255"/>
        </table:table-row>
        <table:table-row table:style-name="ro62">
          <table:table-cell table:style-name="ce61" office:value-type="string">
            <text:p><text:span text:style-name="T43">The differences between PB-1000 BASIC and OM-53B BASIC for the PB-2000C/AI-1000:</text:span></text:p>
            <text:p/>
            <text:p><text:span text:style-name="T43">CALL, TIME$ and DATE$ were removed. 6 commands were added, but 5 of them are hidden behind the </text:span><text:span text:style-name="T43">SYSTEM command.</text:span></text:p>
            <text:p/>
            <text:p><text:span text:style-name="T43">- RENUM: Well known.</text:span></text:p>
            <text:p/>
            <text:p><text:span text:style-name="T43">- SYSTEM CALL: Identical to CALL on PB-1000.</text:span></text:p>
            <text:p/>
            <text:p><text:span text:style-name="T43">- SYSTEM SET: Writes a sequence of key codes (00-99) into the key buffer.</text:span></text:p>
            <text:p/>
            <text:p><text:span text:style-name="T43">- SYSTEM SW: Calls the RS232C settings menu similar to the VX-4 F.COM&gt;Device&gt;Switch menu.</text:span></text:p>
            <text:p/>
            <text:p><text:span text:style-name="T43">- SYSTEM COPY: Copies a complete MD-100 disk to another disk.</text:span></text:p>
            <text:p/>
            <text:p><text:span text:style-name="T43">- SYSTEM SUM: ROM card sum and xor test.</text:span></text:p>
          </table:table-cell>
          <table:table-cell table:number-columns-repeated="255"/>
        </table:table-row>
        <table:table-row table:style-name="ro7">
          <table:table-cell table:style-name="ce62"/>
          <table:table-cell table:number-columns-repeated="255"/>
        </table:table-row>
        <table:table-row table:style-name="ro2">
          <table:table-cell table:style-name="ce59" office:value-type="string">
            <text:p>Sharp display routines</text:p>
          </table:table-cell>
          <table:table-cell table:number-columns-repeated="255"/>
        </table:table-row>
        <table:table-row table:style-name="ro59">
          <table:table-cell table:style-name="ce61" office:value-type="string">
            <text:p><text:span text:style-name="T43">The following information was posted in the french </text:span><text:span text:style-name="T43"><text:a xlink:href="http://www.silicium.org/forum/viewforum.php?f=46">MySilicium</text:a></text:span><text:span text:style-name="T43"> forum: </text:span></text:p>
          </table:table-cell>
          <table:table-cell table:number-columns-repeated="255"/>
        </table:table-row>
        <table:table-row table:style-name="ro63">
          <table:table-cell table:style-name="ce63" office:value-type="string">
            <text:p>The display of the following Sharp PCs goes blank during a calculation:</text:p>
            <text:p>1210, 1211, 1212, 1245, 1246, 1247, 1248, 1250, 1251, 1260, 1261, 1262, 1401, 1402, 1403</text:p>
            <text:p/>
            <text:p>Workaround:</text:p>
            <text:p/>
            <text:p>- 1245, 1250, 1251: CALL &amp;11E0 (with WAIT 0) turns display on (with some stray pixels), CALL &amp;11E5 turns it off.</text:p>
            <text:p/>
            <text:p>- 1260, 1261, 1262: Display contents stays visible if followed by a ";".</text:p>
            <text:p/>
            <text:p>- 1401, 1402: CALL &amp;5A2 turns display on, CALL &amp;59E turns it off. (cf. Le Sharpentier #9, page 30.)</text:p>
            <text:p/>
            <text:p>- 1403: CALL &amp;4B8 turns LCD on, CALL &amp;4B4 turns it off. </text:p>
            <text:p/>
            <text:p>- 1210, 1211, 1212: Impossible to turn on display. A hidden command # allows some graphics in the first 3 columns.</text:p>
            <text:p>(See l'Ordinateur de Poche #9, page 63 and #13, page 50 for an example). </text:p>
          </table:table-cell>
          <table:table-cell table:number-columns-repeated="255"/>
        </table:table-row>
        <table:table-row table:style-name="ro17">
          <table:table-cell table:number-columns-repeated="256"/>
        </table:table-row>
        <table:table-row table:style-name="ro64">
          <table:table-cell table:style-name="ce59" office:value-type="string">
            <text:p>Sharp PC-1260/61/62 graphics</text:p>
          </table:table-cell>
          <table:table-cell table:number-columns-repeated="255"/>
        </table:table-row>
        <table:table-row table:style-name="ro59">
          <table:table-cell table:style-name="Text" office:value-type="string">
            <text:p>The following information is from the book: "System <text:span text:style-name="T44">und</text:span> <text:span text:style-name="T44">Trickbuch</text:span> <text:span text:style-name="T44">für</text:span> den SHARP PC 1260/61" by <text:span text:style-name="T44">Bernd</text:span> Saretz</text:p>
          </table:table-cell>
          <table:table-cell table:number-columns-repeated="255"/>
        </table:table-row>
        <table:table-row table:style-name="ro65">
          <table:table-cell table:style-name="Text" office:value-type="string">
            <text:p>The display is divided in four areas of 12x5x7 dots each:</text:p>
            <text:p/>
            <text:p>Upper left: &amp;2000..&amp;203B (8192..8251)</text:p>
            <text:p>Upper right: &amp;2800..&amp;283B (10240..10299)</text:p>
            <text:p>Lower left: &amp;2040..&amp;207B (8256..8315)</text:p>
            <text:p>Lower right: &amp;2840..&amp;287B (10304..10363)</text:p>
            <text:p/>
            <text:p>The dots are set with POKE. Bit 0 is top, bit 6 is bottom.</text:p>
            <text:p/>
            <text:p>Address &amp;203D (8253) controls the indicators. Bit 3 selects Kanji mode and locks you out! </text:p>
            <text:p/>
            <text:p>The display must be turned on by CALL &amp;A907 (stays on <text:s/>after break!) or a small ML routine:</text:p>
            <text:p/>
            <text:p>10 POKE 25000,2,1,229,164,55:CALL 25000:WAIT 0 </text:p>
            <text:p>On a 1262 the address 25000 might not be the best idea.</text:p>
          </table:table-cell>
          <table:table-cell table:number-columns-repeated="255"/>
        </table:table-row>
        <table:table-row table:style-name="ro17">
          <table:table-cell table:number-columns-repeated="256"/>
        </table:table-row>
        <table:table-row table:style-name="ro66">
          <table:table-cell table:style-name="Überschrift2" office:value-type="string">
            <text:p>Sharp PC-E220/G8xx</text:p>
          </table:table-cell>
          <table:table-cell table:style-name="Überschrift2" table:number-columns-repeated="255"/>
        </table:table-row>
        <table:table-row table:style-name="ro17">
          <table:table-cell table:number-columns-repeated="256"/>
        </table:table-row>
        <table:table-row table:style-name="ro22">
          <table:table-cell office:value-type="string">
            <text:p>CALL has an additional parameter to call Software in other ROM banks which start at &amp;HC000</text:p>
            <text:p/>
            <text:p>CALL #5,&amp;HC000 starts the built in Z80-Assembler, even on the G820 where this is officially not supported.</text:p>
          </table:table-cell>
          <table:table-cell table:number-columns-repeated="255"/>
        </table:table-row>
        <table:table-row table:style-name="ro17" table:number-rows-repeated="1048552">
          <table:table-cell table:number-columns-repeated="256"/>
        </table:table-row>
        <table:table-row table:style-name="ro17">
          <table:table-cell table:number-columns-repeated="256"/>
        </table:table-row>
      </table:table>
      <table:table table:name="Casio MODE" table:style-name="ta1">
        <office:forms form:automatic-focus="false" form:apply-design-mode="false"/>
        <table:table-column table:style-name="co65" table:default-cell-style-name="Default"/>
        <table:table-column table:style-name="co2" table:number-columns-repeated="255" table:default-cell-style-name="Default"/>
        <table:table-row table:style-name="ro67">
          <table:table-cell table:style-name="ce64" office:value-type="string">
            <text:p>Casio FX-730/770/780/785/795P MODE commands</text:p>
          </table:table-cell>
          <table:table-cell table:number-columns-repeated="255"/>
        </table:table-row>
        <table:table-row table:style-name="ro68">
          <table:table-cell table:number-columns-repeated="256"/>
        </table:table-row>
        <table:table-row table:style-name="ro59">
          <table:table-cell table:style-name="ce61" office:value-type="string">
            <text:p><text:span text:style-name="T43">The following information was posted in the french </text:span><text:span text:style-name="T43"><text:a xlink:href="http://www.silicium.org/forum/viewforum.php?f=46">MySilicium</text:a></text:span><text:span text:style-name="T43"> forum: </text:span></text:p>
          </table:table-cell>
          <table:table-cell table:number-columns-repeated="255"/>
        </table:table-row>
        <table:table-row table:style-name="ro69">
          <table:table-cell table:style-name="Text" office:value-type="string">
            <text:p>On some CASIO pockets an equivalent to PEEK and POKE exists.</text:p>
            <text:p/>
            <text:p>MODE19(A,B) works like POKE A,B</text:p>
            <text:p>MODE18(A,B$) is similar to PEEK A</text:p>
            <text:p/>
            <text:p>An example how to use MODE18:</text:p>
            <text:p/>
            <text:p>10 A=1234</text:p>
            <text:p>20 MODE18(A,B$)</text:p>
            <text:p>30 B$="&amp;H"+B$</text:p>
            <text:p>40 PRINT VAL(B$)</text:p>
            <text:p/>
          </table:table-cell>
          <table:table-cell table:style-name="ce2" table:number-columns-repeated="255"/>
        </table:table-row>
        <table:table-row table:style-name="ro70">
          <table:table-cell table:style-name="ce2" office:value-type="string">
            <text:p>The FX-795 has more hidden functions use by the library program. Most of them will not work on other machines.</text:p>
          </table:table-cell>
          <table:table-cell table:style-name="Text" table:number-columns-repeated="255"/>
        </table:table-row>
        <table:table-row table:style-name="ro71">
          <table:table-cell table:style-name="ce2" office:value-type="string">
            <text:p>Keyboard scan</text:p>
            <text:p/>
            <text:p>MODE 21,A,B waits for key and returns internal code in A$ and B.</text:p>
          </table:table-cell>
          <table:table-cell table:style-name="Text" table:number-columns-repeated="255"/>
        </table:table-row>
        <table:table-row table:style-name="ro72">
          <table:table-cell table:style-name="ce2" office:value-type="string">
            <text:p>Matrix operations</text:p>
            <text:p/>
            <text:p>MODE 92,A,B : copy matrix A to matrix B.</text:p>
            <text:p>MODE 93,A : transpose matrix A.</text:p>
            <text:p>MODE 94,A,B,C : matrix multiplication C=A*B.</text:p>
            <text:p>MODE 97,A,X,Y : get dimensions X, Y of matrix A.</text:p>
          </table:table-cell>
          <table:table-cell table:style-name="ce2" table:number-columns-repeated="255"/>
        </table:table-row>
        <table:table-row table:style-name="ro73">
          <table:table-cell table:style-name="ce2" office:value-type="string">
            <text:p>MODE 99 controls the ERROR stop of a program.</text:p>
            <text:p/>
            <text:p>10 MODE 99,1 </text:p>
            <text:p>20 PRINT 1/0:REM error is ignored</text:p>
            <text:p>30 MODE 99,0</text:p>
            <text:p>40 PRINT 1/0:REM creates error</text:p>
          </table:table-cell>
          <table:table-cell table:style-name="Text" table:number-columns-repeated="255"/>
        </table:table-row>
        <table:table-row table:style-name="ro57">
          <table:table-cell table:style-name="ce2"/>
          <table:table-cell table:style-name="Text" table:number-columns-repeated="255"/>
        </table:table-row>
        <table:table-row table:style-name="ro64">
          <table:table-cell table:style-name="ce2" office:value-type="string">
            <text:p>A lengthy list of MODE commands has been posted by member <text:span text:style-name="T45">ynopum</text:span> <text:a xlink:href="http://www.silicium.org/forum/viewtopic.php?p=287514#p287514">here</text:a>:</text:p>
          </table:table-cell>
          <table:table-cell table:style-name="Text" table:number-columns-repeated="255"/>
        </table:table-row>
        <table:table-row table:style-name="ro17">
          <table:table-cell table:number-columns-repeated="256"/>
        </table:table-row>
        <table:table-row table:style-name="ro74">
          <table:table-cell table:style-name="ce65" office:value-type="string">
            <text:p>After examining of the quoted program library, and also reading of the forum, and playing with my Casio, I tried to make a list of the undocumented MODE commands. Most of them were already known, but some are not. <text:s/>My tests showed that the matrices sizes are not limited to 9x9 as in the FXLibrary. Successful operations were done with 15x15 size for matrix inversion. We should take in mind that for not well defined matrices the inversion can give unreliable results. <text:s/>Also I did some speed tests for the matrix operations. The "internal" matrix commands work roughly 5~6 times faster than BASIC written routines doing the same job (of course a difference of the algorithm plays a major role maybe). This was tested with random filled matrices 5x5. <text:s/>Also I tested the calculator fx-5500LA with such 5x5 random matrices. It seems it is about twice faster than fx-795P. It is pity it is not programmable, and the fx-4500PA is obviously much slower than 5500LA - I decided not to make tests on it. <text:s/>So, here is the list for now: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10 </text:p>
          </table:table-cell>
          <table:table-cell table:number-columns-repeated="255"/>
        </table:table-row>
        <table:table-row table:style-name="ro24">
          <table:table-cell table:style-name="ce65" office:value-type="string">
            <text:p>Standard truncation of the last digits after calculation. This mode is reset after turn-off/on of the device. Produces round results for integers. (thanks to Xerxes)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11 </text:p>
          </table:table-cell>
          <table:table-cell table:number-columns-repeated="255"/>
        </table:table-row>
        <table:table-row table:style-name="ro45">
          <table:table-cell table:style-name="ce65" office:value-type="string">
            <text:p>No truncation of the last digits. This mode is canceled after turn-off/on of the device. Should be used if we suspect error accumulation in default mode. (more explanation on Page11 of the thread)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18(A,B) </text:p>
          </table:table-cell>
          <table:table-cell table:number-columns-repeated="255"/>
        </table:table-row>
        <table:table-row table:style-name="ro16">
          <table:table-cell table:style-name="ce65" office:value-type="string">
            <text:p>Gets from address A the HEX value as B$. The syntax is with brackets!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19(A,B) </text:p>
          </table:table-cell>
          <table:table-cell table:number-columns-repeated="255"/>
        </table:table-row>
        <table:table-row table:style-name="ro16">
          <table:table-cell table:style-name="ce65" office:value-type="string">
            <text:p>Puts in address A the value B. The syntax is with brackets!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20,A </text:p>
          </table:table-cell>
          <table:table-cell table:number-columns-repeated="255"/>
        </table:table-row>
        <table:table-row table:style-name="ro16">
          <table:table-cell table:style-name="ce65" office:value-type="string">
            <text:p>Evaluates as expression the variable $ and puts the result in variable A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21,A,B </text:p>
          </table:table-cell>
          <table:table-cell table:number-columns-repeated="255"/>
        </table:table-row>
        <table:table-row table:style-name="ro16">
          <table:table-cell table:style-name="ce65" office:value-type="string">
            <text:p>Waits for keypress and returns its character in A$ and its DEC code in B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22 unknown </text:p>
          </table:table-cell>
          <table:table-cell table:number-columns-repeated="255"/>
        </table:table-row>
        <table:table-row table:style-name="ro16">
          <table:table-cell table:style-name="ce65" office:value-type="string">
            <text:p>MODE 23 unknown </text:p>
          </table:table-cell>
          <table:table-cell table:number-columns-repeated="255"/>
        </table:table-row>
        <table:table-row table:style-name="ro16">
          <table:table-cell table:style-name="ce65" office:value-type="string">
            <text:p>MODE 24 unknown </text:p>
          </table:table-cell>
          <table:table-cell table:number-columns-repeated="255"/>
        </table:table-row>
        <table:table-row table:style-name="ro16">
          <table:table-cell table:style-name="ce65" office:value-type="string">
            <text:p>MODE 25 unknown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26,A </text:p>
          </table:table-cell>
          <table:table-cell table:number-columns-repeated="255"/>
        </table:table-row>
        <table:table-row table:style-name="ro16">
          <table:table-cell table:style-name="ce65" office:value-type="string">
            <text:p>Converts the value of $ variable (assumed to be a BIN number) to DEC variable A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27,A </text:p>
          </table:table-cell>
          <table:table-cell table:number-columns-repeated="255"/>
        </table:table-row>
        <table:table-row table:style-name="ro16">
          <table:table-cell table:style-name="ce65" office:value-type="string">
            <text:p>Converts the value of $ variable (assumed to be a HEX number) to DEC variable A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28,A </text:p>
          </table:table-cell>
          <table:table-cell table:number-columns-repeated="255"/>
        </table:table-row>
        <table:table-row table:style-name="ro16">
          <table:table-cell table:style-name="ce65" office:value-type="string">
            <text:p>Converts the value of variable A (DEC number) to LONG BIN string in variable $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29,A </text:p>
          </table:table-cell>
          <table:table-cell table:number-columns-repeated="255"/>
        </table:table-row>
        <table:table-row table:style-name="ro16">
          <table:table-cell table:style-name="ce65" office:value-type="string">
            <text:p>Converts the value of variable A (DEC number) to SHORT BIN string in variable $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0,A,B,F </text:p>
          </table:table-cell>
          <table:table-cell table:number-columns-repeated="255"/>
        </table:table-row>
        <table:table-row table:style-name="ro24">
          <table:table-cell table:style-name="ce65" office:value-type="string">
            <text:p>Matrix operation: inverse of matrix A goes to matrix B. Return code F is for success. If the value of F = 0 then the inversion operation was unsuccessful.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1,A,,D </text:p>
          </table:table-cell>
          <table:table-cell table:number-columns-repeated="255"/>
        </table:table-row>
        <table:table-row table:style-name="ro24">
          <table:table-cell table:style-name="ce65" office:value-type="string">
            <text:p>Matrix operation: determinant of matrix A goes to variable D. Note the double comma! I tried to put variable there but an Error occurs.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2,A,B </text:p>
          </table:table-cell>
          <table:table-cell table:number-columns-repeated="255"/>
        </table:table-row>
        <table:table-row table:style-name="ro16">
          <table:table-cell table:style-name="ce65" office:value-type="string">
            <text:p>Matrix operation: contents of matrix A goes to matrix B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3,A </text:p>
          </table:table-cell>
          <table:table-cell table:number-columns-repeated="255"/>
        </table:table-row>
        <table:table-row table:style-name="ro16">
          <table:table-cell table:style-name="ce65" office:value-type="string">
            <text:p>Matrix operation: contents of matrix A is transposed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4,A,B,C </text:p>
          </table:table-cell>
          <table:table-cell table:number-columns-repeated="255"/>
        </table:table-row>
        <table:table-row table:style-name="ro24">
          <table:table-cell table:style-name="ce65" office:value-type="string">
            <text:p>Matrix operation: matrix A multiplied by matrix B goes to C. C variable should not be an array. The command will create it as an array.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5,A </text:p>
          </table:table-cell>
          <table:table-cell table:number-columns-repeated="255"/>
        </table:table-row>
        <table:table-row table:style-name="ro16">
          <table:table-cell table:style-name="ce65" office:value-type="string">
            <text:p>Equal to INPUT,A (used in the FXLibrary with error code reading from the memory)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6,Oper,A,B,C </text:p>
          </table:table-cell>
          <table:table-cell table:number-columns-repeated="255"/>
        </table:table-row>
        <table:table-row table:style-name="ro16">
          <table:table-cell table:style-name="ce65" office:value-type="string">
            <text:p>Boolean operation. Oper has the following options </text:p>
          </table:table-cell>
          <table:table-cell table:number-columns-repeated="255"/>
        </table:table-row>
        <table:table-row table:style-name="ro16">
          <table:table-cell table:style-name="ce65" office:value-type="string">
            <text:p>0 is Twos complement, </text:p>
          </table:table-cell>
          <table:table-cell table:number-columns-repeated="255"/>
        </table:table-row>
        <table:table-row table:style-name="ro16">
          <table:table-cell table:style-name="ce65" office:value-type="string">
            <text:p>1 is NOR, </text:p>
          </table:table-cell>
          <table:table-cell table:number-columns-repeated="255"/>
        </table:table-row>
        <table:table-row table:style-name="ro16">
          <table:table-cell table:style-name="ce65" office:value-type="string">
            <text:p>2 is AND, </text:p>
          </table:table-cell>
          <table:table-cell table:number-columns-repeated="255"/>
        </table:table-row>
        <table:table-row table:style-name="ro16">
          <table:table-cell table:style-name="ce65" office:value-type="string">
            <text:p>3 is OR, </text:p>
          </table:table-cell>
          <table:table-cell table:number-columns-repeated="255"/>
        </table:table-row>
        <table:table-row table:style-name="ro16">
          <table:table-cell table:style-name="ce65" office:value-type="string">
            <text:p>4 is XOR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7,A,X,Y </text:p>
          </table:table-cell>
          <table:table-cell table:number-columns-repeated="255"/>
        </table:table-row>
        <table:table-row table:style-name="ro16">
          <table:table-cell table:style-name="ce65" office:value-type="string">
            <text:p>Matrix operation: dimensions of matrix A go to X an Y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MODE 99,0 Breaks on Error (default behavior) </text:p>
          </table:table-cell>
          <table:table-cell table:number-columns-repeated="255"/>
        </table:table-row>
        <table:table-row table:style-name="ro16">
          <table:table-cell table:style-name="ce65" office:value-type="string">
            <text:p>MODE 99,1 Continues execution on Error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I tried to find the address of the special $ variable. It seems to start from address 400. </text:p>
          </table:table-cell>
          <table:table-cell table:number-columns-repeated="255"/>
        </table:table-row>
        <table:table-row table:style-name="ro16">
          <table:table-cell table:style-name="ce65" office:value-type="string">
            <text:p>The last entry line is at address 528. The FXLibrary is at address about 16400. </text:p>
          </table:table-cell>
          <table:table-cell table:number-columns-repeated="255"/>
        </table:table-row>
        <table:table-row table:style-name="ro16">
          <table:table-cell table:style-name="ce65" office:value-type="string">
            <text:p>I also tried the "password erase" offered by Xerxes - it works. The password string is located at address 308. </text:p>
          </table:table-cell>
          <table:table-cell table:number-columns-repeated="255"/>
        </table:table-row>
        <table:table-row table:style-name="ro24">
          <table:table-cell table:style-name="ce65" office:value-type="string">
            <text:p>The variables A-Z are stored backwards from the end of the memory: variable A is at address 16376. Variable B is 8 bits before at 16368 etc. Variable Z is at 16176. </text:p>
          </table:table-cell>
          <table:table-cell table:number-columns-repeated="255"/>
        </table:table-row>
        <table:table-row table:style-name="ro16">
          <table:table-cell table:style-name="ce65" office:value-type="string">
            <text:p>The MEMO-databank seems to be at address 588. </text:p>
          </table:table-cell>
          <table:table-cell table:number-columns-repeated="255"/>
        </table:table-row>
        <table:table-row table:style-name="ro16">
          <table:table-cell table:style-name="ce65" office:value-type="string">
            <text:p>The IN-OUT-CALC string seems to be after the program area - not at fixed address. </text:p>
          </table:table-cell>
          <table:table-cell table:number-columns-repeated="255"/>
        </table:table-row>
        <table:table-row table:style-name="ro17">
          <table:table-cell table:style-name="ce65"/>
          <table:table-cell table:number-columns-repeated="255"/>
        </table:table-row>
        <table:table-row table:style-name="ro75">
          <table:table-cell table:style-name="ce65" office:value-type="string">
            <text:p>Well, another curious thing is that I managed to use 6 more characters from the code table (small D, small L, -1 index, thick /, b/, /c). I did this with using MODE19 to the address of a string variable. Maybe one day somebody will need to use those special chars. Functions like CHR$ and ASC can be substituted by short (1-row) programs, using MODE18 &amp; MODE19.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Also the scan-codes of the special buttons for MODE21 are: </text:p>
          </table:table-cell>
          <table:table-cell table:number-columns-repeated="255"/>
        </table:table-row>
        <table:table-row table:style-name="ro17">
          <table:table-cell table:style-name="ce65"/>
          <table:table-cell table:number-columns-repeated="255"/>
        </table:table-row>
        <table:table-row table:style-name="ro16">
          <table:table-cell table:style-name="ce65" office:value-type="string">
            <text:p>128 - SIN </text:p>
          </table:table-cell>
          <table:table-cell table:number-columns-repeated="255"/>
        </table:table-row>
        <table:table-row table:style-name="ro16">
          <table:table-cell table:style-name="ce65" office:value-type="string">
            <text:p>129 - COS </text:p>
          </table:table-cell>
          <table:table-cell table:number-columns-repeated="255"/>
        </table:table-row>
        <table:table-row table:style-name="ro16">
          <table:table-cell table:style-name="ce65" office:value-type="string">
            <text:p>130 - TAN </text:p>
          </table:table-cell>
          <table:table-cell table:number-columns-repeated="255"/>
        </table:table-row>
        <table:table-row table:style-name="ro16">
          <table:table-cell table:style-name="ce65" office:value-type="string">
            <text:p>134 - LOG </text:p>
          </table:table-cell>
          <table:table-cell table:number-columns-repeated="255"/>
        </table:table-row>
        <table:table-row table:style-name="ro16">
          <table:table-cell table:style-name="ce65" office:value-type="string">
            <text:p>135 - LN </text:p>
          </table:table-cell>
          <table:table-cell table:number-columns-repeated="255"/>
        </table:table-row>
        <table:table-row table:style-name="ro16">
          <table:table-cell table:style-name="ce65" office:value-type="string">
            <text:p>136 - EXP </text:p>
          </table:table-cell>
          <table:table-cell table:number-columns-repeated="255"/>
        </table:table-row>
        <table:table-row table:style-name="ro16">
          <table:table-cell table:style-name="ce65" office:value-type="string">
            <text:p>137 - SQR (square root sign) </text:p>
          </table:table-cell>
          <table:table-cell table:number-columns-repeated="255"/>
        </table:table-row>
        <table:table-row table:style-name="ro16">
          <table:table-cell table:style-name="ce65" office:value-type="string">
            <text:p>152 - DEG( </text:p>
          </table:table-cell>
          <table:table-cell table:number-columns-repeated="255"/>
        </table:table-row>
        <table:table-row table:style-name="ro16">
          <table:table-cell table:style-name="ce65" office:value-type="string">
            <text:p>182 - &amp;H </text:p>
          </table:table-cell>
          <table:table-cell table:number-columns-repeated="255"/>
        </table:table-row>
        <table:table-row table:style-name="ro16">
          <table:table-cell table:style-name="ce65" office:value-type="string">
            <text:p>183 - CUR (cubic root sign) </text:p>
          </table:table-cell>
          <table:table-cell table:number-columns-repeated="255"/>
        </table:table-row>
        <table:table-row table:style-name="ro16">
          <table:table-cell table:style-name="ce65" office:value-type="string">
            <text:p>185 - HYP </text:p>
          </table:table-cell>
          <table:table-cell table:number-columns-repeated="255"/>
        </table:table-row>
        <table:table-row table:style-name="ro16">
          <table:table-cell table:style-name="ce65" office:value-type="string">
            <text:p>205 - X^2 </text:p>
          </table:table-cell>
          <table:table-cell table:number-columns-repeated="255"/>
        </table:table-row>
        <table:table-row table:style-name="ro16">
          <table:table-cell table:style-name="ce65" office:value-type="string">
            <text:p>206 - X^3 </text:p>
          </table:table-cell>
          <table:table-cell table:number-columns-repeated="255"/>
        </table:table-row>
        <table:table-row table:style-name="ro16">
          <table:table-cell table:style-name="ce65" office:value-type="string">
            <text:p>207 - 10^x </text:p>
          </table:table-cell>
          <table:table-cell table:number-columns-repeated="255"/>
        </table:table-row>
        <table:table-row table:style-name="ro16">
          <table:table-cell table:style-name="ce65" office:value-type="string">
            <text:p>219 - CLS </text:p>
          </table:table-cell>
          <table:table-cell table:number-columns-repeated="255"/>
        </table:table-row>
        <table:table-row table:style-name="ro16">
          <table:table-cell table:style-name="ce65" office:value-type="string">
            <text:p>220 - ENG </text:p>
          </table:table-cell>
          <table:table-cell table:number-columns-repeated="255"/>
        </table:table-row>
        <table:table-row table:style-name="ro16">
          <table:table-cell table:style-name="ce65" office:value-type="string">
            <text:p>222 - STAT </text:p>
          </table:table-cell>
          <table:table-cell table:number-columns-repeated="255"/>
        </table:table-row>
        <table:table-row table:style-name="ro16">
          <table:table-cell table:style-name="ce65" office:value-type="string">
            <text:p>234 - MEMO </text:p>
          </table:table-cell>
          <table:table-cell table:number-columns-repeated="255"/>
        </table:table-row>
        <table:table-row table:style-name="ro16">
          <table:table-cell table:style-name="ce65" office:value-type="string">
            <text:p>235 - EXT </text:p>
          </table:table-cell>
          <table:table-cell table:number-columns-repeated="255"/>
        </table:table-row>
        <table:table-row table:style-name="ro16">
          <table:table-cell table:style-name="ce65" office:value-type="string">
            <text:p>239 - EXE </text:p>
          </table:table-cell>
          <table:table-cell table:number-columns-repeated="255"/>
        </table:table-row>
        <table:table-row table:style-name="ro16">
          <table:table-cell table:style-name="ce65" office:value-type="string">
            <text:p>240 - INS </text:p>
          </table:table-cell>
          <table:table-cell table:number-columns-repeated="255"/>
        </table:table-row>
        <table:table-row table:style-name="ro16">
          <table:table-cell table:style-name="ce65" office:value-type="string">
            <text:p>241 -&gt; </text:p>
          </table:table-cell>
          <table:table-cell table:number-columns-repeated="255"/>
        </table:table-row>
        <table:table-row table:style-name="ro16">
          <table:table-cell table:style-name="ce65" office:value-type="string">
            <text:p>242 &lt;- </text:p>
          </table:table-cell>
          <table:table-cell table:number-columns-repeated="255"/>
        </table:table-row>
        <table:table-row table:style-name="ro16">
          <table:table-cell table:style-name="ce65" office:value-type="string">
            <text:p>244 - STOP </text:p>
          </table:table-cell>
          <table:table-cell table:number-columns-repeated="255"/>
        </table:table-row>
        <table:table-row table:style-name="ro16">
          <table:table-cell table:style-name="ce65" office:value-type="string">
            <text:p>245 - MODE </text:p>
          </table:table-cell>
          <table:table-cell table:number-columns-repeated="255"/>
        </table:table-row>
        <table:table-row table:style-name="ro16">
          <table:table-cell table:style-name="ce65" office:value-type="string">
            <text:p>246 - ^R (return of the last entered line) </text:p>
          </table:table-cell>
          <table:table-cell table:number-columns-repeated="255"/>
        </table:table-row>
        <table:table-row table:style-name="ro16">
          <table:table-cell table:style-name="ce65" office:value-type="string">
            <text:p>247 - Shift </text:p>
          </table:table-cell>
          <table:table-cell table:number-columns-repeated="255"/>
        </table:table-row>
        <table:table-row table:style-name="ro16">
          <table:table-cell table:style-name="ce65" office:value-type="string">
            <text:p>251 - IN </text:p>
          </table:table-cell>
          <table:table-cell table:number-columns-repeated="255"/>
        </table:table-row>
        <table:table-row table:style-name="ro16">
          <table:table-cell table:style-name="ce65" office:value-type="string">
            <text:p>252 - OUT </text:p>
          </table:table-cell>
          <table:table-cell table:number-columns-repeated="255"/>
        </table:table-row>
        <table:table-row table:style-name="ro16">
          <table:table-cell table:style-name="ce65" office:value-type="string">
            <text:p>253 - CALC </text:p>
          </table:table-cell>
          <table:table-cell table:number-columns-repeated="255"/>
        </table:table-row>
        <table:table-row table:style-name="ro17">
          <table:table-cell table:style-name="ce65"/>
          <table:table-cell table:number-columns-repeated="255"/>
        </table:table-row>
        <table:table-row table:style-name="ro75">
          <table:table-cell table:style-name="ce66" office:value-type="string">
            <text:p>The rest of the codes correspond to the letter or sign of the button depending on the char-code table. <text:s/>I.e. for the key "G" we have 38, and of we are in EXT-mode the code will be 70 (for "g"). For the key "+" the code is 1. <text:s/>Button BRK doesn't give code as the program execution breaks when it is pressed. </text:p>
          </table:table-cell>
          <table:table-cell table:number-columns-repeated="255"/>
        </table:table-row>
        <table:table-row table:style-name="ro17" table:number-rows-repeated="1048452">
          <table:table-cell table:number-columns-repeated="256"/>
        </table:table-row>
        <table:table-row table:style-name="ro17">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Italic" svg:font-family="'Times New Roman Italic'" style:font-adornments="Kursiv"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1" style:language-asian="zxx" style:country-asian="none" style:font-name-complex="Tahoma" style:language-complex="zxx" style:country-complex="none"/>
    </style:default-style>
    <number:number-style style:name="N0">
      <number:number number:min-integer-digits="1"/>
    </number:number-style>
    <number:text-style style:name="N100">
      <number:text-content/>
    </number:text-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Verdana" fo:font-size="12pt" fo:language="en" fo:country="U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start"/>
      <style:text-properties style:font-name="Verdana1" fo:font-size="16pt" fo:language="en" fo:country="US" fo:font-style="normal" fo:font-weight="bold"/>
    </style:style>
    <style:style style:name="Heading1" style:family="table-cell" style:parent-style-name="Heading">
      <style:table-cell-properties style:rotation-angle="0"/>
      <style:text-properties fo:font-size="20pt"/>
    </style:style>
    <style:style style:name="Überschrift2" style:family="table-cell" style:parent-style-name="Heading">
      <style:text-properties fo:font-size="16pt"/>
    </style:style>
    <style:style style:name="Text" style:family="table-cell" style:parent-style-name="Default" style:data-style-name="N100">
      <style:table-cell-properties style:text-align-source="fix" style:repeat-content="false" fo:background-color="transparent" fo:wrap-option="wrap" style:vertical-align="top"/>
      <style:paragraph-properties fo:text-align="start"/>
      <style:text-properties style:font-name="Verdana" fo:font-size="12pt" fo:language="en" fo:country="US" fo:hyphenate="true"/>
    </style:style>
    <style:style style:name="blue" style:family="table-cell" style:parent-style-name="table_20_cell">
      <style:text-properties fo:color="#0000ff"/>
    </style:style>
    <style:style style:name="grey" style:family="table-cell" style:parent-style-name="table_20_cell">
      <style:text-properties fo:color="#808080"/>
    </style:style>
    <style:style style:name="table_20_head" style:display-name="table head" style:family="table-cell" style:parent-style-name="table_20_cell">
      <style:table-cell-properties fo:background-color="#cccccc" fo:border="0.002cm solid #ffffff"/>
      <style:text-properties fo:font-weight="bold"/>
    </style:style>
    <style:style style:name="table_20_cell" style:display-name="table cell" style:family="table-cell" style:parent-style-name="Text">
      <style:table-cell-properties style:text-align-source="fix" style:repeat-content="false" fo:border="0.018cm solid #000000" style:vertical-align="middle"/>
      <style:paragraph-properties fo:text-align="center"/>
      <style:text-properties fo:hyphenate="false"/>
    </style:style>
    <style:style style:name="table_20_head_20_rotated" style:display-name="table head rotated" style:family="table-cell" style:parent-style-name="table_20_head">
      <style:table-cell-properties style:rotation-angle="90"/>
    </style:style>
    <style:style style:name="Workaround" style:family="table-cell" style:parent-style-name="table_20_cell">
      <style:text-properties fo:color="#ff00ff"/>
    </style:style>
    <style:style style:name="table_20_cell_20_rotated" style:display-name="table cell rotated" style:family="table-cell" style:parent-style-name="table_20_cell">
      <style:table-cell-properties style:rotation-angle="90"/>
    </style:style>
    <draw:marker draw:name="Linienende_20_1" draw:display-name="Linienende 1" svg:viewBox="0 0 20 30" svg:d="m10 0-10 30h20z"/>
  </office:styles>
  <office:automatic-styles>
    <style:page-layout style:name="Mpm1">
      <style:page-layout-properties fo:page-width="29.7cm" fo:page-height="21.001cm" style:num-format="1" style:print-orientation="landscape" fo:margin-top="1cm" fo:margin-bottom="0.499cm" fo:margin-left="0.54cm" fo:margin-right="0.605cm" style:shadow="none" fo:background-color="transparent" style:print-page-order="ttb" style:scale-to="40%" style:table-centering="horizontal" style:writing-mode="lr-tb">
        <style:background-image/>
      </style:page-layout-properties>
      <style:header-style>
        <style:header-footer-properties fo:min-height="0.101cm" fo:margin-left="0cm" fo:margin-right="0cm" fo:margin-bottom="0cm"/>
      </style:header-style>
      <style:footer-style>
        <style:header-footer-properties fo:min-height="0.50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region-left>
          <text:p>BASIC comparison sheet</text:p>
        </style:region-left>
        <style:region-center>
          <text:p><text:sheet-name>???</text:sheet-name></text:p>
        </style:region-center>
        <style:region-right>
          <text:p>Page <text:page-number>1</text:page-number></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9">29.09.2013</text:date>, <text:time>14:37: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3$Unix OpenOffice.org_project/Patch 9</meta:generator>
    <dc:title>BASIC comparison sheet</dc:title>
    <dc:subject>Compares pocket computer BASIC dialects</dc:subject>
    <meta:initial-creator>Marcus von Cube</meta:initial-creator>
    <meta:creation-date>2009-01-05T10:14:57</meta:creation-date>
    <dc:creator>Marcus von Cube</dc:creator>
    <dc:date>2013-09-29T14:37:23</dc:date>
    <meta:keyword>BASIC Sharp Casio HP TI Epson Tandy Canon Microsoft</meta:keyword>
    <dc:language>de-DE</dc:language>
    <meta:editing-cycles>206</meta:editing-cycles>
    <meta:editing-duration>PT1049H18M55S</meta:editing-duration>
    <meta:document-statistic meta:table-count="6" meta:cell-count="2675" meta:object-count="0"/>
    <meta:user-defined meta:name="Info 1"/>
    <meta:user-defined meta:name="Info 2"/>
    <meta:user-defined meta:name="Info 3"/>
    <meta:user-defined meta:name="Info 4"/>
  </office:meta>
</office:document-meta>
</file>